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港府申請禁播《願榮光歸香港》 以免誤認國歌</text:span>
</text:h>
      <text:p text:style-name="P4">
Author: None (Language: zh)</text:p>
      <text:p text:style-name="P4">
Publisher: None</text:p>
      <text:p text:style-name="P4">
Time: 2023-06-06T06:10:00Z</text:p>
      <text:p text:style-name="P4">
Description: 香港政府週一向法院申請，禁止公眾以任何形式在網路等平台傳播《願榮光歸香港》，即便旋律或歌詞也不行，以免藉此意圖煽動分裂國家、混淆成「香港國歌」，甚至意指香港為獨立國家。</text:p>
      <text:p text:style-name="P4">
Videos: []</text:p>
      <text:p text:style-name="P4">
Images: []</text:p>
      <text:p text:style-name="P4">
Subject: 时政风云</text:p>
      <text:p text:style-name="P4">
Subjects: ['谷歌', '岛屿主权争端', '专题报道：全景观看“习马会”', '香港', '中国', '雨伞革命', '香港政改', '中共十九大', '专题报道：香港“反送中”抗议', '德中关系']</text:p>
      <text:p text:style-name="P4">
Keywords: ['香港', '中国', '国歌', '愿荣光归香港', '义勇军进行曲']</text:p>
      <text:p text:style-name="P4">
ID: 65834428</text:p>
      <!--METADATA-->
      <text:p text:style-name="P4">
<text:a xlink:type="simple" xlink:href="https://www.dw.com/zh/overlay/image/article/65834428/55840278" text:style-name="Internet_20_link" text:visited-style-name="Visited_20_Internet_20_Link">
 </text:a>
</text:p>
      <text:p text:style-name="P4">
《願榮光歸香港》是香港反修例運動的標誌性歌曲（示意圖）。</text:p>
      <text:p text:style-name="P4">
（德國之聲中文網）香港政府律政司週一（6月5日）向高等法院申請禁制令，要求禁止公眾在網路等任何平台傳播《願榮光歸香港》，擬全面封殺這首香港反修例運動的標誌性歌曲。現正等候法庭指示，聆訊日期待定。《南華早報》稱，這是一項史無前例的禁制令申請。</text:p>
      <text:p text:style-name="P4">
根據港府6日發布的新聞稿，律政司向法庭申請禁止4項與《願榮光歸香港》有關的「非法行為」，包含禁止：</text:p>
      <text:p text:style-name="P4">
（一）在網路或任何其他平台媒介，廣播、表演、刊印、發布、出售、要約出售、分發、傳布、展示或複製有關歌曲，包含旋律與歌詞。尤其是主張把香港從中國分離出去，意圖煽動他人犯下分裂國家罪，違反《香港國安法》。</text:p>
      <text:p text:style-name="P4">
（二）藉此意圖侮辱國歌，違反《國歌條例》，並致使誤會《願榮光歸香港》才是香港特區的國歌，而不是《義勇軍進行曲》，令人聯想特區為一個獨立國家並擁有自己的國歌。</text:p>
      <text:p text:style-name="P4">
（三）幫助、導致、促致、煽惑、協助和教唆他人實施或參與任何首兩點所列明的行為。</text:p>
      <text:p text:style-name="P4">
（四）明知而授權、准許或容許他人實施或參與任何首兩點所列明的行為。</text:p>
      <text:p text:style-name="P4">
港府聲明稱，《願榮光歸香港》自2019年開始廣泛流傳，歌詞內涵已經被法庭裁定有可構成煽動的口號，近期亦多次被錯認為「國歌」，「對國歌造成侮辱，對國家和特區造成嚴重損害」，考量之下申請禁制令。</text:p>
      <text:p text:style-name="P4">
政府發言人稱，政府一直尊重及重視《基本法》保障的權利和自由（包括言論自由），但言論自由並非絕對。「為維護國家安全這個正當目的，有關申請是必要、合理和合法的，符合相關人權法案的要求」，市民不應以身試法。</text:p>
      <text:p text:style-name="P4">
《明報》報導，原告為律政司長，被告為「從事相關禁制行為的任何人」。律政司長遞交的入稟狀同時附上了32條與《願榮光歸香港》有關的YouTube影片，包含歌曲MV、純音樂影片等，以及德語等不同語言版本，要求相關人士停止傳播。</text:p>
      <text:p text:style-name="P4">
港府申請禁制令，擬封殺《願榮光歸香港》的消息見報後，隨即引發輿論討論。香港連登討論區有關新聞下方，有人詫異留言：「旋律都禁埋喎（旋律也禁了啊）」；有人質疑：「禁書禁片聽得多，禁歌真係第一次見。唱首歌政壇就會倒台？你都幾廢...」；有人疑問：「劍指google？」</text:p>
      <text:p text:style-name="P4">
近年，多場國際或地區體育賽事期間， <text:a xlink:type="simple" xlink:href="https://www.dw.com/zh/zh/誤播願榮光亞洲欖總赴港致歉/a-63855666" text:style-name="Internet_20_link" text:visited-style-name="Visited_20_Internet_20_Link">
 主辦方播放的「香港國歌」為《願榮光歸香港》</text:a>
，而不是中國國歌《義勇軍進行曲》，引發港府多次批評。2022年底， <text:a xlink:type="simple" xlink:href="https://www.dw.com/zh/zh/李家超港府将就香港国歌搜索一事继续与google交涉/a-64081077" text:style-name="Internet_20_link" text:visited-style-name="Visited_20_Internet_20_Link">
 港府要求Google在使用者搜尋「香港國歌」時顯示正確的結果</text:a>
，稱Google有責任移除《願榮光歸香港》並將《義勇軍進行曲》置頂，但遭Google拒絕要求。</text:p>
      <text:p text:style-name="P4">
Google當時表示，「不會人為操控」網路自然排名，拒絕移除《願榮光歸香港》。</text:p>
      <text:p text:style-name="P4">
目前，在Google搜索「香港國歌」，第一個置頂的搜索結果仍為《願榮光歸香港》，排名遠在《義勇軍進行曲》之前。</text:p>
      <text:p text:style-name="P4">
（綜合報導）</text:p>
      <text:p text:style-name="P4">
Source: <text:a xlink:type="simple" xlink:href="https://www.dw.com/zh/港府申請禁播《願榮光歸香港》-以免誤認國歌/a-65834428" text:style-name="Internet_20_link" text:visited-style-name="Visited_20_Internet_20_Link">
https://www.dw.com/zh/港府申請禁播《願榮光歸香港》-以免誤認國歌/a-65834428?maca=chi-rss-chi-all-1127-rdf</text:a>
</text:p>
      <!--NEWS-->
      <text:h text:style-name="P10" text:outline-level="1">
<text:span text:style-name="T4">
台湾2024总统大选：性骚扰议题意外成为政治风暴</text:span>
</text:h>
      <text:p text:style-name="P4">
Author: https://www.facebook.com/bbcworldservice/</text:p>
      <text:p text:style-name="P4">
Publisher: BBC News 中文</text:p>
      <text:p text:style-name="P4">
Published Time: 2023-06-06T07:56:32.000Z</text:p>
      <text:p text:style-name="P4">
Modified Time: 2023-06-06T07:56:32.000Z</text:p>
      <text:p text:style-name="P4">
Description: 相关实名指控先在民进党内部开始出现，之后有资深媒体人控诉国民党民代性骚扰等，“性骚扰”议题成为台湾总统大选开跑后不久的意外风暴，但争议也延烧到台湾学术界及文艺界。</text:p>
      <text:p text:style-name="P4">
Images: ["<text:a xlink:type="simple" xlink:href="https://ichef.bbci.co.uk/news/640/cpsprodpb/14008/production/_126582918_gettyimages-1051803296-1.jpg" text:style-name="Internet_20_link" text:visited-style-name="Visited_20_Internet_20_Link">
_126582918_ge...</text:a>
"]</text:p>
      <text:p text:style-name="P4">
Videos: []</text:p>
      <text:p text:style-name="P4">
Tags: ['性别', '蔡英文', '性暴力', '政治', '台湾', '女权', '性', '法律', '女人', '就业', '妇女健康']</text:p>
      <text:p text:style-name="P4">
Type: Article</text:p>
      <!--METADATA-->
      <text:h text:style-name="P12" text:outline-level="3">
<text:span text:style-name="T4">
台湾2024总统大选：性骚扰议题意外成为政治风暴</text:span>
</text:h>
      <ul>
        <li>
吕嘉鸿   * BBC中文记者</li>
      </ul>
      <text:p text:style-name="P4">
2023年6月6日<draw:frame draw:style-name="fr1" draw:name="Image3" text:anchor-type="as-char" svg:width="6.9236in" svg:height="3.894525in" draw:z-index="0">
<draw:image xlink:href="../Images/BBC Chinese/2023-06-06T07-56-32.000Z/_126582918_gettyimages-1051803296-1.jpg" xlink:type="simple" xlink:show="embed" xlink:actuate="onLoad" draw:mime-type="image/jpeg"/>
</draw:frame>
</text:p>
      <text:p text:style-name="P4">
图像来源，  Getty Images</text:p>
      <text:p text:style-name="P4">
<text:span text:style-name="T4">
“我们不要就这样算了，好不好？很多事情不能就这样算了，如果这样的话，人就会慢慢地死掉，会死掉！”这是上个月在台湾爆红的电视影集《人选之人：造浪者》中的经典台词，出自一位反对党女主管告诉女性基层党工，愿意与后者一起在党内向上申诉遭遇性骚扰。</text:span>
</text:p>
      <text:p text:style-name="P4">
这部影片在国际串流平台上播出后风靡台湾，彼时被影射的各大政党幕僚，包括台湾总统蔡英文及民进党总统候选人赖清德都发文提到这部影片制作的成功。</text:p>
      <text:p text:style-name="P4">
但当时没有人想到，这套由前民进党政治幕僚担任编剧的热门影集，预言了台湾政坛（包含各党）“性骚扰”指控海啸的来袭。</text:p>
      <text:p text:style-name="P4">
相关实名指控先在民进党内部开始出现，之后有资深媒体人控诉国民党民代性骚扰等，性骚扰议题成为台湾总统大选开跑后不久的意外风暴。</text:p>
      <text:p text:style-name="P4">
但争议也延烧到学术界及文艺界，这几天被指控者众，包括在台湾清华大学任客座助理教授的的中国“六四”民运人士王丹，曾在台湾访问的流亡作家贝岭。但两人都已否认相关指控。</text:p>
      <text:p text:style-name="P4">
其他案例尚有台湾中正大学副教授，台大医院教授，民众党主席柯文哲前文胆，国民党智库学者，纪录片导演及当地前报社高层等等，台湾的性骚扰议题继续延烧。</text:p>
      <text:p text:style-name="P4">
这些受指控者多数否认相关指控，并称愿意循司法途径釐清。BBC中文无法独立核实相关指控。</text:p>
      <text:p text:style-name="P4">
<text:a xlink:type="simple" xlink:href="https://www.bbc.com/zhongwen/simp/world-59516735" text:style-name="Internet_20_link" text:visited-style-name="Visited_20_Internet_20_Link">
 “我被性骚扰了，地铁工作人员却给了我一张宣传单” </text:a>
  * <text:a xlink:type="simple" xlink:href="https://www.bbc.com/zhongwen/simp/chinese-news-58570090" text:style-name="Internet_20_link" text:visited-style-name="Visited_20_Internet_20_Link">
 弦子诉朱军性骚扰案“证据不足”被驳回，原告将上诉 </text:a>
  * <text:a xlink:type="simple" xlink:href="https://www.bbc.com/zhongwen/simp/chinese-news-43891468" text:style-name="Internet_20_link" text:visited-style-name="Visited_20_Internet_20_Link">
 林奕含离世一周年 “房思琪们”改变了世界吗？ </text:a>
  * <text:a xlink:type="simple" xlink:href="https://www.bbc.com/zhongwen/simp/world-58086553" text:style-name="Internet_20_link" text:visited-style-name="Visited_20_Internet_20_Link">
 美国纽约州长科莫被指控性骚扰：独立调查报告出炉 拜登呼吁辞职 </text:a>
</text:p>
      <text:h text:style-name="P12" text:outline-level="3">
<text:span text:style-name="T4">
“性骚扰”指控风暴</text:span>
</text:h>
      <text:p text:style-name="P4">
</text:p>
      <text:p text:style-name="P4">
图像来源，  AFP/Getty Images</text:p>
      <text:p text:style-name="P4">
图像加注文字，</text:p>
      <text:p text:style-name="P4">
台北捷运。</text:p>
      <text:p text:style-name="P4">
上周，一位曾任职台湾民进党的基层党工陈汘瑈在“脸书”实名指控，去年在党内工作打选战时，遭遇到职场性骚扰。她表示，虽然立即通报党内妇女部（现改为性别平等部），但她称遭到妇女运动出身的资深女性主管不当对待及二次伤害。她说，看了有关电视剧，她情绪再次崩溃，但因此将此事公诸于世，希望该党仍据此改革。</text:p>
      <text:p text:style-name="P4">
陈姓女子发文迅速在台湾政坛引发激烈讨论。隔日，民进党另一位陈姓前党工，再指曾经在党内遭遇同事职场性骚扰。该女发文自称，向主管呈报后却遭遇后者轻视，并联手加害者对其排挤之后，精神健康出现问题，然后离职。陈姓女子同时控诉指，当时现场目击者众，却鲜少有人伸出援手。</text:p>
      <text:p text:style-name="P4">
两篇文章发出后，引起台湾社会舆论哗然，民进党面对党内风暴，台湾总统蔡英文发文致歉，涉事主管离职，现任党主席，也是下届总统候选人赖清德在这几天除了数次致歉外，又称民进党将彻底改革。</text:p>
      <text:p text:style-name="P4">
赖清德在周一（6月5日）提出三点革新方案，包括建立直接申诉窗口、零容忍的处理原则以及立即修改党内规章。民进党性别平等部主任李晏榕则成立一个申诉信箱称，该信箱只有她一人能读到，鼓励受害者提出申诉。</text:p>
      <text:p text:style-name="P4">
性骚扰议题在2024年台湾总统大选正式开跑时，成为意外的政治风暴。台湾舆论现在的关注焦点，首当其冲是在民进党方面——该党曾推动多起妇女参政及婚姻平权法案——现在将如何彻底改革回应外界，特别是年轻世代的质疑。</text:p>
      <text:p text:style-name="P4">
观察民进党涉及的性骚扰指控危机，台湾清华大学社会学研究所退休教授李丁赞在脸书发文称，“民进党以重视弱势与少数起家，是该党重要核心价值”。但最近几年来，蔡英文总统特别偏重国安与经济，边缘化了核心价值，许多社会、文化和教育问题，“几乎都不在执政者的脑中。这次性别平等事件，只反映出冰山的一角。出现在妇女部与青年部，更是天大的讽刺，也凸显了执政党近年来的改变。”</text:p>
      <text:p text:style-name="P4">
李丁赞认为，民进党要回到建党的初衷，“并从这里出发，借着这个事件进行全面的反省，积极照顾弱势与少数，并提出具体的政策方案，才能慢慢把失去的人心找回来。”</text:p>
      <text:h text:style-name="P12" text:outline-level="3">
<text:span text:style-name="T4">
台湾政坛性骚扰案件频传</text:span>
</text:h>
      <text:p text:style-name="P4">
事实上，在台湾政治圈，无论立场如何，有关性骚扰甚至性侵害的案件频传，一直令人诟病。</text:p>
      <text:p text:style-name="P4">
星期二（6月6日），台北法院判决国民党立委陈雪生对民进党立委范云性骚扰成立，判赔范男8万元新台币全案定谳。国民党回应称，尊重司法判决但不会撤销陈雪生提名参选下届立委的资格。</text:p>
      <text:p text:style-name="P4">
根据 <text:a xlink:type="simple" xlink:href="https://www.cna.com.tw/news/firstnews/202111120319.aspx" text:style-name="Internet_20_link" text:visited-style-name="Visited_20_Internet_20_Link">
 台湾媒体 </text:a>
中央社，2021年底，现任台北市副市长林奕华过去担任立委时期，办公室主任林男亦涉嫌性侵一名女子，台湾最高法院判决林男性侵罪成，入狱服刑，台北地院一审亦判决林奕华与林男连带民事赔偿200万余元新台币。</text:p>
      <text:p text:style-name="P4">
曾经在民众党内指控遭遇职场性骚扰的钟姓女子 <text:a xlink:type="simple" xlink:href="https://www.upmedia.mg/news_info.php" text:style-name="Internet_20_link" text:visited-style-name="Visited_20_Internet_20_Link">
 则在脸书发文</text:a>
，质疑民众党批评民进党性骚争议时，对她的指控冷处理的态度，钟女称：“有想过我的感受吗？为何他党事件出来隔天就义不容辞相挺？”</text:p>
      <text:p text:style-name="P4">
台湾政治评论者、英国诺丁汉大学台湾研究学程（Taiwan StudiesProgramme）研究员丘琦欣告诉BBC中文说，民进党很可能会试图揭露国民党内的相似案件，以扭转好像只有民进党党内有“性霸凌案件”这种说法。</text:p>
      <text:p text:style-name="P4">
他说，国民党也可能不愿在这个问题上攻击民进党过猛，因为该党过去也有类似的案件传出，不愿意披露的案件可能也有。丘琦欣表示：“同样，民众党主席、总统候选人柯文哲长期以来频繁发出厌女的言论一直备受批评，这也可能被泛绿阵营抓住把柄。”</text:p>
      <text:h text:style-name="P12" text:outline-level="3">
<text:span text:style-name="T4">
性骚扰事件难以成案？</text:span>
</text:h>
      <text:p text:style-name="P4">
</text:p>
      <text:p text:style-name="P4">
图像来源，  Getty Images</text:p>
      <text:p text:style-name="P4">
图像加注文字，</text:p>
      <text:p text:style-name="P4">
台湾街头。</text:p>
      <text:p text:style-name="P4">
根据台湾卫生福利部去年的 <text:a xlink:type="simple" xlink:href="https://www.mohw.gov.tw/cp-5271-70900-1.html" text:style-name="Internet_20_link" text:visited-style-name="Visited_20_Internet_20_Link">
 统计资料 </text:a>
显示，近5年来，有关台湾性骚扰申诉件数逐年上升。而性骚扰被害人当中96%是女性，且年龄为30岁以下者超过60%。</text:p>
      <text:p text:style-name="P4">
台湾妇权团体周一（6月5日）也召开了一场“让性骚扰被害人不再沉默”记者会。她们援引台湾行政院劳动部2017年至2021年“工作场所就业平等调查”数据称，在职场遭遇性骚扰的当事人中，有70-80％的人选择不申诉，成了“沉默黑数”（指被低估的数字）。</text:p>
      <text:p text:style-name="P4">
这些团体表示，依据现行台湾相关法规，仅提到雇主“得”引介辅导或医疗资源给被害者，但法律未强迫规定雇主该提供实质协助或服务。因此，性骚扰被害人通常只能独自摸索解决方式，多数人便选择放弃申诉或私了。</text:p>
      <text:p text:style-name="P4">
台湾妇女新知基金会法律部主任戴靖芸在记者会上强调，现行台湾《性别工作平等法》将调查责任归于雇主，但如果性骚扰加害人是雇主，就会变成球员兼裁判，在法律实务上形成一大漏洞。</text:p>
      <text:p text:style-name="P4">
此外，以民进党陈姓女党工的案例来说，当加害人是任职单位的客户或合作伙伴，譬如外包厂商，依法雇主亦难以调查或惩处。戴靖芸称，现行的性骚扰防治法规复杂，民众不但难以理解法条，法律实务上时常出现争议。</text:p>
      <text:p text:style-name="P4">
台湾励馨基金会执行长王玥好则在记者会上说，根据她们在2021年完成的“性别暴力问卷调查”发现，有25％的台湾民众在职场遭遇性骚扰时会向工作单位提出申诉，但有50％因为证据不足而无法成案。</text:p>
      <text:p text:style-name="P4">
女权团体呼吁台湾政府尽速将职场性骚扰的关怀服务机制纳入《性别工作平等法》，让遭受职场性骚扰的民众，可以依法获得法律谘询、心理谘商、及社工等协助。</text:p>
      <text:p text:style-name="P4">
Source: <text:a xlink:type="simple" xlink:href="https://www.bbc.com/zhongwen/simp/chinese-news-65818510" text:style-name="Internet_20_link" text:visited-style-name="Visited_20_Internet_20_Link">
https://www.bbc.com/zhongwen/simp/chinese-news-65818510</text:a>
</text:p>
      <!--NEWS-->
      <text:h text:style-name="P10" text:outline-level="1">
<text:span text:style-name="T4">
俄乌战争：两支从乌克兰潜入俄罗斯的武装部队的来龙去脉</text:span>
</text:h>
      <text:p text:style-name="P4">
Author: https://www.facebook.com/bbcworldservice/</text:p>
      <text:p text:style-name="P4">
Publisher: BBC News 中文</text:p>
      <text:p text:style-name="P4">
Published Time: 2023-06-06T08:51:26.000Z</text:p>
      <text:p text:style-name="P4">
Modified Time: 2023-06-06T08:51:26.000Z</text:p>
      <text:p text:style-name="P4">
Description: 俄罗斯声称击退了两支从乌克兰越过边境进入俄罗斯的部队，但这些发起偷袭的武装到底是谁？</text:p>
      <text:p text:style-name="P4">
Images: ["<text:a xlink:type="simple" xlink:href="https://ichef.bbci.co.uk/news/640/cpsprodpb/114ED/production/_129839807_7f0057c7-f80e-45ba-b90e-3db5cdd3f5bf.jpg" text:style-name="Internet_20_link" text:visited-style-name="Visited_20_Internet_20_Link">
_129839807_7f...</text:a>
"]</text:p>
      <text:p text:style-name="P4">
Videos: []</text:p>
      <text:p text:style-name="P4">
Tags: ['歐洲', '俄国', '乌克兰']</text:p>
      <text:p text:style-name="P4">
Type: Article</text:p>
      <!--METADATA-->
      <text:h text:style-name="P12" text:outline-level="3">
<text:span text:style-name="T4">
俄乌战争：两支从乌克兰潜入俄罗斯的武装部队的来龙去脉</text:span>
</text:h>
      <text:p text:style-name="P4">
2023年6月6日<draw:frame draw:style-name="fr1" draw:name="Image6" text:anchor-type="as-char" svg:width="6.9236in" svg:height="3.894525in" draw:z-index="0">
<draw:image xlink:href="../Images/BBC Chinese/2023-06-06T08-51-26.000Z/_129839807_7f0057c7-f80e-45ba-b90e-3db5cdd3f5bf.jpg" xlink:type="simple" xlink:show="embed" xlink:actuate="onLoad" draw:mime-type="image/jpeg"/>
</draw:frame>
</text:p>
      <text:p text:style-name="P4">
图像来源，  Liberty of Russia Legion</text:p>
      <text:p text:style-name="P4">
图像加注文字，</text:p>
      <text:p text:style-name="P4">
俄方声称，俄罗斯自由军团（图中人员）及俄罗斯志愿军团（Russian Volunteer Corps）的部队均被击退，离开了俄罗斯领土。</text:p>
      <text:p text:style-name="P4">
<text:span text:style-name="T4">
俄罗斯声称在一次“反恐怖主义行动”中击退了从乌克兰越过边境进袭别尔哥罗德（Belgorod）地区的武装者。</text:span>
</text:p>
      <text:p text:style-name="P4">
俄方表示，涉事的叛军是乌克兰的“破坏分子”，但是乌克兰官员称，他们是俄罗斯公民，来自两个准军事组织俄罗斯志愿军团（Russian VolunteerCorps）和俄罗斯自由军团（Freedom of Russian Legion）。</text:p>
      <text:p text:style-name="P4">
军事分析家指，两个团体的行动可能得到乌克兰武装部队和情报部门的大力协助。</text:p>
      <text:p text:style-name="P4">
<text:a xlink:type="simple" xlink:href="https://www.bbc.com/zhongwen/simp/world-64100701" text:style-name="Internet_20_link" text:visited-style-name="Visited_20_Internet_20_Link">
 2023年乌克兰战争可能的五种走向 </text:a>
  * <text:a xlink:type="simple" xlink:href="https://www.bbc.com/zhongwen/simp/world-65229603" text:style-name="Internet_20_link" text:visited-style-name="Visited_20_Internet_20_Link">
 谁泄漏了美国的乌克兰战争机密文件？ </text:a>
</text:p>
      <text:h text:style-name="P12" text:outline-level="3">
<text:span text:style-name="T4">
俄罗斯志愿军团是什么？</text:span>
</text:h>
      <text:p text:style-name="P4">
俄罗斯志愿军团（RDK）最初在今年3月崭露头角，参与了对靠近乌克兰边境的俄罗斯中部布良斯克州（Bryansk）的跨境袭击。该军团称行动有45人参与。</text:p>
      <text:p text:style-name="P4">
该组织称，实施袭击是为了鼓励俄罗斯人反抗他们的政府。</text:p>
      <text:p text:style-name="P4">
未经确认的俄方报道指，事件涉及枪击、人员伤亡和人质绑架。RDK则称，未有俘获任何人质，并且已经安全撤回至乌克兰境内。</text:p>
      <text:p text:style-name="P4">
</text:p>
      <text:p text:style-name="P4">
图像来源，  Reuters</text:p>
      <text:p text:style-name="P4">
图像加注文字，</text:p>
      <text:p text:style-name="P4">
俄罗斯志愿军团成员在边境城镇科津卡留影。</text:p>
      <text:p text:style-name="P4">
RDK的领导人自称叫丹尼斯·卡普斯汀（Denis Kapustin），或叫丹尼斯·尼基汀（Denis Nikitin）。</text:p>
      <text:p text:style-name="P4">
他是一名俄罗斯民族主义者，该组织也公开支持只有俄罗斯民族的俄政权。</text:p>
      <text:p text:style-name="P4">
2020年，一个乌克兰调查网站指控，他与新纳粹主义组织有关联。卡普斯汀过去曾说过，自己是一个足球流氓运动组织的成员。</text:p>
      <text:p text:style-name="P4">
RDK指责普京政府是“布尔什维克”（即共产主义），并指俄罗斯的主流反对势力在乌克兰战争中充当骑墙派。</text:p>
      <text:p text:style-name="P4">
但是，伦敦国王学院的防务研究员马里娜·米朗博士（Dr Marina Miron）表示，俄罗斯的极端民族主义组织为什么会向俄罗斯开战，这一点令人费解。</text:p>
      <text:p text:style-name="P4">
“RDK应该是由乌克兰建立起来的，”她说，“它在战前的俄罗斯境内是一个小型的松散组织，当时也没有武装分支。”</text:p>
      <text:p text:style-name="P4">
一名代号为“福尔图娜”（Fortuna）的RDK成员在去年11月向乌克兰媒体表示，该组织人员数目有120人。</text:p>
      <text:p text:style-name="P4">
“我们是一个志愿组织，我们不像那种通过招募或者合约召集的乌克兰国民服役人员。”他说。</text:p>
      <text:h text:style-name="P12" text:outline-level="3">
<text:span text:style-name="T4">
俄罗斯自由军团是什么？</text:span>
</text:h>
      <text:p text:style-name="P4">
俄罗斯自由军团（FRL）又被称为自由俄罗斯军团（Liberty of RussiaLegion），是一个非常不一样的组织，与乌克兰军队一起对俄罗斯部队作战。</text:p>
      <text:p text:style-name="P4">
它使用“白-蓝-白”的旗帜，在俄罗斯反对派内部被一些人认为是“自由俄罗斯”的旗帜。</text:p>
      <text:p text:style-name="P4">
</text:p>
      <text:p text:style-name="P4">
图像来源，  legionliberty.army</text:p>
      <text:p text:style-name="P4">
它在政治上被认为不像RDK那样极端。</text:p>
      <text:p text:style-name="P4">
5月22日，该军团宣布已将俄罗斯村庄科津卡“解放”，该地区在乌克兰边境旁边，位于别尔哥罗德西南边。</text:p>
      <text:p text:style-name="P4">
“军团和RDK继续解放别尔哥罗德地区，”该军团称。</text:p>
      <text:p text:style-name="P4">
该组织还表示：“俄罗斯国民很安全以及俄罗斯联邦很强大的神话又一次被粉碎。”</text:p>
      <text:p text:style-name="P4">
之后它发布视频，显示挂着该组织旗帜的气球在莫斯科上空飘过。</text:p>
      <text:p text:style-name="P4">
俄罗斯前议员伊利亚·波诺马廖夫（IlyaPonamarev）现在是一名乌克兰公民，他于2022年8月在脸书（Facebook）上说，他们和另一个叫国民共和军（National RepublicanArmy）的组织一起签署了宣言，一致同意将把俄罗斯从普京统治下解放出来作为共同目标。</text:p>
      <text:p text:style-name="P4">
一名被称为凯萨（Caesar）、组织内最有名气的士兵说：“军团内没有人是被迫加入的。”</text:p>
      <text:p text:style-name="P4">
他说，少数成员是投降加入乌克兰部队的俄罗斯士兵，他们选择倒戈。</text:p>
      <text:h text:style-name="P12" text:outline-level="3">
<text:span text:style-name="T4">
这些俄罗斯武装者是否得到乌克兰支持</text:span>
</text:h>
      <text:p text:style-name="P4">
基辅情报总局的安德烈·尤索夫（Andriy Yusov）说，两个组织都是“在俄罗斯领土独立运作”，乌克兰人没有介入。</text:p>
      <text:p text:style-name="P4">
乌克兰电视台说，他们是民兵，并且是“俄罗斯志愿兵”。</text:p>
      <text:p text:style-name="P4">
不过，伦敦国王学院的马里娜·米朗博士质疑，没有乌克兰部队的支持，这些组织是否有能力穿越俄罗斯边境发动袭击。</text:p>
      <text:p text:style-name="P4">
她还质疑，这些组织为什么在照片里有使用西方的装备，比如悍马军用车等。</text:p>
      <text:p text:style-name="P4">
“他们肯定是依赖外部的支援，还有乌克兰情报部门的信息，”米朗博士说。</text:p>
      <text:p text:style-name="P4">
“但是，穿越俄罗斯边境发动袭击，是符合乌克兰需求的，可以分散对方在乌克兰境内战事的注意力，而且说这些组织为袭击负责，令它有说得过去的推诿理由。”</text:p>
      <text:p text:style-name="P4">
乌克兰政治分析员弗拉基米尔·费申科（VolodymyrFesenko）说，有好几个不同的准军事组织正在与乌克兰合作，但是他们似乎更多是公关性质，不是实际行动。</text:p>
      <text:p text:style-name="P4">
<text:span text:style-name="T4">
*BBC国际媒体监察部（BBC Monitoring）报道</text:span>
</text:p>
      <text:p text:style-name="P4">
Source: <text:a xlink:type="simple" xlink:href="https://www.bbc.com/zhongwen/simp/world-65818362" text:style-name="Internet_20_link" text:visited-style-name="Visited_20_Internet_20_Link">
https://www.bbc.com/zhongwen/simp/world-65818362</text:a>
</text:p>
      <!--NEWS-->
      <text:h text:style-name="P10" text:outline-level="1">
<text:span text:style-name="T4">
气候变化：你所在的国家承诺的减排目标完成得怎样</text:span>
</text:h>
      <text:p text:style-name="P4">
Author: https://www.facebook.com/bbcworldservice/</text:p>
      <text:p text:style-name="P4">
Publisher: BBC News 中文</text:p>
      <text:p text:style-name="P4">
Published Time: 2023-06-06T09:16:09.000Z</text:p>
      <text:p text:style-name="P4">
Modified Time: 2023-06-06T09:16:09.000Z</text:p>
      <text:p text:style-name="P4">
Description: 来看看世界各大经济体在温室气体减排方面都完成得如何，以及接下来还有多艰巨的任务？</text:p>
      <text:p text:style-name="P4">
Images: ["<text:a xlink:type="simple" xlink:href="https://ichef.bbci.co.uk/news/640/cpsprodpb/8A05/production/_127933353_cop27_climate_976-nc.png" text:style-name="Internet_20_link" text:visited-style-name="Visited_20_Internet_20_Link">
_127933353_co...</text:a>
"]</text:p>
      <text:p text:style-name="P4">
Videos: []</text:p>
      <text:p text:style-name="P4">
Tags: ['环境', '科学天地', '气候变化']</text:p>
      <text:p text:style-name="P4">
Type: Article</text:p>
      <!--METADATA-->
      <text:h text:style-name="P12" text:outline-level="3">
<text:span text:style-name="T4">
气候变化：你所在的国家承诺的减排目标完成得怎样</text:span>
</text:h>
      <ul>
        <li>
詹娜·陶辛斯基（Jana Tauschinski）   * BBC</li>
      </ul>
      <text:p text:style-name="P4">
2023年6月6日<draw:frame draw:style-name="fr1" draw:name="Image9" text:anchor-type="as-char" svg:width="6.9236in" svg:height="3.901619in" draw:z-index="0">
<draw:image xlink:href="../Images/BBC Chinese/2023-06-06T09-16-09.000Z/_127933353_cop27_climate_976-nc.png" xlink:type="simple" xlink:show="embed" xlink:actuate="onLoad" draw:mime-type="image/png"/>
</draw:frame>
</text:p>
      <text:p text:style-name="P4">
<text:span text:style-name="T4">
每一年，各国都就减少温室气体排放作出承诺，以降低气候变化的影响。</text:span>
</text:p>
      <text:p text:style-name="P4">
但是，全球气温仍在持续上升。</text:p>
      <text:p text:style-name="P4">
就在上月，科学家宣布，全球平均气温很可能会在未来五年第一次超过1.5摄氏度的升幅临界点。随着温度上升，全世界将会出现更多毁灭性的热浪、山火和洪水。</text:p>
      <text:p text:style-name="P4">
现在的问题是，世界是否能够停在1.5C的温度升幅上。</text:p>
      <text:p text:style-name="P4">
周一，各国在波恩气候会议上讨论它们的减排承诺，并展望下一场联合国气候会议——11月将在迪拜召开的第28届联合国气候峰会（COP28）。</text:p>
      <text:p text:style-name="P4">
哪些国家在在气候减排方面兑现了自己的承诺，来帮助世界气温升幅保持在1.5C以内？哪些国家还做得不够。你可以用下面的互动图表看看这些国家的表现。</text:p>
      <text:p text:style-name="P4">
你的裝置可能不支持這一可視化效果</text:p>
      <text:p text:style-name="P4">
<text:span text:style-name="T4">
*贝奇·戴尔（Becky Dale）、艾斯美·斯塔拉德（Esme Stallard）参与报道</text:span>
</text:p>
      <text:p text:style-name="P4">
Source: <text:a xlink:type="simple" xlink:href="https://www.bbc.com/zhongwen/simp/science-65820291" text:style-name="Internet_20_link" text:visited-style-name="Visited_20_Internet_20_Link">
https://www.bbc.com/zhongwen/simp/science-65820291</text:a>
</text:p>
      <!--NEWS-->
      <text:h text:style-name="P10" text:outline-level="1">
<text:span text:style-name="T4">
每周工作一小时算就业？中国失业率统计引争议</text:span>
</text:h>
      <text:p text:style-name="P4">
Author: None (Language: zh)</text:p>
      <text:p text:style-name="P4">
Publisher: None</text:p>
      <text:p text:style-name="P4">
Time: 2023-06-06T10:40:00Z</text:p>
      <text:p text:style-name="P4">
Description: 中国官方日前公布的4月城镇失业率为5.1%，青年失业率20.4%。有研究者认为，这两个数字在统计上都有失真之处。</text:p>
      <text:p text:style-name="P4">
Videos: []</text:p>
      <text:p text:style-name="P4">
Images: []</text:p>
      <text:p text:style-name="P4">
Subject: 经济纵横</text:p>
      <text:p text:style-name="P4">
Subjects: ['中国失业率', '青年失业率', '失业率统计', '王明远']</text:p>
      <text:p text:style-name="P4">
Keywords: ['意见反馈']</text:p>
      <text:p text:style-name="P4">
ID: 65837480</text:p>
      <!--METADATA-->
      <text:p text:style-name="P4">
<text:a xlink:type="simple" xlink:href="https://www.dw.com/zh/overlay/image/article/65837480/64828438" text:style-name="Internet_20_link" text:visited-style-name="Visited_20_Internet_20_Link">
 </text:a>
</text:p>
      <text:p text:style-name="P4">
（德国之声中文网）中国国家统计局日前公布今年4月的全国城镇调查失业率为5.1%， <text:a xlink:type="simple" xlink:href="https://www.dw.com/zh/zh/青年失业率创记录-中国后新冠复苏难/a-65637338" text:style-name="Internet_20_link" text:visited-style-name="Visited_20_Internet_20_Link">
 16-24岁的青年调查失业率则为20.4%。</text:a>
</text:p>
      <text:p text:style-name="P4">
微信号"财经十一人"刊登北京改革和发展研究会研究员王明远的文章，其中认为，5.1%的整体失业率明显与大家的实际感受不同。他分析失业率统计失真的几个原因。</text:p>
      <text:p text:style-name="P4">
首先，中国把"就业"的标准定得太低了。根据中国国家统计局的官方网页，每周工作时间1小时即算为就业。王明远的文章指出，相形之下， <text:a xlink:type="simple" xlink:href="https://www.dw.com/zh/zh/在德国工作几小时算失业/a-65852931" text:style-name="Internet_20_link" text:visited-style-name="Visited_20_Internet_20_Link">
美国为15个小时，法国为20个小时。 </text:a>
</text:p>
      <text:p text:style-name="P4">
其次，城镇失业调查无法把因失业返乡的农民工统计在内。</text:p>
      <text:p text:style-name="P4">
第三，中国灵活就业人口的社保参与率很低，因此很难通过领取失业险和失业登记等指标了解其就业情况。</text:p>
      <text:h text:style-name="P12" text:outline-level="3">
<text:span text:style-name="T4">
20.4%也难具代表性</text:span>
</text:h>
      <text:p text:style-name="P4">
不过，王明远文章认为，16-24岁失业率20.4%，对于整个青年群体来说，这一结果也不具代表性。因为这个年龄段、特别是16-20岁，即便不升学，劳动参与率也不高，长期维持在18%以上。因此，他选取了16-40岁这个年龄段来界定青年失业率。</text:p>
      <text:p text:style-name="P4">
依据他的推算，中国疫情三年，大约累计1500万应届毕业生未找到工作，同时约10%的企业在职员工失业，其中16-40岁约2500万。此外，他引述北大卢锋教授的研究，近三年至少2300万农民工失业返乡，其中青年估计约1400万。也就是说，疫情以来青年新增失业人口约5400万。</text:p>
      <text:p text:style-name="P4">
与此同时，这些失业人口中，不排除部分灵活就业，如三年来滴滴活跃司机数量增加了1200余万，外卖骑手、快递员、配送员增加了约800万。不过，估计仍有一半、即2500万-3000万仍处于失业。因此，保守估计青年绝对失业人口比疫情前增加了2500万-3000万，约占该年龄段就业市场劳动力总量（4.02亿）的6.2-7.5%。</text:p>
      <text:h text:style-name="P12" text:outline-level="3">
<text:span text:style-name="T4">
疫情之下 中国经济气喘吁吁</text:span>
</text:h>
      <text:h text:style-name="P12" text:outline-level="3">
<text:span text:style-name="T4">
农村不是解决之道</text:span>
</text:h>
      <text:p text:style-name="P4">
王明远指出，扩招以及经济增速放缓，将导致未来几年就业问题更为严峻。而解决之道，他认为，并非国企或者 <text:a xlink:type="simple" xlink:href="https://www.dw.com/zh/zh/德语媒体新时代的上山下乡运动/a-65661636" text:style-name="Internet_20_link" text:visited-style-name="Visited_20_Internet_20_Link">
 分流到农村</text:a>
 ，--因为 <text:a xlink:type="simple" xlink:href="https://www.dw.com/zh/zh/青年失业率居高不下-靠孔乙己脱长衫解决/a-65732307" text:style-name="Internet_20_link" text:visited-style-name="Visited_20_Internet_20_Link">
农村经济规模非常有限，他推算相当于10个华为，或3个中石油、7个半京东，因此顶多只能安置一两百万高学历青年人就业</text:a>
 。</text:p>
      <text:p text:style-name="P4">
他认为，从最近10年来看，中国就业增量基本是有民营经济发展所创造的。因此，民营经济、特别是数字经济和服务业需要得到扶持，青年创业应当受到鼓励。</text:p>
      <text:p text:style-name="P4">
（综合报导）</text:p>
      <text:p text:style-name="P4">
Source: <text:a xlink:type="simple" xlink:href="https://www.dw.com/zh/每周工作一小时算就业？中国失业率统计引争议/a-65837480" text:style-name="Internet_20_link" text:visited-style-name="Visited_20_Internet_20_Link">
https://www.dw.com/zh/每周工作一小时算就业？中国失业率统计引争议/a-65837480?maca=chi-rss-chi-all-1127-rdf</text:a>
</text:p>
      <!--NEWS-->
      <text:h text:style-name="P10" text:outline-level="1">
<text:span text:style-name="T4">
环保挑战下，电动车企设法应对“镍难题” (Free Version)</text:span>
</text:h>
      <text:p text:style-name="P4">
Author: Jon Emont</text:p>
      <text:p text:style-name="P4">
Publisher: 华尔街日报中文网</text:p>
      <text:p text:style-name="P4">
Published Time: 2023-06-06T11:28:00.000Z</text:p>
      <text:p text:style-name="P4">
Modified Time: 2023-06-06T11:28:00.000Z</text:p>
      <text:p text:style-name="P4">
Created Time: 2023-06-06T06:39:00.000Z</text:p>
      <text:p text:style-name="P4">
Description: 为了制造电动汽车的电池，公司需要开采和提炼大量的镍。但将镍从地下开采出来并将其提炼成为电池所用物质的过程对环境特别不友好。</text:p>
      <text:p text:style-name="P4">
Images: []</text:p>
      <text:p text:style-name="P4">
Categories: ['商业']</text:p>
      <text:p text:style-name="P4">
Keywords: SYND,LINK:EN|WP-WSJ-0000923651</text:p>
      <text:p text:style-name="P4">
Type: Article</text:p>
      <!--METADATA-->
      <text:p text:style-name="P4">
在电动汽车行业，这种窘境被称为“镍难题(nickel pickle)”。</text:p>
      <text:p text:style-name="P4">
Source: <text:a xlink:type="simple" xlink:href="https://cn.wsj.com/articles/%E7%8E%AF%E4%BF%9D%E6%8C%91%E6%88%98%E4%B8%8B-%E7%94%B5%E5%8A%A8%E8%BD%A6%E4%BC%81%E8%AE%BE%E6%B3%95%E5%BA%94%E5%AF%B9-%E9%95%8D%E9%9A%BE%E9%A2%98-a8fd3db3" text:style-name="Internet_20_link" text:visited-style-name="Visited_20_Internet_20_Link">
https://cn.wsj.com/articles/%E7%8E%AF%E4%BF%9D%E6%8C%91%E6%88%98%E4%B8%8B-%E7%94%B5%E5%8A%A8%E8%BD%A6%E4%BC%81%E8%AE%BE%E6%B3%95%E5%BA%94%E5%AF%B9-%E9%95%8D%E9%9A%BE%E9%A2%98-a8fd3db3</text:a>
</text:p>
      <!--NEWS-->
      <text:h text:style-name="P10" text:outline-level="1">
<text:span text:style-name="T4">
乌克兰水坝崩塌 德总理指俄是幕后黑手</text:span>
</text:h>
      <text:p text:style-name="P4">
Author: None (Language: zh)</text:p>
      <text:p text:style-name="P4">
Publisher: None</text:p>
      <text:p text:style-name="P4">
Time: 2023-06-06T11:45:00Z</text:p>
      <text:p text:style-name="P4">
Description: 乌克兰南部一座重要水坝崩塌，俄乌互指是对方所为。德国总理肖尔茨（Olaf Scholz）称，此事符合俄国发动此次战争的模式，美国则称暂无法确定发生了什么事。</text:p>
      <text:p text:style-name="P4">
Videos: []</text:p>
      <text:p text:style-name="P4">
Images: []</text:p>
      <text:p text:style-name="P4">
Subject: 新闻广角</text:p>
      <text:p text:style-name="P4">
Subjects: ['乌克兰', '俄罗斯入侵乌克兰']</text:p>
      <text:p text:style-name="P4">
Keywords: ['水电站', '乌克兰', '赫尔松', '俄乌战争', '泽连斯基', '扎波罗热核电站', '克里米亚半岛']</text:p>
      <text:p text:style-name="P4">
ID: 65838846</text:p>
      <!--METADATA-->
      <text:p text:style-name="P4">
<text:a xlink:type="simple" xlink:href="https://www.dw.com/zh/overlay/image/article/65838846/65834679" text:style-name="Internet_20_link" text:visited-style-name="Visited_20_Internet_20_Link">
 </text:a>
</text:p>
      <text:p text:style-name="P4">
烏克蘭總統辦公室提供的影像顯示，該國南部的卡霍夫卡大壩6日出現部分崩塌情況</text:p>
      <text:p text:style-name="P4">
（德国之声中文网）第聂伯河上一座苏联时期建造的水坝周二（6月6日）决堤，造成下游大片土地被淹。乌克兰指责俄军炸毁了这座大坝，来自俄方的讯息则相互矛盾，有人说俄军炮击造成了堤坝被毁，而另一些人则称，堤坝年久失修造成了堤坝损毁。</text:p>
      <text:p text:style-name="P4">
路透社报导，德国总理肖尔茨（Olaf Scholz）同日在接受西德广播公司（WestdeutscherRundfunk）采访时表示，破坏大坝一事与俄国在乌不断升级的暴力行为吻合，也符合俄罗斯总统普京（VladimirPutin）攻击平民目标的战略。肖尔兹认为，此事虽然上升到了一个新维度，但仍符合普京发动这场战争的模式。</text:p>
      <text:p text:style-name="P4">
他补充，这显得德国对乌克兰的支持变得更加重要，德国也正在关注扎波罗热核电站的情况。</text:p>
      <text:p text:style-name="P4">
美国方面，白宫发言人柯比（JohnKirby）同日表示，美方正在尽力与乌方合作收集资讯、评估相关报告，但仍无法确定事发原因及幕后黑手。俄军在爆炸时非法占领并控制了大坝，国际法虽禁止破坏民用基础设施，但美方尚未确定这是否是蓄意行为。</text:p>
      <text:p text:style-name="P4">
柯比说，大坝的破坏可能导致「许多人死亡」、数千名乌克兰人疏散，也可能对乌克兰的能源安全造成毁灭性影响；但现在要讨论此事会否影响乌国计划已久的反攻行动，仍为时过早。</text:p>
      <text:p text:style-name="P4">
</text:p>
      <text:p text:style-name="P4">
卡霍夫卡大壩潰堤，許多被淹地區的居民正在撤離</text:p>
      <text:p text:style-name="P4">
根据乌克兰官员估计，约有4万2000人面临洪水威胁，预计洪水将在7日达到顶峰。</text:p>
      <text:p text:style-name="P4">
卡霍夫卡大坝 -这座大坝高30米，长达3.2公里，建于1956年，是第聂伯河卡霍夫卡水电站的组成部分，2014年遭俄罗斯吞并的克里米亚半岛的饮用水也大多来自这一水库。此外，同样被俄军占领的扎波罗热核电站冷却用水也来自该水库。水库蓄水量为18立方公里，相当于美国犹他州大盐湖的蓄水量。</text:p>
      <text:h text:style-name="P12" text:outline-level="3">
<text:span text:style-name="T4">
发生了什么？</text:span>
</text:h>
      <text:p text:style-name="P4">
最先就堤坝损毁发声的是乌克兰方面。乌克兰总统泽连斯基在社交平台"电报"发文称："俄罗斯的恐怖主义。俄方破坏卡霍夫卡水电站的行径再度向世人展示，必须将他们赶出乌克兰的每一寸土地。"</text:p>
      <text:p text:style-name="P4">
</text:p>
      <text:p text:style-name="P4">
烏克蘭總統辦公室提供的影像顯示，該國南部的卡霍夫卡大壩6日出現部分崩塌情況</text:p>
      <text:p text:style-name="P4">
<text:a xlink:type="simple" xlink:href="https://www.dw.com/zh/zh/泽连斯基乌克兰已做好反攻准备/a-65816464" text:style-name="Internet_20_link" text:visited-style-name="Visited_20_Internet_20_Link">
 延伸阅读——泽连斯基：乌克兰已做好反攻准备 </text:a>
</text:p>
      <text:p text:style-name="P4">
乌克兰南部战区司令部宣称："俄罗斯占领军炸毁了卡霍夫卡大坝，目前正在就堤坝损毁情况、泄水量、水流速度以及可能的泄洪区范围展开调查。"</text:p>
      <text:p text:style-name="P4">
一些俄罗斯指派的官员则声称，堤坝被毁事件应由乌克兰方面负责。受俄罗斯扶持的赫尔松行政当局称，乌克兰在周一夜间23时对堤坝进行了炮击，并损毁了水闸。俄方称，乌军周二对堤坝发起的袭击，摧毁了堤坝部分建筑。</text:p>
      <text:p text:style-name="P4">
但也有亲俄官员则否认了乌军攻击损毁堤坝的说法。扎波罗热俄罗斯官员洛克夫（Wladimir Rogow）称，堤坝损毁是由于建筑年久失修以及水压过高造成的。俄罗斯官方的塔斯社也进行了类似的报道。</text:p>
      <text:p text:style-name="P4">
</text:p>
      <text:p text:style-name="P4">
卡霍夫卡水电站下游大片土地被淹。</text:p>
      <text:h text:style-name="P12" text:outline-level="3">
<text:span text:style-name="T4">
水库决堤对当地民众会造成什么影响？</text:span>
</text:h>
      <text:p text:style-name="P4">
堤坝损毁造成的洪水可能会给数以万计的当地居民带来严重后果。目前，俄乌双方都已开始在各自控制区内发起疏散行动。</text:p>
      <text:p text:style-name="P4">
一名俄罗斯官员称，赫尔松地区的14个居民点受到了洪水威胁。而乌克兰总理什米加尔（Denys Shmyhal）则表示，大约80村镇受到了洪水的威胁。</text:p>
      <text:h text:style-name="P12" text:outline-level="3">
<text:span text:style-name="T4">
克里米亚半岛面临"水荒"</text:span>
</text:h>
      <text:p text:style-name="P4">
受俄罗斯支持的克里米亚总督周二表示，卡霍夫卡水库遭到损毁后，向从第聂伯河向克里米亚半岛输送淡水的克里米亚北部运河水位可能会出现下降。克里米亚半岛的饮用水供应完全依赖这一运河。2014年，俄罗斯吞并克里米亚半岛后，乌方曾一度封闭运河，导致克里米亚半岛出现淡水紧缺局面。</text:p>
      <text:h text:style-name="P12" text:outline-level="3">
<text:span text:style-name="T4">
核电站</text:span>
</text:h>
      <text:p text:style-name="P4">
欧洲规模最大的核电站 - <text:a xlink:type="simple" xlink:href="https://www.dw.com/zh/zh/俄接管扎波罗热核电站-欧盟第8轮制裁生效/a-63357901" text:style-name="Internet_20_link" text:visited-style-name="Visited_20_Internet_20_Link">
 目前受俄方控制的扎波罗热核电站也从卡霍夫卡水库获取冷却水。</text:a>
联合国原子能机构发布推文称，他们正在密切关注事态发展，不过，扎波罗热核电站目前并没有面临直接危险。</text:p>
      <text:p text:style-name="P4">
俄罗斯国有核能企业Rosatom 周二也表示，扎波罗热核电站目前是安全的。</text:p>
      <ul>
        <li>
</li>
      </ul>
      <h5>
乌俄战争让世界付出哪些沉重代价？</h5>
      <text:h text:style-name="P12" text:outline-level="3">
<text:span text:style-name="T4">
死伤严重</text:span>
</text:h>
      <text:p text:style-name="P4">
联合国人权事务高专办（OHCHR）7月25日表示，自2月24日开战以来，有5237名平民被杀，7035人受伤，尽管实际伤亡人数应该要高得多。人权高专办说，大多数死伤者是爆炸性武器的受害者，如火炮、导弹和空袭。此外，美国中情局估计，到目前为止，约有15000名俄罗斯士兵在乌克兰被杀，受伤人数是这个数字的三倍。该部门认为，乌克兰的军事损失也很大，但可能比俄罗斯的损失小一点。</text:p>
      <ul>
        <li>
</li>
      </ul>
      <h5>
乌俄战争让世界付出哪些沉重代价？</h5>
      <text:h text:style-name="P12" text:outline-level="3">
<text:span text:style-name="T4">
流离失所</text:span>
</text:h>
      <text:p text:style-name="P4">
自2月24日以来，乌克兰的4100万人口之中，有三分之一的人被迫离开他们的家园。根据联合国难民署（UNHCR）的数据，这是目前世界上最大的难民危机。联合国难民署的数据显示，目前整个欧洲有超过616万名来自乌克兰的难民，其中波兰、俄罗斯和德国收容的人数最多。</text:p>
      <ul>
        <li>
</li>
      </ul>
      <h5>
乌俄战争让世界付出哪些沉重代价？</h5>
      <text:h text:style-name="P12" text:outline-level="3">
<text:span text:style-name="T4">
高额武器援助</text:span>
</text:h>
      <text:p text:style-name="P4">
自2月24日以来，美国向乌克兰提供了约76亿美元的军事援助，其中包含远程火箭系统、标枪反坦克系统以及防护设备。第二大援助国是英国，它至今提供了23亿英镑的军事支持。而欧盟已同意向乌克兰提供25亿欧元的安全援助。</text:p>
      <ul>
        <li>
</li>
      </ul>
      <h5>
乌俄战争让世界付出哪些沉重代价？</h5>
      <text:h text:style-name="P12" text:outline-level="3">
<text:span text:style-name="T4">
乌克兰的损失</text:span>
</text:h>
      <text:p text:style-name="P4">
根据路透社的计算，除了人员损失，自2014年克里米亚被俄罗斯吞并以来，乌克兰已经失去了对其22%原有土地的控制。大片的海岸线被俄罗斯占领，经济瘫痪，一些城市在战火下变成废墟。根据世界银行和国际货币基金组织（IMF）的数据，乌克兰的经济将在2022年收缩45%。该国总理施米哈尔（DenysShmyhal）本月表示，战后的全部重建工作将花费约7500亿美元。</text:p>
      <ul>
        <li>
</li>
      </ul>
      <h5>
乌俄战争让世界付出哪些沉重代价？</h5>
      <text:h text:style-name="P12" text:outline-level="3">
<text:span text:style-name="T4">
俄罗斯的损失</text:span>
</text:h>
      <text:p text:style-name="P4">
这场战争对俄罗斯来说也很昂贵 ——尽管俄罗斯没有披露费用，因为这是国家机密。除了军事成本，西方还试图通过实施严厉的制裁来惩罚俄罗斯，包含将其排除于国际支付系统SWIFT之外，这成了自1991年苏联解体以来对俄罗斯经济的最大冲击。俄罗斯央行预测，1.8万亿美元的经济将在2022年衰退4%-6%，低于4月份预测的8%-10%。</text:p>
      <ul>
        <li>
</li>
      </ul>
      <h5>
乌俄战争让世界付出哪些沉重代价？</h5>
      <text:h text:style-name="P12" text:outline-level="3">
<text:span text:style-name="T4">
资源短缺</text:span>
</text:h>
      <text:p text:style-name="P4">
入侵乌克兰和西方对俄罗斯的制裁导致了化肥、小麦、金属和能源价格的急剧上升，助长了酝酿中的粮食危机和正在冲击全球经济的通货膨胀浪潮。俄罗斯是仅次于沙特阿拉伯的世界第二大石油出口国，也是世界最大的天然气、小麦、氮肥和钯金出口国。欧洲国家试图减少对俄罗斯石油和天然气的依赖，在俄罗斯切断流向德国的北溪1号天然气管道后，欧洲的天然气批发价格飙升。据高盛公司称，如果完全切断天然气管道，将使欧元区陷入衰退，德国和意大利都将出现大幅收缩。</text:p>
      <ul>
        <li>
</li>
      </ul>
      <h5>
乌俄战争让世界付出哪些沉重代价？</h5>
      <text:h text:style-name="P12" text:outline-level="3">
<text:span text:style-name="T4">
经济前景不明朗</text:span>
</text:h>
      <text:p text:style-name="P4">
国际货币基金组织现在预测，今年世界经济将增长3.2%，低于去年的6.1%。若将「合理的」替代方案纳入考虑，包括在年底前完全切断俄罗斯对欧的供气，以及俄罗斯石油出口量进一步下降30%，国际货币基金组织表示，全球增长将在2022年放缓至2.6%，2023年为2%。</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德新社）</text:p>
      <text:p text:style-name="P4">
Source: <text:a xlink:type="simple" xlink:href="https://www.dw.com/zh/乌克兰水坝崩塌-德总理指俄是幕后黑手/a-65838846" text:style-name="Internet_20_link" text:visited-style-name="Visited_20_Internet_20_Link">
https://www.dw.com/zh/乌克兰水坝崩塌-德总理指俄是幕后黑手/a-65838846?maca=chi-rss-chi-all-1127-rdf</text:a>
</text:p>
      <!--NEWS-->
      <text:h text:style-name="P10" text:outline-level="1">
<text:span text:style-name="T4">
地方财政紧张 中国大学大幅提高学费</text:span>
</text:h>
      <text:p text:style-name="P4">
Author: None (Language: zh)</text:p>
      <text:p text:style-name="P4">
Publisher: None</text:p>
      <text:p text:style-name="P4">
Time: 2023-06-06T13:47:00Z</text:p>
      <text:p text:style-name="P4">
Description: 一段时间以来，中国不少地方的大学大幅提高学费。路透社报道指出，这是受到国家高等教育预算减少和地方政府财政紧张的影响，而一些大学的学费是20年来首次上涨。</text:p>
      <text:p text:style-name="P4">
Videos: []</text:p>
      <text:p text:style-name="P4">
Images: []</text:p>
      <text:p text:style-name="P4">
Subject: 经济纵横</text:p>
      <text:p text:style-name="P4">
Subjects: ['岛屿主权争端', '专题报道：全景观看“习马会”', '中国', '中共十九大', '德中关系']</text:p>
      <text:p text:style-name="P4">
Keywords: ['学费', '中国', '大学', '高校', '财政', '地方政府', '地方财政', '教育部']</text:p>
      <text:p text:style-name="P4">
ID: 65840005</text:p>
      <!--METADATA-->
      <text:p text:style-name="P4">
<text:a xlink:type="simple" xlink:href="https://www.dw.com/zh/overlay/image/article/65840005/60633195" text:style-name="Internet_20_link" text:visited-style-name="Visited_20_Internet_20_Link">
 </text:a>
</text:p>
      <text:p text:style-name="P4">
中国多个省市宣布提高高校学费</text:p>
      <text:p text:style-name="P4">
（德国之声中文网）在经历了房地产危机、 <text:a xlink:type="simple" xlink:href="https://www.dw.com/zh/zh/出人意料中国经济指数四月出现滑坡/a-65475440" text:style-name="Internet_20_link" text:visited-style-name="Visited_20_Internet_20_Link">
 经济增长低迷</text:a>
以及三年的防疫封控之后，中国地方政府面临财政紧缩，在这一背景下，中国大学学费上涨。中国绝大部分高校是公办的，严重依赖国家财政资助。</text:p>
      <text:p text:style-name="P4">
根据周日（6月4日）发布的一份声明，上海的华东理工大学将一些主修理工科以及体育的新生学费提高了54%，达到每年7700元，文科的学费则提高了30%。</text:p>
      <text:p text:style-name="P4">
根据周一的一份通知，上海电机学院理工科的学费上涨40%，而主修管理、经济和文学的学生的学费则增长30%。</text:p>
      <text:p text:style-name="P4">
今年4月17日，上海市组织召开优化公办高校本专科学费形成机制听证会，拟从2023年秋季学年起，将公办高校本专科平均学费标准由每位学生5420元/学年调整至7215元/学年，调幅约33%。</text:p>
      <text:p text:style-name="P4">
据路透社报道，听证会后上海决定提高公办高校学费，而此前学费20多年一直没有发生变化。</text:p>
      <text:p text:style-name="P4">
中国人口稠密的四川省和东北地区的吉林省也决定不同程度地提高学费。根据地方政府的声明，在吉林省，"部属高校学费上浮不超过15%，国家级、省级一流专业学费可上浮不超过10%"。路透社报道指出，在四川省，部分学科的学费增幅高达41%。</text:p>
      <text:p text:style-name="P4">
根据中国媒体5月初报道，陕西省、山东省也在2022年宣布提高大学学费，安徽、辽宁、河南等省份则更早就发布了提高学费的通知。</text:p>
      <text:h text:style-name="P12" text:outline-level="3">
<text:span text:style-name="T4">
国际学生学费或猛涨</text:span>
</text:h>
      <text:p text:style-name="P4">
中国教育部的一份预算报告显示，中国教育部2023年高等教育的预期预算支出比上一年下降了3.7%，为1026亿元。</text:p>
      <text:p text:style-name="P4">
根据北京理工大学教授刘进主导的研究报告，一个由资深教育专家领导的研究小组也于上月呼吁，广泛提高赴华留学的学费。该研究建议将国际学生的学费从每年约2万元增加到每年11万元。</text:p>
      <text:p text:style-name="P4">
（路透社等）</text:p>
      <text:p text:style-name="P4">
Source: <text:a xlink:type="simple" xlink:href="https://www.dw.com/zh/地方财政紧张-中国大学大幅提高学费/a-65840005" text:style-name="Internet_20_link" text:visited-style-name="Visited_20_Internet_20_Link">
https://www.dw.com/zh/地方财政紧张-中国大学大幅提高学费/a-65840005?maca=chi-rss-chi-all-1127-rdf</text:a>
</text:p>
      <!--NEWS-->
      <text:h text:style-name="P10" text:outline-level="1">
<text:span text:style-name="T4">
德国内政部长要求加强防范来自中国的间谍活动</text:span>
</text:h>
      <text:p text:style-name="P4">
Author: None (Language: zh)</text:p>
      <text:p text:style-name="P4">
Publisher: None</text:p>
      <text:p text:style-name="P4">
Time: 2023-06-06T14:06:00Z</text:p>
      <text:p text:style-name="P4">
Description: 德国《商报》报道称，中国官方委派中国客座学者对德国高校和企业采取间谍行动，盗取专业知识和技术诀窍。德国联邦内政部长费泽尔指出，中国的间谍行动为德国经济、工业和科研造成的“危险越来越大”，必须加强防范力度。</text:p>
      <text:p text:style-name="P4">
Videos: []</text:p>
      <text:p text:style-name="P4">
Images: []</text:p>
      <text:p text:style-name="P4">
Subject: 时政风云</text:p>
      <text:p text:style-name="P4">
Subjects: ['德中关系', '欧债危机', '汉诺威工业博览会', '欧盟', '岛屿主权争端', '专题报道：全景观看“习马会”', '德国', '中国', '留学德国', '中共十九大']</text:p>
      <text:p text:style-name="P4">
Keywords: ['间谍', '中国', '客座学者', '德国', '工业', '科研', '知识产权', '经济']</text:p>
      <text:p text:style-name="P4">
ID: 65840153</text:p>
      <!--METADATA-->
      <text:p text:style-name="P4">
<text:a xlink:type="simple" xlink:href="https://www.dw.com/zh/overlay/image/article/65840153/63899124" text:style-name="Internet_20_link" text:visited-style-name="Visited_20_Internet_20_Link">
 </text:a>
</text:p>
      <text:p text:style-name="P4">
《商报》援引德国安全界的消息称，调查人员发现，中国的做法往往都是派遣博士生通过科学合作的形式参与德国公司的项目。</text:p>
      <text:p text:style-name="P4">
（德国之声中文网）德国联邦内政部长费泽尔（NancyFaeser）在接受《商报》采访时表示：“在我来看，与中国往来涉及三个安全重点：识别风险、抵御危险和避免形成依赖。”</text:p>
      <text:p text:style-name="P4">
她说， <text:a xlink:type="simple" xlink:href="https://www.dw.com/zh/zh/气球警醒德国宪法保护局称中国在德间谍行动增多/a-64673596" text:style-name="Internet_20_link" text:visited-style-name="Visited_20_Internet_20_Link">
 中国的间谍行动 </text:a>
为德国经济、工业和科研造成的“危险越来越大”。</text:p>
      <text:p text:style-name="P4">
《商报》援引 <text:a xlink:type="simple" xlink:href="https://www.dw.com/zh/zh/德国三大情报机构警告不要对专制中国太天真/a-63472850" text:style-name="Internet_20_link" text:visited-style-name="Visited_20_Internet_20_Link">
 德国安全界 </text:a>
的消息称，调查人员发现，中国的做法往往都是派遣博士生通过科学合作的形式参与德国公司的项目。一旦客座学者获得进入企业IT系统的通道，他们就会试图获取有关这些项目的更多信息。例如2020年，中国一位科学家曾在中国官方指使之下对德国北部一家医疗技术公司采取了间谍行动。这一案件至今都仍处于保密状态。安全人士表示，这是一桩中国客座学者造成德国专业技术知识外流的典型案例。</text:p>
      <text:p text:style-name="P4">
更多阅读： <text:a xlink:type="simple" xlink:href="https://www.dw.com/zh/zh/德国内政部长当心来自中国的混合威胁/a-54057924" text:style-name="Internet_20_link" text:visited-style-name="Visited_20_Internet_20_Link">
 德国内政部长：当心“来自中国的混合威胁”</text:a>
</text:p>
      <text:p text:style-name="P4">
据悉，这家公司与德国一所大学共同合作，对不同应用领域研发抗菌表面技术。2015年年中到2016年5月，一位来自中国的博士生参与了大学的研究项目团队，获得参与这一项目的机会。他对新技术的兴趣明显有些过高。</text:p>
      <text:p text:style-name="P4">
《商报》援引一位了解这一案件的人士的话说：“直到这位中国学者离开之后，研究团队才发现，研究成果和生产机密已经被盗取了。”德国这家公司后来发现，该公司参与研究的新的涂层技术专利已经在中国注册。这也最终证实了公司对中国学者盗取研究成果的间谍行为的猜疑。</text:p>
      <text:p text:style-name="P4">
文章还指出，这位学者回到中国之后成为西北工业大学的一名教授。西北工业大学是中国“国防七子”之一，得到中国国家的特别支持。这些学校处于人民共和国军事研究的最前沿，与军方的关系非常密切。</text:p>
      <text:p text:style-name="P4">
费泽尔呼吁加强安全防范措施。为了持续防止对专利、技术诀窍以及创新知识遭受间谍行为，那么“确保企业和研究机构建立起明确的风险意识并且执行严格的保护措施尤为重要”。</text:p>
      <text:p text:style-name="P4">
（商报、路透社、法新社）</text:p>
      <text:p text:style-name="P4">
Source: <text:a xlink:type="simple" xlink:href="https://www.dw.com/zh/德国内政部长要求加强防范来自中国的间谍活动/a-65840153" text:style-name="Internet_20_link" text:visited-style-name="Visited_20_Internet_20_Link">
https://www.dw.com/zh/德国内政部长要求加强防范来自中国的间谍活动/a-65840153?maca=chi-rss-chi-all-1127-rdf</text:a>
</text:p>
      <!--NEWS-->
      <text:h text:style-name="P10" text:outline-level="1">
<text:span text:style-name="T4">
日澳美共同出资扩建太平洋海底电缆</text:span>
</text:h>
      <text:p text:style-name="P4">
Author: None (Language: zh)</text:p>
      <text:p text:style-name="P4">
Publisher: None</text:p>
      <text:p text:style-name="P4">
Time: 2023-06-06T14:31:00Z</text:p>
      <text:p text:style-name="P4">
Description: 日本宣布，与美国、澳大利亚共同签署一项价值9500万美元的海底电缆项目，该项目将进一步连接密克罗尼西亚等太平洋岛国，改善印太地区通信，而中国正在该地区日益扩大影响力。</text:p>
      <text:p text:style-name="P4">
Videos: []</text:p>
      <text:p text:style-name="P4">
Images: []</text:p>
      <text:p text:style-name="P4">
Subject: 时政风云</text:p>
      <text:p text:style-name="P4">
Subjects: ['德中关系', '澳大利亚', '奥巴马', '岛屿主权争端', '专题报道：全景观看“习马会”', '中国', '日本', '中共十九大', '美国']</text:p>
      <text:p text:style-name="P4">
Keywords: ['日本', '澳大利亚', '美国', '海底电缆', '太平洋岛国', '中国', '数位通讯', '网络链接', '地缘政治']</text:p>
      <text:p text:style-name="P4">
ID: 65841503</text:p>
      <!--METADATA-->
      <text:p text:style-name="P4">
<text:a xlink:type="simple" xlink:href="https://www.dw.com/zh/overlay/image/article/65841503/41856306" text:style-name="Internet_20_link" text:visited-style-name="Visited_20_Internet_20_Link">
 </text:a>
</text:p>
      <text:p text:style-name="P4">
计划中修建的海底电缆项目将连接三个太平洋国家的10多万人。</text:p>
      <text:p text:style-name="P4">
（德国之声中文网）日本外务省周二（6月6日）表示，这条长约2250公里的 <text:a xlink:type="simple" xlink:href="https://www.dw.com/zh/zh/太平洋海底电缆-美中争霸新赛场/a-59073515" text:style-name="Internet_20_link" text:visited-style-name="Visited_20_Internet_20_Link">
 海底电缆</text:a>
 将把 <text:a xlink:type="simple" xlink:href="https://www.dw.com/zh/zh/文件-中国欲同多个南太岛国达成全区域合作协议/a-61927290" text:style-name="Internet_20_link" text:visited-style-name="Visited_20_Internet_20_Link">
 密克罗尼西亚</text:a>
联邦的科斯雷州、基里巴斯共和国的塔拉瓦岛和瑙鲁，连接到位于密克罗尼西亚波纳佩（Pohnpei）的现有电缆登陆站。</text:p>
      <text:p text:style-name="P4">
一段时间以来，日本、美国和澳大利亚加强了与太平洋岛屿的合作，似乎是为对抗北京在该地区扩大安全和经济影响的努力。</text:p>
      <text:p text:style-name="P4">
在一份联合声明中，参与各方表示，下一步将涉及最后的调查、设计以及海底电缆的制造，其宽度约为花园水管的宽度，预计将在2025年左右完工。</text:p>
      <text:p text:style-name="P4">
这一声明发表前两周，由日本、美国、澳大利亚和印度组成的安全联盟“ <text:a xlink:type="simple" xlink:href="https://www.dw.com/zh/zh/美日澳印聚首白宫-四方对话剑指中国/a-59306153" text:style-name="Internet_20_link" text:visited-style-name="Visited_20_Internet_20_Link">
 四方安全对话 </text:a>
 ”（Quad）领导人，刚刚强调了海底电缆作为通信基础设施的关键组成部分和互联网连接基础的重要性。</text:p>
      <text:p text:style-name="P4">
美国国务院东亚和太平洋事务局高级官员默里（MatthewMurray）在一份声明中说，“安全和适应性强的数位连通性从未像现在这样重要”，他表示，“美国很高兴能成为这个项目的一部分，使我们的区域更紧密地联系在一起”。</text:p>
      <text:p text:style-name="P4">
经过竞争性招标赢得合同的日本电气公司（NEC）表示，该电缆将确保该地区的居民、企业和政府获得高速、高质量和更安全的通信，同时有助于改善数位连通性、有利于经济发展。</text:p>
      <text:p text:style-name="P4">
日本外务省国际合作局局长远藤和也（Kazuya Endo）也表示，这条海底电缆将连接三个太平洋国家的10多万人。</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联社）</text:p>
      <text:p text:style-name="P4">
Source: <text:a xlink:type="simple" xlink:href="https://www.dw.com/zh/日澳美共同出资扩建太平洋海底电缆/a-65841503" text:style-name="Internet_20_link" text:visited-style-name="Visited_20_Internet_20_Link">
https://www.dw.com/zh/日澳美共同出资扩建太平洋海底电缆/a-65841503?maca=chi-rss-chi-all-1127-rdf</text:a>
</text:p>
      <!--NEWS-->
      <text:h text:style-name="P10" text:outline-level="1">
<text:span text:style-name="T4">
《愿荣光归香港》或成香港首支“禁歌”</text:span>
</text:h>
      <text:p text:style-name="P4">
Author: None</text:p>
      <text:p text:style-name="P4">
Publisher: Radio Free Asia (Organization)</text:p>
      <text:p text:style-name="P4">
Published Time: 2023-06-06T14:40:00-04:00</text:p>
      <text:p text:style-name="P4">
Modified Time: 2023-06-07T10:11:19-04:00</text:p>
      <text:p text:style-name="P4">
Description: None</text:p>
      <text:p text:style-name="P4">
Videos: []</text:p>
      <text:p text:style-name="P4">
Audios: ["<text:a xlink:type="simple" xlink:href="https://www.rfa.org/mandarin/yataibaodao/gangtai/al-060620231113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88615in" draw:z-index="0">
<draw:image xlink:href="../Images/rfamandarin/2023-06-06T14-40-00-04-00/000000.png" xlink:type="simple" xlink:show="embed" xlink:actuate="onLoad" draw:mime-type="image/png"/>
</draw:frame>
 《愿荣光归香港》的曲谱与歌词。 <text:a xlink:type="simple" xlink:href="https://www.rfa.org/mandarin/yataibaodao/gangtai/al-06062023111302.html/@@images/image" text:style-name="Internet_20_link" text:visited-style-name="Visited_20_Internet_20_Link">
</text:a>
(推特截图)  <text:a xlink:type="simple" xlink:href="https://www.rfa.org/mandarin/yataibaodao/gangtai/al-06062023111302.html/@@stream" text:style-name="Internet_20_link" text:visited-style-name="Visited_20_Internet_20_Link">
Audio-1-Link：https://www.rfa.org/mandarin/yataibaodao/gangtai/al-06062023111302.html/@@stream</text:a>
</text:p>
      <text:p text:style-name="P4">
香港抗争歌曲《愿荣光归香港》，从2019年的香港街头，到今日全球各地的港人集会，都起到凝聚人心的作用。这首歌近期多次被国际体育赛事误当成"香港国歌"后，港府正式向法庭申请禁令，禁止任何人传播这首歌曲。港府此举将带来什么影响？</text:p>
      <ul>
        <li>
<text:span text:style-name="T4">
<text:a xlink:type="simple" xlink:href="https://www.rfa.org/mandarin/Xinwen/4-03222023115724.html" text:style-name="Internet_20_link" text:visited-style-name="Visited_20_Internet_20_Link">
 谷歌拒绝移除“香港国歌”搜索结果 香港要停止在谷歌做广告 </text:a>
 </text:span>
  * <text:span text:style-name="T4">
<text:a xlink:type="simple" xlink:href="https://www.rfa.org/mandarin/Xinwen/3-01202023125612.html" text:style-name="Internet_20_link" text:visited-style-name="Visited_20_Internet_20_Link">
 新香港法治：《荣光》曲恐污辱国歌 售社运纪录涉煽动 </text:a>
 </text:span>
  * <text:span text:style-name="T4">
<text:a xlink:type="simple" xlink:href="https://www.rfa.org/mandarin/yataibaodao/gangtai/gf2-12052022142306.html" text:style-name="Internet_20_link" text:visited-style-name="Visited_20_Internet_20_Link">
 国际赛场再度奏响《愿荣光归香港》 港警启动调查 </text:a>
 </text:span>
  * <text:span text:style-name="T4">
<text:a xlink:type="simple" xlink:href="https://www.rfa.org/mandarin/yataibaodao/gangtai/ec-12152022102212.html" text:style-name="Internet_20_link" text:visited-style-name="Visited_20_Internet_20_Link">
 谷歌对北京与港府施压说不 中国锐实力失效？ </text:a>
 </text:span>
</li>
      </ul>
      <text:p text:style-name="P4">
“何以这土地，泪再流；何以令众人，亦愤恨......”《愿荣光归香港》（Glory to HongKong）这首在2019年反送中运动中出现的抗争歌曲，曾经响遍香港街头巷尾，但日后或成香港开埠以来第一首“禁歌”。</text:p>
      <text:p text:style-name="P4">
香港律政司向高等法院申请禁制令，禁止任何人在网上或任何平台传播、演奏、印刷、出版、出售、分发、散播或展示歌曲《愿荣光归香港》，以意图违反《港区国安法》，煽动他人分裂国家；或具有“煽动意图”，提倡把香港从中国分离出去。禁制令范围包括歌曲旋律、歌词，甚至改编版本。</text:p>
      <text:p text:style-name="P4">
<text:span text:style-name="T4">
港府明列32条《愿荣光归香港》影片 含手语及各国语言版本</text:span>
</text:p>
      <text:p text:style-name="P4">
香港律政司的入禀状又说，《愿荣光归香港》可能被误当成“香港国歌”，或暗指香港是拥有国歌的“独立国家”，具意图侮辱国歌，违反香港《国歌条例》。入禀状附上共32 条《愿荣光归香港》相关 YouTube 影片，包括纯音乐版、管弦乐团版、手语版，以及英语和德语等不同语言版本，要求相关人士立即停止传播。</text:p>
      <text:p text:style-name="P4">
港府其后发声明解释，指出《愿荣光归香港》的歌词，含有被法庭裁定构成煽动的口号，而且近期多次被错误表述为“香港国歌”，对国歌造成侮辱，对国家和特区造成严重损害，强调为维护国家安全，有关申请是必要、合理和合法，并符合相关人权法案的要求。</text:p>
      <text:p text:style-name="P4">
<text:span text:style-name="T4">
以法庭程序试图禁播歌曲的先例</text:span>
</text:p>
      <text:p text:style-name="P4">
流亡英国的前香港区议员刘珈汶向本台表示，自《港区国安法》实施后，港府不断以有形或无形之手，打压文化艺术界；“敏感书籍”从香港公共图书馆被下架、不少电影无法在香港公映等。然而港府正式通过法庭对特定歌曲申请禁令，却是第一次。她认为会立下极坏先例。</text:p>
      <text:p text:style-name="P4">
刘珈汶说：“以我的记忆，这应该是政府首次以法庭程序，明文申请禁止这首歌在香港发布或播放。这个先例当然会严重打击言论自由和艺术自由。这个是会必然出现的，有了第一个先例，之后很多不同的出版自由和文化自由都会被打压。”</text:p>
      <text:p text:style-name="P4">
目前相关禁制令申请正等候法庭指示，聆讯日期待定。移居英国的香港浸会大学政治及国际关系学系前助理教授黄伟国向本台表示，香港法院的裁决，将向国际社会释放重要讯息。</text:p>
      <text:p text:style-name="P4">
黄伟国说：“如果法院真是颁令不让播放《愿荣光归香港》，这可以说是自香港开埠以来，政府首次明文规定下出现‘禁歌’。也明显看到香港的司法体系，法治荡然无存，并进一步崩溃。”</text:p>
      <text:p text:style-name="P4">
港府目前未指明《愿荣光归香港》的歌词包含什么煽动口号，但歌曲里有一句“黎明来到，要光复，这香港；同行儿女，为正义，时代革命”。而香港首名被《国安法》判囚9年的被告唐英杰，判决正是指他所驾电单车挂着写有“光复香港丶时代革命”的旗帜，指出该口号可“煽动他人分裂国家”。</text:p>
      <text:p text:style-name="P4">
<text:span text:style-name="T4">
为阻国际赛事“播错国歌” 实际作用有多大？</text:span>
</text:p>
      <text:p text:style-name="P4">
而自去年起，香港代表队出战国际体育赛事时，屡屡闹出“播错国歌”风波─主办单位误把《愿荣光归香港》当作“香港国歌”，而非中国国歌《义勇军进行曲》。港府曾要求谷歌在用户搜寻“香港国歌”时，把《义勇军进行曲》“置顶”，但被谷歌拒绝。</text:p>
      <text:p text:style-name="P4">
黄伟国认为，国际体育赛事“播错国歌”的情况使港府尴尬，因而意图以禁令阻止《愿荣光归香港》传播，使其排名在网络搜寻结果中殿后，以避免国际赛事主办方再出错。不过他认为港府的做法是“掩耳盗铃”，因为港府无法控制外国用户的网络搜寻结果，而身在香港的港人仍可以VPN等方式搜寻资讯，并转向“地下化”流传港人集体回忆。</text:p>
      <text:p text:style-name="P4">
流亡英国的前香港区议员郭子健向本台表示，《愿荣光归香港》在2019年反送中运动期间出现，及后传遍全球，虽然不是香港的官方国歌，却比《义勇军进行曲》更能代表香港人。</text:p>
      <text:p text:style-name="P4">
郭子健说：“大家很喜欢这首歌，无论是在抗争者还是在国际社会眼中，听到这首歌就犹如看到香港的精神。因为它真是比《义勇军进行曲》更能代表香港整个族群。在香港或在海外，是很难找到一首歌，让大家有共识和理解，这是属于香港人、代表香港人的歌曲。”</text:p>
      <text:p text:style-name="P4">
<text:span text:style-name="T4">
海外执法有困难</text:span>
</text:p>
      <text:p text:style-name="P4">
本身是资深大律师的行政会议成员汤家骅表示，假若法庭颁下禁令，违反者可被控“藐视法庭罪”，最高判囚7年。他认为市民最安全的做法，是删除曾下载或仍保留的相关歌曲。不过他承认，海外执法有一定困难。</text:p>
      <text:p text:style-name="P4">
刘珈汶表示，《愿荣光归香港》不单是2019年抗争运动的“标志性”歌曲，现时在海外港人集会等活动中，也扮演重要角色，歌曲不同语言的版本，成为港人和各国人士互动的切入点。</text:p>
      <text:p text:style-name="P4">
她认为即使香港法庭颁下禁制令，海外港人组织者也不会对播放《愿荣光归香港》有顾虑，认为英国是自由民主国家，港人可自由表达意见。而活动参与者也会自行评估风险，并以不同方式自我保护，相信禁令不会对海外港人有太大影响。</text:p>
      <text:p text:style-name="P4">
记者：吕熙（伦敦） 责编：嘉远 网编：何足</text:p>
      <text:p text:style-name="P4">
Source: <text:a xlink:type="simple" xlink:href="https://www.rfa.org/mandarin/yataibaodao/gangtai/al-06062023111302.html" text:style-name="Internet_20_link" text:visited-style-name="Visited_20_Internet_20_Link">
https://www.rfa.org/mandarin/yataibaodao/gangtai/al-06062023111302.html</text:a>
</text:p>
      <!--NEWS-->
      <text:h text:style-name="P10" text:outline-level="1">
<text:span text:style-name="T4">
事实查核｜秦刚"内部讲话"流出，称中美战争不可避免？</text:span>
</text:h>
      <text:p text:style-name="P4">
Author: 作者：庄敬</text:p>
      <text:p text:style-name="P4">
Publisher: Radio Free Asia (Organization)</text:p>
      <text:p text:style-name="P4">
Published Time: 2023-06-06T15:27:00-04:00</text:p>
      <text:p text:style-name="P4">
Modified Time: 2023-06-07T09:42:59-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29306in" draw:z-index="0">
<draw:image xlink:href="../Images/rfamandarin/2023-06-06T15-27-00-04-00/000000.png" xlink:type="simple" xlink:show="embed" xlink:actuate="onLoad" draw:mime-type="image/png"/>
</draw:frame>
 <text:a xlink:type="simple" xlink:href="https://www.rfa.org/mandarin/shishi-hecha/hc-06062023150630.html/@@images/image" text:style-name="Internet_20_link" text:visited-style-name="Visited_20_Internet_20_Link">
</text:a>
 自由亚洲电台制图</text:p>
      <text:p text:style-name="P4">
<text:span text:style-name="T4">
标签：冒名造假</text:span>
</text:p>
      <text:p text:style-name="P4">
<text:span text:style-name="T4">
一分钟完读：</text:span>
</text:p>
      <text:p text:style-name="P4">
最近网路流传一段录音，号称"外泄的中国外交部长秦刚内部讲话"，其内容大谈中美争端，两国战争不可避免等。有网民认为，录音内的言论符合中国外交立场，甚至揣测音频外泄应是"上层授意"要"放狠话与美国决战"。</text:p>
      <text:p text:style-name="P4">
亚洲事实查核实验室发现，所谓秦刚内部讲话的内容，与中国评论人"谭吉坷德"去年发布的文章大致相同，一名抖音用户在录制的视频中读了这篇文章与他人分享。亚洲事实查核实验室以两种独立方式比对这位抖音用户读文章的声音和网路上的所谓"秦刚录音"，结果显示声音很可能为同一人，也就是说，所谓"内部讲话录音"，极可能是秦刚遭中国网民冒名。</text:p>
      <text:p text:style-name="P4">
<text:span text:style-name="T4">
深度解析：</text:span>
</text:p>
      <text:p text:style-name="P4">
推特、油管（Youtube）近日流传一段中国外交部长秦刚的内部讲话录音（下简称“秦刚录音”），许多用户转传的素材来源为自媒体“全媒体财经小镇”发布的“ <text:a xlink:type="simple" xlink:href="https://www.qtown.media/share/linkPage/881D5921-269C-4680-BABF-20B53C065E41.html" text:style-name="Internet_20_link" text:visited-style-name="Visited_20_Internet_20_Link">
微视频06012023期：秦刚的内部讲话录音：战争不可避免，中美只有生死存亡的关系”</text:a>
，但发布者未提供所谓“秦刚讲话”的时间、地点等其它资讯。</text:p>
      <text:p text:style-name="P4">
在十分多钟的视频中，画面只有一张中美高层官员会谈的照片，声音是一名男子发表有关中美关系的谈话，直言“美国一直将中国视为头号假想敌”、“美国要阻止中国崛起的唯一方法只有战争”等。这段所谓“秦刚内部讲话”录音引发关注，包括中文撰稿人<text:a xlink:type="simple" xlink:href="https://twitter.com/cskun1989/status/1664646472598708229" text:style-name="Internet_20_link" text:visited-style-name="Visited_20_Internet_20_Link">
 蔡慎坤</text:a>
、中国前外交官 <text:a xlink:type="simple" xlink:href="https://twitter.com/chen_yonglin/status/1664949792089288706" text:style-name="Internet_20_link" text:visited-style-name="Visited_20_Internet_20_Link">
 陈用林 </text:a>
等人都在社媒转发、讨论此事，还有人帮视频配上英文字幕，但不少人质疑自媒体来源的可信度，另有网民留言怀疑是AI生成。</text:p>
      <text:p text:style-name="P4">
</text:p>
      <text:p text:style-name="P4">
 社交媒体流传秦刚所谓"内部讲话"录音  <text:a xlink:type="simple" xlink:href="https://www.rfa.org/mandarin/shishi-hecha/hc-06062023150630.html/p2.png" text:style-name="Internet_20_link" text:visited-style-name="Visited_20_Internet_20_Link">
</text:a>
</text:p>
      <text:p text:style-name="P4">
<text:span text:style-name="T4">
"秦刚讲话"内容与网路文章高度相似</text:span>
</text:p>
      <text:p text:style-name="P4">
亚洲事实查核实验室查询“秦刚讲话”中的部分段落后发现，其内容与网路上一篇文章高度相似，是由自称媒体人的“谭吉坷德”2022年发布的 <text:a xlink:type="simple" xlink:href="https://www.163.com/dy/article/H684R8850550WCN1.html" text:style-name="Internet_20_link" text:visited-style-name="Visited_20_Internet_20_Link">
“告别美国！人类文明正面临着一个血色的临界点”</text:a>
。以下对比录音与文章部分内容（黄字为不同处）：</text:p>
      <text:p text:style-name="P4">
网传"秦刚讲话"录音内容和网路文章内容对比（亚洲事实查核实验室制图）  <text:a xlink:type="simple" xlink:href="https://www.rfa.org/mandarin/shishi-hecha/hc-06062023150630.html/p3-8c088bdd51855bb95bf96bd4-7b804f53.png" text:style-name="Internet_20_link" text:visited-style-name="Visited_20_Internet_20_Link">
</text:a>
</text:p>
      <text:p text:style-name="P4">
<text:span text:style-name="T4">
音频里的声音是秦刚吗？</text:span>
</text:p>
      <text:p text:style-name="P4">
<text:span text:style-name="T4">
在4分40秒处，背景出现奇怪声响。</text:span>
</text:p>
      <text:p text:style-name="P4">
亚洲事实查核实验室发现，有几位抖音用户以录制视频的方式分享“告别美国！人类文明正面临着一个血色的临界点”一文，其中用户“风雨同路”去年九月发布的视频 <text:a xlink:type="simple" xlink:href="https://www.douyin.com/video/7149160800836537611" text:style-name="Internet_20_link" text:visited-style-name="Visited_20_Internet_20_Link">
“告别美国（一）” </text:a>
，在8分42秒处出现上述一样的奇怪声响。显示“风雨同路”和“秦刚录音”极可能是同一来源，所谓秦刚录音出自中国外交部的可能性大为降低。</text:p>
      <text:p text:style-name="P4">
另名用户“marriy”去年四月发布 <text:a xlink:type="simple" xlink:href="https://www.douyin.com/video/7091008599908044071" text:style-name="Internet_20_link" text:visited-style-name="Visited_20_Internet_20_Link">
 “深度思考！！！告别美国，全球化死了，暴风雨真的来了（3/6）”</text:a>
视频，画面中男子说话的口音、顿点、用字都与秦刚音频相似。经查，画面来源为 <text:a xlink:type="simple" xlink:href="https://www.douyin.com/user/MS4wLjABAAAAqYmID85J8Ju6MHik-c2fmnUfUrWNXxGj5S8aBtitCM4" text:style-name="Internet_20_link" text:visited-style-name="Visited_20_Internet_20_Link">
 “六哥聊生活”</text:a>
抖音号，但在该用户的作品中并未找到原始视频。</text:p>
      <text:p text:style-name="P4">
我们进一步透过声纹比对工具测试，在 <text:a xlink:type="simple" xlink:href="https://ai.unisound.com/voiceprint-recognition" text:style-name="Internet_20_link" text:visited-style-name="Visited_20_Internet_20_Link">
 “云之声AI开放平台” </text:a>
 比对“秦刚录音”与“六哥聊生活”音频，结果显示“为同一个人声音的概率”是93.81%（下图四）；再比对“秦刚录音”以及秦刚今年 <text:a xlink:type="simple" xlink:href="https://www.youtube.com/watch" text:style-name="Internet_20_link" text:visited-style-name="Visited_20_Internet_20_Link">
3月7日记者会 </text:a>
的发言，结果显示“为同一个人声音的概率”是65.78%（下图五）。</text:p>
      <text:p text:style-name="P4">
网路流传的“秦刚录音”从一开始到4分32秒，内容为上述文章的“四，中美争端的本质是什么”主题，从4分33秒起接到文章的其它部分。比对后发现，音频与文章除了少部分用字不同，以及段落调整之外，绝大部分内容一致。</text:p>
      <text:p text:style-name="P4">
在AI开放平台比对网路上流传的秦刚录音以及抖音用户录音，结果为同一人的声音概率是93.81%。  <text:a xlink:type="simple" xlink:href="https://www.rfa.org/mandarin/shishi-hecha/hc-06062023150630.html/p4-5728ai958b653e5e7353f06bd45c0d7db28def4e0a6d4150b3768479e6525b930497f3-4ee553ca629697f375286236930497f3-7d50679c70ba540c4e004eba7684807297f369827387662f93-81-3002.png" text:style-name="Internet_20_link" text:visited-style-name="Visited_20_Internet_20_Link">
</text:a>
  在AI开放平台比对网路上流传的秦刚录音以及秦刚3月7日记者会发言，结果为同一人的声音概率是65.78%。  <text:a xlink:type="simple" xlink:href="https://www.rfa.org/mandarin/shishi-hecha/hc-06062023150630.html/p5-5728ai958b653e5e7353f06bd45c0d7db28def4e0a6d4150b3768479e6525b930497f3-4ee553ca79e6525b36708765e58a1880056703767c8a00-7d50679c70ba540c4e004eba7684807297f369827387662f65-78-3002-1.png" text:style-name="Internet_20_link" text:visited-style-name="Visited_20_Internet_20_Link">
</text:a>
</text:p>
      <text:p text:style-name="P4">
我们在台湾另委托一名具有声纹辨识经验的资讯工程师执行辨识，他比对网路上流传的“秦刚录音”与“六哥聊生活”音频，发现两个音频的起伏一致；其初步分析结果是，两者极可能为同一段音频。</text:p>
      <text:p text:style-name="P4">
亚洲事实查核实验室6月5日透过电邮询问中国外交部、中国驻美国大使馆，有关网上流传的录音是否为秦刚本人的声音，但至截稿尚未获回复。</text:p>
      <text:p text:style-name="P4">
<text:span text:style-name="T4">
结论：</text:span>
</text:p>
      <text:p text:style-name="P4">
虽然中国官方并未回复，亚洲事实查核实验室未能更进一步确认音频的真实性，但秦刚在内部宣读网路作者去年发布的文章，且他的语气、口音、用字都“恰巧”与抖音用户相同的可能性相当低。</text:p>
      <text:p text:style-name="P4">
经对比网路文章、抖音视频、声纹辨识后，亚洲事实查核实验室认为，网路上流传的所谓秦刚内部讲话录音，很可能并非秦刚所言，而是某人剪辑网上已有的视频后，冠上秦刚之名，传播错误资讯。</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6062023150630.html" text:style-name="Internet_20_link" text:visited-style-name="Visited_20_Internet_20_Link">
https://www.rfa.org/mandarin/shishi-hecha/hc-06062023150630.html</text:a>
</text:p>
      <!--NEWS-->
      <text:h text:style-name="P10" text:outline-level="1">
<text:span text:style-name="T4">
英国称中国关闭了在英国各地的“警察服务站”</text:span>
</text:h>
      <text:p text:style-name="P4">
Author: None</text:p>
      <text:p text:style-name="P4">
Publisher: Radio Free Asia (Organization)</text:p>
      <text:p text:style-name="P4">
Published Time: 2023-06-06T16:22:00-04:00</text:p>
      <text:p text:style-name="P4">
Modified Time: 2023-06-07T15:02: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4.522674in" draw:z-index="0">
<draw:image xlink:href="../Images/rfamandarin/2023-06-06T16-22-00-04-00/000000.png" xlink:type="simple" xlink:show="embed" xlink:actuate="onLoad" draw:mime-type="image/png"/>
</draw:frame>
 英国安全事务国务大臣图根哈特（TomTugendhat） <text:a xlink:type="simple" xlink:href="https://www.rfa.org/mandarin/Xinwen/9-06062023162129.html/@@images/image" text:style-name="Internet_20_link" text:visited-style-name="Visited_20_Internet_20_Link">
 </text:a>
路透社图片</text:p>
      <text:p text:style-name="P4">
据路透社 6 日发自伦敦的报道，英国安全事务国务大臣图根哈特（TomTugendhat）周二表示，中国已关闭据称在英国各地的“警察服务站”，调查未发现中国政府在这些地点进行非法活动。</text:p>
      <text:p text:style-name="P4">
英国此前曾表示，有关该国未申报的警察局的报道“非常令人担忧”，中国或其他国家在英国领土上对外国人进行的任何恐吓都是不可接受的。</text:p>
      <text:p text:style-name="P4">
图根哈特在给议会的一份书面声明中说，英国警方已经调查了非政府人权组织“保护卫士”的说法，即此类警察局在英国的三个地点运作。</text:p>
      <text:p text:style-name="P4">
他说：“我可以确认，到目前为止，他们还没有发现任何代表中国政府在这些网站上进行非法活动的证据。”</text:p>
      <text:p text:style-name="P4">
“我们评估认为，警方和公众监督对这些网站可能具有的任何行政职能产生了压制性影响。”</text:p>
      <text:p text:style-name="P4">
4 月，美国联邦特工逮捕了两名纽约居民，他们涉嫌在纽约曼哈顿唐人街经营中国“秘密警察局”。 中方表示坚决反对所谓的“美方诽谤抹黑”。</text:p>
      <text:p text:style-name="P4">
图根哈特说：“英国外交、联邦及发展事务部已告知中国大使馆，在英国与此类‘警察服务站’相关的任何功能都是不可接受的，它们不得以任何形式运作。”</text:p>
      <text:p text:style-name="P4">
“中国大使馆随后回应说，所有此类站点都已永久关闭。任何进一步的指控都将根据英国法律展开调查。”</text:p>
      <text:p text:style-name="P4">
（责编：梒青）</text:p>
      <text:p text:style-name="P4">
Source: <text:a xlink:type="simple" xlink:href="https://www.rfa.org/mandarin/Xinwen/9-06062023162129.html" text:style-name="Internet_20_link" text:visited-style-name="Visited_20_Internet_20_Link">
https://www.rfa.org/mandarin/Xinwen/9-06062023162129.html</text:a>
</text:p>
      <!--NEWS-->
      <text:h text:style-name="P10" text:outline-level="1">
<text:span text:style-name="T4">
军事摩擦不断　坎贝尔：美中需建立有效对话机制</text:span>
</text:h>
      <text:p text:style-name="P4">
Author: None</text:p>
      <text:p text:style-name="P4">
Publisher: Radio Free Asia (Organization)</text:p>
      <text:p text:style-name="P4">
Published Time: 2023-06-06T16:59:00-04:00</text:p>
      <text:p text:style-name="P4">
Modified Time: 2023-06-07T11:35:25-04:00</text:p>
      <text:p text:style-name="P4">
Description: None</text:p>
      <text:p text:style-name="P4">
Videos: []</text:p>
      <text:p text:style-name="P4">
Audios: ["<text:a xlink:type="simple" xlink:href="https://www.rfa.org/mandarin/yataibaodao/junshiwaijiao/tj-060620231646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4.455672in" draw:z-index="0">
<draw:image xlink:href="../Images/rfamandarin/2023-06-06T16-59-00-04-00/000000.png" xlink:type="simple" xlink:show="embed" xlink:actuate="onLoad" draw:mime-type="image/png"/>
</draw:frame>
 6月6日，美国华盛顿智库哈德逊研究所举办研讨会。 <text:a xlink:type="simple" xlink:href="https://www.rfa.org/mandarin/yataibaodao/junshiwaijiao/tj-06062023164602.html/@@images/image" text:style-name="Internet_20_link" text:visited-style-name="Visited_20_Internet_20_Link">
</text:a>
记者唐缘媛摄  <text:a xlink:type="simple" xlink:href="https://www.rfa.org/mandarin/yataibaodao/junshiwaijiao/tj-06062023164602.html/@@stream" text:style-name="Internet_20_link" text:visited-style-name="Visited_20_Internet_20_Link">
Audio-1-Link：https://www.rfa.org/mandarin/yataibaodao/junshiwaijiao/tj-06062023164602.html/@@stream</text:a>
</text:p>
      <text:p text:style-name="P4">
针对中国军方近日在台海和南海连续拦截美军的挑衅举动，美国白宫国家安全委员会印太事务协调员库尔特·坎贝尔（KurtCampbell）本周二在一场研讨会上强调，美中两国需要建立更为有效的对话机制，以免误判。</text:p>
      <text:p text:style-name="P4">
<text:a xlink:type="simple" xlink:href="https://www.rfa.org/mandarin/yataibaodao/junshiwaijiao/hcm-06062023113925.html" text:style-name="Internet_20_link" text:visited-style-name="Visited_20_Internet_20_Link">
 <text:span text:style-name="T4">
美国谴责中国军方在台海、南海挑衅 恐酿伤亡</text:span>
 </text:a>
  * <text:span text:style-name="T4">
<text:a xlink:type="simple" xlink:href="https://www.rfa.org/mandarin/yataibaodao/junshiwaijiao/hcm1-05312023095842.html" text:style-name="Internet_20_link" text:visited-style-name="Visited_20_Internet_20_Link">
 美军：中国歼-16在南海近距离挑衅美侦察机 </text:a>
 </text:span>
</text:p>
      <text:p text:style-name="P4">
近日，中国越来越具挑衅意味的军事行动让台海以及南海的地区局势出现动荡。上月底，中国军机在南海以“不专业”方式拦截正在进行例行飞行的美方侦察机；而就在上周，当美国军舰与加拿大军舰联合航行经过台湾海峡时，一艘解放军军舰再次对美国军舰实施危险拦截，导致两舰险些相撞。</text:p>
      <text:p text:style-name="P4">
针对中国在印太地区越来越具侵略性的举动，美国华盛顿智库哈德逊研究所（HudsonInstitute）本周二举办研讨会。与会学者共同探讨中国对现有国际秩序的威胁，美国白宫国家安全委员会印太事务协调员库尔特·坎贝尔也出席会议。</text:p>
      <text:p text:style-name="P4">
<text:span text:style-name="T4">
坎贝尔：美中需要直接对话机制避免意外</text:span>
</text:p>
      <text:p text:style-name="P4">
坎贝尔表示，美中两国有关的对话机制正在建立，而两军战舰在台海险些相撞的事件更显示双方具备直接对话管道的重要性：“美中的对话机制逐渐开启，我们开始有办法传达各自的利益以及担忧。美国国防部长奥斯汀（LloydAustin）在香格里拉安全对话会议上就提到，美中之间建立直接对话机制相当重要。中国的国力正在增强，美中军事摩擦呈现前所未有的紧张，双方发生军事误判的可能性正逐渐增加。”</text:p>
      <text:p text:style-name="P4">
坎贝尔说：“冷战时期，美国和苏联建立过有效的沟通管道，在意料之外的危机发生时，双方便可以协调。但是我们却无法跟中国这么做，中国很不愿意与美国互动。……中国的军舰在近期进行危险的航行转向，企图阻挡美军在台湾海峡进行护航行动，这凸显直接对话机制存在的重要性。”</text:p>
      <text:p text:style-name="P4">
会上，坎贝尔还谈到拜登政府对于台湾问题的立场，并重申美国致力于维持台海现状：“我们意识到台湾在民主以及科技方面的重大成就，我们支持这些成就，也希望维护它。……我们要小心台海发生误判或是军机发生军事意外，这可能会导致预期之外的后果。美国当前的目标是确保对中国的吓阻强劲且明确，同时也在避免意外导致冲突升温。”</text:p>
      <text:p text:style-name="P4">
美国白宫国家安全委员会印太事务协调员库尔特·坎贝尔2023年6月6日在研讨会上强调，美中两国需要建立更为有效的对话机制，以免误判。（视频截图/哈德逊研究所官网）<text:a xlink:type="simple" xlink:href="https://www.rfa.org/mandarin/yataibaodao/junshiwaijiao/tj-06062023164602.html/tj0606.jpg" text:style-name="Internet_20_link" text:visited-style-name="Visited_20_Internet_20_Link">
 </text:a>
</text:p>
      <text:p text:style-name="P4">
<text:span text:style-name="T4">
学者：北京可能有意借美中军事摩擦分散六四焦点</text:span>
</text:p>
      <text:p text:style-name="P4">
外界注意到，中国军方提升对美挑衅姿态之际，恰逢六四事件34周年。美国圣托马斯大学国际研究与当代语言学系系主任叶耀元在接受本台采访时告诉记者，北京当局可能有意以军事事件分散民众对于六四事件的注意力：“它（中国政府）可能想要藉由比较挑衅的示威方式来引导国内舆论，这是一种可能性；另一种可能性是，中国最近对美国把台海国际化的趋势非常不满，它可能也是藉由比较危险性、挑衅性的行为来跟美方表达反感。”</text:p>
      <text:p text:style-name="P4">
针对有关中国为平息国内社会矛盾不惜对台动武的担忧，叶耀元认为，战争会使北京付出巨大成本，同时中国军队战争经验不足，因此短期内发起对台战争的可能性不高：“除非是今天中国共产党的政权在国内面临到没有办法被逆转的劣势，或是对政权的挑战非常明显，不然一般来说不会去做这件事（攻打台湾）。”</text:p>
      <text:p text:style-name="P4">
<text:span text:style-name="T4">
坎贝尔：美国的目标并不是限制中国崛起</text:span>
</text:p>
      <text:p text:style-name="P4">
坎贝尔还在研讨会上强调，美国建立的国际秩序已促使印太地区在过去50年经历了前所未有的繁荣，当地人民也因此脱离了贫困。虽然中国时常指责美国有意阻碍中国成为区域霸权，但实际上，美国的目标是捍卫现有国际秩序，以确保印太地区能享有持续的和平与繁荣。</text:p>
      <text:p text:style-name="P4">
坎贝尔说：“中国作为崛起的国家，不意外地会想要改变现有秩序，像是经济胁迫或是单方面进行领土宣示。这些改动让美国以及印太国家担心，这会对印太地区的繁荣造成很大伤害。因此，美国想要做的是维护现在运作良好的国际体系。”</text:p>
      <text:p text:style-name="P4">
记者：唐缘媛 责编：何平 网编：洪伟</text:p>
      <text:p text:style-name="P4">
Source: <text:a xlink:type="simple" xlink:href="https://www.rfa.org/mandarin/yataibaodao/junshiwaijiao/tj-06062023164602.html" text:style-name="Internet_20_link" text:visited-style-name="Visited_20_Internet_20_Link">
https://www.rfa.org/mandarin/yataibaodao/junshiwaijiao/tj-06062023164602.html</text:a>
</text:p>
      <!--NEWS-->
      <text:h text:style-name="P10" text:outline-level="1">
<text:span text:style-name="T4">
哈里王子抵达伦敦高等法院作证</text:span>
</text:h>
      <text:p text:style-name="P4">
Author: 联合早报 (Person)</text:p>
      <text:p text:style-name="P4">
Publisher: 联合早报 (Organization)</text:p>
      <text:p text:style-name="P4">
Published Time: 2023-06-06T17:46</text:p>
      <text:p text:style-name="P4">
Modified Time: 2023-06-07T11:23</text:p>
      <text:p text:style-name="P4">
Description: 英国哈里王子星期二（6月6日）抵达伦敦高等法院，为指控镜报报业集团非法窃听电话等非法行为作证，使他成为130年来首位出庭作证的英国高级王室成员。路透社报道，哈里王子星期一（5日）未...</text:p>
      <text:p text:style-name="P4">
Videos: []</text:p>
      <text:p text:style-name="P4">
Audios: []</text:p>
      <text:p text:style-name="P4">
Images: []</text:p>
      <text:p text:style-name="P4">
Type: NewsArticle</text:p>
      <text:p text:style-name="P4">
Breadcrumbs: ['即时', '国际']</text:p>
      <text:p text:style-name="P4">
Keywords: ['哈里王子', '英国']</text:p>
      <!--METADATA-->
      <text:p text:style-name="P4">
英国哈里王子星期二（6月6日）抵达伦敦高等法院，为指控镜报报业集团非法窃听电话等非法行为作证，使他成为130年来首位出庭作证的英国高级王室成员。</text:p>
      <text:p text:style-name="P4">
路透社报道，哈里王子星期一（5日）未能如期出现在伦敦高等法院，他和其他100多人正在起诉镜报报业集团（Mirror GroupNewspapers，简称MGN），即《每日镜报》（Daily Mirror）、《星期日镜报》（Sunday Mirror）和《星期天人民报》（SundayPeople）的出版商，指控这一集团在1991年至2011年间存在广泛的不当行为。</text:p>
      <text:p text:style-name="P4">
这位查尔斯三世国王的小儿子将于星期二和星期三（7日）在证人席上，面对MGN律师格林的盘问；哈里称，有33篇报纸文章是基于非法获得的信息。</text:p>
      <text:p text:style-name="P4">
MGN的审判于五月开始，哈里和其他索赔人的律师试图证明，非法的信息收集是在高级编辑和管理人员知情和批准下进行的。哈里是四个测试案例之一，他的具体指控构成这星期前三天的重点。</text:p>
      <text:p text:style-name="P4">
然而，他星期一未出庭。与家人定居美国的哈里星期一才从美国启程前往英国，因为星期天是他的女儿莉莉贝的生日。法官范考特说，他对哈里的缺席感到惊讶。</text:p>
      <text:p text:style-name="P4">
Source: <text:a xlink:type="simple" xlink:href="https://www.zaobao.com.sg/realtime/world/story20230606-1401769" text:style-name="Internet_20_link" text:visited-style-name="Visited_20_Internet_20_Link">
https://www.zaobao.com.sg/realtime/world/story20230606-1401769</text:a>
</text:p>
      <!--NEWS-->
      <text:h text:style-name="P10" text:outline-level="1">
<text:span text:style-name="T4">
马国柔大臣：在柔佛打造第二个巴生谷</text:span>
</text:h>
      <text:p text:style-name="P4">
Author: 联合早报 (Person)</text:p>
      <text:p text:style-name="P4">
Publisher: 联合早报 (Organization)</text:p>
      <text:p text:style-name="P4">
Published Time: 2023-06-06T18:28</text:p>
      <text:p text:style-name="P4">
Modified Time: 2023-06-07T10:49</text:p>
      <text:p text:style-name="P4">
Description: 马来西亚柔佛州务大臣翁哈菲兹透露，他将致力推动柔佛的发展并提升基础建设，全力将柔佛打造成第二个巴生谷，并在2030年成为马来西亚另一个“先进州”。巴生谷包括首都吉隆坡及周围多个雪兰...</text:p>
      <text:p text:style-name="P4">
Videos: []</text:p>
      <text:p text:style-name="P4">
Audios: []</text:p>
      <text:p text:style-name="P4">
Images: []</text:p>
      <text:p text:style-name="P4">
Type: NewsArticle</text:p>
      <text:p text:style-name="P4">
Breadcrumbs: ['即时', '国际']</text:p>
      <text:p text:style-name="P4">
Keywords: ['柔佛', '州务大臣', '马来西亚']</text:p>
      <!--METADATA-->
      <text:p text:style-name="P4">
马来西亚柔佛州务大臣翁哈菲兹透露，他将致力推动柔佛的发展并提升基础建设，全力将柔佛打造成第二个巴生谷，并在2030年成为马来西亚另一个“先进州”。巴生谷包括首都吉隆坡及周围多个雪兰莪城镇，是马国经济最发达的地区。</text:p>
      <text:p text:style-name="P4">
翁哈菲兹接受网媒“Malaysia Gazette”访问时说，吉隆坡和新加坡的土地使用堪称饱和，因此许多吉隆坡及新加坡的公司想扩大业务时，都会考虑柔佛。</text:p>
      <text:p text:style-name="P4">
他说：“我们地理位置优越。从吉隆坡到柔佛只要三小时，新加坡樟宜到柔佛仅需约20分钟。柔佛的经商成本比吉隆坡低约三成，比新加坡低约七成。因此最适合（拓展业务）的地点就是柔佛。我们有土地和资源，也更具成本效益。”</text:p>
      <text:p text:style-name="P4">
他深信柔佛具备发展成马国第二个巴生谷的潜力，也相信州政府持续改善振林山关卡、医院、道路及其他基础建设项目后，柔佛将能继续吸引外资。</text:p>
      <text:p text:style-name="P4">
他说，州政府也实施“柔佛快捷通道”（Johor FastLane）政策，全力简化繁文褥节，并加速投资审批程序。“以前需要六个月时间处理文件，现在只需三个月。”据柔州政府，柔佛是马国去年获得最多外国直接投资的州属，达706亿令吉（约207亿新元），今年首季则有106亿令吉。</text:p>
      <text:p text:style-name="P4">
他相信柔佛有潜能成为第二个吉隆坡。“如果策略正确，并获得联邦政府、州政府与人民的支持，我们可以很快让柔佛成为先进州。”</text:p>
      <text:p text:style-name="P4">
Source: <text:a xlink:type="simple" xlink:href="https://www.zaobao.com.sg/realtime/world/story20230606-1401788" text:style-name="Internet_20_link" text:visited-style-name="Visited_20_Internet_20_Link">
https://www.zaobao.com.sg/realtime/world/story20230606-1401788</text:a>
</text:p>
      <!--NEWS-->
      <text:h text:style-name="P10" text:outline-level="1">
<text:span text:style-name="T4">
孟加拉热浪来袭 停电频发</text:span>
</text:h>
      <text:p text:style-name="P4">
Author: 联合早报 (Person)</text:p>
      <text:p text:style-name="P4">
Publisher: 联合早报 (Organization)</text:p>
      <text:p text:style-name="P4">
Published Time: 2023-06-06T21:17</text:p>
      <text:p text:style-name="P4">
Modified Time: 2023-06-07T10:45</text:p>
      <text:p text:style-name="P4">
Description: 孟加拉热浪促使小学关闭、停电频发，让无法开风扇降温的民众叫苦连天。气象官员警告说，援助不会马上到来。路透社报道，孟加拉最高温度从10天前的32摄氏度飙升至近41摄氏度。孟加拉气象局...</text:p>
      <text:p text:style-name="P4">
Videos: []</text:p>
      <text:p text:style-name="P4">
Audios: []</text:p>
      <text:p text:style-name="P4">
Images: []</text:p>
      <text:p text:style-name="P4">
Type: NewsArticle</text:p>
      <text:p text:style-name="P4">
Breadcrumbs: ['即时', '国际']</text:p>
      <text:p text:style-name="P4">
Keywords: ['孟加拉', '热浪', '气候变化', '高温', '停电']</text:p>
      <!--METADATA-->
      <text:p text:style-name="P4">
孟加拉热浪促使小学关闭、停电频发，让无法开风扇降温的民众叫苦连天。气象官员警告说，援助不会马上到来。</text:p>
      <text:p text:style-name="P4">
路透社报道，孟加拉最高温度从10天前的32摄氏度飙升至近41摄氏度。孟加拉气象局警告说，高温没有结束的迹象。科学家说，气候变化正在促使夏季的热浪更加频繁、严重和漫长。</text:p>
      <text:p text:style-name="P4">
孟加拉电力、能源和矿产资源部部长纳斯鲁尔·哈米德（NasrulHamid）说，燃料短缺导致包括最大燃煤电厂在内的几个发电机组关闭，因此孟加拉可能还会面临两个星期的停电。</text:p>
      <text:p text:style-name="P4">
孟加拉近几个月的停电问题导致经济受创，特别是占总出口80%以上的关键服装行业。</text:p>
      <text:p text:style-name="P4">
首都达卡的一名店主拉赫曼说：“近来天气热得不合理，但长达数小时的停电进一步增加了我们的痛苦。”</text:p>
      <text:p text:style-name="P4">
不少民众因为热浪求医。西北部的医生沙伊斯拉姆说：“我们收到许多中暑或其他与热有关疾病的患者。”</text:p>
      <text:p text:style-name="P4">
Source: <text:a xlink:type="simple" xlink:href="https://www.zaobao.com.sg/realtime/world/story20230606-1401833" text:style-name="Internet_20_link" text:visited-style-name="Visited_20_Internet_20_Link">
https://www.zaobao.com.sg/realtime/world/story20230606-1401833</text:a>
</text:p>
      <!--NEWS-->
      <text:h text:style-name="P10" text:outline-level="1">
<text:span text:style-name="T4">
美国风投巨擘红杉将拆分中国业务 (Free Version)</text:span>
</text:h>
      <text:p text:style-name="P4">
Authors: ['凯•威金斯', '瑞安•麦克莫罗']</text:p>
      <text:p text:style-name="P4">
Publisher: 英国《金融时报》</text:p>
      <text:p text:style-name="P4">
Time: 2023-06-06T23:18:07+00:00</text:p>
      <text:p text:style-name="P4">
Published Time: 2023-06-06T12:00:99+08:00</text:p>
      <text:p text:style-name="P4">
Modified Time: 2023-06-06T19:19:99+08:00</text:p>
      <text:p text:style-name="P4">
Description: 将于明年3月完成的这一拆分标志着最成功的美中投资联盟之一画上句号。红杉中国将采用新的英文品牌名“HongShan”。</text:p>
      <text:p text:style-name="P4">
Images: []</text:p>
      <text:p text:style-name="P4">
Themes: ['红杉资本', '关注']</text:p>
      <text:p text:style-name="P4">
Keywords: ['红杉资本', '中国商业与金融', '亚太公司', '新兴市场', '投资', 'TikTok', '字节跳动', '阿里巴巴', '中国政府', '纽交所', '滴滴出行', '美国政府']</text:p>
      <text:p text:style-name="P4">
Type: Article</text:p>
      <!--METADATA-->
      <text:p text:style-name="P4">
在美中紧张升温的背景下，风险投资巨擘红杉资本(Sequoia Capital)将把中国业务拆分为一个单独的实体。</text:p>
      <text:p text:style-name="P4">
这家驰名的硅谷公司曾押注TikTok母公司字节跳动(ByteDance)和阿里巴巴(Alibaba)等快速成长的科技公司。它在周二表示，将单独运营中国业务，使其成为一个“完全独立”的实体，与美国业务分开。</text:p>
      <text:p text:style-name="P4">
Source: <text:a xlink:type="simple" xlink:href="http://www.ftchinese.com/story/001099882" text:style-name="Internet_20_link" text:visited-style-name="Visited_20_Internet_20_Link">
http://www.ftchinese.com/story/001099882</text:a>
</text:p>
      <!--NEWS-->
      <text:h text:style-name="P10" text:outline-level="1">
<text:span text:style-name="T4">
阿里巴巴分拆后的挑战与风险 (Free Version)</text:span>
</text:h>
      <text:p text:style-name="P4">
Authors: ['为FT中文网撰稿']</text:p>
      <text:p text:style-name="P4">
Publisher: 英国《金融时报》</text:p>
      <text:p text:style-name="P4">
Time: 2023-06-06T23:23:13+00:00</text:p>
      <text:p text:style-name="P4">
Published Time: 2023-06-06T12:00:99+08:00</text:p>
      <text:p text:style-name="P4">
Modified Time: 2023-06-06T19:26:99+08:00</text:p>
      <text:p text:style-name="P4">
Description: 杨方曦：阿里巴巴的重组，无疑将改变其与投资者的关系，同时也会对其内部的工作方式和权力博弈产生深远影响。</text:p>
      <text:p text:style-name="P4">
Images: ["<text:a xlink:type="simple" xlink:href="https://thumbor.ftacademy.cn/unsafe/picture/4/000154924_piclink.jpg" text:style-name="Internet_20_link" text:visited-style-name="Visited_20_Internet_20_Link">
000154924_pic...</text:a>
"]</text:p>
      <text:p text:style-name="P4">
Themes: ['阿里巴巴', '关注']</text:p>
      <text:p text:style-name="P4">
Keywords: ['阿里巴巴', '电商']</text:p>
      <text:p text:style-name="P4">
Type: Article</text:p>
      <!--METADATA-->
      <text:p text:style-name="P4">
<draw:frame draw:style-name="fr1" draw:name="Image50" text:anchor-type="as-char" svg:width="6.9236in" svg:height="4.617987in" draw:z-index="0">
<draw:image xlink:href="../Images/FT Chinese Free Version/2023-06-06T23-23-13-00-00/00015492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阿里巴巴于5月18日的财报电话会议，是在大刀阔斧的分拆改革后的首次小考“成绩单”。具体的财报细节之外，中心思想是对缩减亏损和持续改善的努力。虽然阿里巴巴向投资者传达了决心，但在描述过去的季度表现和展望未来的时候，仍保持着谨慎的态度。</text:p>
      <text:p text:style-name="P4">
阿里巴巴已被划分为六大业务集团，这项重组旨在提升公司的股东价值和市场竞争测序力。这些新的业务单位分别为：云智能集团、淘宝天猫商业集团、本地服务集团、菜鸟智能物流、全球数字商务集团和数字媒体娱乐集团。每个集团均由自己的首席执行官和董事会进行管理。虽然各集团都围绕其核心业务运营，但仍涵盖许多尚未单独列为业务部门和项目。许多分析人士指出，这次重组的意图在于，一方面通过“瘦身”缓解政府对“大而不倒”的担忧，另一方面，让各业务线独立运营，自负盈亏，可以摆脱“大锅饭”的局面。</text:p>
      <text:p text:style-name="P4">
阿里巴巴必须在多元化发展和运营复杂性之间找到平衡。作为一个有中国特色的企业集团，阿里巴巴正在并行推动有着三项核心的改革任务。</text:p>
      <text:p text:style-name="P4">
第一项是做好估值管理。在财报电话会议上，阿里揭示了未来的走向，宣布在阿里巴巴集团董事会下设立资本管理委员会。这个由副主席蔡崇信、前CFO武卫、CEO张勇和总裁迈克尔•埃文斯（Michael Evans）等关键成员组成的委员会，将管理各个业务部门的主要的资本分配。</text:p>
      <text:p text:style-name="P4">
在新的控股结构下，新设立的合规与风险委员位高权重。这个委员会监督一份广泛的“预留事项”清单，虽然这个清单与资本管理委员会是分开的，但除财务报告外，其他合规事项都需要委员会的批准。</text:p>
      <text:p text:style-name="P4">
换句话说，财政和监管大权再次回到了能拍板做决策的一小批人的手中。但决策和治理机制透明化了，这有助于提升投资人信心，从而达到支撑估值的目的。</text:p>
      <text:p text:style-name="P4">
与其同时，阿里巴巴必须继续进行股票回购并吸引战略投资者来支持其估值。现在的种种操作一方面是压力下的变革，但也可以解读成“充分利用”剩余价值，通过金融手段转化。包括菜鸟物流和盒马鲜生在内的企业能否成功上市，将是对阿里巴巴重组后能否妥善处理，并有效管理其与各控股公司间关系和利益的重要考验。如果这些IPO不能顺利进行，那投资人将对阿里巴巴的业务策略调整产生质疑。因此，这些IPO的执行成果将成为阿里巴巴未来发展方向的关键指标。</text:p>
      <text:p text:style-name="P4">
阿里巴巴的重组，无疑将改变其与投资者的关系，同时也会对其内部的工作方式和权力博弈产生深远影响。然而，这些变化是否能够成功，最终取决于阿里巴巴是否能够在满足投资者的期望继续发展，同时维持中国最大的电商平台的地位。从更宏观的角度看，阿里巴巴的重组和变化可能反映出更大的行业趋势。在中国和全球，技术公司面临着不断增长的竞争压力，以及由于监管压力和公众期望日益增加而产生的新挑战。企业需要进行改革，并保持竞争力。</text:p>
      <text:p text:style-name="P4">
第二项是审视与竞争对手以及监管机制的关系。技术行业的全球竞争格局正在发生变革。新兴挑战者，如拼多多和字节跳动，凭借其更狼性的执行力，在国内外市场夺走了阿里巴巴等领先科技巨头的市场份额。阿里巴巴的业务重组可以看作是应对这一新竞争格局的策略，通过分拆后变得更加灵活，更易吸引新的战略投资，从而提升对投资者的透明度。毫无疑问，阿里巴巴现在正处于一个关键的转折点，必须适应这日益复杂和激烈的竞争环境，才能在新的发展阶段保持领先地位。</text:p>
      <text:p text:style-name="P4">
其中一个手段是优化人员规模。在过去的一年中，阿里巴巴已经减少了7.7%的员工，或大约19725名全职员工。削减成本外，潜在的分拆、子公司筹款和计划中的IPO都进一步标志着从扩张到变现的战略转变。面临政府对科技行业加强监管的大背景，其中涉及公平竞争、数据安全和用户权益的更严格的要求，阿里巴巴也将面临新的压力和责任，调整和重新审视其商业模式和战略。</text:p>
      <text:p text:style-name="P4">
第三项，是剥离表现不够出色的业务，和有融资潜力但消耗大量现金业务。利用财务手段，专注于提高资本效率和利润的前景合情合理，但阿里正在进行的一系列的增收减支的举措也是把双刃剑。</text:p>
      <text:p text:style-name="P4">
阿里巴巴云智能集团正在筹备接下来12个月到18月内的上市计划，这涉及到了一系列复杂的问题。首先，阿里云决定独立上市涉及资产重组，和面临未来硬件折旧及资本开支的责任。这可能对新的上市公司的盈利能力，和阿里集团在其成功上市后在这个中国最大的云平台之一的股权占比产生影响。</text:p>
      <text:p text:style-name="P4">
此外，估值也是个棘手的问题。据Interconnected的调研，阿里云在过去这个季度的营收同比出现了-2%的收缩。原因是曾经占据阿里云收入三分之一的字节跳动，已将其海外业务转移到甲骨文（Oracle），以满足对保护美国用户数据的技术要求。高盛最近对阿里云的估值为410亿美元(其EV/销售TTM的3.7倍)。相比于市值约2150亿美元的阿里巴巴，如果阿里云想通过分拆后实现同等规模的市值，显然还需要走一段漫长的道路。</text:p>
      <text:p text:style-name="P4">
"未来属于更坚定、更敏捷、更拥抱未来的人"，这句话对于正在经历改革洗礼的阿里来说，既充满期望，也蕴含着警示的味道。</text:p>
      <text:p text:style-name="P4">
<text:span text:style-name="T5">
(本文仅代表作者本人观点，责编：闫曼 man.yan@ftchinese.com)</text:span>
</text:p>
      <text:p text:style-name="P4">
Source: <text:a xlink:type="simple" xlink:href="http://www.ftchinese.com/story/001099878" text:style-name="Internet_20_link" text:visited-style-name="Visited_20_Internet_20_Link">
http://www.ftchinese.com/story/001099878</text:a>
</text:p>
      <!--NEWS-->
      <text:h text:style-name="P10" text:outline-level="1">
<text:span text:style-name="T4">
降低大国核竞赛风险需要公众的关注与参与 (Free Version)</text:span>
</text:h>
      <text:p text:style-name="P4">
Authors: ['塞巴斯蒂安•菲利普，赵通为FT中文网撰稿']</text:p>
      <text:p text:style-name="P4">
Publisher: 英国《金融时报》</text:p>
      <text:p text:style-name="P4">
Time: 2023-06-06T23:26:22+00:00</text:p>
      <text:p text:style-name="P4">
Published Time: 2023-06-06T12:00:99+08:00</text:p>
      <text:p text:style-name="P4">
Modified Time: 2023-06-06T19:26:99+08:00</text:p>
      <text:p text:style-name="P4">
Description: 菲利普、赵通：在当前主要大国之间的核竞赛和紧张局势升级的背景下，公众的知情和理性表达意见的能力尤为重要。</text:p>
      <text:p text:style-name="P4">
Images: ["<text:a xlink:type="simple" xlink:href="https://thumbor.ftacademy.cn/unsafe/picture/1/000085721_piclink.jpg" text:style-name="Internet_20_link" text:visited-style-name="Visited_20_Internet_20_Link">
000085721_pic...</text:a>
"]</text:p>
      <text:p text:style-name="P4">
Themes: ['核问题', '关注']</text:p>
      <text:p text:style-name="P4">
Keywords: ['核问题', '核武器', '中美关系']</text:p>
      <text:p text:style-name="P4">
Type: Article</text:p>
      <!--METADATA-->
      <text:p text:style-name="P4">
<draw:frame draw:style-name="fr1" draw:name="Image51" text:anchor-type="as-char" svg:width="6.9236in" svg:height="4.617987in" draw:z-index="0">
<draw:image xlink:href="../Images/FT Chinese Free Version/2023-06-06T23-26-22-00-00/00008572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50年前美国国内曾经历了一场激烈的公众辩论，当时引起美国民众广泛关注的问题是：如果苏联对美国的核武器基地发动核打击的话，会给普通老百姓造成多大伤亡。这场公众讨论的焦点是美国政府于上世纪60年代在人口稀少的中西部地区建造的数百个洲际弹道导弹发射井。万一美苏爆发核战争，这些导弹发射井将成为首要的被打击目标。经由美国的独立学者、国会的研究机构以及最终由美国国防部进行的研究发现，这些位于人口稀少区的导弹发射井受袭后产生的放射性尘埃将随风扩散至数百英里外，从而带来数百万的平民死亡。这些研究成果深刻地影响了公众对美国核政策的广泛关注和审视监督。</text:p>
      <text:p text:style-name="P4">
如今，据信中国正在其西北偏远地区建造总计数百个发射井的三个大型洲际弹道导弹发射井基地。虽然中国这种增强核力量的措施在理论上可以降低美国对中国发动核打击的可能性，但中国决策者显然对这种核打击依然有所担心。既然中国不认为中美之间爆发核战争的可能性小到可以完全忽略，那么处于西北地区的这些导弹基地很可能在核战争初期成为首当其冲被打击的目标。近日，一项新的研究首次揭示了中国核导弹发射井的部署与美国现有核战略之间的相互作用可能导致的平民伤亡规模。</text:p>
      <text:p text:style-name="P4">
据公开信息显示，中国正在进行的扩大核武库的进程是全方位的，包括陆基、海基和空基核武器。美国国防部估计，到2027年，中国的核武库规模可能达到700枚核弹头，到2030年可能达到1000枚，达到与美俄同样的数量级。其中重要的一环就是位于西北地区的三个洲际弹道导弹发射基地。这些基地一旦建成，可能容纳超过300枚新的洲际弹道导弹，如果每枚导弹携带三个弹头，仅这三个基地就能将中国的核武器总数增加近1000枚，成为中国未来核武库的中坚力量。在中国长期保有大概200枚核武器的数十年之后，这标志着前所未有的核力量扩充。</text:p>
      <text:p text:style-name="P4">
中美之间不断升级的政治和安全竞争已使中美核冲突成为一个更加严重和紧迫的军事话题。中国近年来似乎也在逐渐放弃之前简单的大规模核反击战略，转向更复杂的分级或灵活核反击，获得更精确可控地对不同规模和级别的核打击进行同等反击的能力，以对不同程度的核威胁进行更有效威慑。在中美双方均依赖灵活反应的分级核打击能力试图对核战争升级进程进行有利于己方的管控时，核冲突发生的门槛将比之前降低，核战争开打之后不断升级的风险也比之前升高。</text:p>
      <text:p text:style-name="P4">
虽然美国的核战略并不试图对中国这样的对手发动突然性的全面核打击，但是在双方越过核门槛后的战争逐渐升级过程中，美国为了限制自己的核心军事系统和人口可能遭受的损害，并不排除会对对手尚存的核武器发动攻击。在这种背景下，中国在内蒙古、甘肃、新疆的三个洲际导弹发射井基地就有可能成为重点目标。此次发表在同行评议的期刊《科学与全球安全》上的新研究利用了美国核战略的公开信息、中国新建导弹井的位置以及详细的气象和人口分布数据，以了解此类攻击的影响。</text:p>
      <text:p text:style-name="P4">
鉴于导弹井基地处于荒漠地带，核爆炸产生的冲击波、热浪和瞬时核辐射会杀伤附近居民，但范围更广的危害将来自于放射性物质随风向下风向扩散，在随后的数天至几周内对远至几千公里之外的广大人口稠密地区带来超过致死量的放射性沉降。计算机模拟显示，在平均气象条件下，如果人们有机会使用庇护设施以减少辐射暴露，那么中国东部人口稠密地区可能有超过500万人因放射性沉降而死亡。在最糟糕的气象条件下，可能会有超过1300万人死亡。如果人们没有机会获得提前预警并在随后的数天内采取防范躲避措施，那么平均死亡人数可能达到1700万人，最坏气象条件下可能达到4600万人。</text:p>
      <text:p text:style-name="P4">
尤其令人担忧的是位于内蒙古鄂尔多斯的导弹井基地。由于这些导弹井的位置，当地的气象条件可能导致核爆炸产生的放射性物质升入高空并直接飘向北京，导致首都及周边地区的严重平民伤亡。</text:p>
      <text:p text:style-name="P4">
上述研究仅考虑了三个偏远地区导弹井基地受袭的有限情景，并没有包括其它位于人口稠密区的核武基地受袭的影响。即使在这种有限场景下，单单中国的平民死亡人数就可能超过全球范围内第一次世界大战的总平民死亡人数，接近第二次世界大战的总平民死亡人数。这些数字表明，虽然美国的核政策禁止对平民目标进行直接打击，但其针对偏远地区纯粹军事设施的打击仍然会造成不可想象的平民伤亡。核武器使用政策能否符合国际人道主义法律原则，是包括美国在内的核武器国家需要深刻反省的问题。</text:p>
      <text:p text:style-name="P4">
对于中国来说，中国公众很少就若中国与美国围绕台湾或其他问题爆发战争时对他们自己和子孙后代的生命安全、健康和正常生活会有何种潜在后果进行公开讨论。这在一定程度上推动了国内舆论场中常见的挺战言论。中国网民也常常支持强硬的核政策。他们似乎很少去深入探讨，即使中国有能力用核武器对美国造成不堪承受的人员损失，但在战争升级到核冲突的早期阶段，中国可能需要付出的生命代价。</text:p>
      <text:p text:style-name="P4">
即便是中国安全和核政策领域的专业研究人员也很少广泛关注或进行关于不同冲突情景的自身损伤后果的公开定量研究。对导弹井的风险以及导弹井遭到攻击的可能后果的公开研究缺失，反映出学者和政策专家还不认为此类发生几率小但后果极为严重的问题应该在公共对话空间予以关注和探讨。鄂尔多斯基地的选址暴露的风险表明，在决策过程中可能没有充分考虑相关问题，或者决策过程中的相关研究可能不够深入。</text:p>
      <text:p text:style-name="P4">
西北导弹井受袭产生的核尘埃不会停留在中国边境，还可能导致邻国如朝鲜、韩国、日本和蒙古等地100的平民死亡。正如中国所倡导的“人类命运共同体”的理念所体现的那样，大国的安全政策及大国间的安全对抗可能对地区甚至全球民众的生命和健康产生直接影响。</text:p>
      <text:p text:style-name="P4">
导弹井的选址只是问题的一个侧面，其所指向的更重要问题是中国在短短几年内以前所未有的规模和速度进行核力量建设，引起了全球的关注。也许是出于保密的考虑，中国政府一直否认这些建设项目的存在，也没有就未来发展的基本规划和战略目的等给予说明解释。但这也使得中国公众难以就涉及自身重大利益的事项行使合理的知情权，也无法表达意见和落实监督职能。</text:p>
      <text:p text:style-name="P4">
即使中国公众对这类大规模项目在和平时期的经济成本和环境影响不关心，他们可能仍然想知道在军事冲突发生时他们的生活和长期健康将可能因此受到何种影响，以及中国的大规模核力量建设是否会带来国家利益和国际关系层面的其他风险。弄清楚这些问题需要足够的时间和有效的监督制衡机制的保障。仓促行事，则可能带来风险大于收益的结果。现代社会发展过程中的各种经验教训表明，在一个没有公众知情和参与的封闭决策体系里，很难确保相关决策的客观性、科学性和平衡性，并充分考虑所有国内利益攸关者的关切。美国在这方面走过的弯路，值得所有人借鉴。</text:p>
      <text:p text:style-name="P4">
中美这样的核大国有义不容辞的国际责任，需要确保自己的核武器政策是公开、透明和高度负责任的。他们也需要积极探索军控和危机管理等各种降低风险措施。负责任的政策制定来源于积极接受国内公众的监督和认真回应国际公众的关切。在当前主要大国之间的核竞赛和紧张局势升级的背景下，公众的知情和理性表达意见的能力尤为重要。只有通过提高内部透明度，允许和鼓励公众参与战略政策的讨论和制定，才能确保国家的核政策和战略安全决策不仅能够维护国家安全，还能平衡国内和国际利益，并促进全球的和平与稳定。</text:p>
      <text:p text:style-name="P4">
<text:span text:style-name="T5">
（注：塞巴斯蒂安•菲利普 (SebastienPhilippe)是普林斯顿大学科技与国际安全项目研究员；赵通是普林斯顿大学科技与国际安全项目访问学者和卡内基国际和平研究院资深研究员。本文仅代表作者个人观点。责编邮箱bo.liu@ftchinese.com）</text:span>
</text:p>
      <text:p text:style-name="P4">
Source: <text:a xlink:type="simple" xlink:href="http://www.ftchinese.com/story/001099871" text:style-name="Internet_20_link" text:visited-style-name="Visited_20_Internet_20_Link">
http://www.ftchinese.com/story/001099871</text:a>
</text:p>
      <!--NEWS-->
      <text:h text:style-name="P10" text:outline-level="1">
<text:span text:style-name="T4">
沙特的油价保卫战或代价高昂 (Free Version)</text:span>
</text:h>
      <text:p text:style-name="P4">
Author: Summer Said</text:p>
      <text:p text:style-name="P4">
Publisher: 华尔街日报中文网</text:p>
      <text:p text:style-name="P4">
Published Time: 2023-06-06T23:35:00.000Z</text:p>
      <text:p text:style-name="P4">
Modified Time: 2023-06-06T23:35:00.000Z</text:p>
      <text:p text:style-name="P4">
Created Time: 2023-06-06T02:43:00.000Z</text:p>
      <text:p text:style-name="P4">
Description: 沙特在刚刚过去的这个周末宣布削减10%的石油产量以提振价格，目前为止的成效表明此举可能代价高昂。</text:p>
      <text:p text:style-name="P4">
Images: []</text:p>
      <text:p text:style-name="P4">
Categories: ['金融市场']</text:p>
      <text:p text:style-name="P4">
Keywords: SYND,LINK:EN|WP-WSJ-0000952492</text:p>
      <text:p text:style-name="P4">
Type: Article</text:p>
      <!--METADATA-->
      <text:p text:style-name="P4">
沙特在刚刚过去的这个周末宣布 <text:a xlink:type="simple" xlink:href="https://cn.wsj.com/articles/CN-FIN-20230605083019" text:style-name="Internet_20_link" text:visited-style-name="Visited_20_Internet_20_Link">
 削减10%的石油产量 </text:a>
 以提振价格，目前为止的成效表明此举可能代价高昂。</text:p>
      <text:p text:style-name="P4">
Source: <text:a xlink:type="simple" xlink:href="https://cn.wsj.com/articles/%E6%B2%99%E7%89%B9%E7%9A%84%E6%B2%B9%E4%BB%B7%E4%BF%9D%E5%8D%AB%E6%88%98%E6%88%96%E4%BB%A3%E4%BB%B7%E9%AB%98%E6%98%82-22cb447e" text:style-name="Internet_20_link" text:visited-style-name="Visited_20_Internet_20_Link">
https://cn.wsj.com/articles/%E6%B2%99%E7%89%B9%E7%9A%84%E6%B2%B9%E4%BB%B7%E4%BF%9D%E5%8D%AB%E6%88%98%E6%88%96%E4%BB%A3%E4%BB%B7%E9%AB%98%E6%98%82-22cb447e</text:a>
</text:p>
      <!--NEWS-->
      <text:h text:style-name="P10" text:outline-level="1">
<text:span text:style-name="T4">
裸辞之后的四个月 (Free Version)</text:span>
</text:h>
      <text:p text:style-name="P4">
Authors: ['']</text:p>
      <text:p text:style-name="P4">
Publisher: 英国《金融时报》</text:p>
      <text:p text:style-name="P4">
Time: 2023-06-06T23:43:40+00:00</text:p>
      <text:p text:style-name="P4">
Published Time: 2023-06-06T12:00:99+08:00</text:p>
      <text:p text:style-name="P4">
Modified Time: 2023-06-06T19:44:99+08:00</text:p>
      <text:p text:style-name="P4">
Description: 张乐愚：在习惯思维里，人是要被固着在工作的标签上的。没有工作，那你是谁？这句话听着十分熟悉，类似的语句还有：你为什么还不结婚？</text:p>
      <text:p text:style-name="P4">
Images: ["<text:a xlink:type="simple" xlink:href="https://thumbor.ftacademy.cn/unsafe/picture/8/000183528_piclink.jpg" text:style-name="Internet_20_link" text:visited-style-name="Visited_20_Internet_20_Link">
000183528_pic...</text:a>
"]</text:p>
      <text:p text:style-name="P4">
Themes: ['专栏', '35岁之后的人生', '关注']</text:p>
      <text:p text:style-name="P4">
Keywords: ['35岁之后的人生', '求职', '职场', '生活']</text:p>
      <text:p text:style-name="P4">
Type: Article</text:p>
      <!--METADATA-->
      <text:p text:style-name="P4">
<draw:frame draw:style-name="fr1" draw:name="Image52" text:anchor-type="as-char" svg:width="6.9236in" svg:height="4.617987in" draw:z-index="0">
<draw:image xlink:href="../Images/FT Chinese Free Version/2023-06-06T23-43-40-00-00/00018352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今年1月，我从供职了五年的公司离职，放弃了一份社会意义上体面的工作，这同时也意味着放弃了一种原来带有社会认同的角色和归属感。很多朋友带着或惊讶或不解的语气关心：“你干嘛要离职？”</text:p>
      <text:p text:style-name="P4">
在我们的习惯思维里，人是要被“固着”在一份工作的标签上的，如果一个人不在工作的话，他对外的社交名片当中便很难有一个被大家所理解和接受的身份。你没有工作，那你是谁？这句话听着十分熟悉，类似的句式在我们周围充斥还有诸如：你为什么还不结婚？</text:p>
      <text:p text:style-name="P4">
但当我们在一个高压、异化的环境之中久了，精神长期处于紧绷和刺激之中，人要么容易倦怠，要么形成防御机制陷入麻木。好在我没有让自己活成一个面目模糊的中年人。一个内心的声音升起，“这应该不是我想要的。”裸辞间歇的日子差不多4个多月了，有趣的是，辞职之后，我不知道为何会逐渐成为了姐妹圈子里的辞职意见领袖，有想辞职的朋友在纠结不定的时候都会来寻求我的意见，尽管我并不会随意鼓动每个人离职。</text:p>
      <text:p text:style-name="P4">
小J是我在香港工作的朋友，因为做的事情是面向大陆市场的跨境电商，每天需要和在内地工作的合作伙伴一起共事，工作节奏也被迫被带着卷了起来，长时间下来她感到身心俱疲，她想辞职休息，但是家里人不太支持她裸辞，因此迟迟不能下定决心。小Z是我在央企工作的朋友，央企稳定福利好，而且她这几年在公司内部年年优秀员工，心气正高的时候空降一个新的领导否定并打破了原来的工作节奏，她有点不知是去是留。原来很多人其实对自己在工作之中的现状也并非有多么满意。</text:p>
      <text:p text:style-name="P4">
豆瓣上有个引起高赞的共鸣贴：我感觉中国人的人生好像是不能停下的，要一直一刻不停的往前走，如果我说我想休息一段时间，周围的人都会觉得我疯掉了。底下点赞最高的回复更为具象：我们的gapyear是高四、是二战、是考公考编一次没上岸的第二年……我相信裸辞和很多单身的人一样，我们并不是厌恶工作的，也并非是要单身到底，我们反对的是一种僵化，一种失去自主选择的自在。</text:p>
      <text:p text:style-name="P4">
“人是需要休息，也是可以休息的”，这个近乎常识性的观念在我们这个勤劳勇敢的民族当中迄今并没有成为共识，特别是伴随着经济快速发展的四十多年里，用忙碌证明自己的价值所在在我们当下是不需要动脑子的集体无意识。因此这种继承而来的潜意识变成了同龄人之间的一种默契——忙碌是我们的光环与铠甲。</text:p>
      <text:p text:style-name="P4">
现在回望辞职前的日子，可以总结为“既倦怠又努力”，然而所谓“努力”实则是人自作聪明的控制欲作祟，这样的努力之后并没有迎来正向的效果，那会儿的我对自己的生活状态处在极度不满的评价之中。当人的底层状态不太好的时候，这上面盖起来的任何建筑物都处于摇摇欲坠之中。辞职之前我就是这样一种摇摇欲坠的感觉，尽管外面的一切看上去还凑合。</text:p>
      <text:p text:style-name="P4">
停下来的日子里，开始触碰自己真正“重要但不紧急”的清单里的事情。“清理”一度变成首要主题，无论是家里堆的到处都是的书籍，有的根本还没来得及翻过，还是溢出衣柜春夏秋冬的衣物，有的静静地躺在衣柜三年都没有穿过了，没有使用价值的物品无论价码都下定决心将它们清理出我的空间。这是在跟过去旧的自己不断告别的方式。</text:p>
      <text:p text:style-name="P4">
然而我发现“清理”于我来说并不是一件容易的事情，它是一个需要反复多次实现的工程，因为总会有借口跟自己说，不穿的衣服早晚会有需要的场合，没看的书我终究还是会找时间看完……到最后一柜子衣服并没有肉眼可见地变少，也许我们对于清晰地了然自己想要什么样的生活并非是一夜之间发生的事情。</text:p>
      <text:p text:style-name="P4">
“我在培土时，也在耕耘我的心。我清除花园里的杂草时，也在清楚我内在杂草般的焦虑、愤怒、骄傲、自我和恐惧。”借由大量断舍离过去自己的物品，我想为新的经验流动腾出空间。这背后既是对自己过往的重新解构，也意味着我们已经对自己想要拥抱何种的生活做好准备。</text:p>
      <text:p text:style-name="P4">
某日清晨早课，我的瑜伽老师说，人在习练瑜伽体式之中只需要静静地待着放松，这个体式就在慢慢自己发挥作用，也是最快的进步方式，生命原本的状态就在进行，不必急于用力。我有些恍悟。</text:p>
      <text:p text:style-name="P4">
目标导向，异常用力，工作之中的我不觉得这是需要治的“病”。辞职之后，从一份状态抽离到另一个状态之中，才慢慢体悟到原来我们可以更加立体地望向生活四周，不必目光如炬地持续盯着一个目标，于我来说这是探索到的一份新大陆。随之而来的是拥有一种自然流动的生命状态，不必每天都像是在打仗一样的挣扎之中，这也变成了一种全新的体验。</text:p>
      <text:p text:style-name="P4">
更为惊喜的是，某次回家陪伴父母，我发现自己能够真正“看见”他们，所谓“看见”是清晰地了然他们之间的交谈话题，我妈为什么因为一件鸡毛蒜皮的事情跟我爸喋喋不休，这在过去我认为压根不“值得”关注的事情，自然而然地流经我的感官体验。</text:p>
      <text:p text:style-name="P4">
让自己有意识地全然地和周围的空间待在一起，活在当下不再是从别人那里听来的一个道理，这种不曾体会的感受像是一束阳光透过一堵水泥墙上的缝隙零散地直射进我的生活里来。这或许就是当下流行的正念训练。</text:p>
      <text:p text:style-name="P4">
当留给自己的时间增多，人的心智带宽增加，感受鲜活世界的能力也在恢复。创造新的体验便越发成为自然。在和很多好久不联系的朋友重新交流之后，我发现同龄的朋友们其实面临着类似的困境，人过35岁，心理倦怠和时不时钻出来的迷茫……顺着水流的方向，于是我开始了《35岁之后的人生》系列专栏。每次面对一位采访对象，从聊一个新的话题开始都是一次全新的体验。与其说这是一个写他人的专栏，不如说这是借由走进他人让我实实在在看到生活立体的模样。</text:p>
      <text:p text:style-name="P4">
美国学者威廉•布瑞奇在他的成名之作《转变之书》当中说，“开始就是结束，结束就是开始，正是结束之处我们重新开始。”如果我的朋友真的下定决心辞职，那我会第一时间跟他们说：“恭喜！不要轻易浪费每一次裸辞。”</text:p>
      <text:p text:style-name="P4">
（本文仅代表作者个人观点，作者交流微信gentlely824，编辑邮箱：zhen.zhu@ftchinese.com）</text:p>
      <text:p text:style-name="P4">
Source: <text:a xlink:type="simple" xlink:href="http://www.ftchinese.com/story/001099873" text:style-name="Internet_20_link" text:visited-style-name="Visited_20_Internet_20_Link">
http://www.ftchinese.com/story/001099873</text:a>
</text:p>
      <!--NEWS-->
      <text:h text:style-name="P10" text:outline-level="1">
<text:span text:style-name="T4">
英相苏纳克首访华府  聚焦科技领域合作、支援乌克兰</text:span>
</text:h>
      <text:p text:style-name="P4">
Publisher: 法新社</text:p>
      <text:p text:style-name="P4">
Published Time: 2023-06-07T-13:32:08+00:00</text:p>
      <text:p text:style-name="P4">
Modified Time: 2023-06-07T08:20:05+00:00</text:p>
      <text:p text:style-name="P4">
Description: （法新社华盛顿6日电） 英国首相苏纳克7日将展开为期2天的华府访问行程，与美国总统拜登、联邦参众两院议员及企业领袖会晤。经济安全将是此行重点，包括强化英美双方在经贸和新兴科技领域的合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6-07T-13-32-08-00-00/000000.png" xlink:type="simple" xlink:show="embed" xlink:actuate="onLoad" draw:mime-type="image/png"/>
</draw:frame>
</text:p>
      <text:p text:style-name="P4">
这是苏纳克（Rishi Sunak）去年10月上任以来首次访问华府，也将是他与拜登（Joe Biden）第5次会谈。</text:p>
      <text:p text:style-name="P4">
英国首相府表示，苏纳克将向美方政、商界传达，经济和防卫事务合作必须是英美同盟的2大支柱。面对新时代挑战，英美有必要将延续数十年的防卫伙伴关系扩大至经济领域的全面合作，为确保双方民众在下一个世纪的安全及早做准备。</text:p>
      <text:p text:style-name="P4">
首相府指出，近期不友好国家企图利用经济胁迫达成目标的例子增加，包括俄罗斯总统蒲亭（VladimirPutin）拉抬欧洲能源价格，以及中国广泛利用制裁措施「惩戒」批判其人权侵害事件的个人和政府。</text:p>
      <text:p text:style-name="P4">
苏纳克预计与美国政、商界代表讨论的议题包括在人工智慧等关键新兴科技领域加强研发、投资、标准和规范制定等合作，并在重要物资和技术供应链、应对经济层面外部威胁及美国实施「降低通膨法」（InflationReduction Act）等具保护主义色彩法规的情况下，寻求确保英美维持强健伙伴关系。</text:p>
      <text:p text:style-name="P4">
首相府表示，在华府期间，苏纳克将与美国国会各委员会主席举行圆桌会议，8日并将成为第一位在由全美大型企业执行长组成的「商业圆桌组织」（BusinessRoundtable）发表演说的英国首相，以及与拜登在白宫举行会谈。</text:p>
      <text:p text:style-name="P4">
热衷板球运动的苏纳克7日将在华府出席今年迈入第2届的「英美友谊」主题棒球赛，由「华盛顿国民」队（WashingtonNationals）对上「亚利桑那响尾蛇」队（ArizonaDiamondbacks）。观赏球赛期间，苏纳克预计将与和英国有密切往来的美国政、商界人士交流。</text:p>
      <text:p text:style-name="P4">
根据规划，球赛期间，英美两国军方将有空中分列式、乐仪队等联合演出，现场并将响起英美两国国歌。</text:p>
      <text:p text:style-name="P4">
除经贸和经济安全相关议题，首相府指出，对乌克兰的支援措施也将是英美会谈重点。</text:p>
      <text:p text:style-name="P4">
Source: <text:a xlink:type="simple" xlink:href="https://www.rfi.fr/cn/%E5%9B%BD%E9%99%85%E6%8A%A5%E9%81%93/20230607-%E8%8B%B1%E7%9B%B8%E8%8B%8F%E7%BA%B3%E5%85%8B%E9%A6%96%E8%AE%BF%E5%8D%8E%E5%BA%9C-%E8%81%9A%E7%84%A6%E7%A7%91%E6%8A%80%E9%A2%86%E5%9F%9F%E5%90%88%E4%BD%9C-%E6%94%AF%E6%8F%B4%E4%B9%8C%E5%85%8B%E5%85%B0" text:style-name="Internet_20_link" text:visited-style-name="Visited_20_Internet_20_Link">
https://www.rfi.fr/cn/%E5%9B%BD%E9%99%85%E6%8A%A5%E9%81%93/20230607-%E8%8B%B1%E7%9B%B8%E8%8B%8F%E7%BA%B3%E5%85%8B%E9%A6%96%E8%AE%BF%E5%8D%8E%E5%BA%9C-%E8%81%9A%E7%84%A6%E7%A7%91%E6%8A%80%E9%A2%86%E5%9F%9F%E5%90%88%E4%BD%9C-%E6%94%AF%E6%8F%B4%E4%B9%8C%E5%85%8B%E5%85%B0</text:a>
</text:p>
      <!--NEWS-->
      <text:h text:style-name="P10" text:outline-level="1">
<text:span text:style-name="T4">
中国高考登场 「习语录」成作文考题</text:span>
</text:h>
      <text:p text:style-name="P4">
Publisher: 法新社</text:p>
      <text:p text:style-name="P4">
Published Time: 2023-06-07T-15:32:08+00:00</text:p>
      <text:p text:style-name="P4">
Modified Time: 2023-06-07T08:05:02+00:00</text:p>
      <text:p text:style-name="P4">
Description: （法新社北京7日电） 中国高考今天登场，其中一份作文试题引述了「吹灭别人的灯，并不会让自己更加光明」、「一花独放不是春」等两段中国国家主席习近平的谈话，要求考生写下想法。「习语录」入题引发讨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07T-15-32-08-00-00/000000.png" xlink:type="simple" xlink:show="embed" xlink:actuate="onLoad" draw:mime-type="image/png"/>
</draw:frame>
</text:p>
      <text:p text:style-name="P4">
中国高考（大学入学考试）今天登场。据中国教育部统计，共有1291万名考生同赴考场，再创历史新高。</text:p>
      <text:p text:style-name="P4">
今年全国高考语文作文共有7套试卷，其中由教育部考试中心命题的试卷4套，北京、天津、上海则自行命题，因此共有7个不同作文考题。</text:p>
      <text:p text:style-name="P4">
据报导，由教育部命题的全国乙卷，作文试题以「吹灭别人的灯，并不会让自己更加光明；阻挡别人的路，也不会让自己行得更远」、「一花独放不是春，百花齐放春满园。如果世界上只有一种花朵，就算这种花朵再美，那也是单调的」为提要，要求考生以此写一篇文章，体现自身的思考。</text:p>
      <text:p text:style-name="P4">
题目中更强调，这两句话是「习近平总书记的讲话，以生动形象的语言说出了普遍的道理」。</text:p>
      <text:p text:style-name="P4">
据公开资讯，第一段文字出自于今年3月，习近平在北京出席中国共产党与世界政党高层对话会时发表的谈话内容；第二段文字则是2014年3月，习近平于联合国教科文组织的演讲内容。过去这两句谈话均被解读为中国宣扬「建构人类命运共同体」。</text:p>
      <text:p text:style-name="P4">
有别于「习语录」入题的全国乙卷，其他3份全国试卷则分别以「时间」、「好的故事」、「自己的空间」为题。</text:p>
      <text:p text:style-name="P4">
Source: <text:a xlink:type="simple" xlink:href="https://www.rfi.fr/cn/%E5%9B%BD%E9%99%85%E6%8A%A5%E9%81%93/20230607-%E4%B8%AD%E5%9B%BD%E9%AB%98%E8%80%83%E7%99%BB%E5%9C%BA-%E4%B9%A0%E8%AF%AD%E5%BD%95-%E6%88%90%E4%BD%9C%E6%96%87%E8%80%83%E9%A2%98" text:style-name="Internet_20_link" text:visited-style-name="Visited_20_Internet_20_Link">
https://www.rfi.fr/cn/%E5%9B%BD%E9%99%85%E6%8A%A5%E9%81%93/20230607-%E4%B8%AD%E5%9B%BD%E9%AB%98%E8%80%83%E7%99%BB%E5%9C%BA-%E4%B9%A0%E8%AF%AD%E5%BD%95-%E6%88%90%E4%BD%9C%E6%96%87%E8%80%83%E9%A2%98</text:a>
</text:p>
      <!--NEWS-->
      <text:h text:style-name="P10" text:outline-level="1">
<text:span text:style-name="T4">
获利卖压拖累 日股收挫</text:span>
</text:h>
      <text:p text:style-name="P4">
Publisher: 法新社</text:p>
      <text:p text:style-name="P4">
Published Time: 2023-06-07T-20:32:07+00:00</text:p>
      <text:p text:style-name="P4">
Modified Time: 2023-06-07T07:05:02+00:00</text:p>
      <text:p text:style-name="P4">
Description: （法新社东京7日电） 日本东京股市日经指数近日屡创30年新高后，投资人获利了结，大盘今天终场收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07T-20-32-07-00-00/000000.png" xlink:type="simple" xlink:show="embed" xlink:actuate="onLoad" draw:mime-type="image/png"/>
</draw:frame>
</text:p>
      <text:p text:style-name="P4">
日股基准日经225指数收跌593.04点，或1.82%，来到31913.74点。东证股价指数收挫29.98点，或1.34%，来到2206.30点。</text:p>
      <text:p text:style-name="P4">
Source: <text:a xlink:type="simple" xlink:href="https://www.rfi.fr/cn/%E8%B4%A2%E7%BB%8F%E5%BF%AB%E8%AE%AF/20230607-%E8%8E%B7%E5%88%A9%E5%8D%96%E5%8E%8B%E6%8B%96%E7%B4%AF-%E6%97%A5%E8%82%A1%E6%94%B6%E6%8C%AB" text:style-name="Internet_20_link" text:visited-style-name="Visited_20_Internet_20_Link">
https://www.rfi.fr/cn/%E8%B4%A2%E7%BB%8F%E5%BF%AB%E8%AE%AF/20230607-%E8%8E%B7%E5%88%A9%E5%8D%96%E5%8E%8B%E6%8B%96%E7%B4%AF-%E6%97%A5%E8%82%A1%E6%94%B6%E6%8C%AB</text:a>
</text:p>
      <!--NEWS-->
      <text:h text:style-name="P10" text:outline-level="1">
<text:span text:style-name="T4">
美媒：布林肯着眼数周内访问中国  缓和紧张关系</text:span>
</text:h>
      <text:p text:style-name="P4">
Publisher: 法新社</text:p>
      <text:p text:style-name="P4">
Published Time: 2023-06-07T-29:32:07+00:00</text:p>
      <text:p text:style-name="P4">
Modified Time: 2023-06-07T04:05:03+00:00</text:p>
      <text:p text:style-name="P4">
Description: （法新社华盛顿6日电） 美中正再次尝试控制紧张情势，美国官员今天透露，国务卿布林肯可能重新安排在数周内访问中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07T-29-32-07-00-00/000000.png" xlink:type="simple" xlink:show="embed" xlink:actuate="onLoad" draw:mime-type="image/png"/>
</draw:frame>
</text:p>
      <text:p text:style-name="P4">
布林肯（Antony Blinken）原定今年2月访中，但在美国发现本土上空飘过据称是中国间谍气球并予以击落后，布林肯就取消了行程。</text:p>
      <text:p text:style-name="P4">
法新社报导，美中两国对于美国高层官员近期访问北京，都给出正面评估，包括国务院亚太助卿康达（DanielKritenbrink）近日前往访问；康达也曾负责布林肯先前规划的行程。</text:p>
      <text:p text:style-name="P4">
一名不愿透露姓名的美国官员表示，预期布林肯将重新安排在未来数周访问中国，但强调日期尚未确定。</text:p>
      <text:p text:style-name="P4">
白宫国家安全会议发言人柯比（John Kirby）说，最近在北京举行的会谈涉及「未来访问的可能性」，且「非常有用」。</text:p>
      <text:p text:style-name="P4">
他告诉媒体：「我想不久之后，大家就会知道未来访问的消息。」</text:p>
      <text:p text:style-name="P4">
美国国务院发言人巴特尔（Vedant Patel）表示，康达和白宫国安会中国与台湾事务资深主任柏兰（SarahBeran）在中国展开了「坦诚且富有成效的讨论」；但关于布林肯未来访问一事，巴特尔只说：「我们期待在条件允许的时候，重新安排访问。」</text:p>
      <text:p text:style-name="P4">
巴特尔说：「我们的观点是，为了推进双方讨论，没有什么可取代彼此面对面或接触，无论是在华府还是北京。」 （译者：纪锦玲）</text:p>
      <text:p text:style-name="P4">
Source: <text:a xlink:type="simple" xlink:href="https://www.rfi.fr/cn/%E5%9B%BD%E9%99%85%E6%8A%A5%E9%81%93/20230607-%E7%BE%8E%E5%AA%92-%E5%B8%83%E6%9E%97%E8%82%AF%E7%9D%80%E7%9C%BC%E6%95%B0%E5%91%A8%E5%86%85%E8%AE%BF%E9%97%AE%E4%B8%AD%E5%9B%BD-%E7%BC%93%E5%92%8C%E7%B4%A7%E5%BC%A0%E5%85%B3%E7%B3%BB" text:style-name="Internet_20_link" text:visited-style-name="Visited_20_Internet_20_Link">
https://www.rfi.fr/cn/%E5%9B%BD%E9%99%85%E6%8A%A5%E9%81%93/20230607-%E7%BE%8E%E5%AA%92-%E5%B8%83%E6%9E%97%E8%82%AF%E7%9D%80%E7%9C%BC%E6%95%B0%E5%91%A8%E5%86%85%E8%AE%BF%E9%97%AE%E4%B8%AD%E5%9B%BD-%E7%BC%93%E5%92%8C%E7%B4%A7%E5%BC%A0%E5%85%B3%E7%B3%BB</text:a>
</text:p>
      <!--NEWS-->
      <text:h text:style-name="P10" text:outline-level="1">
<text:span text:style-name="T4">
中国否认在英国设有海外警察局 吁停止诋毁、抹黑行动</text:span>
</text:h>
      <text:p text:style-name="P4">
Publisher: 法新社</text:p>
      <text:p text:style-name="P4">
Published Time: 2023-06-07T-3:02:07+00:00</text:p>
      <text:p text:style-name="P4">
Modified Time: 2023-06-07T11:50:01+00:00</text:p>
      <text:p text:style-name="P4">
Description: （法新社北京7日电） 维权组织先前揭露中国在海外经营秘密警察局。英国官员表示中方已应要求关闭；但中国方面今天严词否认存在所谓的海外警察局，并敦促英方停止诋毁中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07T-3-02-07-00-00/000000.png" xlink:type="simple" xlink:show="embed" xlink:actuate="onLoad" draw:mime-type="image/png"/>
</draw:frame>
</text:p>
      <text:p text:style-name="P4">
英国内政部主责安全事务的副大臣图根哈特（Tom Tugendhat）当地时间6日表示，人权团体「保护卫士」（SafeguardDefenders）去年9月首次发布报告，揭露中国在海外设立「秘密警察站」后，中方已应英方要求关闭警察站。</text:p>
      <text:p text:style-name="P4">
中国外交部发言人汪文斌今天在今天的例行记者会上表示：「根本就没有所谓的秘密警察站。中方敦促英方尊重事实，停止渲染炒作和诋毁中国，停止给中英关系制造障碍。」</text:p>
      <text:p text:style-name="P4">
中国驻英使馆今天也在官网以答记者问方式否认「秘密警察站」一事。</text:p>
      <text:p text:style-name="P4">
驻英使馆以发言人名义表示，「根本不存在所谓的海外警察站。事实已经证明，所谓海外警察站是彻头彻尾的政治谎言，个别政客炒作这一话题纯属政治操弄。」</text:p>
      <text:p text:style-name="P4">
Source: <text:a xlink:type="simple" xlink:href="https://www.rfi.fr/cn/%E5%9B%BD%E9%99%85%E6%8A%A5%E9%81%93/20230607-%E4%B8%AD%E5%9B%BD%E5%90%A6%E8%AE%A4%E5%9C%A8%E8%8B%B1%E5%9B%BD%E8%AE%BE%E6%9C%89%E6%B5%B7%E5%A4%96%E8%AD%A6%E5%AF%9F%E5%B1%80-%E5%90%81%E5%81%9C%E6%AD%A2%E8%AF%8B%E6%AF%81-%E6%8A%B9%E9%BB%91%E8%A1%8C%E5%8A%A8" text:style-name="Internet_20_link" text:visited-style-name="Visited_20_Internet_20_Link">
https://www.rfi.fr/cn/%E5%9B%BD%E9%99%85%E6%8A%A5%E9%81%93/20230607-%E4%B8%AD%E5%9B%BD%E5%90%A6%E8%AE%A4%E5%9C%A8%E8%8B%B1%E5%9B%BD%E8%AE%BE%E6%9C%89%E6%B5%B7%E5%A4%96%E8%AD%A6%E5%AF%9F%E5%B1%80-%E5%90%81%E5%81%9C%E6%AD%A2%E8%AF%8B%E6%AF%81-%E6%8A%B9%E9%BB%91%E8%A1%8C%E5%8A%A8</text:a>
</text:p>
      <!--NEWS-->
      <text:h text:style-name="P10" text:outline-level="1">
<text:span text:style-name="T4">
美中接触如何改变我的人生 (Free Version)</text:span>
</text:h>
      <text:p text:style-name="P4">
Author: Lingling Wei</text:p>
      <text:p text:style-name="P4">
Publisher: 华尔街日报中文网</text:p>
      <text:p text:style-name="P4">
Published Time: 2023-06-07T00:20:00.000Z</text:p>
      <text:p text:style-name="P4">
Modified Time: 2023-06-07T00:20:00.000Z</text:p>
      <text:p text:style-name="P4">
Created Time: 2023-06-05T22:42:00.000Z</text:p>
      <text:p text:style-name="P4">
Description: 对于出生在中国的《华尔街日报》记者魏玲灵来说，美国与中国在20世纪90年代开始的相互接触改变了她的人生轨迹，让她有机会想象更好的未来。</text:p>
      <text:p text:style-name="P4">
Images: []</text:p>
      <text:p text:style-name="P4">
Categories: ['派', '生活']</text:p>
      <text:p text:style-name="P4">
Keywords: SYND,LINK:EN|WP-WSJ-0000923924</text:p>
      <text:p text:style-name="P4">
Type: Article</text:p>
      <!--METADATA-->
      <text:p text:style-name="P4">
一些学者曾用“Chimerica”（中美国）一词描述中国与美国的合作，那是一种拥抱共生的状态，而在过去十年里，两国关系已经走向了令人不安的相互排斥。现在，华盛顿两党达成了一种共识，即深化与中国经济关系的长期战略已经失败。而中国领导层也日益将美国视为存亡威胁。在这两个国家，任何人若主张采取较为缓和的路线，都会被视为政治上的天真或受到更糟糕的批评。</text:p>
      <text:p text:style-name="P4">
Source: <text:a xlink:type="simple" xlink:href="https://cn.wsj.com/articles/%E7%BE%8E%E4%B8%AD%E6%8E%A5%E8%A7%A6%E5%A6%82%E4%BD%95%E6%94%B9%E5%8F%98%E6%88%91%E7%9A%84%E4%BA%BA%E7%94%9F-1ee9695" text:style-name="Internet_20_link" text:visited-style-name="Visited_20_Internet_20_Link">
https://cn.wsj.com/articles/%E7%BE%8E%E4%B8%AD%E6%8E%A5%E8%A7%A6%E5%A6%82%E4%BD%95%E6%94%B9%E5%8F%98%E6%88%91%E7%9A%84%E4%BA%BA%E7%94%9F-1ee9695</text:a>
</text:p>
      <!--NEWS-->
      <text:h text:style-name="P10" text:outline-level="1">
<text:span text:style-name="T4">
试用Vision Pro：惊艳新品等待“被需要”的理由 (Free Version)</text:span>
</text:h>
      <text:p text:style-name="P4">
Authors: ['帕特里克•麦吉']</text:p>
      <text:p text:style-name="P4">
Publisher: 英国《金融时报》</text:p>
      <text:p text:style-name="P4">
Time: 2023-06-07T00:39:16+00:00</text:p>
      <text:p text:style-name="P4">
Published Time: 2023-06-06T12:00:99+08:00</text:p>
      <text:p text:style-name="P4">
Modified Time: 2023-06-06T20:39:99+08:00</text:p>
      <text:p text:style-name="P4">
Description: 这款3500美元的苹果头戴设备成功展示了一种属于当下的AR/VR愿景。至于消费者是否“需要”它，则是另一回事。</text:p>
      <text:p text:style-name="P4">
Images: ["<text:a xlink:type="simple" xlink:href="https://thumbor.ftacademy.cn/unsafe/picture/5/000183615_piclink.jpg" text:style-name="Internet_20_link" text:visited-style-name="Visited_20_Internet_20_Link">
000183615_pic...</text:a>
"]</text:p>
      <text:p text:style-name="P4">
Themes: ['苹果', '关注']</text:p>
      <text:p text:style-name="P4">
Keywords: ['苹果', '虚拟和增强现实', '三星', '扎克伯格', 'Meta']</text:p>
      <text:p text:style-name="P4">
Type: Article</text:p>
      <!--METADATA-->
      <text:p text:style-name="P4">
<draw:frame draw:style-name="fr1" draw:name="Image58" text:anchor-type="as-char" svg:width="6.9236in" svg:height="4.455715in" draw:z-index="0">
<draw:image xlink:href="../Images/FT Chinese Free Version/2023-06-07T00-39-16-00-00/000183615_piclink.jpg" xlink:type="simple" xlink:show="embed" xlink:actuate="onLoad" draw:mime-type="image/jpeg"/>
</draw:frame>
</text:p>
      <text:p text:style-name="P4">
苹果(Apple)又一次引起轰动。售价3500美元的VisionPro头戴设备吸纳了过去20年的所有主要计算趋势，然后用一种时尚而感觉舒适的方式将它们应用在你的眼睛周围，并提供新颖而私密的直观界面。</text:p>
      <text:p text:style-name="P4">
周一，在苹果举办两小时的演示会后，我是第一批获得Vision Pro30分钟私人演示的人之一，有机会尝试各种功能，包括一款“杀手级app”——首席执行官蒂姆•库克(TimCook)在数百万人在线观看的基调演讲中并没有提到这款app。</text:p>
      <text:p text:style-name="P4">
Source: <text:a xlink:type="simple" xlink:href="http://www.ftchinese.com/story/001099883" text:style-name="Internet_20_link" text:visited-style-name="Visited_20_Internet_20_Link">
http://www.ftchinese.com/story/001099883</text:a>
</text:p>
      <!--NEWS-->
      <text:h text:style-name="P10" text:outline-level="1">
<text:span text:style-name="T4">
英國：中國稱已關閉在英「警察站」</text:span>
</text:h>
      <text:p text:style-name="P4">
Author: None (Language: zh)</text:p>
      <text:p text:style-name="P4">
Publisher: None</text:p>
      <text:p text:style-name="P4">
Time: 2023-06-07T01:31:00Z</text:p>
      <text:p text:style-name="P4">
Description: 中國遭指在全球多國設立「祕密警察站」以監視、騷擾當地僑民。英國保安大臣6日表示，中國稱已應要求關閉其在英國各地所設的警察站。對此，中方如何回應？</text:p>
      <text:p text:style-name="P4">
Videos: []</text:p>
      <text:p text:style-name="P4">
Images: []</text:p>
      <text:p text:style-name="P4">
Subject: 时政风云</text:p>
      <text:p text:style-name="P4">
Subjects: ['中英关系', '海外警察站', '警察']</text:p>
      <text:p text:style-name="P4">
Keywords: ['意见反馈']</text:p>
      <text:p text:style-name="P4">
ID: 65845374</text:p>
      <!--METADATA-->
      <text:p text:style-name="P4">
<text:a xlink:type="simple" xlink:href="https://www.dw.com/zh/overlay/image/article/65845374/62517946" text:style-name="Internet_20_link" text:visited-style-name="Visited_20_Internet_20_Link">
 </text:a>
</text:p>
      <text:p text:style-name="P4">
英國保安國務大臣董勤達（資料照）</text:p>
      <text:p text:style-name="P4">
（德國之聲中文網）英國保安國務大臣董勤達（TomTugendhat，又譯圖根達特）週二（6月6日）表示，中國已經關閉了該國據報在英國各地設立的「警察服務站」，且經過調查，英方並未發現中國政府在這些地點進行任何非法活動。</text:p>
      <text:p text:style-name="P4">
人權組織「保護衛士」（Safeguard Defenders）此前指中國 <text:a xlink:type="simple" xlink:href="https://www.dw.com/zh/zh/德语媒体非官方使命-中国海外警察站/a-65531193" text:style-name="Internet_20_link" text:visited-style-name="Visited_20_Internet_20_Link">
 在全球多國設立「海外警察站」</text:a>
，引發多國陸續展開調查。該組織指，這些站點原是為提供行政服務而設立，但也被用來「監視和騷擾僑民社群」，或強迫民眾「以非法管道返回中國」。英國曾表示此消息「非常令人擔憂」，中國或其他國家在英國領土上對外國人進行的任何恐嚇，都不可接受。</text:p>
      <text:p text:style-name="P4">
董勤達在向英國議會提交的一份書面聲明中表示，英國警方已經調查了「保護衛士」所提的3個疑似警察站運作地點。目前為止，警方尚未查獲任何「中國政府在這些地點進行非法活動」的證據，但「我們評估認為，警方和大眾的監督，可能壓制了這些地點或曾有過的任何行政職能。」</text:p>
      <text:p text:style-name="P4">
董勤達說，此類站點設立未經英方許可，且它們的存在可能讓自中國避走英國以尋求安全和自由的人，感到擔憂害怕。</text:p>
      <text:p text:style-name="P4">
他表示，英國外交及國協事務部（The Foreign Commonwealth and DevelopmentOffice）已告知中國大使館，英國不接受任何與此類「警察服務站」相關的活動，此類站點也不得以任何形式在英國運作。中國大使館隨後回應稱，此類站點已全數永久關閉，若有任何進一步指控，中方都將根據英國法律迅速展開調查。</text:p>
      <text:p text:style-name="P4">
中國一直否認經營任何此類警察站，強調這些站點僅提供行政服務。對於董勤達的聲明，中國駐倫敦大使館發言人重申，所謂「海外警察站」是根本不存在、徹頭徹尾的政治謊言，並表示「個別政客炒作這一話題純屬政治操弄」。發言人強調，中方敦促英方停止散佈虛假信息，停止渲染炒作和詆毀中國。</text:p>
      <text:p text:style-name="P4">
</text:p>
      <text:p text:style-name="P4">
美國4月在曼哈頓唐人街查獲兼作中國警察站的「長樂公會」</text:p>
      <text:h text:style-name="P12" text:outline-level="3">
<text:span text:style-name="T4">
歐美多國查獲類似警察站</text:span>
</text:h>
      <text:p text:style-name="P4">
英國政府表示，類似的中國警察站點在全球約有100個。</text:p>
      <text:p text:style-name="P4">
路透社報導，中國政府此前曾表示在境外設有一些服務中心，提供協助中國公民更新證件等服務，但這些中心皆由當地志工而非中國警察開辦。</text:p>
      <text:p text:style-name="P4">
英國《泰晤士報》（The Times）4月曾報導，中國商人林瑞友在倫敦市郊經營的食品配送公司，同時還兼作未申報的中國警察站；同月， <text:a xlink:type="simple" xlink:href="https://www.dw.com/zh/zh/涉經營中國海外警察站-兩男遭美fbi逮捕/a-65353631" text:style-name="Internet_20_link" text:visited-style-name="Visited_20_Internet_20_Link">
美國聯邦特工亦曾逮捕兩名涉嫌在曼哈頓唐人街經營中國「秘密警察局」的紐約居民 </text:a>
 。對於上述事件，中方均予以否認，並表示堅決反對「誹謗抹黑」。此外， <text:a xlink:type="simple" xlink:href="https://www.dw.com/zh/zh/加拿大警方調查中國海外警察站/a-64940184" text:style-name="Internet_20_link" text:visited-style-name="Visited_20_Internet_20_Link">
 加拿大</text:a>
 和幾個 <text:a xlink:type="simple" xlink:href="https://www.dw.com/zh/zh/德内政部相信中国在德国仍有两个警侨服务站/a-65629520" text:style-name="Internet_20_link" text:visited-style-name="Visited_20_Internet_20_Link">
 歐洲國家</text:a>
 亦曾就中國「海外警察站」展開調查。</text:p>
      <text:p text:style-name="P4">
（路透社、法新社、中國外交部）</text:p>
      <text:p text:style-name="P4">
Source: <text:a xlink:type="simple" xlink:href="https://www.dw.com/zh/英國：中國稱已關閉在英「警察站」/a-65845374" text:style-name="Internet_20_link" text:visited-style-name="Visited_20_Internet_20_Link">
https://www.dw.com/zh/英國：中國稱已關閉在英「警察站」/a-65845374?maca=chi-rss-chi-all-1127-rdf</text:a>
</text:p>
      <!--NEWS-->
      <text:h text:style-name="P10" text:outline-level="1">
<text:span text:style-name="T4">
中国五月出口萎缩超预期 同比下降7.5%</text:span>
</text:h>
      <text:p text:style-name="P4">
Author: None</text:p>
      <text:p text:style-name="P4">
Publisher: Radio Free Asia (Organization)</text:p>
      <text:p text:style-name="P4">
Published Time: 2023-06-07T01:34:00-04:00</text:p>
      <text:p text:style-name="P4">
Modified Time: 2023-06-07T09:25: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4.567343in" draw:z-index="0">
<draw:image xlink:href="../Images/rfamandarin/2023-06-07T01-34-00-04-00/000000.png" xlink:type="simple" xlink:show="embed" xlink:actuate="onLoad" draw:mime-type="image/png"/>
</draw:frame>
 中国五月的出口表现不佳，远低于外界预期。图为青岛港。<text:a xlink:type="simple" xlink:href="https://www.rfa.org/mandarin/Xinwen/st-06072023013415.html/@@images/image" text:style-name="Internet_20_link" text:visited-style-name="Visited_20_Internet_20_Link">
 </text:a>
路透资料照。</text:p>
      <text:p text:style-name="P4">
中国5月份出口萎缩速度远超外界预期，5月份出口总值以美元计算，同比下降了7.5%，是1月份以来的最大降幅，进口也录得4.5%的减幅，不过比前一个月的7.9%的下降速度减缓。</text:p>
      <text:p text:style-name="P4">
中国海关总署周三公布最新的进出口数据，今年首5个月，进出口总值16.77万亿元人民币，同比增长4.7%。出口9.62万亿元，增长8.1%；进口7.15万亿元，增长0.5%。但按美元计算，首5个月的进出口总值为2.44万亿美元，下降2.8%，出口1.4万亿美元，增长0.3%，进口1.04万亿美元，下降6.7%；贸易顺差3594.8亿美元，扩大27.8%。</text:p>
      <text:p text:style-name="P4">
路透社之前曾经向经济学家调查，他们预测五月出口仅下降0.4%，进口下降8.0%。</text:p>
      <text:p text:style-name="P4">
路透社报道，相信中国的出口表现不佳，与对中国商品的需求疲软有关。同时进口表现不佳，也因进口零部件原料在中国制造再出口的需求减低。</text:p>
      <text:p text:style-name="P4">
记者：陈子非 责编：许书婷</text:p>
      <text:p text:style-name="P4">
Source: <text:a xlink:type="simple" xlink:href="https://www.rfa.org/mandarin/Xinwen/st-06072023013415.html" text:style-name="Internet_20_link" text:visited-style-name="Visited_20_Internet_20_Link">
https://www.rfa.org/mandarin/Xinwen/st-06072023013415.html</text:a>
</text:p>
      <!--NEWS-->
      <text:h text:style-name="P10" text:outline-level="1">
<text:span text:style-name="T4">
布林肯傳數週內訪華 或見習近平</text:span>
</text:h>
      <text:p text:style-name="P4">
Author: None (Language: zh)</text:p>
      <text:p text:style-name="P4">
Publisher: None</text:p>
      <text:p text:style-name="P4">
Time: 2023-06-07T01:45:00Z</text:p>
      <text:p text:style-name="P4">
Description: 多家國際媒體引述不具名美國官員消息報導，布林肯將在數週內重啟延宕已久的訪華之旅，或將會見習近平。美國國務院尚未證實，目前已知消息有哪些？</text:p>
      <text:p text:style-name="P4">
Videos: []</text:p>
      <text:p text:style-name="P4">
Images: []</text:p>
      <text:p text:style-name="P4">
Subject: 时政风云</text:p>
      <text:p text:style-name="P4">
Subjects: ['德中关系', '奥巴马', '岛屿主权争端', '专题报道：全景观看“习马会”', '中国', '中共十九大', '美国']</text:p>
      <text:p text:style-name="P4">
Keywords: ['美中关系', '布林肯', '气球事件', '中国', '美国']</text:p>
      <text:p text:style-name="P4">
ID: 65845535</text:p>
      <!--METADATA-->
      <text:p text:style-name="P4">
<text:a xlink:type="simple" xlink:href="https://www.dw.com/zh/overlay/image/article/65845535/65789787" text:style-name="Internet_20_link" text:visited-style-name="Visited_20_Internet_20_Link">
 </text:a>
</text:p>
      <text:p text:style-name="P4">
中美關係因「間諜氣球事件」降至冰點，布林肯推遲了原定於2月的訪中行程。</text:p>
      <text:p text:style-name="P4">
（德國之聲中文網）彭博社週二（6月6日）引述匿名消息報導，美國國務卿布林肯（AntonyBlinken）計劃在未來幾週內出訪中國，與中國高層官員會談，其中可能包括中國國家主席習近平。</text:p>
      <text:p text:style-name="P4">
幾位不願具名的美國官員透露，布林肯確切重啟中國之行的時間仍不確定，因為討論仍處於私下商議階段。此消息由彭博社率先報導，隨後路透社、CNN、《華爾街日報》等多家國際媒體陸續跟進。</text:p>
      <text:p text:style-name="P4">
對此，美國國務院發言人表示，目前沒有可宣布的相關行程， <text:a xlink:type="simple" xlink:href="https://www.dw.com/zh/zh/布林肯因气球推迟访华-对中美关系有何影响/a-64610722" text:style-name="Internet_20_link" text:visited-style-name="Visited_20_Internet_20_Link">
 布林肯先前取消的訪中之旅</text:a>
 將在「條件允許時進行」。</text:p>
      <text:p text:style-name="P4">
今年2月， <text:a xlink:type="simple" xlink:href="https://www.dw.com/zh/zh/击落间谍气球后-美国为何推迟对中国的制裁/a-65593443" text:style-name="Internet_20_link" text:visited-style-name="Visited_20_Internet_20_Link">
 美國指稱一個來自中國的「間諜氣球」飛越其領空並將其擊落 </text:a>
，促使布林肯推遲了原定的訪中計劃，中美關係也因此降至冰點。近來兩國持續因軍事齟齬、懲罰性經濟措施，以及相互指責破壞全球穩定的情勢，關係持續緊張，但美方正試圖恢復雙方的高層互動，美中緊張關係有望緩解。</text:p>
      <text:h text:style-name="P12" text:outline-level="3">
<text:span text:style-name="T4">
誤判可能性增加？</text:span>
</text:h>
      <text:p text:style-name="P4">
近幾週中美的軍事爭端不斷，日前美國與加拿大軍艦於台海執行聯合任務期間， <text:a xlink:type="simple" xlink:href="https://www.dw.com/zh/zh/美中軍艦險相撞-白宮中國侵略性日增恐致傷亡/a-65823182" text:style-name="Internet_20_link" text:visited-style-name="Visited_20_Internet_20_Link">
 一艘中國軍艦一度與美軍飛彈驅逐艦相距不到150碼（約137公尺），險些相撞</text:a>
。5月30日，美國印太司令部也發布一段影片，指一架中國殲-16戰鬥機於當月26日在南海上空以「不安全且不專業」的方式攔截一架美國偵察機。</text:p>
      <text:h text:style-name="P12" text:outline-level="3">
<text:span text:style-name="T4">
中美军舰相遇台湾海峡</text:span>
</text:h>
      <text:p text:style-name="P4">
美國白宮國家安全委員會發言人柯比（JohnKirby）警告，中國的「侵略性越來越強」，「用不了多久就會有人受傷」；中國外交部發言人汪文斌隨後在例行記者會回應，中方採取的行動「專業、合法、合理」，是美方軍用艦機「不遠萬里跑到中國的家門口挑釁，執意到中國領海領空附近搞什麼抵近偵察、耀武揚威」。</text:p>
      <text:p text:style-name="P4">
路透社報導，白宮國安委員會印太地區協調員坎貝爾（Kurt Campbell）6日在美國智庫哈德遜研究所（HudsonInstitute）一場活動上說，雖然與中國的溝通渠道「正在打開」，但隨著中國軍隊在美軍附近的活動增加，雙方在軍事行動上發生誤判的可能性是「存在且正在升高的」。</text:p>
      <text:p text:style-name="P4">
坎貝爾強調，與中國保持「適當的外交」至關重要，但中國官員已經回絕了美國在潛在衝突中試圖進行溝通的努力。上週，中國國防部長李尚福拒絕與美國國防部長奧斯汀（LloydAustin）在新加坡香格里拉對話會進行場邊會晤。</text:p>
      <text:p text:style-name="P4">
但柯比6日表示，美方正在推動其內閣部長與中國官員互動，目前已取得相關進展。</text:p>
      <text:p text:style-name="P4">
近期中美官員也陸續展開交流，包括 <text:a xlink:type="simple" xlink:href="https://www.dw.com/zh/zh/美中高層外交官北京會晤-時機敏感惹議/a-65833273" text:style-name="Internet_20_link" text:visited-style-name="Visited_20_Internet_20_Link">
 亞太事務助理國務卿康達（Daniel Kritenbrink）於六四期間在北京會晤中國外交官</text:a>
，展開「坦承」對話。5月份，美國中央情報局局長伯恩斯（William Burns）也據報秘密訪問了中國。此外，白宮國安顧問沙利文（JakeSullivan）與中共外事辦主任王毅5月也曾在奧地利面對面會晤， <text:a xlink:type="simple" xlink:href="https://www.dw.com/zh/zh/中美關係解凍沙利文與王毅坦率長談8小時/a-65597495" text:style-name="Internet_20_link" text:visited-style-name="Visited_20_Internet_20_Link">
 雙方連二日長談近8小時</text:a>
 。</text:p>
      <text:p text:style-name="P4">
</text:p>
      <text:p text:style-name="P4">
美國外交官於六四期間出訪北京，挨批在民運人士的傷口上撒鹽。</text:p>
      <text:p text:style-name="P4">
（彭博社、路透社、中國外交部）</text:p>
      <text:p text:style-name="P4">
Source: <text:a xlink:type="simple" xlink:href="https://www.dw.com/zh/布林肯傳數週內訪華-或見習近平/a-65845535" text:style-name="Internet_20_link" text:visited-style-name="Visited_20_Internet_20_Link">
https://www.dw.com/zh/布林肯傳數週內訪華-或見習近平/a-65845535?maca=chi-rss-chi-all-1127-rdf</text:a>
</text:p>
      <!--NEWS-->
      <text:h text:style-name="P10" text:outline-level="1">
<text:span text:style-name="T4">
乌克兰大坝被炸毁淹没战区，或引发人道主义灾难</text:span>
</text:h>
      <text:p text:style-name="P4">
Creator: ANDREW E. KRAMER,MARC SANTORA,THOMAS GIBBONS-NEFF</text:p>
      <text:p text:style-name="P4">
Publisher: https://www.facebook.com/nytimeschinese</text:p>
      <text:p text:style-name="P4">
Published Time: 2023-06-07T01:50:02+08:00</text:p>
      <text:p text:style-name="P4">
Description: 大坝决堤导致洪水倾泻而下淹没战区，使数万居民处于危险之中，并很可能引发长期环境和人道主义灾难。目前大坝被毁原因尚不清楚，俄乌双方就此相互指责。 via Reuters 周二早些时候，位于乌克兰赫尔松地区的新卡霍夫卡大坝决堤。</text:p>
      <text:p text:style-name="P4">
Images: ["<text:a xlink:type="simple" xlink:href="https://static01.nyt.com/images/2023/06/06/multimedia/06ukraine-ledeall-4-pbwc/06ukraine-ledeall-4-pbwc-master1050.jpg" text:style-name="Internet_20_link" text:visited-style-name="Visited_20_Internet_20_Link">
06ukraine-led...</text:a>
"]</text:p>
      <text:p text:style-name="P4">
Category: 国际</text:p>
      <text:p text:style-name="P4">
Type: Article</text:p>
      <!--METADATA-->
      <text:p text:style-name="P4">
<draw:frame draw:style-name="fr1" draw:name="Image65" text:anchor-type="as-char" svg:width="6.9236in" svg:height="4.615733in" draw:z-index="0">
<draw:image xlink:href="../Images/cnnytimes/2023-06-07T01-50-02-08-00/06ukraine-ledeall-4-pbwc-master1050.jpg" xlink:type="simple" xlink:show="embed" xlink:actuate="onLoad" draw:mime-type="image/jpeg"/>
</draw:frame>
</text:p>
      <text:p text:style-name="P4">
<text:a xlink:type="simple" xlink:href="https://www.nytimes.com/live/2023/06/06/world/russia-ukraine-news" text:style-name="Internet_20_link" text:visited-style-name="Visited_20_Internet_20_Link">
 周二早些时候 </text:a>
，乌克兰南部第聂伯河上的一座大坝被毁，洪水从决口处倾泻而下，淹没了下游的战区，使数万居民处于危险之中，并很可能发生长期环境和人道主义灾难。</text:p>
      <text:p text:style-name="P4">
乌克兰和俄罗斯迅速将这场灾难归咎于对方。基辅的官员说，莫斯科的军队在黎明前炸毁了俄罗斯控制的大坝，乌克兰总统泽连斯基将矛头指向“俄罗斯恐怖分子”。克里姆林宫发言人德米特里·S·佩斯科夫否认俄罗斯参与，并称大坝的毁坏是“蓄意破坏”。</text:p>
      <text:p text:style-name="P4">
目前尚不清楚是 <text:a xlink:type="simple" xlink:href="https://www.nytimes.com/live/2023/06/06/world/russia-ukraine-news#ukraine-and-russia-blame-each-other-for-the-dams-destruction" text:style-name="Internet_20_link" text:visited-style-name="Visited_20_Internet_20_Link">
 何人因何原因 </text:a>
 破坏了新卡霍夫卡市附近的卡霍夫卡大坝和水力发电厂。但一些欧洲高级官员谴责了俄罗斯。工程和弹药专家表示，很可能是有人 <text:a xlink:type="simple" xlink:href="https://www.nytimes.com/live/2023/06/06/world/russia-ukraine-news/the-collapse-of-a-ukrainian-dam-was-likely-caused-by-an-internal-blast-experts-say" text:style-name="Internet_20_link" text:visited-style-name="Visited_20_Internet_20_Link">
 在大坝内部有意制造爆炸</text:a>
 ，从而导致大坝坍塌。他们说，结构故障或来自结构外部的攻击也有可能，但可能性不大。</text:p>
      <text:p text:style-name="P4">
联合国秘书长安东尼奥·古特雷斯说，大坝的毁坏是一场“巨大的人道主义、经济和生态灾难”，也是“战争给人们带来可怕代价的又一例证”。</text:p>
      <text:p text:style-name="P4">
广告</text:p>
      <text:p text:style-name="P4">
位于赫尔松地区的大坝阻挡的水体规模相当于犹他州大盐湖。乌克兰主要水力发电公司乌克兰水能公司的负责人伊霍·西罗塔在接受采访时表示，大坝在周二凌晨2点50分左右发生爆炸后决堤。</text:p>
      <text:p text:style-name="P4">
“损失巨大，水电站无法修复，”他说。“下面的部分已经被冲走了。”</text:p>
      <text:p text:style-name="P4">
下游约65公里处的安东尼夫卡镇的居民描述说，他们 <text:a xlink:type="simple" xlink:href="https://www.nytimes.com/live/2023/06/06/world/russia-ukraine-news#the-dams-destruction-could-divert-resources-from-both-sides-of-the-conflict" text:style-name="Internet_20_link" text:visited-style-name="Visited_20_Internet_20_Link">
 惊恐地看着</text:a>
洪水冲走了树木和被毁坏的房屋的  碎片。乌克兰当局争分夺秒地用火车和公共汽车疏散民众。</text:p>
      <text:p text:style-name="P4">
社交媒体上的视频和图片显示，沿着冲积平原数公里，人们涉水救出宠物和财物。一些人在被泥水淹没的街道上骑着自行车。在尼古拉耶夫， <text:a xlink:type="simple" xlink:href="https://www.nytimes.com/live/2023/06/06/world/russia-ukraine-news#flooding-creates-new-slow-moving-war-disaster-as-water-begins-overtaking-land" text:style-name="Internet_20_link" text:visited-style-name="Visited_20_Internet_20_Link">
 一列紧急列车</text:a>
接上逃离赫尔松上涨水域的人们。</text:p>
      <text:p text:style-name="P4">
</text:p>
      <text:p text:style-name="P4">
周二在乌克兰赫尔松，市民从不断上涨的水中救出她的宠物。  Evgeniy Maloletka/Associated Press</text:p>
      <text:p text:style-name="P4">
地区军事长官奥列克桑德尔·普罗库丁说，总共约有1.6万人还在乌克兰控制的河流西岸的“关键地带”。乌克兰国家警察称，迄今为止已有23个城镇和村庄被淹，第聂伯河的水位在赫尔松市上涨了近3.3米。到当地时间晚上9点，警方在Telegram消息应用程序上说，至少有1366人从洪水泛滥的地区撤离。</text:p>
      <text:p text:style-name="P4">
破坏发生前一天  ，美国官员表示，他们发现乌克兰 <text:a xlink:type="simple" xlink:href="https://www.nytimes.com/2023/06/05/world/europe/ukraine-war-counteroffensive-russia.html" text:style-name="Internet_20_link" text:visited-style-name="Visited_20_Internet_20_Link">
 期待已久的反攻行动</text:a>
已经开始，意在击退第聂伯河以东顿涅茨克地区的俄罗斯军队。俄罗斯军方表示基辅军队的几次攻击已经被他们击退。</text:p>
      <text:p text:style-name="P4">
广告</text:p>
      <text:p text:style-name="P4">
俄罗斯国防部长谢尔盖·绍伊古指责乌克兰摧毁大坝，因为这样乌克兰就可以将保卫赫尔松的军队和装备转移到前线的其他地方，以助其反攻。乌克兰表示，是俄罗斯炸毁了大坝，以阻止乌克兰军队在下游渡河。</text:p>
      <text:p text:style-name="P4">
该大坝是第聂伯河最南端的大坝，建于1950年至1956年间，属于为充分利用这条所谓“大第聂伯河”的经济力量而实施的总体计划的一部分。它位于俄罗斯控制的扎波里日亚核电站的下游，该核电站要依靠卡霍夫卡水库冷却其反应堆。</text:p>
      <text:p text:style-name="P4">
最初，人们担心如果河流水位下降得太多，欧洲最大的民用核设施工厂将无法取水，可能导致熔毁。但乌克兰国家核能发电公司(Energoatom)在一份声明中表示，虽然破坏对扎波里日亚核电站“可能产生负面影响”，但它目前已从附近的池塘中获得了足够的水来进行冷却。</text:p>
      <text:p text:style-name="P4">
声明说：“情况已得到控制。”</text:p>
      <text:p text:style-name="P4">
专家们仍在努力了解灾难的整体规模。经《纽约时报》核实的视频和社交媒体上的图片显示，洪水淹没了下游社区。在俄罗斯控制的新卡霍夫卡市，市长弗拉基米尔·科瓦连科说，洪水淹没了房屋，波及农田，阻塞了道路，并淹没该市一家动物园。市政厅和文化宫也被淹没。</text:p>
      <text:p text:style-name="P4">
卫星图像显示大坝在三个地方被破坏。大约180米的中心区域被摧毁，位于大坝顶部的水力发电厂的一个结构被一分为二。一段 <text:a xlink:type="simple" xlink:href="https://twitter.com/kava202224/status/1665904489415548929/video/1" text:style-name="Internet_20_link" text:visited-style-name="Visited_20_Internet_20_Link">
 无人机视频</text:a>
最初显示，大坝南端的部分区域仍然完好无损。几个小时后，那个区域也没入水中。</text:p>
      <text:p text:style-name="P4">
广告</text:p>
      <text:p text:style-name="P4">
国家应急部门负责人谢尔希·克鲁克在一份声明中说，紧急救援人员正从基辅前往乌克兰南部。专门用于穿越洪水的车辆、发电机、移动水处理厂、运水车和其他设备也在路上。红十字会的志愿者在尼古拉耶夫卸载援助物资。一些军事分析家告诫不要依据有限的信息来追究责任。</text:p>
      <text:p text:style-name="P4">
位于弗吉尼亚州阿灵顿的研究机构CNA的俄罗斯研究主任迈克尔·科夫曼说：“是俄罗斯的蓄意行为还是因疏忽和先前的大坝损害造成的结果，现在判断还为时过早。”</text:p>
      <text:p text:style-name="P4">
“没有人最终从这场灾难中受益，”科夫曼还说。“俄罗斯负有责任，因为它控制着大坝，  而它在乌克兰的行动以某种方式导致了这一结果。  ”</text:p>
      <text:p text:style-name="P4">
但周二，欧盟最高外交官何塞普·博雷尔·丰特列斯 <text:a xlink:type="simple" xlink:href="https://twitter.com/JosepBorrellF/status/1666121810075693057" text:style-name="Internet_20_link" text:visited-style-name="Visited_20_Internet_20_Link">
 表示</text:a>
，这场灾难代表了“俄罗斯暴行的一个新层面”。他在Twitter上发帖称，“所有指挥官、肇事者和同伙”都将对这种“违反”国际人道主义法的行为负责。</text:p>
      <text:p text:style-name="P4">
乌克兰外交部长德米特罗·库列巴将大坝的破坏描述为“ <text:a xlink:type="simple" xlink:href="https://twitter.com/DmytroKuleba/status/1666003758210318337" text:style-name="Internet_20_link" text:visited-style-name="Visited_20_Internet_20_Link">
 生态灭绝</text:a>
”，他还说：“俄罗斯摧毁了卡霍夫卡大坝，可能造成欧洲几十年来最大的技术灾难，并使成千上万的平民处于危险之中。这是令人发指的战争罪行。”</text:p>
      <text:p text:style-name="P4">
Source: <text:a xlink:type="simple" xlink:href="https://cn.nytimes.com/world/20230607/ukraine-dam-destroyed-flood/" text:style-name="Internet_20_link" text:visited-style-name="Visited_20_Internet_20_Link">
https://cn.nytimes.com/world/20230607/ukraine-dam-destroyed-flood/</text:a>
</text:p>
      <!--NEWS-->
      <text:h text:style-name="P10" text:outline-level="1">
<text:span text:style-name="T4">
布林肯计划未来几周内访华，此前中国之行因气球事件推迟 (Free Version)</text:span>
</text:h>
      <text:p text:style-name="P4">
Author: Victor Reklaitis</text:p>
      <text:p text:style-name="P4">
Publisher: 华尔街日报中文网</text:p>
      <text:p text:style-name="P4">
Published Time: 2023-06-07T02:10:00.000Z</text:p>
      <text:p text:style-name="P4">
Modified Time: 2023-06-07T02:10:00.000Z</text:p>
      <text:p text:style-name="P4">
Created Time: 2023-06-06T22:57:00.000Z</text:p>
      <text:p text:style-name="P4">
Description: 据周二多个公开报道援引未具名的消息称，美国国务卿布林肯计划在未来几周内访问中国。</text:p>
      <text:p text:style-name="P4">
Images: []</text:p>
      <text:p text:style-name="P4">
Categories: ['国际']</text:p>
      <text:p text:style-name="P4">
Keywords: SYND</text:p>
      <text:p text:style-name="P4">
Type: Article</text:p>
      <!--METADATA-->
      <text:p text:style-name="P4">
据周二多个公开报道援引未具名的消息称，美国国务卿布林肯(Antony Blinken)计划在未来几周内访问中国。</text:p>
      <text:p text:style-name="P4">
Source: <text:a xlink:type="simple" xlink:href="https://cn.wsj.com/articles/%E5%B8%83%E6%9E%97%E8%82%AF%E8%AE%A1%E5%88%92%E6%9C%AA%E6%9D%A5%E5%87%A0%E5%91%A8%E5%86%85%E8%AE%BF%E5%8D%8E-%E6%AD%A4%E5%89%8D%E4%B8%AD%E5%9B%BD%E4%B9%8B%E8%A1%8C%E5%9B%A0%E9%97%B4%E8%B0%8D%E6%B0%94%E7%90%83%E4%BA%8B%E4%BB%B6%E8%80%8C%E6%8E%A8%E8%BF%9F-30524784" text:style-name="Internet_20_link" text:visited-style-name="Visited_20_Internet_20_Link">
https://cn.wsj.com/articles/%E5%B8%83%E6%9E%97%E8%82%AF%E8%AE%A1%E5%88%92%E6%9C%AA%E6%9D%A5%E5%87%A0%E5%91%A8%E5%86%85%E8%AE%BF%E5%8D%8E-%E6%AD%A4%E5%89%8D%E4%B8%AD%E5%9B%BD%E4%B9%8B%E8%A1%8C%E5%9B%A0%E9%97%B4%E8%B0%8D%E6%B0%94%E7%90%83%E4%BA%8B%E4%BB%B6%E8%80%8C%E6%8E%A8%E8%BF%9F-30524784</text:a>
</text:p>
      <!--NEWS-->
      <text:h text:style-name="P10" text:outline-level="1">
<text:span text:style-name="T4">
乌克兰新卡霍夫卡大坝 抵御“核灾难”的屏障</text:span>
</text:h>
      <text:p text:style-name="P4">
Author: 俄罗斯媒体, 半岛电视台＋通讯社</text:p>
      <text:p text:style-name="P4">
Publisher: Al Jazeera</text:p>
      <text:p text:style-name="P4">
Published Time: 2023-06-07T02:25:14</text:p>
      <text:p text:style-name="P4">
Modified Time: 2023-06-07T02:25:14</text:p>
      <text:p text:style-name="P4">
Description: 新卡霍夫卡大坝具有重要的经济和战略意义，它是乌克兰最重要和最大的基础设施项目之一，这次袭击引发了人们对其崩溃可能造成的影响和损害规模的日益关注。</text:p>
      <text:p text:style-name="P4">
Images: ["<text:a xlink:type="simple" xlink:href="https://chinese.aljazeera.net/wp-content/uploads/2023/06/1-1686103684.png" text:style-name="Internet_20_link" text:visited-style-name="Visited_20_Internet_20_Link">
1-1686103684.png</text:a>
", "<text:a xlink:type="simple" xlink:href="https://chinese.aljazeera.net/wp-content/uploads/2023/06/1-1686104213.jpg" text:style-name="Internet_20_link" text:visited-style-name="Visited_20_Internet_20_Link">
1-1686104213.jpg</text:a>
", "<text:a xlink:type="simple" xlink:href="https://chinese.aljazeera.net/wp-content/uploads/2023/06/2-1686104366.jpg" text:style-name="Internet_20_link" text:visited-style-name="Visited_20_Internet_20_Link">
2-1686104366.jp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67" text:anchor-type="as-char" svg:width="6.9236in" svg:height="4.612736in" draw:z-index="0">
<draw:image xlink:href="../Images/Aljazeera Chinese/2023-06-07T02-25-14/1-1686103684.png" xlink:type="simple" xlink:show="embed" xlink:actuate="onLoad" draw:mime-type="image/png"/>
</draw:frame>
 毁坏后的新卡霍夫卡大坝（路透）</text:p>
      <text:p text:style-name="P4">
新卡霍夫卡大坝具有重要的经济和战略意义，它是乌克兰最重要和最大的基础设施项目之一，这次袭击引发了人们对其崩溃可能造成的影响和损害规模的日益关注。</text:p>
      <text:p text:style-name="P4">
在过去几个小时里，这座大坝在昨晚遭受袭击后强势进入媒体圈。 以下是与这座大坝有关的最重要信息，以及大坝遇袭的预期影响，如下：</text:p>
      <text:h text:style-name="P13" text:outline-level="4">
<text:span text:style-name="T4">
位置和规格</text:span>
</text:h>
      <ul>
        <li>
巨大的新卡霍夫卡大坝和新卡霍夫卡发电站位于第聂伯河上的新卡霍夫卡市，属于俄罗斯控制的赫尔松地区（乌克兰南部）。   * 新卡霍夫卡市在 2022 年 2 月俄罗斯军队攻击乌克兰的第一天就落入了俄罗斯军队之手，其中包括新卡霍夫卡水电站大坝，这是一个战略目标，在莫斯科发动袭击的头几个小时内就被占领了。   * 新卡霍夫卡水电站大坝的运行历史可以追溯到上世纪五十年代，当时，该水电站于1950年9月开工建设，50年代末完成站内施工建设工作，1959 年全面投入运营，是苏联在共产主义时期在乌克兰开展的同类基础设施项目中最大的项目之一。   * 大坝水电装置长3850米，宽447米，由28个闸门组成，电站总发电能力334.8兆瓦，大坝的水库容量约为 18 立方公里。   * 这座大坝向 2014 年被莫斯科吞并的克里米亚供水。   * 扎波罗热核电站使用 150 公里外的河水来冷却反应堆堆芯燃料。</li>
      </ul>
      <text:p text:style-name="P4">
<draw:frame draw:style-name="fr1" draw:name="Image68" text:anchor-type="as-char" svg:width="6.9236in" svg:height="3.894525in" draw:z-index="0">
<draw:image xlink:href="../Images/Aljazeera Chinese/2023-06-07T02-25-14/1-1686104213.jpg" xlink:type="simple" xlink:show="embed" xlink:actuate="onLoad" draw:mime-type="image/jpeg"/>
</draw:frame>
 乌克兰赫尔松的新卡霍夫卡大坝</text:p>
      <text:h text:style-name="P13" text:outline-level="4">
<text:span text:style-name="T4">
相互指责</text:span>
</text:h>
      <text:p text:style-name="P4">
乌克兰总统周二上午指责俄罗斯“炸毁”赫尔松地区产能设施新卡霍夫卡发电站，以淹没该地区并减缓乌克兰正在准备的攻势。</text:p>
      <text:p text:style-name="P4">
乌克兰武装部队南方司令部表示，俄罗斯军队炸毁了位于乌克兰赫尔松地区俄罗斯控制区的新卡霍夫卡大坝。</text:p>
      <text:p text:style-name="P4">
另一方面，今日俄罗斯频道网站援引新卡霍夫卡市政府负责人弗拉基米尔·列昂季耶夫的说法报道称，第聂伯河下游赫尔松省的水位上涨了2.5米。</text:p>
      <text:p text:style-name="P4">
俄罗斯官员认为，基辅应对爆炸负责，并表示，发电站和大坝遭到乌克兰轰炸，并表示，袭击主要针对水电站的上部，也就是阀门所在的地方，导致其被拆除。</text:p>
      <text:h text:style-name="P13" text:outline-level="4">
<text:span text:style-name="T4">
破坏程度</text:span>
</text:h>
      <text:p text:style-name="P4">
新卡霍夫卡市市长弗拉基米尔·列昂季耶夫表示，赫尔松新卡霍夫卡水电站的破坏程度非常严重，并指出，将其恢复到最初的状态就像从头开始建造一样。</text:p>
      <text:p text:style-name="P4">
俄罗斯塔斯社援引列昂季耶夫的说法报道称，“损坏的程度非常严重，现在不能说恢复它会很容易。很明显，这需要与 1950 年至 1956 年相同的施工过程。”</text:p>
      <text:p text:style-name="P4">
<draw:frame draw:style-name="fr1" draw:name="Image69" text:anchor-type="as-char" svg:width="6.9236in" svg:height="3.894525in" draw:z-index="0">
<draw:image xlink:href="../Images/Aljazeera Chinese/2023-06-07T02-25-14/2-1686104366.jpg" xlink:type="simple" xlink:show="embed" xlink:actuate="onLoad" draw:mime-type="image/jpeg"/>
</draw:frame>
 乌克兰是否已开始对俄罗斯军队进行反击？</text:p>
      <text:h text:style-name="P13" text:outline-level="4">
<text:span text:style-name="T4">
可能的影响</text:span>
</text:h>
      <ul>
        <li>
俄罗斯和乌克兰官员周二证实，由于新卡霍夫卡大坝和与之相关的新卡霍夫卡水电站爆炸，数千人和数十个村庄面临洪水威胁。   * 俄罗斯媒体报道称，由于新卡霍夫卡大坝爆炸后第聂伯河水位上升，坝区周围的 22000 人和 14 个村庄处于危险之中。   * 一名乌克兰官员周二表示，在乌克兰赫尔松地区的新卡霍夫卡大坝发生爆炸后，洪水已经“全部或部分”淹没了几个村庄。   * 赫尔松军事部负责人亚历山大·普罗库丁在社交媒体上解释说，“赫尔松地区右岸的关键地区大约有 16000 人，”并指出，第聂伯河沿岸 8 个地区发生洪水。   * 俄罗斯塔斯社援引紧急服务部门的说法报道称，约有80个居民区可能受到新卡霍夫卡大坝毁坏的影响。   * 考虑到洪水风险，乌克兰赫尔松地区州长宣布开始疏散该国南部新卡霍夫卡附近地区。   * 乌克兰内政部通过 Telegram 上发文，呼吁河右岸 10 个村庄及其下方赫尔松市部分地区的居民，整理重要物资，带上宠物，关闭设备，并离开他们的所在位置。</li>
      </ul>
      <text:h text:style-name="P13" text:outline-level="4">
<text:span text:style-name="T4">
对“核灾难”的担忧</text:span>
</text:h>
      <text:p text:style-name="P4">
大坝遭到袭击后，乌克兰总统顾问米哈伊洛·波多利亚克警告说，在距离扎波罗热核电站 150公里的新卡霍夫卡大坝部分遭到破坏后，扎波罗热发电厂发生“核灾难”的风险正在“迅速增加”。</text:p>
      <text:p text:style-name="P4">
波多利亚克在致记者的一封信中表示，“世界即将再次目睹核灾难，因为扎波罗热核电站失去了冷却源，这种危险现在正在迅速增加。”</text:p>
      <text:p text:style-name="P4">
但国际原子能机构证实，爆炸发生后，扎波罗热核电站不存在“直接核危险”。</text:p>
      <text:p text:style-name="P4">
国际原子能机构在推特上表示，该机构的现场专家正在“密切监视情况”，核电站使用河水冷却反应堆堆芯燃料。</text:p>
      <text:p text:style-name="P4">
扎波罗热是欧洲最大的核电站，也是世界10大核电站之一，拥有6座核反应堆。</text:p>
      <text:p text:style-name="P4">
Source: <text:a xlink:type="simple" xlink:href="https://chinese.aljazeera.net/news/war-in-ukraine/2023/6/7/%e4%b9%8c%e5%85%8b%e5%85%b0%e6%96%b0%e5%8d%a1%e9%9c%8d%e5%a4%ab%e5%8d%a1%e5%a4%a7%e5%9d%9d%e6%8a%b5%e5%be%a1%e6%a0%b8%e7%81%be%e9%9a%be%e7%9a%84%e5%b1%8f%e9%9a%9c" text:style-name="Internet_20_link" text:visited-style-name="Visited_20_Internet_20_Link">
https://chinese.aljazeera.net/news/war-in-ukraine/2023/6/7/%e4%b9%8c%e5%85%8b%e5%85%b0%e6%96%b0%e5%8d%a1%e9%9c%8d%e5%a4%ab%e5%8d%a1%e5%a4%a7%e5%9d%9d%e6%8a%b5%e5%be%a1%e6%a0%b8%e7%81%be%e9%9a%be%e7%9a%84%e5%b1%8f%e9%9a%9c</text:a>
</text:p>
      <!--NEWS-->
      <text:h text:style-name="P10" text:outline-level="1">
<text:span text:style-name="T4">
卡霍夫卡大坝爆炸：莫斯科和基辅安理会会议期间相互指责，卫星显示出巨大破坏和大范围洪水</text:span>
</text:h>
      <text:p text:style-name="P4">
Author: 半岛电视台</text:p>
      <text:p text:style-name="P4">
Publisher: Al Jazeera</text:p>
      <text:p text:style-name="P4">
Published Time: 2023-06-07T02:34:00</text:p>
      <text:p text:style-name="P4">
Modified Time: 2023-06-07T02:51:44</text:p>
      <text:p text:style-name="P4">
Description: 莫斯科和基辅在安全理事会紧急会议期间就乌克兰南部赫尔松地区新卡霍夫卡大坝被毁事件相互指责。而乌克兰驻安理会代表证实，大坝的破坏尚未威胁到扎波罗热核电站，情况复杂，但仍在可控范围内。</text:p>
      <text:p text:style-name="P4">
Images: ["<text:a xlink:type="simple" xlink:href="https://chinese.aljazeera.net/wp-content/uploads/2023/06/1-1686106285.jpg" text:style-name="Internet_20_link" text:visited-style-name="Visited_20_Internet_20_Link">
1-1686106285.jpg</text:a>
", "<text:a xlink:type="simple" xlink:href="https://chinese.aljazeera.net/wp-content/uploads/2023/06/2-1686104903.jpg" text:style-name="Internet_20_link" text:visited-style-name="Visited_20_Internet_20_Link">
2-1686104903.jpg</text:a>
", "<text:a xlink:type="simple" xlink:href="https://chinese.aljazeera.net/wp-content/uploads/2023/06/3-1686104911.jpg" text:style-name="Internet_20_link" text:visited-style-name="Visited_20_Internet_20_Link">
3-1686104911.jpg</text:a>
", "<text:a xlink:type="simple" xlink:href="https://chinese.aljazeera.net/wp-content/uploads/2023/06/4-1686104920.jpg" text:style-name="Internet_20_link" text:visited-style-name="Visited_20_Internet_20_Link">
4-1686104920.jpg</text:a>
", "<text:a xlink:type="simple" xlink:href="https://chinese.aljazeera.net/wp-content/uploads/2023/06/5-1686104925.jpg" text:style-name="Internet_20_link" text:visited-style-name="Visited_20_Internet_20_Link">
5-1686104925.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0" text:anchor-type="as-char" svg:width="6.9236in" svg:height="4.612736in" draw:z-index="0">
<draw:image xlink:href="../Images/Aljazeera Chinese/2023-06-07T02-34-00/1-1686106285.jpg" xlink:type="simple" xlink:show="embed" xlink:actuate="onLoad" draw:mime-type="image/jpeg"/>
</draw:frame>
 水淹没了赫尔松大片地区 (路透)</text:p>
      <text:p text:style-name="P4">
6月7日周三，莫斯科和基辅在安全理事会紧急会议期间就乌克兰南部赫尔松地区新卡霍夫卡大坝被毁事件相互指责。而乌克兰驻安理会代表证实，大坝的破坏尚未威胁到扎波罗热核电站，情况复杂，但仍在可控范围内。</text:p>
      <text:p text:style-name="P4">
第聂伯河上被毁的水坝为扎波罗热核电站提供冷却水，该核电站目前被俄罗斯军队控制，是欧洲最大的核电站。</text:p>
      <text:p text:style-name="P4">
乌克兰代表谢尔盖·基斯利齐亚证实，卡霍夫卡大坝的 24 个部分中有 11 个部分被毁，目前正在对大坝附近 27个地区进行人员疏散，并指责俄罗斯挖开大坝并从内部引爆。</text:p>
      <text:p text:style-name="P4">
基斯利齐亚还表示，种种迹象表明，他所说的对卡霍夫卡的“恐怖袭击”俄罗斯已经策划了一段时间，并呼吁联合国和救援机构帮助那些因大坝爆炸造成的洪水受灾的人。</text:p>
      <text:p text:style-name="P4">
<draw:frame draw:style-name="fr1" draw:name="Image71" text:anchor-type="as-char" svg:width="6.9236in" svg:height="3.894525in" draw:z-index="0">
<draw:image xlink:href="../Images/Aljazeera Chinese/2023-06-07T02-34-00/2-1686104903.jpg" xlink:type="simple" xlink:show="embed" xlink:actuate="onLoad" draw:mime-type="image/jpeg"/>
</draw:frame>
 大坝长3270米，高30米 (半岛电视台)</text:p>
      <text:h text:style-name="P13" text:outline-level="4">
<text:span text:style-name="T4">
俄罗斯否认</text:span>
</text:h>
      <text:p text:style-name="P4">
另一方面，俄罗斯驻安理会代表瓦西里·涅边贾否认了乌克兰的指控，并表示是基辅蓄意破坏了一个非常危险的基础设施。</text:p>
      <text:p text:style-name="P4">
他表示，自去年以来，乌克兰武装部队领导人已公开宣布准备炸毁这座大坝以谋取军事利益。他还指出，西方和基辅发起了一场协调一致的虚假宣传活动，称俄罗斯炸毁了大坝。</text:p>
      <text:p text:style-name="P4">
在安理会会议开始时，联合国主管人道主义事务的副秘书长马丁·格里菲思警告称，卡霍夫卡大坝被毁对乌克兰南部数千人造成了严重而深远的影响。</text:p>
      <text:p text:style-name="P4">
他补充道，卡霍夫卡事故规模将在未来几天内全部揭晓。</text:p>
      <text:p text:style-name="P4">
美国驻安理会副代表还表示，卡霍夫卡大坝的破坏引发了毁灭性洪水，影响了数万人的生活。</text:p>
      <text:p text:style-name="P4">
他补充道，美国将支持乌克兰自卫，俄罗斯必须结束人类悲剧，并指出炸毁大坝有很多危险，最突出的是扎波罗热的核安全。</text:p>
      <text:h text:style-name="P13" text:outline-level="4">
<text:span text:style-name="T4">
巨大破坏</text:span>
</text:h>
      <text:p text:style-name="P4">
麦克萨科技公司（MaxarTechnologies）6日周二之后拍摄的卫星图像显示，乌克兰南部发生大范围洪水，该地区的新卡霍夫卡大坝和水力发电站遭到严重破坏。</text:p>
      <text:p text:style-name="P4">
该公司表示，黑海城市赫尔松西南部新卡霍夫卡和第聂伯罗湾之间2500多平方公里的图像显示，许多城镇和村庄已被淹没。</text:p>
      <text:p text:style-name="P4">
图像显示房屋和建筑物都被淹没在水中，在许多图像中只能看到屋顶，而花园、土地和基础设施都被水淹没了。</text:p>
      <text:p text:style-name="P4">
乌克兰总统泽连斯基早些时候证实，对大坝的袭击不会影响基辅推进反攻的计划，该计划旨在从俄罗斯军队手中夺回领土。</text:p>
      <text:p text:style-name="P4">
他在Telegram上表示，“大坝爆炸并没有影响乌克兰将占领从其土地上驱逐出去的能力”，并指出他与他的国家的高级军事领导人进行了沟通，并表示军队处于最高级别的战备状态。</text:p>
      <text:p text:style-name="P4">
<draw:frame draw:style-name="fr1" draw:name="Image72" text:anchor-type="as-char" svg:width="6.9236in" svg:height="3.894525in" draw:z-index="0">
<draw:image xlink:href="../Images/Aljazeera Chinese/2023-06-07T02-34-00/3-1686104911.jpg" xlink:type="simple" xlink:show="embed" xlink:actuate="onLoad" draw:mime-type="image/jpeg"/>
</draw:frame>
 乌克兰部分地图</text:p>
      <text:h text:style-name="P13" text:outline-level="4">
<text:span text:style-name="T4">
国际反应</text:span>
</text:h>
      <text:p text:style-name="P4">
在国际社会的反应中，北约秘书长延斯·斯托尔滕贝格谴责破坏大坝的行为并称此举令人发指。他还强调，“今天卡霍夫卡大坝的破坏使成千上万的平民处于危险之中。”</text:p>
      <text:p text:style-name="P4">
正如联合国秘书长安东尼奥·古特雷斯所说，联合国没有关于大坝被毁的信息。然而，显而易见的是，正如他所说，所发生的事情是俄罗斯入侵乌克兰的又一次毁灭性后果。</text:p>
      <text:p text:style-name="P4">
另一方面，国际原子能机构负责人拉斐尔·格罗西表示，扎波罗热核电站正在努力将水抽到冷却站，并指出大坝遭到严重破坏。</text:p>
      <text:p text:style-name="P4">
格罗西在本周于维也纳召开的原子能机构理事会会议的一次演讲中强调，大坝的损坏“目前导致水位每小时下降 5 厘米”。</text:p>
      <text:p text:style-name="P4">
他指出，周二早上，大坝的水位高达 16.4 米。他解释称，如果水位下降到 12.7米以下，将无法再通过抽水来供应核电站的冷却循环，只剩下“几天”时间来寻找解决方案。</text:p>
      <text:p text:style-name="P4">
在德国，德国总理奥拉夫·朔尔茨表示，在新卡霍夫卡大坝被毁后，他的国家正在关注扎波罗热核电站的情况。</text:p>
      <text:p text:style-name="P4">
朔尔茨在柏林举行的第25届欧洲论坛上发表讲话时说道，德国正在不懈努力，防止核电站局势发展到危险阶段，并指出欧洲将继续在财政和军事上支持乌克兰。</text:p>
      <text:p text:style-name="P4">
<draw:frame draw:style-name="fr1" draw:name="Image73" text:anchor-type="as-char" svg:width="6.9236in" svg:height="3.892108in" draw:z-index="0">
<draw:image xlink:href="../Images/Aljazeera Chinese/2023-06-07T02-34-00/4-1686104920.jpg" xlink:type="simple" xlink:show="embed" xlink:actuate="onLoad" draw:mime-type="image/jpeg"/>
</draw:frame>
 卫星图像显示第聂伯河沿岸发生大面积洪水</text:p>
      <text:h text:style-name="P13" text:outline-level="4">
<text:span text:style-name="T4">
核危险</text:span>
</text:h>
      <text:p text:style-name="P4">
乌克兰水力发电站负责人伊戈尔·西罗塔（Igor Sirota）宣布，与大坝相连的发电站“完全被毁”。而俄罗斯任命的电站负责人尤里·切尔尼丘克（YuriyChernychuk）表示，“目前扎波罗热核电站的安全没有受到威胁。”</text:p>
      <text:p text:style-name="P4">
切尔尼丘克补充道，“冷却水池的水位没有变化，情况仍在工作组的可控范围内”，并解释称，水冷系统并不直接与外界环境相连，可以从其他来源补充。</text:p>
      <text:p text:style-name="P4">
乌克兰总统顾问米哈伊洛·波多利亚克在给记者的一封信中表示，“世界再次发现自己处于核灾难的边缘”，因为扎波罗热核电站“失去了冷却源，这种危险现在正在迅速恶化。”</text:p>
      <text:p text:style-name="P4">
<draw:frame draw:style-name="fr1" draw:name="Image74" text:anchor-type="as-char" svg:width="6.9236in" svg:height="4.612736in" draw:z-index="0">
<draw:image xlink:href="../Images/Aljazeera Chinese/2023-06-07T02-34-00/5-1686104925.jpg" xlink:type="simple" xlink:show="embed" xlink:actuate="onLoad" draw:mime-type="image/jpeg"/>
</draw:frame>
 大坝爆炸后洪水席卷赫尔松 (路透)</text:p>
      <text:h text:style-name="P13" text:outline-level="4">
<text:span text:style-name="T4">
洪水</text:span>
</text:h>
      <text:p text:style-name="P4">
而事故发生后，该地区最大的人口中心赫尔松的人们在水位上升的时候跑到了地势高的地方，多亏了第聂伯河上的一座大坝和一座水力发电站，水位得到了控制。</text:p>
      <text:p text:style-name="P4">
乌克兰宣布疏散大坝附近的 17000 人，当时有 24 个村庄被洪水淹没。乌克兰官员表示，大约 16000 人生活在可能发生洪水的“风险区”。</text:p>
      <text:p text:style-name="P4">
在俄罗斯控制的河岸上，大坝所在的新卡霍夫卡市长称，该市已被洪水淹没，900 人已被疏散。他指出，当局派出 53 辆公共汽车将人们从新卡霍夫卡和附近的两个地区运送到安全区域。</text:p>
      <text:p text:style-name="P4">
社交媒体上流传的视频显示，大坝旁边的俄罗斯控制的新卡霍夫卡发生了严重的洪水。</text:p>
      <text:p text:style-name="P4">
莫斯科任命的市长称，水位涨至11米多，部分居民被送往医院，但未详述。</text:p>
      <text:p text:style-name="P4">
在同一背景下，一名俄罗斯任命的地区官员周二表示，位于俄罗斯控制的第聂伯河岸边的小镇奥莱什基几乎完全被淹没。</text:p>
      <text:p text:style-name="P4">
俄罗斯任命的赫尔松州行政当局也表示，它正在为从新卡霍夫卡、霍拉普里斯坦（Hola Prystan）和奥莱什基这 3个地区撤离做准备，后两个地区位于乌克兰控制的地区首府赫尔松对面的第聂伯河河口对面。</text:p>
      <text:p text:style-name="P4">
值得注意的是，新卡霍夫卡市在 2022 年 2 月俄罗斯军队袭击乌克兰的头几个小时内就落入俄罗斯军队之手，其中包括卡霍夫卡水电站大坝。</text:p>
      <text:p text:style-name="P4">
新卡霍夫卡大坝建于上世纪五十年代，具有战略价值。该大坝将水泵入北克里米亚运河，该运河从乌克兰南部开始，横跨整个克里米亚半岛。这意味着大坝出现任何问题都会导致克里米亚的供水问题，克里米亚自2014 年以来一直处于俄罗斯的控制之下。</text:p>
      <text:p text:style-name="P4">
Source: <text:a xlink:type="simple" xlink:href="https://chinese.aljazeera.net/news/war-in-ukraine/2023/6/7/%e5%8d%a1%e9%9c%8d%e5%a4%ab%e5%8d%a1%e5%a4%a7%e5%9d%9d%e7%88%86%e7%82%b8%e5%ae%89%e7%90%86%e4%bc%9a%e7%b4%a7%e6%80%a5%e4%bc%9a%e8%ae%ae%e6%9c%9f%e9%97%b4%e7%9b%b8%e4%ba%92%e6%8c%87%e8%b4%a3" text:style-name="Internet_20_link" text:visited-style-name="Visited_20_Internet_20_Link">
https://chinese.aljazeera.net/news/war-in-ukraine/2023/6/7/%e5%8d%a1%e9%9c%8d%e5%a4%ab%e5%8d%a1%e5%a4%a7%e5%9d%9d%e7%88%86%e7%82%b8%e5%ae%89%e7%90%86%e4%bc%9a%e7%b4%a7%e6%80%a5%e4%bc%9a%e8%ae%ae%e6%9c%9f%e9%97%b4%e7%9b%b8%e4%ba%92%e6%8c%87%e8%b4%a3</text:a>
</text:p>
      <!--NEWS-->
      <text:h text:style-name="P10" text:outline-level="1">
<text:span text:style-name="T4">
别指望政策猛药能救中国楼市 (Free Version)</text:span>
</text:h>
      <text:p text:style-name="P4">
Author: Jacky Wong</text:p>
      <text:p text:style-name="P4">
Publisher: 华尔街日报中文网</text:p>
      <text:p text:style-name="P4">
Published Time: 2023-06-07T02:34:00.000Z</text:p>
      <text:p text:style-name="P4">
Modified Time: 2023-06-07T02:34:00.000Z</text:p>
      <text:p text:style-name="P4">
Created Time: 2023-06-07T02:34:00.000Z</text:p>
      <text:p text:style-name="P4">
Description: 现在看来，中国政府为楼市提供更多政策支持是可能的。 但投资者不应对该行业命运发生翻天覆地变化抱太大期望。复苏乏力仍是最可能的结果。</text:p>
      <text:p text:style-name="P4">
Images: []</text:p>
      <text:p text:style-name="P4">
Categories: ['金融市场', '股闻天下']</text:p>
      <text:p text:style-name="P4">
Keywords: SYND,LINK:EN|WP-WSJ-0000955750</text:p>
      <text:p text:style-name="P4">
Type: Article</text:p>
      <!--METADATA-->
      <text:p text:style-name="P4">
对中国政府将给楼市提供 <text:a xlink:type="simple" xlink:href="https://cn.wsj.com/articles/CN-HRD-20221115112406" text:style-name="Internet_20_link" text:visited-style-name="Visited_20_Internet_20_Link">
 更多支持的希望 </text:a>
，推动开发商类股在最近几日走高。但是，投资者不应对该行业命运发生翻天覆地变化抱太大期望。</text:p>
      <text:p text:style-name="P4">
Source: <text:a xlink:type="simple" xlink:href="https://cn.wsj.com/articles/%E5%88%AB%E6%8C%87%E6%9C%9B%E6%94%BF%E7%AD%96%E7%8C%9B%E8%8D%AF%E8%83%BD%E6%95%91%E4%B8%AD%E5%9B%BD%E6%A5%BC%E5%B8%82-82444750" text:style-name="Internet_20_link" text:visited-style-name="Visited_20_Internet_20_Link">
https://cn.wsj.com/articles/%E5%88%AB%E6%8C%87%E6%9C%9B%E6%94%BF%E7%AD%96%E7%8C%9B%E8%8D%AF%E8%83%BD%E6%95%91%E4%B8%AD%E5%9B%BD%E6%A5%BC%E5%B8%82-82444750</text:a>
</text:p>
      <!--NEWS-->
      <text:h text:style-name="P10" text:outline-level="1">
<text:span text:style-name="T4">
苹果Vision Pro值3500美元吗</text:span>
</text:h>
      <text:p text:style-name="P4">
Creator: BRIAN X. CHEN</text:p>
      <text:p text:style-name="P4">
Publisher: https://www.facebook.com/nytimeschinese</text:p>
      <text:p text:style-name="P4">
Published Time: 2023-06-07T03:38:35+08:00</text:p>
      <text:p text:style-name="P4">
Description: 时报记者在苹果硅谷总部试戴了这款售价3500美元的新产品。这款设备具有高分辨率视频、直观的控制和舒适的佩戴感，但它也令人产生了一个疑问：为什么我们需要它？ Jim Wilson/The New York Times 苹果公司周一发布了新款Vision Pro。该设备将于明年上市。</text:p>
      <text:p text:style-name="P4">
Images: ["<text:a xlink:type="simple" xlink:href="https://static01.nyt.com/images/2023/06/06/multimedia/06techfix-top-fzqj/06techfix-top-fzqj-master1050.jpg" text:style-name="Internet_20_link" text:visited-style-name="Visited_20_Internet_20_Link">
06techfix-top...</text:a>
"]</text:p>
      <text:p text:style-name="P4">
Category: 科技</text:p>
      <text:p text:style-name="P4">
Type: Article</text:p>
      <!--METADATA-->
      <text:p text:style-name="P4">
<draw:frame draw:style-name="fr1" draw:name="Image75" text:anchor-type="as-char" svg:width="6.9236in" svg:height="5.130058in" draw:z-index="0">
<draw:image xlink:href="../Images/cnnytimes/2023-06-07T03-38-35-08-00/06techfix-top-fzqj-master1050.jpg" xlink:type="simple" xlink:show="embed" xlink:actuate="onLoad" draw:mime-type="image/jpeg"/>
</draw:frame>
</text:p>
      <text:p text:style-name="P4">
周一，我得以一窥苹果构想中的未来计算。我用半小时试戴  了 <text:a xlink:type="simple" xlink:href="https://www.nytimes.com/2023/06/05/technology/apple-headset-virtual-reality-wwdc.html" text:style-name="Internet_20_link" text:visited-style-name="Visited_20_Internet_20_Link">
 售价3500美元的Vision Pro</text:a>
 ，这是该公司首款高科技头戴设备，将于明年发布。</text:p>
      <text:p text:style-name="P4">
它留给我的感受是喜忧参半，其中包括一种挥之不去的怀疑。</text:p>
      <text:p text:style-name="P4">
一方面，这款设备的质量给我留下了深刻的印象，苹果称它是“空间计算”时代的开端，在这个时代，数字数据与现实世界融合在一起，释放出新的功能。想象一下，戴着头戴设备组装家具，说明书被数字投影到零件上，或者做饭时，食谱显示在眼角。</text:p>
      <text:p text:style-name="P4">
苹果这款设备具有高分辨率视频、直观的控制和舒适的佩戴感，比 <text:a xlink:type="simple" xlink:href="https://www.nytimes.com/2022/10/19/technology/personaltech/quest-pro-review-metaverse.html" text:style-name="Internet_20_link" text:visited-style-name="Visited_20_Internet_20_Link">
 Meta</text:a>
 、Magic Leap、 <text:a xlink:type="simple" xlink:href="https://www.seattletimes.com/business/technology/the-playstation-goggles-are-a-win-for-gamers-not-for-the-metaverse/" text:style-name="Internet_20_link" text:visited-style-name="Visited_20_Internet_20_Link">
 索尼</text:a>
 等公司在过去10年生产的头戴设备体验更好。</text:p>
      <text:p text:style-name="P4">
广告</text:p>
      <text:p text:style-name="P4">
但在戴上这款新设备查看照片并与虚拟恐龙互动后，我也觉得这里没有太多新东西可看。这种体验引发了我对苹果产品从未有过的“厌恶”之感。稍后会详细介绍。</text:p>
      <text:p text:style-name="P4">
<text:span text:style-name="T4">
拟合与控制</text:span>
</text:p>
      <text:p text:style-name="P4">
让我从头开始说。 <text:a xlink:type="simple" xlink:href="https://www.nytimes.com/2023/06/05/technology/apple-headset-virtual-reality-wwdc.html" text:style-name="Internet_20_link" text:visited-style-name="Visited_20_Internet_20_Link">
 苹果公司周一发布了这款头戴装置</text:a>
 ，这是自2015年苹果手表发布以来该公司的首个重大新产品，我获准试用了Vision Pro的预生产模型。苹果公司的工作人员把我带到公司硅谷总部的一个私密房间，让我坐在沙发上试用。</text:p>
      <text:p text:style-name="P4">
VisionPro看起来像一副滑雪护目镜，它有一根白色的USB线，可以接入揣在我牛仔裤兜里一块银色电池。为了把它戴在脸上，我转动了设备侧面的一个旋钮来调节舒适度，并把一条尼龙搭扣带固定在头上。</text:p>
      <text:p text:style-name="P4">
我按下设备正面一个金属按钮，将其打开。然后我完成了一个设置过程，其中包括看着一个移动的点，这样设备就可以锁定我的眼球运动。VisionPro有一系列传感器来跟踪眼球运动、手势和语音指令，这些都是控制它的主要方式。看着一个图标，就相当于用鼠标光标悬停在图标上；要按下按钮，你要用拇指和食指指尖轻触，做一个捏的动作，相当于点击鼠标。</text:p>
      <text:p text:style-name="P4">
“捏”的手势还用于抓取和移动屏幕上的应用程序。它很直观，比起竞品头戴设备通常需要挥舞配套的运动控制器，感觉没那么笨拙。</text:p>
      <text:p text:style-name="P4">
广告</text:p>
      <text:p text:style-name="P4">
但这也引发了一些问题。在玩游戏时，头戴设备还能识别哪些手势？既然Siri在手机上的语音转录功能至今效果不佳，那么语音控制还能有多好呢？苹果还不确定还会支持哪些手势操作，而且它也没有让我尝试语音控制。</text:p>
      <text:p text:style-name="P4">
<text:span text:style-name="T4">
“许多用途”就这么多？</text:span>
</text:p>
      <text:p text:style-name="P4">
然后是应用程序演示，展示这款头戴设备如何丰富我们的日常生活，帮助我们与他人保持联系。</text:p>
      <text:p text:style-name="P4">
苹果首先带我看了一下头具上的生日派对照片和视频。我可以逆时针转动VisionPro正面附近的转盘，让照片背景更透明，看到真实的世界，包括我周围的苹果员工；如果顺时针转动它，降低照片透明度，就可以沉浸其中。</text:p>
      <text:p text:style-name="P4">
苹果还让我在头戴设备中打开了一个冥想应用程序，它会播放三维动画，同时播放舒缓的音乐，还有一个声音指示我呼吸。但冥想无法让我为接下来的事情做好准备：一个视频通话。</text:p>
      <text:p text:style-name="P4">
一个小窗口弹了出来，是另一位戴着头具的苹果员工打来的FaceTime电话通知。我盯着应答按钮，按了一下接电话。</text:p>
      <text:p text:style-name="P4">
广告</text:p>
      <text:p text:style-name="P4">
视频通话中的苹果员工使用的是一个“角色”，这是一个她自己的三维动画化身，是头具通过扫描她的面部创建的。苹果把通过角色进行的视频会议描述为人们在虚拟空间中进行交流甚至合作的一种更亲密的方式。</text:p>
      <text:p text:style-name="P4">
这位苹果员工的面部表情看起来栩栩如生，她的嘴部运动与她的讲话同步。但由于她的头像是通过数字技术渲染的，她的脸部纹理均匀，没有阴影，我可以判断出这是假的。它就像我在《少数派报告》(MinorityReport)等科幻电影中看到的全息影像。</text:p>
      <text:p text:style-name="P4">
在FaceTime会议上，我和苹果员工本应在一个名为Freeform的应用程序中合作制作一个三维模型。但我茫然地盯着它，思考我所看到的一切。在疫情期间，我大部分时间都与世隔绝，而三年后，苹果公司希望我参与到一个本质上是真实人物的深度仿造视频中。我能感觉到自己正在关闭起来。我的“厌恶”感可能是技术专家长期以来所描述的“ <text:a xlink:type="simple" xlink:href="https://en.wikipedia.org/wiki/Uncanny_valley" text:style-name="Internet_20_link" text:visited-style-name="Visited_20_Internet_20_Link">
 恐怖谷 </text:a>
”，也就是人类看到一个看起来太像人类的机器造物时，产生的一种不安之感。</text:p>
      <text:p text:style-name="P4">
一个技术杰作？是的。一个我希望每天都与其他人一起使用的功能？可能暂时还不会。</text:p>
      <text:p text:style-name="P4">
为了给演示画上一个有趣的句号，苹果公司展示了一只模拟恐龙，当我伸出手时，它会朝我移动。我已经在虚拟现实中看到了太多的数字恐龙（在过去七年里，几乎每个给我做VR演示的头戴设备制造商都会展示一个<text:a xlink:type="simple" xlink:href="https://www.nytimes.com/2015/11/23/technology/personaltech/gear-vr-offers-a-preview-of-virtual-reality-in-the-home.html" text:style-name="Internet_20_link" text:visited-style-name="Visited_20_Internet_20_Link">
 侏罗纪公园的模拟 </text:a>
 ），我对此并不感兴趣。</text:p>
      <text:p text:style-name="P4">
<text:span text:style-name="T4">
真实的人</text:span>
</text:p>
      <text:p text:style-name="P4">
广告</text:p>
      <text:p text:style-name="P4">
演示结束后，我开车回家，趁着堵车的时间，我回味了刚才的体验。</text:p>
      <text:p text:style-name="P4">
晚餐时，我和妻子谈起Vision Pro。我说，苹果的头戴设备外观和感觉都比竞品要好。但我不确定这是否重要。</text:p>
      <text:p text:style-name="P4">
来自Meta和索尼PlayStation的其他头戴设备要便宜得多，而且已经相当强大且具有娱乐性，尤其是在玩视频游戏时。但是，每当我们邀请客人来家里吃饭，他们戴上头具不到半小时就失去了兴趣，因为这种体验让他们筋疲力尽，他们觉得自己与群体脱节了。</text:p>
      <text:p text:style-name="P4">
如果他们可以拧一下头戴设备前面的刻度盘，戴着它就能看到现实世界，这重要吗？我怀疑这仍然会让人感到孤立，因为他们可能是房间里唯一戴着它的人。</text:p>
      <text:p text:style-name="P4">
但对我来说，更重要的是通过苹果头戴设备与家人、同事等人联系的想法。</text:p>
      <text:p text:style-name="P4">
“你妈妈年纪大了，”我对妻子说。“当你和她Facetime聊天时，你是更愿意看到她的深度仿造数字化身，还是看着她的手机从一个别扭的角度对着自己的脸，在糟糕的画质下跟你通话？”</text:p>
      <text:p text:style-name="P4">
广告</text:p>
      <text:p text:style-name="P4">
“后者，”她毫不犹豫地说。“那是真实的。不过，我更想直接去见她。”</text:p>
      <text:p text:style-name="P4">
Source: <text:a xlink:type="simple" xlink:href="https://cn.nytimes.com/technology/20230607/apple-vision-pro-headset-try/" text:style-name="Internet_20_link" text:visited-style-name="Visited_20_Internet_20_Link">
https://cn.nytimes.com/technology/20230607/apple-vision-pro-headset-try/</text:a>
</text:p>
      <!--NEWS-->
      <text:h text:style-name="P10" text:outline-level="1">
<text:span text:style-name="T4">
中国股市下跌，投资者对经济复苏前景显现悲观情绪</text:span>
</text:h>
      <text:p text:style-name="P4">
Creator: VIVEK SHANKAR</text:p>
      <text:p text:style-name="P4">
Publisher: https://www.facebook.com/nytimeschinese</text:p>
      <text:p text:style-name="P4">
Published Time: 2023-06-07T03:40:56+08:00</text:p>
      <text:p text:style-name="P4">
Description: 中国股市震荡下跌，反映出外界对中国在新冠后经济复苏的可行性愈发不乐观。经济学家调低了对增长的预期。习近平最近针对外企的打压行动也伤害了投资者的信心。 Jade Gao/Agence France-Presse — Getty Images 作为经济风向标的的中国工厂的表现数据喜忧参半。</text:p>
      <text:p text:style-name="P4">
Images: ["<text:a xlink:type="simple" xlink:href="https://static01.nyt.com/images/2023/06/01/multimedia/00china-stocks-01-btcj/00china-stocks-01-btcj-master1050.jpg" text:style-name="Internet_20_link" text:visited-style-name="Visited_20_Internet_20_Link">
00china-stock...</text:a>
"]</text:p>
      <text:p text:style-name="P4">
Category: 商业与经济</text:p>
      <text:p text:style-name="P4">
Type: Article</text:p>
      <!--METADATA-->
      <text:p text:style-name="P4">
<draw:frame draw:style-name="fr1" draw:name="Image76" text:anchor-type="as-char" svg:width="6.9236in" svg:height="4.615733in" draw:z-index="0">
<draw:image xlink:href="../Images/cnnytimes/2023-06-07T03-40-56-08-00/00china-stocks-01-btcj-master1050.jpg" xlink:type="simple" xlink:show="embed" xlink:actuate="onLoad" draw:mime-type="image/jpeg"/>
</draw:frame>
</text:p>
      <text:p text:style-name="P4">
原本下这样的赌注根本不用考虑。在经历了近三年的大流行封锁之后，中国重新开放，投资者预计这个世界第二大经济体将迅速复苏。中国股市会出现飙升。</text:p>
      <text:p text:style-name="P4">
但现在已经不是那么回事了。本周，在香港交易的中国股票短暂进入熊市，从1月的高位下跌逾20%。内地股市今年也在下跌。</text:p>
      <text:p text:style-name="P4">
长期以来，中国一直是全球经济增长的推动力，但股市下跌反映出人们对中国在新冠后复苏的可行性越来越不乐观。尽管中美之间的地缘政治局势持续紧张，两国在经济和商业上仍然有着千丝万缕的联系。</text:p>
      <text:p text:style-name="P4">
新西兰奥克兰CMC Markets的分析师滕枭表示：“来自中国的所有信号都表明经济的反弹磕磕绊绊、举步维艰。”</text:p>
      <text:p text:style-name="P4">
北京正在应对低于预期的消费者支出、 <text:a xlink:type="simple" xlink:href="https://mp.weixin.qq.com/s/ZDYhiEUadOKwmOlTc_1QYw" text:style-name="Internet_20_link" text:visited-style-name="Visited_20_Internet_20_Link">
 放缓的房屋销售</text:a>
 和制造业的变幻莫测。 <text:a xlink:type="simple" xlink:href="https://cn.nytimes.com/business/20220927/china-renminbi-currency/" text:style-name="Internet_20_link" text:visited-style-name="Visited_20_Internet_20_Link">
 走弱的货币</text:a>
使问题更加复杂。目前尚不确定中国政府可能采取何种行动——如果有的话——来支持增长。</text:p>
      <text:p text:style-name="P4">
去年，中国因新冠疫情多次实施封锁措施，对经济造成了沉重打击。经济增幅为3%，这是 <text:a xlink:type="simple" xlink:href="https://cn.nytimes.com/business/20230117/china-gdp-fourth-quarter-2022/" text:style-name="Internet_20_link" text:visited-style-name="Visited_20_Internet_20_Link">
 几十年来最慢的增速</text:a>
之一，远低于北京自己的目标，也低于2021年的增长速度。</text:p>
      <text:p text:style-name="P4">
</text:p>
      <text:p text:style-name="P4">
房地产行业一直是股票投资者痛苦的根源，开发商背负沉重债务成为该行业的特点。  Qilai Shen for The New York Times</text:p>
      <text:p text:style-name="P4">
去年秋天，当局出台了旨在支持房地产行业的刺激措施，给股市带来了震动。随着严格的“清零”政策突然结束，12月又出现了一次冲击。股市以上升趋势进入新的一年，并在1月底达到顶峰。</text:p>
      <text:p text:style-name="P4">
今年前三个月，中国经济增长了 <text:a xlink:type="simple" xlink:href="https://cn.nytimes.com/business/20230418/china-gdp-q1-2023/" text:style-name="Internet_20_link" text:visited-style-name="Visited_20_Internet_20_Link">
 4.5% </text:a>
 （其中大部分增长来自消费），而且似乎正步入复苏轨道。近几个月支出一直强劲，尤其是在 <text:a xlink:type="simple" xlink:href="https://cn.nytimes.com/style/20230504/china-luxury-spending/" text:style-name="Internet_20_link" text:visited-style-name="Visited_20_Internet_20_Link">
 奢侈品</text:a>
 和 <text:a xlink:type="simple" xlink:href="http://en.people.cn/n3/2023/0509/c98649-20016141.html" text:style-name="Internet_20_link" text:visited-style-name="Visited_20_Internet_20_Link">
 食品饮料行业</text:a>
 ，但越来越达不到投资者的预期。 <text:a xlink:type="simple" xlink:href="https://cn.nytimes.com/business/20230522/china-youth-unemployment/" text:style-name="Internet_20_link" text:visited-style-name="Visited_20_Internet_20_Link">
青年人的高失业率 </text:a>
使前景更加黯淡。</text:p>
      <text:p text:style-name="P4">
在西方国家与 <text:a xlink:type="simple" xlink:href="https://www.nytimes.com/2023/06/01/business/eurozone-inflation-may.html" text:style-name="Internet_20_link" text:visited-style-name="Visited_20_Internet_20_Link">
 通货膨胀 </text:a>
 作斗争的同时，中国正在应对与之相反、可能更具伤害性的通货紧缩，即因抑制公司利润和工资导致持续低价而拖累经济。</text:p>
      <text:p text:style-name="P4">
“国内需求仍然疲软，”滕枭说。</text:p>
      <text:p text:style-name="P4">
广告</text:p>
      <text:p text:style-name="P4">
因此，最近几周许多经济学家调低了他们的预期，导致股市下跌。但一些分析师——包括野村证券和巴克莱银行的分析师——仍预计今年中国国内生产总值的增速将高于政府预测的5%。</text:p>
      <text:p text:style-name="P4">
人们对世界上最大的经济体美国的预测较低，但美国股市的表现远好于中国。标准普尔500指数今年上涨了约12%。</text:p>
      <text:p text:style-name="P4">
中共及其最高领导人习近平最近的决定伤害了股市情绪。 <text:a xlink:type="simple" xlink:href="https://cn.nytimes.com/business/20230515/china-anti-espionage-law/" text:style-name="Internet_20_link" text:visited-style-name="Visited_20_Internet_20_Link">
 打击与海外有关联的咨询公司</text:a>
令一些外国企业和投资者感到恐慌，再次引发人们质疑国际公司在中国开展业务的可行性。</text:p>
      <text:p text:style-name="P4">
</text:p>
      <text:p text:style-name="P4">
近几个月消费者支出一直强劲，但越来越低于投资者的预期。  Qilai Shen for The New York Times</text:p>
      <text:p text:style-name="P4">
“复苏已经停滞，部分原因是北京无法提振消费者和企业投资者的信心，”野村证券的经济学家上个月在一份报告中写道。“随着失望情绪的出现，我们看到螺旋式下降的风险上升，导致活动数据疲软、失业率上升、持续通货紧缩、市场利率下降和货币走软。”</text:p>
      <text:p text:style-name="P4">
但一些观察人士认为，投资者只是对中国经济这样史无前例的重新开放做出了误判。并且他们忽视了当局将国家安全问题置于 <text:a xlink:type="simple" xlink:href="https://cn.nytimes.com/china/20230515/china-xi-security-economy/" text:style-name="Internet_20_link" text:visited-style-name="Visited_20_Internet_20_Link">
 经济问题</text:a>
 之上的转变。</text:p>
      <text:p text:style-name="P4">
“中国经济管理方式的思路已经完全不同了，”星展银行首席中国经济学家梁兆基说。他还说，当局不太可能像过去那样，通过采取积极措施推高股价来应对股市暴跌。北京的政策制定者更关注制造业等经济的风向标。梁兆基说，从这个角度看，中国经济“并没有太离谱”。</text:p>
      <text:p text:style-name="P4">
广告</text:p>
      <text:p text:style-name="P4">
周四，一项针对民营部门的调查显示，中国的工厂活动 <text:a xlink:type="simple" xlink:href="https://www.caixinglobal.com/2023-06-01/chinas-factory-activity-gets-back-to-growth-but-recovery-remains-patchy-caixin-pmi-shows-102060738.html" text:style-name="Internet_20_link" text:visited-style-name="Visited_20_Internet_20_Link">
 在5月有所回升</text:a>
，这与一天前发布的官方数据显示制造业继续收缩形成鲜明对比。这种不一致的信号具有更广泛的影响，因为中国的制造业与出口密切相关，而出口又是全球需求的指标。制造业的持续增长将有助于提振中国的就业率、消费者支出，并最终提振股市。</text:p>
      <text:p text:style-name="P4">
目前，投资者继续抛售中国股票。今年最大的输家包括网上零售商京东和火锅连锁店海底捞，今年均下跌超过20%，促使 <text:a xlink:type="simple" xlink:href="https://www.hsi.com.hk/eng/indexes/all-indexes/hscei" text:style-name="Internet_20_link" text:visited-style-name="Visited_20_Internet_20_Link">
 香港恒生中国企业指数</text:a>
周四跌至年内最低收盘水平。在周五反弹后，该指数比1月的高点低了约17%。追踪沪深两市最大公司的 <text:a xlink:type="simple" xlink:href="https://www.csindex.com.cn/en/indices/index-detail/000300#/indices/family/detail" text:style-name="Internet_20_link" text:visited-style-name="Visited_20_Internet_20_Link">
 沪深300指数</text:a>
 自1月见顶以来下跌了约8%。</text:p>
      <text:p text:style-name="P4">
房地产行业继续令投资者感到痛苦。中国房地产信息集团本周发布的数据显示，5月100家最大公司的房地产销售量较上月下降了约14%。</text:p>
      <text:p text:style-name="P4">
中国的 <text:a xlink:type="simple" xlink:href="https://cn.nytimes.com/business/20230526/china-housing-crisis-nanchang/" text:style-name="Internet_20_link" text:visited-style-name="Visited_20_Internet_20_Link">
 房地产问题 </text:a>
 ——开发商深陷债务，留给贷款买房者的是未完工的公寓——导致人们预期中国央行今年将不得不降息。</text:p>
      <text:p text:style-name="P4">
野村证券和巴克莱银行都预测，在截至6月的三个月中，中国的经济增长率将显着提高——接近8%。根据这两家公司预测，今年接下来两个季度的增长将放缓至今年早些时候的水平。</text:p>
      <text:p text:style-name="P4">
在此过程中，分析师预计股市表现会有所改善。“过度悲观的情绪通常会自我修正，”梁兆基说。</text:p>
      <text:p text:style-name="P4">
Source: <text:a xlink:type="simple" xlink:href="https://cn.nytimes.com/business/20230605/china-stocks-hang-seng-csi-300/" text:style-name="Internet_20_link" text:visited-style-name="Visited_20_Internet_20_Link">
https://cn.nytimes.com/business/20230605/china-stocks-hang-seng-csi-300/</text:a>
</text:p>
      <!--NEWS-->
      <text:h text:style-name="P10" text:outline-level="1">
<text:span text:style-name="T4">
年花费300亿美元的印度铁路系统为何无法阻止惨剧发生</text:span>
</text:h>
      <text:p text:style-name="P4">
Creator: ALEX TRAVELLI</text:p>
      <text:p text:style-name="P4">
Publisher: https://www.facebook.com/nytimeschinese</text:p>
      <text:p text:style-name="P4">
Published Time: 2023-06-07T03:46:13+08:00</text:p>
      <text:p text:style-name="P4">
Description: 印度一直在改善其基础设施，铁路系统是主要受益者，然而用于轨道维护和其他安全措施的经费不断下降。这场导致275人死亡的灾难性事故凸显出这些选择的沉重后果。 Atul Loke for The New York Times 周日，印度三列火车相撞事故现场的工作人员。</text:p>
      <text:p text:style-name="P4">
Images: ["<text:a xlink:type="simple" xlink:href="https://static01.nyt.com/images/2023/06/04/multimedia/04india-rail-01-pqhg/04india-rail-01-pqhg-master1050.jpg" text:style-name="Internet_20_link" text:visited-style-name="Visited_20_Internet_20_Link">
04india-rail-...</text:a>
"]</text:p>
      <text:p text:style-name="P4">
Category: 国际</text:p>
      <text:p text:style-name="P4">
Type: Article</text:p>
      <!--METADATA-->
      <text:p text:style-name="P4">
<draw:frame draw:style-name="fr1" draw:name="Image79" text:anchor-type="as-char" svg:width="6.9236in" svg:height="4.609139in" draw:z-index="0">
<draw:image xlink:href="../Images/cnnytimes/2023-06-07T03-46-13-08-00/04india-rail-01-pqhg-master1050.jpg" xlink:type="simple" xlink:show="embed" xlink:actuate="onLoad" draw:mime-type="image/jpeg"/>
</draw:frame>
</text:p>
      <text:p text:style-name="P4">
在印度，主要工业和政治命运往往与庞大的、相互交织的铁路系统联系在一起，印度将大量公共资源投入新火车，但是对于已在轨道上运行的列车来说，安全保障资金要紧张得多。</text:p>
      <text:p text:style-name="P4">
周日，在印度东部发生了一起造成至少275人死亡的 <text:a xlink:type="simple" xlink:href="https://www.nytimes.com/2023/06/03/world/asia/india-train-crash.html" text:style-name="Internet_20_link" text:visited-style-name="Visited_20_Internet_20_Link">
 惨重火车事故</text:a>
之后，当初的这些决定变得尤为令人关切，这是该国多年来最严重的铁路事故。调查人员表示，他们的侧重点放在信号故障导致周五三列火车相撞的可能性上。</text:p>
      <text:p text:style-name="P4">
当局称，事故发生时，一列以每小时128公里的速度向南驶向金奈市的客运列车 <text:a xlink:type="simple" xlink:href="https://www.nytimes.com/interactive/2023/06/04/world/asia/india-train-crash-cause.html" text:style-name="Internet_20_link" text:visited-style-name="Visited_20_Internet_20_Link">
 转向错误的轨道，撞上了一列静止的货车</text:a>
 。事故还造成1100多人受伤。第一列火车脱轨的车厢随后撞上了向它驶来的第二列客运列车， <text:a xlink:type="simple" xlink:href="https://www.nytimes.com/2023/06/04/world/asia/india-train-crash.html" text:style-name="Internet_20_link" text:visited-style-name="Visited_20_Internet_20_Link">
 造成惨不忍睹的情景</text:a>
 。</text:p>
      <text:p text:style-name="P4">
过去几年里，印度一直在以前所未有的方式改善长期处于破败状态的基础设施，而在世界第五大经济体占据核心地位的印度铁路一直是主要受益者。上一财政年度，政府在铁路系统上花费了近300亿美元，比前一年增加了15%。</text:p>
      <text:p text:style-name="P4">
广告</text:p>
      <text:p text:style-name="P4">
但用于基本轨道维护和其他安全措施的费用却一直在下降。印度审计署（一个独立机构）去年的 <text:a xlink:type="simple" xlink:href="https://cag.gov.in/webroot/uploads/download_audit_report/2022/Report-No.-22-of-2022_Railway_English_DSC-063a2dda55f3ce6.38649271.pdf" text:style-name="Internet_20_link" text:visited-style-name="Visited_20_Internet_20_Link">
 报告</text:a>
发现，分配给线路养护维修工作的资金减少了，官员们甚至没有花完预留的全部资金。</text:p>
      <text:p text:style-name="P4">
印度每天有超过2000万乘客乘坐铁路，其中许多是外来务工人员，政治人士在铁路系统上投入大量资金是不会错的，总理纳伦德拉·莫迪正是这么做的，而且不惜大张旗鼓。今年，印度铁路——世界上最大的铁路系统之一——得到的预算是他上任时的五倍。</text:p>
      <text:p text:style-name="P4">
但莫迪的大部分举措都不是针对列车从一处顺利运行到另一处所需的基本步骤，而是为了提高速度和舒适度。他经常称赞连接大城市、票价更高的新型VandeBharat电动列车，还将一个采用日本新干线技术建造的高速铁路项目列为优先，尽管它对改善印度普通乘客的生活毫无帮助。</text:p>
      <text:p text:style-name="P4">
印度政府称，这项投资是为了有助于将乘坐印度铁路的体验提升到世界级水平，并吸引海外投资。</text:p>
      <text:p text:style-name="P4">
</text:p>
      <text:p text:style-name="P4">
4月，孟买贾特拉帕蒂·希瓦吉火车站的乘客。印度每天有超过2000万人乘坐铁路。  Atul Loke for The New York Times</text:p>
      <text:p text:style-name="P4">
然而，根据最近公布的预算，用于改善印度逾1.3万列老旧列车安全的项目支出在总支出中所占的比例一直在下降，甚至连绝对值也在下降。</text:p>
      <text:p text:style-name="P4">
新德里政策研究中心高级研究员帕塔·穆霍帕迪耶特别提到了一个需求。“信号功能可能需要更多的关注，”他说。“从战略上讲，信号是一种软能力的补充，随着我们转向速度更高的列车，信号将变得更加重要。”</text:p>
      <text:p text:style-name="P4">
广告</text:p>
      <text:p text:style-name="P4">
尽管周五的撞车事故伤亡惨重，印度的铁路旅行仍然比以往任何时候都要安全得多。</text:p>
      <text:p text:style-name="P4">
在这个国家，脱轨事故一度相当频繁，从1980年到世纪之交，平均每年发生475起。根据铁路官员在世界灾害管理大会上提交的 <text:a xlink:type="simple" xlink:href="https://books.google.co.kr/books" text:style-name="Internet_20_link" text:visited-style-name="Visited_20_Internet_20_Link">
 文件</text:a>
，在2021年之前的十年里，这一数字下降到仅50多起。</text:p>
      <text:p text:style-name="P4">
印度的铁路安全也得到更为广泛的改善，严重事故的数量稳步下降：从20年前的每年300多起降至2020财年的22起。到2020年，印度已经连续两年没有乘客死于铁路事故，这是莫迪政府欢庆的一个里程碑。直到2017年，印度每年都有100多名乘客遇难。</text:p>
      <text:p text:style-name="P4">
在莫迪的领导下，印度一直在大举支出，印度财政部和世界银行希望私营企业能跟进政府的做法，向经济注入更多资金。世界银行在4月的一份报告中指出，印度政府在实现长期目标方面的支出“相对于疫情前的水平有所增加”。包括铁路在内的交通运输在该支出的激增中扮演重要角色。</text:p>
      <text:p text:style-name="P4">
“在21世纪，为了国家的快速发展，铁路的增长和改革至关重要，”去年， <text:a xlink:type="simple" xlink:href="https://www.business-standard.com/article/current-affairs/centre-transforming-railway-infra-by-making-record-investment-pm-modi-122123000829_1.html" text:style-name="Internet_20_link" text:visited-style-name="Visited_20_Internet_20_Link">
 莫迪在一条铁路线的落成典礼上说 </text:a>
 。“一场全国范围的铁路改造运动正在进行中。”</text:p>
      <text:p text:style-name="P4">
世界银行负责印度的主管奥古斯特·塔诺·夸梅表示，配电、新建高速公路和铁路方面的高额公共支出将“吸引”追求长期收益的企业增加支出。</text:p>
      <text:p text:style-name="P4">
广告</text:p>
      <text:p text:style-name="P4">
三个月前，为推广本土的安全技术，印度铁道部长阿什维尼·瓦伊什瑙 <text:a xlink:type="simple" xlink:href="https://www.youtube.com/watch" text:style-name="Internet_20_link" text:visited-style-name="Visited_20_Internet_20_Link">
 播放了这样一段视频</text:a>
——他自己和铁路局主席坐在两列即将相撞的火车上。这是为了展示名为“卡瓦奇”，意为“铠甲”的新系统。</text:p>
      <text:p text:style-name="P4">
两列火车在一条轨道上快速相向而行。相距400米时，新系统自动实施刹车。</text:p>
      <text:p text:style-name="P4">
但卡瓦奇系统只安装在印度的一小部分火车上，在约合6.4万公里的铁路总里程中，仅覆盖了1448公里左右。周五发生撞车事故的列车并没有使用该系统，反对派政治人物、前铁道部长马马塔·班纳吉抓住了这一点。</text:p>
      <text:p text:style-name="P4">
“如果火车上有这个装置，就不会发生这种事，”她告诉记者。</text:p>
      <text:p text:style-name="P4">
铁道部长瓦伊什瑙——一些人已经要求他辞职——驳斥了这一看法。</text:p>
      <text:p text:style-name="P4">
“这起事故与防撞系统无关，”他说。</text:p>
      <text:p text:style-name="P4">
Source: <text:a xlink:type="simple" xlink:href="https://cn.nytimes.com/world/20230606/india-rail-money-safety/" text:style-name="Internet_20_link" text:visited-style-name="Visited_20_Internet_20_Link">
https://cn.nytimes.com/world/20230606/india-rail-money-safety/</text:a>
</text:p>
      <!--NEWS-->
      <text:h text:style-name="P10" text:outline-level="1">
<text:span text:style-name="T4">
失独、网暴与跳楼，谁杀死了这位母亲 (Free Version)</text:span>
</text:h>
      <text:p text:style-name="P4">
Authors: ['']</text:p>
      <text:p text:style-name="P4">
Publisher: 英国《金融时报》</text:p>
      <text:p text:style-name="P4">
Time: 2023-06-07T04:08:59+00:00</text:p>
      <text:p text:style-name="P4">
Published Time: 2023-06-06T12:00:99+08:00</text:p>
      <text:p text:style-name="P4">
Modified Time: 2023-06-06T19:29:99+08:00</text:p>
      <text:p text:style-name="P4">
Description: 徐瑾：武汉跳楼母亲悲剧让人反思，网暴为何普遍？除了社交媒体的推波助澜，还在于人性之恶。普通人为什么也会作恶？如何降低网暴危害？</text:p>
      <text:p text:style-name="P4">
Images: ["<text:a xlink:type="simple" xlink:href="https://thumbor.ftacademy.cn/unsafe/picture/8/000183608_piclink.jpg" text:style-name="Internet_20_link" text:visited-style-name="Visited_20_Internet_20_Link">
000183608_pic...</text:a>
"]</text:p>
      <text:p text:style-name="P4">
Themes: ['专栏', '社会', '关注']</text:p>
      <text:p text:style-name="P4">
Keywords: ['社会', '网暴', '徐瑾经济人', '同理心', '人性']</text:p>
      <text:p text:style-name="P4">
Type: Article</text:p>
      <!--METADATA-->
      <text:p text:style-name="P4">
<draw:frame draw:style-name="fr1" draw:name="Image81" text:anchor-type="as-char" svg:width="6.9236in" svg:height="4.617987in" draw:z-index="0">
<draw:image xlink:href="../Images/FT Chinese Free Version/2023-06-07T04-08-59-00-00/00018360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母亲节刚过去没多久，就有一位母亲离开了人世，让人心酸。</text:p>
      <text:p text:style-name="P4">
6月2日，武汉一位母亲在失去6岁独子后，据说随后又遭网暴，从24楼的高处跳楼自杀。在没有新闻的时间中，这一事件引爆了几乎全民关注，怎么看？</text:p>
      <text:p text:style-name="P4">
这无疑是一个悲剧。6岁的孩子被校园里开车的老师碾压致死，而母亲在讨公道之余，最终选择自杀。一连串的悲剧，很自然导向一个问题，那就是谁杀死了这位母亲？按照目前报道，多数人认为原因是网暴，但就目前披露材料而言，网暴和自杀之间的逻辑，其实需要更多信息量。但从这个案例出发，我们不妨探究一下网暴的形成机制。</text:p>
      <text:p text:style-name="Horizontal_20_Line"/>
      <text:p text:style-name="P4">
人性：普通人也会作恶</text:p>
      <text:p text:style-name="P4">
提到网暴，很多人都会义愤填膺，好像网暴者是一群无恶不作的人，事实上，网暴者往往也不过是普通人，甚至这些批判这件事网暴的人中，不乏有人，转身去网暴其他人其他事。</text:p>
      <text:p text:style-name="P4">
网暴为何如此普遍？普遍到许多人甚至不认为自己的行为就是网暴。按照网络暴力最广泛定义来说，谩骂、抨击、侮辱、诽谤也算，只要对隐私权、人身安全权及其正常生活造成威胁或某种不良影响的行为，都是网暴。</text:p>
      <text:p text:style-name="P4">
网暴的诞生机制与网络特点密切相关。网络一大特点是匿名，这使得多数人在作恶时似乎没有心理负担。不少研究显示，在匿名情况下，不少人更倾向于破坏规则。网络另一大特点是群体性，任何局部都是汪洋大海一般的人群，这使得网暴者往往不认为自己是在网暴，而是站在正义或者权力一方，最多不过暗暗朝人吐一口口水，偷偷扔一块石头而已——但也许万一就有这样的可能性，一个发帖，就成为当事人情绪崩溃的稻草，毕竟当雪崩发生的时候，每朵雪花都不是无辜的。</text:p>
      <text:p text:style-name="P4">
除了社交媒体的推波助澜，网暴背后是人性之恶的体现。人性本来就有不少阴翳之处，其实是经不起考验的，在战争等非常情况下，可以说有权威指令下会作恶，但是在非战争状态下，其实也会作恶。心理学上曾经有一个著名的实验叫斯坦福监狱实验，也就是模拟一个监狱，让一群大学生志愿者来客串囚犯和狱警，实验为期两周。在这期间，狱警必须要维持秩序，也有权做任何事。囚犯和狱警都是大学生志愿者，可以说彼此心知肚明大家都是来进行实验，原本以为没有太多意外，无非一场游戏一场梦。但是在实验中，事情走向却很出乎意料，那就是狱警一方“努力”做了很多事，关禁闭、折磨犯人之类惩罚轮流上演，虐待事件层出不穷，感觉不是来玩票，而是真的践行。就这样，不到一周，实验就被迫终止，因为再继续下去情况会走向失控。</text:p>
      <text:p text:style-name="P4">
斯坦福监狱实验虽然是在前互联网时代，却生动地揭示了一点，那就是不受束缚的权力如何让人上瘾，普通人失去约束也会乐于作恶。在社交媒体时代，人性之恶叠加网络特点，更使得网暴难以遏制。</text:p>
      <text:p text:style-name="P4">
<text:span text:style-name="T4">
社交媒体：情绪的放大器</text:span>
</text:p>
      <text:p text:style-name="P4">
固然，批判网暴是容易的，但是杜绝网暴却很难，尤其在真相还没有完全还原之前。</text:p>
      <text:p text:style-name="P4">
众口一词去批判网暴，不如反思一下，网暴为什么屡次出现？可以说，这种重复背后必然存在某种机制——那就是社交媒体其实就是以消费情绪为产品。极端一点说，无论这种情绪是网暴时的娱乐式狂欢，还是批判网暴的正义感爆棚，本质上都是情绪。愤怒、焦虑、欲望等等，都是人性情绪的阴暗面，社交媒体的算法吸收并且放大这类情绪，是其生存法则。不要说网暴，多数暴露在社交媒体下的职业往往都需要献祭一部分情绪，譬如现在最火的直播，看起来是轻松在镜头前说买买买就挣钱，其实也是需要主播提供非常多的情绪价值。按照行业标准，一个带货主播的生命周期也不过就是几个月，能够超越这个周期坚持下来的人少之又少，在背后往往都付出不菲的代价。</text:p>
      <text:p text:style-name="P4">
更进一步而言，问题不仅仅在于消费情绪的社交媒体，还在于其单一性。比如，为什么只有这样的负面情绪可以被无限放大？不同意见的纠偏功能，为什么会被消磨殆尽？或者说，网暴的机制如何被放大？这些问题深究下来，已经超出网暴的范畴，指向我们时代的生存困境。</text:p>
      <text:p text:style-name="P4">
<text:span text:style-name="T4">
同理心：如何面对网暴</text:span>
</text:p>
      <text:p text:style-name="P4">
不少人谈到别人网暴时候，总是说这不过就是网上闲言碎语，但是这种言论，其实忽略网暴背后的强大杀伤力——当千万人情绪积压到一个人身上，其摧毁性超出预计，自杀的人并不全是性格脆弱。</text:p>
      <text:p text:style-name="P4">
这里面，不得不说刻板认知扮演了某种角色。类似武汉失独的悲剧国外也有，当出现这种悲剧的时候，大众其实有一些心理预期的，比如，在大众期待中，受害者家属似乎应该是悲伤欲绝。如此一来，这符合大家对于悲剧角色的刻板认知，也可以让大众挥洒自己的同情心。反过来说，家属表现得理性正当维权，这不符合大众印象中受害家属的刻板认知，往往就会引发无边质疑，无论对于动机还是其他。但事实上，对于家属而言，在遭遇悲剧之后，选择克制悲伤去捍卫自己的权利，其实更难，但也是更正确的事——可以说，武汉这位妈妈此前的表现，非常克制得体，但很可能恰恰是这份克制得体，刺激了期待看到眼泪与崩溃的观众。问题在于，家属不是为了满足大众的廉价同情心而存在，首要目标是追求公正，即使这种公正往往是以赔偿形式出现。</text:p>
      <text:p text:style-name="P4">
谈到网暴，从治理而言，改善网络环境势在必行，而比起动辄封号之类措施而言更重要的是建立宽容的舆论环境。宽容环境能够鼓励更多的理性善良声音涌现，在每一个社会热点上，你都可以期待这些理性善良的声音最终会胜出，起到消杀纠偏作用。</text:p>
      <text:p text:style-name="P4">
目前环境下，宏观改善很难一蹴而就，对个体而言，从微观改善，也许更有意义。互联网永远有记忆，社交媒体无时无刻不在侵入我们的生活，所以培养一个健康的社交媒体习惯非常有必要。理解社交媒体特点与风险、谨防个人隐私与信息外泄、防止沉迷手机是不少父母对于孩子的建议，但是其实父母自身更应该遵从这些建议。</text:p>
      <text:p text:style-name="P4">
更重要的是，不要以为我们离网暴很远，因为有时候我们不小心就成为“网暴”的一员或者助力。当成熟的媒体与信息环境可遇而不求，更多也只能反身求诸己，我们对于各类新闻主角，不妨多花几秒钟，试着想一下，易地而处，对方也是人，如果我们在对方的位置，真的做的比对方好么？这就类似两千多年前，一群人用石头在扔一个女人，准备把这个“坏女人”打死。这个时候，有个外来人挺身而出，“你们中间谁是没有罪的，谁就可以先拿石头打她。”</text:p>
      <text:p text:style-name="P4">
你可能知道，这个外来人是谁，但现实中，不一定需要那么伟大才能挺身而出，有时候伟大也许就在于不做什么，多点同理心。人性有恶意，但是很多时候人性也善意，一个良性社会，需要超越熟人社会的合作与信任，这也就是文学家所谓的“陌生人的慈悲”吧。<text:span text:style-name="T4">
注：本文仅代表作者本人观点，徐瑾为微信公众号“重要的是经济”主理人，读者微信ashes-18</text:span>
</text:p>
      <text:p text:style-name="P4">
Source: <text:a xlink:type="simple" xlink:href="http://www.ftchinese.com/story/001099881" text:style-name="Internet_20_link" text:visited-style-name="Visited_20_Internet_20_Link">
http://www.ftchinese.com/story/001099881</text:a>
</text:p>
      <!--NEWS-->
      <text:h text:style-name="P10" text:outline-level="1">
<text:span text:style-name="T4">
一千三百万学生高考创四十年记录　全社会为考生提供服务</text:span>
</text:h>
      <text:p text:style-name="P4">
Author: None</text:p>
      <text:p text:style-name="P4">
Publisher: Radio Free Asia (Organization)</text:p>
      <text:p text:style-name="P4">
Published Time: 2023-06-07T04:09:00-04:00</text:p>
      <text:p text:style-name="P4">
Modified Time: 2023-06-07T12:35:48-04:00</text:p>
      <text:p text:style-name="P4">
Description: None</text:p>
      <text:p text:style-name="P4">
Videos: []</text:p>
      <text:p text:style-name="P4">
Audios: ["<text:a xlink:type="simple" xlink:href="https://www.rfa.org/mandarin/yataibaodao/kejiaowen/gt1-060720230409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4.556175in" draw:z-index="0">
<draw:image xlink:href="../Images/rfamandarin/2023-06-07T04-09-00-04-00/000000.png" xlink:type="simple" xlink:show="embed" xlink:actuate="onLoad" draw:mime-type="image/png"/>
</draw:frame>
6月7日，有近一千三百万中学毕业生参加大学入学考试，为中国改革开放四十多年来人数最多的一次。警方奉命为学生提供各种便利。 <text:a xlink:type="simple" xlink:href="https://www.rfa.org/mandarin/yataibaodao/kejiaowen/gt1-06072023040907.html/@@images/image" text:style-name="Internet_20_link" text:visited-style-name="Visited_20_Internet_20_Link">
</text:a>
美联社资料图  <text:a xlink:type="simple" xlink:href="https://www.rfa.org/mandarin/yataibaodao/kejiaowen/gt1-06072023040907.html/@@stream" text:style-name="Internet_20_link" text:visited-style-name="Visited_20_Internet_20_Link">
Audio-1-Link：https://www.rfa.org/mandarin/yataibaodao/kejiaowen/gt1-06072023040907.html/@@stream</text:a>
</text:p>
      <text:p text:style-name="P4">
近一千三百万中国考生周三参加高考，相关话题登上微博热搜榜，各门户网站都发出有关高考的最新消息。学生家长希望子女旗开得胜，警察也为考生排忧解难，大开绿灯。不过，有学者认为，中国式教育和高考制度存在不可忽视的问题。</text:p>
      <text:p text:style-name="P4">
<text:a xlink:type="simple" xlink:href="https://www.rfa.org/mandarin/Xinwen/5-06012023124013.html" text:style-name="Internet_20_link" text:visited-style-name="Visited_20_Internet_20_Link">
 <text:span text:style-name="T4">
结束清零后首次高考 多地考生可自行决定是否戴口罩</text:span>
 </text:a>
  * <text:span text:style-name="T4">
<text:a xlink:type="simple" xlink:href="https://www.rfa.org/mandarin/yataibaodao/kejiaowen/kw-01302023102808.html" text:style-name="Internet_20_link" text:visited-style-name="Visited_20_Internet_20_Link">
 从衡水二中到河南雅圣思 威权式暴力何以横行校园？ </text:a>
 </text:span>
</text:p>
      <text:p text:style-name="P4">
本周三上午（7日），每年一度的高考拉开帷幕。在首都北京市海淀区有14000余名考生报考，考生数量约占全市的四分之一，居全市之首。海淀区共设24个考点，482个正式考场。据警方介绍，每辆试卷押运车上都提前安装了智能试卷追踪系统，从试卷进入车辆、起运、送达考点，全程都会实时回传考试中心。</text:p>
      <text:p text:style-name="P4">
北京独立学者吴强当天接受本台采访时表示，今年是中国“文革”后，恢复高考制度四十多年以来，参加高考人数最多的一次。他说，对学生家长而言，这是在本科毕业生就业形势困难的情况下进行的。</text:p>
      <text:p text:style-name="P4">
他说：“青年人现在上大学，四年以后是否会面临同样的就业困境？尤其对家长们来讲，面临着中产阶级再生产的断裂，就像今年我们已经看到了很多新闻，父母一辈作为农民工，辛辛苦苦送孩子上大学，结果毕业的孩子重操父亲的职业，做城市农民工的职业，比如送外卖。”</text:p>
      <text:p text:style-name="P4">
有学生走错考场，警方安排护送考生转考场。（微博截图/古亭提供）  <text:a xlink:type="simple" xlink:href="https://www.rfa.org/mandarin/yataibaodao/kejiaowen/gt1-06072023040907.html/m0607-gt1p2.jpg" text:style-name="Internet_20_link" text:visited-style-name="Visited_20_Internet_20_Link">
</text:a>
</text:p>
      <text:p text:style-name="P4">
<text:span text:style-name="T4">
警察铁骑护送走错考场的考生</text:span>
</text:p>
      <text:p text:style-name="P4">
据报道，6月7日，一位走错考场的考生由北京交警警车和铁骑交替接力护送，成功送进考场。在​​​河南洛阳，一位考生发现自己走错了考场，洛阳警方铁骑大队出动两辆摩托车，十几分钟就将考生送到。在安徽合肥和宣城，有考生遗失准考证，合肥警方开辟“绿色通道”，仅用十几分钟便为其制作了临时身份证。</text:p>
      <text:p text:style-name="P4">
另一方面，在陕西西安市二十六中考点门口，家长们自发组团穿上旗袍，为考生讨个旗开得胜的好彩头。</text:p>
      <text:p text:style-name="P4">
吴强认为，事实上，中国高考所体现的新兴中产阶级和再生产和国家菁英再生产之间出现了极大的矛盾和冲突，已经以教育培训、房地产等行业没落和白纸革命等体现和爆发。</text:p>
      <text:p text:style-name="P4">
有学者认为，中国的教育制度存在着众多问题，其中最突出的就是高考制度。高考过于注重分数而忽略了学生综合素质的培养。很多学生为了追求好成绩而放弃其他课外活动、社会实践等机会。这导致他们缺乏创新精神和实践能力，在进入大学或职场后难以胜任各种任务。</text:p>
      <text:p text:style-name="P4">
中国学生十年寒窗，静待一朝考上大学，所承受的心理压力巨大。（微博截图/古亭提供）  <text:a xlink:type="simple" xlink:href="https://www.rfa.org/mandarin/yataibaodao/kejiaowen/gt1-06072023040907.html/m0607-gt1p3.jpg" text:style-name="Internet_20_link" text:visited-style-name="Visited_20_Internet_20_Link">
</text:a>
</text:p>
      <text:p text:style-name="P4">
<text:span text:style-name="T4">
大学部分科目为做学问设计脱离现实</text:span>
</text:p>
      <text:p text:style-name="P4">
澳大利亚悉尼科技大学（UTS）副教授冯崇义认为，中国多数民众，尤其是农民，一般认为高考是唯一改变命运的方式，因此投入巨大，但是学生毕业后的就业前景黯淡。他对本台说：“几年读书回来，反而没有优势，而且现在很多专业也不配套，特别是一些所谓的985院校还是以做学问的课程设计，所以它对社会的需求还不适应，根本找不到相应的就业岗位。”</text:p>
      <text:p text:style-name="P4">
冯崇义说，在中国，如果学生考不上大学，可能会被纳入所谓的低端人口，相比之下，考上大学至少还有上进的机会。</text:p>
      <text:p text:style-name="P4">
贵州大学退休教师王先生认为，由于各地区对高校招生计划有限制性规定，导致优秀的中小城市和农村地区无法获得足够数量的名校录取名额。同时，在富裕家庭中普遍存在“花钱买分”的现象，使得那些没有经济条件购买辅导班、请私人教师等服务的孩子失去公平竞争机会。他说：“在我国的传统文化中，“读万卷书”被视为成功之路。这种观念在现代教育中得到了延续，导致学生们只关注考试内容而不是知识本身。他们的学习方式变成了死记硬背和应付考试，缺少创新思维和实践能力。”</text:p>
      <text:p text:style-name="P4">
王先生说，中国教育制度是科举制度的延续，这与今天时代的需要格格不入。政府应该进行改革以适应时代发展需求，并且应该注重培养学生全面素质和创新精神。</text:p>
      <text:p text:style-name="P4">
记者：古亭 责编：陈美华、许书婷、嘉远 网编：洪伟</text:p>
      <text:p text:style-name="P4">
Source: <text:a xlink:type="simple" xlink:href="https://www.rfa.org/mandarin/yataibaodao/kejiaowen/gt1-06072023040907.html" text:style-name="Internet_20_link" text:visited-style-name="Visited_20_Internet_20_Link">
https://www.rfa.org/mandarin/yataibaodao/kejiaowen/gt1-06072023040907.html</text:a>
</text:p>
      <!--NEWS-->
      <text:h text:style-name="P10" text:outline-level="1">
<text:span text:style-name="T4">
世行警告全球经济仍处于不稳定状态，今明两年增长缓慢</text:span>
</text:h>
      <text:p text:style-name="P4">
Creator: ALAN RAPPEPORT</text:p>
      <text:p text:style-name="P4">
Publisher: https://www.facebook.com/nytimeschinese</text:p>
      <text:p text:style-name="P4">
Published Time: 2023-06-07T04:28:40+08:00</text:p>
      <text:p text:style-name="P4">
Description: 世行在最新报告中警告，由于利率上升减缓消费者支出和企业投资，并威胁到金融体系的稳定，今明两年全球经济将增长缓慢。但该行对中国的经济趋势做出较为乐观的预测。 Charlotte de la Fuente for The New York Times 丹麦吉沃的一家工厂。利率上升可能会减缓世界各地工业的产出，无论发达还是发展中经济体都是如此。</text:p>
      <text:p text:style-name="P4">
Images: ["<text:a xlink:type="simple" xlink:href="https://static01.nyt.com/images/2023/06/06/multimedia/06dc-globalecon-ptwh/06dc-globalecon-ptwh-master1050.jpg" text:style-name="Internet_20_link" text:visited-style-name="Visited_20_Internet_20_Link">
06dc-globalec...</text:a>
"]</text:p>
      <text:p text:style-name="P4">
Category: 商业与经济</text:p>
      <text:p text:style-name="P4">
Type: Article</text:p>
      <!--METADATA-->
      <text:p text:style-name="P4">
<draw:frame draw:style-name="fr1" draw:name="Image88" text:anchor-type="as-char" svg:width="6.9236in" svg:height="4.615733in" draw:z-index="0">
<draw:image xlink:href="../Images/cnnytimes/2023-06-07T04-28-40-08-00/06dc-globalecon-ptwh-master1050.jpg" xlink:type="simple" xlink:show="embed" xlink:actuate="onLoad" draw:mime-type="image/jpeg"/>
</draw:frame>
</text:p>
      <text:p text:style-name="P4">
世界银行周二表示，全球经济仍处于“不稳定状态”，并警告称今明两年经济将增长缓慢，因为利率上升减缓了消费者支出和企业投资，并威胁到金融体系的稳定。</text:p>
      <text:p text:style-name="P4">
世行在最新的《全球经济展望》报告中做出的温吞预测突显了全球政策制定者面临的困境，他们试图通过提高利率来遏制顽固的通胀，同时努力应对大流行的余波和乌克兰战争造成的供应链持续动荡。</text:p>
      <text:p text:style-name="P4">
世界银行预计今年全球经济增长将从2022年的3.1%放缓至2.1%。这略高于其1月预测的1.7%，但现在预计2024年产出将升至2.4%，低于世行先前预测的2.7%。</text:p>
      <text:p text:style-name="P4">
世界银行集团副首席经济学家艾汉·科斯表示：“我们在今年早些时候看到的全球经济的缕缕阳光正在消退，前方的日子可能会很灰暗。”</text:p>
      <text:p text:style-name="P4">
科斯表示，世界经济正在经历“急剧而同步的全球放缓”，65%的国家今年的增长将低于去年。依赖借贷的低收入国家十年来的财政管理不善使问题更加复杂。根据世界银行的数据，28个低收入国家中有14个处于债务困境或面临陷入债务困境的高风险。</text:p>
      <text:p text:style-name="P4">
美国和欧洲银行业最近的压力已经导致自2008年金融危机以来最大规模的银行倒闭，冲淡了今年经济反弹的乐观情绪。对银行业健康状况的担忧促使许多贷方停止向企业和个人提供信贷，世界银行表示，这种现象可能会进一步拖累经济增长。</text:p>
      <text:p text:style-name="P4">
该银行还警告，富裕国家的借贷成本上升给世界上最贫穷的经济体带来了额外的阻力，前者包括隔夜利率15年来首次超过5%的美国。</text:p>
      <text:p text:style-name="P4">
报告警告说，最脆弱的经济体因利率上升而面临更大的金融危机风险。更高的利率使发展中国家偿还贷款的成本更高，如果其货币贬值，进口食品的成本也更高。</text:p>
      <text:p text:style-name="P4">
除了利率上升带来的风险外，大流行病以及乌克兰冲突的共同作用使全球减贫领域数十年来取得的进展倒退。世界银行周二估计，到2024年，最贫穷国家的收入将比2019年下降6%。</text:p>
      <text:p text:style-name="P4">
报告称：“如今的新兴市场和发展中经济体只是在苦苦支撑，它们被剥夺了创造就业机会和向最弱势公民提供基本服务的资金。”</text:p>
      <text:p text:style-name="P4">
世界银行也看到发达经济体普遍放缓。在美国，它预计今年增长1.1%，2024年增长0.8%。</text:p>
      <text:p text:style-name="P4">
中国是这一趋势的一个明显例外，在经历了数年严格的新冠封锁之后，中国经济的重新开放正在支撑全球增长。该银行预计中国经济今年将增长5.6%，明年将增长4.6%。</text:p>
      <text:p text:style-name="P4">
预计今年通胀将继续放缓，但世界银行预计，到2024年，许多国家的物价仍将高于央行目标。</text:p>
      <text:p text:style-name="P4">
Source: <text:a xlink:type="simple" xlink:href="https://cn.nytimes.com/business/20230607/world-bank-projections/" text:style-name="Internet_20_link" text:visited-style-name="Visited_20_Internet_20_Link">
https://cn.nytimes.com/business/20230607/world-bank-projections/</text:a>
</text:p>
      <!--NEWS-->
      <text:h text:style-name="P10" text:outline-level="1">
<text:span text:style-name="T4">
时隔7年 伊朗重新开放驻沙乌地大使馆</text:span>
</text:h>
      <text:p text:style-name="P4">
Publisher: 法新社</text:p>
      <text:p text:style-name="P4">
Published Time: 2023-06-07T04:32:07+00:00</text:p>
      <text:p text:style-name="P4">
Modified Time: 2023-06-07T04:05:02+00:00</text:p>
      <text:p text:style-name="P4">
Description: （法新社利雅德6日电） 在关闭7年后，伊朗今天重启驻沙乌地阿拉伯大使馆。两国今年3月在中国斡旋下，同意恢复外交关系，重绘了这个地区的外交版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617581in" draw:z-index="0">
<draw:image xlink:href="../Images/rficn/2023-06-07T04-32-07-00-00/000000.png" xlink:type="simple" xlink:show="embed" xlink:actuate="onLoad" draw:mime-type="image/png"/>
</draw:frame>
</text:p>
      <text:p text:style-name="P4">
伊朗使节团重返它在利雅德（Riyadh）外交区的旧大使馆，地点距离叙利亚大使馆不远。而在沙国接触大马士革（Damascus）之后，叙利亚驻沙国使馆预计近期也将重启。</text:p>
      <text:p text:style-name="P4">
伊朗副外交部长比格迪里（AlirezaBigdeli）在使馆升旗典礼上表示：「我们认为今天是伊朗伊斯兰共和国和沙乌地阿拉伯王国关系中的重要日子。两国之间的合作，正进入一个新时代。」</text:p>
      <text:p text:style-name="P4">
沙国在2016年与伊朗断绝外交关系，今年3月两国同意重启大使馆，并致力于恢复双边关系。</text:p>
      <text:p text:style-name="P4">
沙国使节团曾于4月访问伊朗首都，但至今尚未确认何时在德黑兰开设大使馆，也尚未任命大使人选。</text:p>
      <text:p text:style-name="P4">
伊朗大使馆重新开放，正逢美国国务卿布林肯（Antony Blinken）访问沙国。这个石油资源丰富的王国一直在与华府的对手建立更密切的关系。</text:p>
      <text:p text:style-name="P4">
2016年，沙乌地处决什叶派教士尼姆（Nimr al-Nimr），引爆两国争端。当时伊朗示威群众攻击沙乌地驻德黑兰大使馆与西北部城市麦什赫德（Mashhad）的领事馆，导致利雅德当局与伊朗断交。</text:p>
      <text:p text:style-name="P4">
沙乌地与伊朗7年前在激烈对立的情况下断交，经中国斡旋，两国于今年3月10日宣布复交。</text:p>
      <text:p text:style-name="P4">
Source: <text:a xlink:type="simple" xlink:href="https://www.rfi.fr/cn/%E5%9B%BD%E9%99%85%E6%8A%A5%E9%81%93/20230607-%E6%97%B6%E9%9A%947%E5%B9%B4-%E4%BC%8A%E6%9C%97%E9%87%8D%E6%96%B0%E5%BC%80%E6%94%BE%E9%A9%BB%E6%B2%99%E4%B9%8C%E5%9C%B0%E5%A4%A7%E4%BD%BF%E9%A6%86" text:style-name="Internet_20_link" text:visited-style-name="Visited_20_Internet_20_Link">
https://www.rfi.fr/cn/%E5%9B%BD%E9%99%85%E6%8A%A5%E9%81%93/20230607-%E6%97%B6%E9%9A%947%E5%B9%B4-%E4%BC%8A%E6%9C%97%E9%87%8D%E6%96%B0%E5%BC%80%E6%94%BE%E9%A9%BB%E6%B2%99%E4%B9%8C%E5%9C%B0%E5%A4%A7%E4%BD%BF%E9%A6%86</text:a>
</text:p>
      <!--NEWS-->
      <text:h text:style-name="P10" text:outline-level="1">
<text:span text:style-name="T4">
倍耐力CEO寻求限制中国对该公司的影响力 (Free Version)</text:span>
</text:h>
      <text:p text:style-name="P4">
Author: Eric Sylvers</text:p>
      <text:p text:style-name="P4">
Publisher: 华尔街日报中文网</text:p>
      <text:p text:style-name="P4">
Published Time: 2023-06-07T04:45:00.000Z</text:p>
      <text:p text:style-name="P4">
Modified Time: 2023-06-07T04:45:00.000Z</text:p>
      <text:p text:style-name="P4">
Created Time: 2023-06-07T03:33:00.000Z</text:p>
      <text:p text:style-name="P4">
Description: 意大利轮胎制造商倍耐力的首席执行官希望意大利政府帮助限制中国国有投资者中化集团对该公司的影响力，并警告说该公司的独立性受到威胁。</text:p>
      <text:p text:style-name="P4">
Images: []</text:p>
      <text:p text:style-name="P4">
Categories: ['商业']</text:p>
      <text:p text:style-name="P4">
Keywords: SYND,LINK:EN|WP-WSJ-0000956238</text:p>
      <text:p text:style-name="P4">
Type: Article</text:p>
      <!--METADATA-->
      <text:p text:style-name="P4">
意大利轮胎制造商倍耐力(Pirelli)的首席执行官希望意大利政府帮助限制一个中国国有投资者对该公司的影响力，并警告说该公司的独立性受到威胁。</text:p>
      <text:p text:style-name="P4">
Source: <text:a xlink:type="simple" xlink:href="https://cn.wsj.com/articles/%E5%80%8D%E8%80%90%E5%8A%9Bceo%E5%AF%BB%E6%B1%82%E9%99%90%E5%88%B6%E4%B8%AD%E5%9B%BD%E5%AF%B9%E8%AF%A5%E5%85%AC%E5%8F%B8%E7%9A%84%E5%BD%B1%E5%93%8D%E5%8A%9B-dce7e6ee" text:style-name="Internet_20_link" text:visited-style-name="Visited_20_Internet_20_Link">
https://cn.wsj.com/articles/%E5%80%8D%E8%80%90%E5%8A%9Bceo%E5%AF%BB%E6%B1%82%E9%99%90%E5%88%B6%E4%B8%AD%E5%9B%BD%E5%AF%B9%E8%AF%A5%E5%85%AC%E5%8F%B8%E7%9A%84%E5%BD%B1%E5%93%8D%E5%8A%9B-dce7e6ee</text:a>
</text:p>
      <!--NEWS-->
      <text:h text:style-name="P10" text:outline-level="1">
<text:span text:style-name="T4">
红杉资本将把中国和美国业务分开 (Free Version)</text:span>
</text:h>
      <text:p text:style-name="P4">
Author: Jing Yang / Eliot Brown</text:p>
      <text:p text:style-name="P4">
Publisher: 华尔街日报中文网</text:p>
      <text:p text:style-name="P4">
Published Time: 2023-06-07T04:55:00.000Z</text:p>
      <text:p text:style-name="P4">
Modified Time: 2023-06-07T04:55:00.000Z</text:p>
      <text:p text:style-name="P4">
Created Time: 2023-06-06T23:00:00.000Z</text:p>
      <text:p text:style-name="P4">
Description: 红杉资本宣布将把中国业务和美国业务分开，凸显出中美两国围绕下一代尖端技术创新由谁掌控的争夺日趋激烈。红杉资本表示，将于2024年3月份以前分拆成三个独立公司，分别在美国、印度和中国运营。</text:p>
      <text:p text:style-name="P4">
Images: []</text:p>
      <text:p text:style-name="P4">
Categories: ['金融市场']</text:p>
      <text:p text:style-name="P4">
Keywords: SYND,LINK:EN|WP-WSJ-0000955472</text:p>
      <text:p text:style-name="P4">
Type: Article</text:p>
      <!--METADATA-->
      <text:p text:style-name="P4">
在科技投资界声名显赫的红杉资本(Sequoia Capital)宣布将把中国和美国业务分开，凸显出 <text:a xlink:type="simple" xlink:href="https://cn.wsj.com/articles/CN-BGH-20230605115205" text:style-name="Internet_20_link" text:visited-style-name="Visited_20_Internet_20_Link">
 中美两国</text:a>
 围绕下一代尖端技术创新由谁掌控的争夺日趋激烈。</text:p>
      <text:p text:style-name="P4">
Source: <text:a xlink:type="simple" xlink:href="https://cn.wsj.com/articles/%E9%A3%8E%E6%8A%95%E6%9C%BA%E6%9E%84%E7%BA%A2%E6%9D%89%E8%B5%84%E6%9C%AC%E5%B0%86%E6%8A%8A%E4%B8%AD%E5%9B%BD%E4%B8%9A%E5%8A%A1%E4%BB%8E%E7%BE%8E%E5%9B%BD%E4%B8%9A%E5%8A%A1%E4%B8%AD%E5%88%86%E7%A6%BB%E5%87%BA%E6%9D%A5-778011ba" text:style-name="Internet_20_link" text:visited-style-name="Visited_20_Internet_20_Link">
https://cn.wsj.com/articles/%E9%A3%8E%E6%8A%95%E6%9C%BA%E6%9E%84%E7%BA%A2%E6%9D%89%E8%B5%84%E6%9C%AC%E5%B0%86%E6%8A%8A%E4%B8%AD%E5%9B%BD%E4%B8%9A%E5%8A%A1%E4%BB%8E%E7%BE%8E%E5%9B%BD%E4%B8%9A%E5%8A%A1%E4%B8%AD%E5%88%86%E7%A6%BB%E5%87%BA%E6%9D%A5-778011ba</text:a>
</text:p>
      <!--NEWS-->
      <text:h text:style-name="P10" text:outline-level="1">
<text:span text:style-name="T4">
中国一线城市限购有望放宽　上海房产及租屋市场日趋萎缩</text:span>
</text:h>
      <text:p text:style-name="P4">
Author: None</text:p>
      <text:p text:style-name="P4">
Publisher: Radio Free Asia (Organization)</text:p>
      <text:p text:style-name="P4">
Published Time: 2023-06-07T05:31:00-04:00</text:p>
      <text:p text:style-name="P4">
Modified Time: 2023-06-07T13:11:40-04:00</text:p>
      <text:p text:style-name="P4">
Description: None</text:p>
      <text:p text:style-name="P4">
Videos: []</text:p>
      <text:p text:style-name="P4">
Audios: ["<text:a xlink:type="simple" xlink:href="https://www.rfa.org/mandarin/yataibaodao/jingmao/gt2-060720230530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897317in" draw:z-index="0">
<draw:image xlink:href="../Images/rfamandarin/2023-06-07T05-31-00-04-00/000000.png" xlink:type="simple" xlink:show="embed" xlink:actuate="onLoad" draw:mime-type="image/png"/>
</draw:frame>
上海地产界人士录制视频描述曾经是外国人聚集的社区如今空荡，获大量浏览后删除视频并做出解释。 <text:a xlink:type="simple" xlink:href="https://www.rfa.org/mandarin/yataibaodao/jingmao/gt2-06072023053052.html/@@images/image" text:style-name="Internet_20_link" text:visited-style-name="Visited_20_Internet_20_Link">
</text:a>
网络截图  <text:a xlink:type="simple" xlink:href="https://www.rfa.org/mandarin/yataibaodao/jingmao/gt2-06072023053052.html/@@stream" text:style-name="Internet_20_link" text:visited-style-name="Visited_20_Internet_20_Link">
Audio-1-Link：https://www.rfa.org/mandarin/yataibaodao/jingmao/gt2-06072023053052.html/@@stream</text:a>
</text:p>
      <text:p text:style-name="P4">
中国五月份楼市持续降温。据市场监测机构发布的数据，五月份一线城市楼市成交面积环比下降近13%。上海业内人士表示，市内外国人居住的区域几乎十室九空，商业写字楼也出现同样情况，市场萧条超出预期。</text:p>
      <text:p text:style-name="P4">
<text:a xlink:type="simple" xlink:href="https://www.rfa.org/mandarin/yataibaodao/jingmao/gt2-03132023014326.html" text:style-name="Internet_20_link" text:visited-style-name="Visited_20_Internet_20_Link">
 <text:span text:style-name="T4">
楼市刺激经济不力 中国多地补贴车企引发降价战</text:span>
 </text:a>
  * <text:span text:style-name="T4">
<text:a xlink:type="simple" xlink:href="https://www.rfa.org/mandarin/yataibaodao/jingmao/ec-02242023072000.html" text:style-name="Internet_20_link" text:visited-style-name="Visited_20_Internet_20_Link">
 "六亿栋房屋"引热议 征税先兆？ </text:a>
 </text:span>
</text:p>
      <text:p text:style-name="P4">
上海、北京、广州及深圳一线城市楼市成交持续回落。据报，市场监测机构发布的数据显示，五月份一线城市楼市成交面积环比下降12.8%，仅广州环比小幅上涨。中国国家统计局此前公布的数据显示，四月份楼市整体成交已出现明显下滑。从一线城市看，楼市成交下滑非常明显，同时也出现了分化。</text:p>
      <text:p text:style-name="P4">
上海作为楼市的风向标城市，近期，豪宅价格和成交量进一步下跌。当地房地产业内人士称，今年小阳春过后，二手房开始明显出现下滑，从3月高峰期2.4万套，减少到5月的1.53万套。在目前市场上，一套总价三百万左右的房子，挂牌价和成交价之间价差在10-20万左右，比如挂牌300万，最后卖出的价格可能在280万。</text:p>
      <text:p text:style-name="P4">
一名上海地产界人士本周现身复兴中路，他在视频中说：“我不做租赁，我都知道外国人都走光了，以前永康路全是外国人，一条路满满的（外国人），走在里面你要把人分开，全是外国人。现在没有外国人，全是中国人。以前这边明园世纪城，那边嘉丽苑、汇景苑、梧桐花园，这种租一两万，两三万、四五万房子的全是外国人，现在这些房子空出来了。”</text:p>
      <text:p text:style-name="P4">
上述视频在一天内有一千五百万次浏览，发布者周二称，因为浏览量太大，担心对公众产生不好的影响，主动收回。</text:p>
      <text:p text:style-name="P4">
 北京的一栋住宅楼（路透社图片）  <text:a xlink:type="simple" xlink:href="https://www.rfa.org/mandarin/yataibaodao/jingmao/gt2-06072023053052.html/gt0607.jpg" text:style-name="Internet_20_link" text:visited-style-name="Visited_20_Internet_20_Link">
</text:a>
</text:p>
      <text:p text:style-name="P4">
<text:span text:style-name="T4">
商户搬离写字楼转向廉价租房</text:span>
</text:p>
      <text:p text:style-name="P4">
上海房产业内人士薛雅婷告诉本台，许多商户搬离写字楼，寻求廉价单位继续经营：“现在大家都处在比较恐慌的状态，大的数据你在网上已经看到了。现在办公楼和店铺，租金一万元左右和几千元的既差又小的供不应求，可能是商家都想搬到便宜的地方，大单位都租不出去，这方面我未见网上披露。”</text:p>
      <text:p text:style-name="P4">
网易公众号“韩叔聊投资”发视频称，现在上海的写字楼空置率奇高：“现在空置率奇高，听我一朋友说，他们公司附近一栋写字楼里面就租出去了一家公司。几周前，我逛了黄浦区一栋相对老的写字楼，位置很好，就在南京西路边上，高楼层还能俯瞰外滩，价格也实惠，但发现楼内都是空的，有的一层也看不到几家公司，一片萧条。”</text:p>
      <text:p text:style-name="P4">
<text:span text:style-name="T4">
官媒促一线城市房产松绑</text:span>
</text:p>
      <text:p text:style-name="P4">
《中国经济时报》周二（6日）报道，称一线城市房地产限购应适时调整。报道称，随着“房住不炒”机制逐步建立，限购等调整手段应适时“优化”调整，直至退出，而代之以稳定的、制度化的长效机制。对此，有评论认为，面对当前房产市场萧条，一线城市可能会放松购房限制。</text:p>
      <text:p text:style-name="P4">
不过，商人林先生认为，随着外资企业将总部撤离上海，许多外国人离去。即使是高学历也找不到工作，他对本台说：“不好不好，非常不好，我门口几家副食品店老板的孩子都是大学毕业，还是958院校毕业的都找不到工作，一年多都找不到工作，就在家里的餐馆内洗盘子，帮忙给客人上菜。这个经济环境会愈来愈差，因为共产党改变不了现状。”</text:p>
      <text:p text:style-name="P4">
目前，一部分二线城市开始了新一轮松绑房产政策，比如放松限购、公积金政策优化、购房补贴等。</text:p>
      <text:p text:style-name="P4">
记者：古亭 责编：许书婷、陈美华、嘉远 网编：洪伟</text:p>
      <text:p text:style-name="P4">
Source: <text:a xlink:type="simple" xlink:href="https://www.rfa.org/mandarin/yataibaodao/jingmao/gt2-06072023053052.html" text:style-name="Internet_20_link" text:visited-style-name="Visited_20_Internet_20_Link">
https://www.rfa.org/mandarin/yataibaodao/jingmao/gt2-06072023053052.html</text:a>
</text:p>
      <!--NEWS-->
      <text:h text:style-name="P10" text:outline-level="1">
<text:span text:style-name="T4">
克里斯蒂问鼎白宫 川普共和党内对手再加一</text:span>
</text:h>
      <text:p text:style-name="P4">
Publisher: 法新社</text:p>
      <text:p text:style-name="P4">
Published Time: 2023-06-07T05:32:07+00:00</text:p>
      <text:p text:style-name="P4">
Modified Time: 2023-06-07T05:20:03+00:00</text:p>
      <text:p text:style-name="P4">
Description: （法新社华盛顿6日电） 美国新泽西州前州长克里斯蒂今天宣布角逐2024年总统大选，他将自己定位成一名政治斗士，还说自己是唯一愿意与前总统川普认真较量的共和党参选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6-07T05-32-07-00-00/000000.png" xlink:type="simple" xlink:show="embed" xlink:actuate="onLoad" draw:mime-type="image/png"/>
</draw:frame>
</text:p>
      <text:p text:style-name="P4">
克里斯蒂（Chris Christie）晚间在新罕布什尔州南部城市曼彻斯特（Manchester）宣布投入选战前，已向联邦选举委员会提交了相关文件。</text:p>
      <text:p text:style-name="P4">
民调显示，川普在共和党2024年总统候选人初选提名中，人气一马当先。</text:p>
      <text:p text:style-name="P4">
现年60岁的克里斯蒂在新泽西州最大城纽瓦克（Newark）出生，7年前在一向被视为美国大选风向球的新罕布什尔州初选得票率排名第6，他最终选择支持川普并担任主要顾问，两人后来却因川普拒绝接受2020年大选结果而闹翻。</text:p>
      <text:p text:style-name="P4">
克里斯蒂已开始将矛头对准前战友川普，他上个月说，川普不想与愿意认真和他较量的对手辩论，是因为他「害怕」。</text:p>
      <text:p text:style-name="P4">
川普说，他可能会跳过前两场共和党初选辩论中的至少一场，因为不想与得票率较低的竞争对手分享媒体焦点。</text:p>
      <text:p text:style-name="P4">
克里斯蒂告诉保守派电台主持人修伊特（Hugh Hewitt）：「如果他真的关心这个国家，我对此深表怀疑，但他若真的关心国家，就会站出来辩论，不该感到害怕。」</text:p>
      <text:p text:style-name="P4">
克里斯蒂炮火全开攻讦川普，强调川普正面临不断升级的刑事调查，驳斥其对大选舞弊的不实指控，还因川普对俄罗斯入侵乌克兰抱持孤立主义立场，称他是「蒲亭的傀儡」。</text:p>
      <text:p text:style-name="P4">
福斯新闻（Fox News）选战节目前负责人艾里斯（JohnEllis）向法新社表示，尽管目前各方面形势有利于川普，但克里斯蒂参选可能会让川普这位民调最高的参选人落居下风。</text:p>
      <text:p text:style-name="P4">
艾里斯说：「因为他将无情地攻击川普」。主流媒体将大幅报导克里斯蒂的竞选活动，这可能有助他在新罕布什尔州初选获得好成绩。」</text:p>
      <text:p text:style-name="P4">
美国前副总统彭斯（Mike Pence）昨天也提交了参选文件，形成一个罕见局面，在川普执政时期担任副手的彭斯，如今将成为他的对手。</text:p>
      <text:p text:style-name="P4">
民意调查显示，川普支持率在共和党初选竞争者中遥遥领先，大胜佛罗里达州州长迪尚特（RonDeSantis）超过30个百分点，至于其他参选人的支持率皆未达到两位数。</text:p>
      <text:p text:style-name="P4">
Source: <text:a xlink:type="simple" xlink:href="https://www.rfi.fr/cn/%E5%9B%BD%E9%99%85%E6%8A%A5%E9%81%93/20230607-%E5%85%8B%E9%87%8C%E6%96%AF%E8%92%82%E9%97%AE%E9%BC%8E%E7%99%BD%E5%AE%AB-%E5%B7%9D%E6%99%AE%E5%85%B1%E5%92%8C%E5%85%9A%E5%86%85%E5%AF%B9%E6%89%8B%E5%86%8D%E5%8A%A0%E4%B8%80" text:style-name="Internet_20_link" text:visited-style-name="Visited_20_Internet_20_Link">
https://www.rfi.fr/cn/%E5%9B%BD%E9%99%85%E6%8A%A5%E9%81%93/20230607-%E5%85%8B%E9%87%8C%E6%96%AF%E8%92%82%E9%97%AE%E9%BC%8E%E7%99%BD%E5%AE%AB-%E5%B7%9D%E6%99%AE%E5%85%B1%E5%92%8C%E5%85%9A%E5%86%85%E5%AF%B9%E6%89%8B%E5%86%8D%E5%8A%A0%E4%B8%80</text:a>
</text:p>
      <!--NEWS-->
      <text:h text:style-name="P10" text:outline-level="1">
<text:span text:style-name="T4">
英国将拆除敏感政府场所的中国造监控设备 (Free Version)</text:span>
</text:h>
      <text:p text:style-name="P4">
Authors: ['杨缘', '露西•费希尔']</text:p>
      <text:p text:style-name="P4">
Publisher: 英国《金融时报》</text:p>
      <text:p text:style-name="P4">
Time: 2023-06-07T05:47:03+00:00</text:p>
      <text:p text:style-name="P4">
Published Time: 2023-06-06T12:00:99+08:00</text:p>
      <text:p text:style-name="P4">
Modified Time: 2023-06-07T01:46:99+08:00</text:p>
      <text:p text:style-name="P4">
Description: 英国政府承诺发布时间表，按照时间表将包括大华和海康威视在内的中国企业制造的监控设备从敏感场所拆除。</text:p>
      <text:p text:style-name="P4">
Images: ["<text:a xlink:type="simple" xlink:href="https://thumbor.ftacademy.cn/unsafe/picture/7/000183647_piclink.jpg" text:style-name="Internet_20_link" text:visited-style-name="Visited_20_Internet_20_Link">
000183647_pic...</text:a>
"]</text:p>
      <text:p text:style-name="P4">
Themes: ['海康威视', '关注']</text:p>
      <text:p text:style-name="P4">
Keywords: ['海康威视', '大华', '英国政治', '监控设备', '中英关系', '高端专享']</text:p>
      <text:p text:style-name="P4">
Type: Article</text:p>
      <!--METADATA-->
      <text:p text:style-name="P4">
<draw:frame draw:style-name="fr1" draw:name="Image95" text:anchor-type="as-char" svg:width="6.9236in" svg:height="3.901286in" draw:z-index="0">
<draw:image xlink:href="../Images/FT Chinese Free Version/2023-06-07T05-47-03-00-00/000183647_piclink.jpg" xlink:type="simple" xlink:show="embed" xlink:actuate="onLoad" draw:mime-type="image/jpeg"/>
</draw:frame>
</text:p>
      <text:p text:style-name="P4">
英国内阁办公室(CabinetOffice)将要求各中央政府部门将敏感场所安装的所有中国企业——包括大华(Dahua)和海康威视(Hikvision)——制造的监控设备拆除，以限制北京方面可能进行的情报收集。</text:p>
      <text:p text:style-name="P4">
英国内阁办公室周二宣布了这一决定，称英国政府“承诺发布时间表，敏感中央政府场所安装的由受中国《国家情报法》(National IntelligenceLaw)约束的企业生产的监控设备将按照这个时间表拆除”。</text:p>
      <text:p text:style-name="P4">
Source: <text:a xlink:type="simple" xlink:href="http://www.ftchinese.com/story/001099885" text:style-name="Internet_20_link" text:visited-style-name="Visited_20_Internet_20_Link">
http://www.ftchinese.com/story/001099885</text:a>
</text:p>
      <!--NEWS-->
      <text:h text:style-name="P10" text:outline-level="1">
<text:span text:style-name="T4">
书评：英国安谋是如何登上世界舞台的 (Free Version)</text:span>
</text:h>
      <text:p text:style-name="P4">
Authors: ['约翰•桑希尔']</text:p>
      <text:p text:style-name="P4">
Publisher: 英国《金融时报》</text:p>
      <text:p text:style-name="P4">
Time: 2023-06-07T05:50:55+00:00</text:p>
      <text:p text:style-name="P4">
Published Time: 2023-06-06T12:00:99+08:00</text:p>
      <text:p text:style-name="P4">
Modified Time: 2023-06-07T01:50:99+08:00</text:p>
      <text:p text:style-name="P4">
Description: 阿什顿的《万物蓝图》一书讲述了安谋如何成为“半导体领域的中立国瑞士”、向全球各地的主要芯片制造商授权它的技术。</text:p>
      <text:p text:style-name="P4">
Images: ["<text:a xlink:type="simple" xlink:href="https://thumbor.ftacademy.cn/unsafe/picture/5/000183625_piclink.jpg" text:style-name="Internet_20_link" text:visited-style-name="Visited_20_Internet_20_Link">
000183625_pic...</text:a>
"]</text:p>
      <text:p text:style-name="P4">
Themes: ['观点', '半导体', '关注']</text:p>
      <text:p text:style-name="P4">
Keywords: ['半导体', '芯片', '安谋', '软银', '创新经济', '产业政策']</text:p>
      <text:p text:style-name="P4">
Type: Article</text:p>
      <!--METADATA-->
      <text:p text:style-name="P4">
<draw:frame draw:style-name="fr1" draw:name="Image96" text:anchor-type="as-char" svg:width="6.9236in" svg:height="3.901286in" draw:z-index="0">
<draw:image xlink:href="../Images/FT Chinese Free Version/2023-06-07T05-50-55-00-00/000183625_piclink.jpg" xlink:type="simple" xlink:show="embed" xlink:actuate="onLoad" draw:mime-type="image/jpeg"/>
</draw:frame>
</text:p>
      <text:p text:style-name="P4">
今年2月，总部位于英国剑桥的科技公司安谋（Arm，全称为“先进RISC机器”(Advanced RISCMachine)）创造了一项了不起的纪录：采用其半导体设计的计算机芯片达到了2500亿枚的惊人数量，这一数字还在以每秒1000枚的速度增加。这些芯片驱动着我们数字经济中的几乎所有东西，从智能手机到汽车，再到数据中心。</text:p>
      <text:p text:style-name="P4">
安谋所处的行业由美国和亚洲科技巨头主导，在本国市场名气不大的安谋是这个行业中为数不多数得着的英国科技公司之一。詹姆斯•阿什顿(JamesAshton)在这本关于这家公司历史的生动有趣的书中写道：“这家英国公司的产品已经与全球各地的数据一同脉动了数千亿次，而它在本行业之外几乎无人关注。”</text:p>
      <text:p text:style-name="P4">
Source: <text:a xlink:type="simple" xlink:href="http://www.ftchinese.com/story/001099886" text:style-name="Internet_20_link" text:visited-style-name="Visited_20_Internet_20_Link">
http://www.ftchinese.com/story/001099886</text:a>
</text:p>
      <!--NEWS-->
      <text:h text:style-name="P10" text:outline-level="1">
<text:span text:style-name="T4">
两位共和党参议员再推《基因法》，抗击中共收集美国公民基因数据的威胁</text:span>
</text:h>
      <text:p text:style-name="P4">
Author: chinese@voanews.com (美国之音)</text:p>
      <text:p text:style-name="P4">
Publisher: 美国之音中文网 (Type: NewsMediaOrganization)</text:p>
      <text:p text:style-name="P4">
Published Time: 2023-06-07T06:23:38+08:00</text:p>
      <text:p text:style-name="P4">
Modified Time: 2023-06-06 22:23:38Z</text:p>
      <text:p text:style-name="P4">
Description: 两名共和党参议员再次推出一项有关保护基因数据的法案，以抗击议员所说的中国共产党收集美国公民基因组数据的威胁。</text:p>
      <text:p text:style-name="P4">
Videos: []</text:p>
      <text:p text:style-name="P4">
Images: []</text:p>
      <text:p text:style-name="P4">
Categories: ['美中关系', '国会报道', '健康', '科技']</text:p>
      <text:p text:style-name="P4">
Type: None</text:p>
      <!--METADATA-->
      <text:p text:style-name="P4">
NoneNone</text:p>
      <text:p text:style-name="P4">
Source: <text:a xlink:type="simple" xlink:href="https://www.voachinese.com/a/rubio-cornyn-reintroduce-the-gene-act-countering-ccp-threat-to-collect-genomic-data-20230606/7125760.html" text:style-name="Internet_20_link" text:visited-style-name="Visited_20_Internet_20_Link">
https://www.voachinese.com/a/rubio-cornyn-reintroduce-the-gene-act-countering-ccp-threat-to-collect-genomic-data-20230606/7125760.html</text:a>
</text:p>
      <!--NEWS-->
      <text:h text:style-name="P10" text:outline-level="1">
<text:span text:style-name="T4">
联合国安理会新选5非常任理事国 白俄罗斯被拒于门外</text:span>
</text:h>
      <text:p text:style-name="P4">
Publisher: 法新社</text:p>
      <text:p text:style-name="P4">
Published Time: 2023-06-07T06:32:06+00:00</text:p>
      <text:p text:style-name="P4">
Modified Time: 2023-06-07T06:05:02+00:00</text:p>
      <text:p text:style-name="P4">
Description: （法新社纽约联合国总部6日电） 阿尔及利亚、盖亚那、狮子山共和国、韩国和斯洛维尼亚今天获选为联合国安全理事会非常任理事国，自2024年元旦起算，任期两年。俄罗斯的盟国白俄罗斯则被拒于门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6-07T06-32-06-00-00/000000.png" xlink:type="simple" xlink:show="embed" xlink:actuate="onLoad" draw:mime-type="image/png"/>
</draw:frame>
</text:p>
      <text:p text:style-name="P4">
联合国安理会由15个成员国组成，其中5国是拥有否决权的常任理事国，分别是英国、中国、法国、俄罗斯和美国。另外10个非常任理事国席位平均分配给所有地区，各有两年任期，每年重新选出5国更替。</text:p>
      <text:p text:style-name="P4">
联合国安理会大会在不记名投票中以153票赞成、38票反对的结果，选出斯洛维尼亚为代表东欧地区的非常任理事国，角逐同一席位的白俄罗斯落选。</text:p>
      <text:p text:style-name="P4">
「人权观察」（Human Rights Watch）驻联合国主任夏邦诺（LouisCharbonneau）说：「今天的大会表决显示了联合国选举中的竞争何以重要…联合国成员国无疑认定，白俄罗斯在国内严重侵犯人权、替俄罗斯掩饰在乌克兰犯下的暴行，因此没有资格在安理会这个重要的人权捍卫机构服务。」</text:p>
      <text:p text:style-name="P4">
阿尔及利亚与狮子山将代表非洲，韩国代表亚洲太平洋地区，盖亚那代表拉丁美洲与加勒比海地区。</text:p>
      <text:p text:style-name="P4">
这5个新的非常任理事国将取代阿尔巴尼亚、巴西、加彭、迦纳和阿拉伯联合大公国。另外5个现任非常任理事国为厄瓜多、日本、马尔他、莫三比克和瑞士。</text:p>
      <text:p text:style-name="P4">
Source: <text:a xlink:type="simple" xlink:href="https://www.rfi.fr/cn/%E5%9B%BD%E9%99%85%E6%8A%A5%E9%81%93/20230607-%E8%81%94%E5%90%88%E5%9B%BD%E5%AE%89%E7%90%86%E4%BC%9A%E6%96%B0%E9%80%895%E9%9D%9E%E5%B8%B8%E4%BB%BB%E7%90%86%E4%BA%8B%E5%9B%BD-%E7%99%BD%E4%BF%84%E7%BD%97%E6%96%AF%E8%A2%AB%E6%8B%92%E4%BA%8E%E9%97%A8%E5%A4%96" text:style-name="Internet_20_link" text:visited-style-name="Visited_20_Internet_20_Link">
https://www.rfi.fr/cn/%E5%9B%BD%E9%99%85%E6%8A%A5%E9%81%93/20230607-%E8%81%94%E5%90%88%E5%9B%BD%E5%AE%89%E7%90%86%E4%BC%9A%E6%96%B0%E9%80%895%E9%9D%9E%E5%B8%B8%E4%BB%BB%E7%90%86%E4%BA%8B%E5%9B%BD-%E7%99%BD%E4%BF%84%E7%BD%97%E6%96%AF%E8%A2%AB%E6%8B%92%E4%BA%8E%E9%97%A8%E5%A4%96</text:a>
</text:p>
      <!--NEWS-->
      <text:h text:style-name="P10" text:outline-level="1">
<text:span text:style-name="T4">
对中国警察协议抱持怀疑态度 斐济考虑彻底取消</text:span>
</text:h>
      <text:p text:style-name="P4">
Publisher: 法新社</text:p>
      <text:p text:style-name="P4">
Published Time: 2023-06-07T07:02:07+00:00</text:p>
      <text:p text:style-name="P4">
Modified Time: 2023-06-07T06:35:02+00:00</text:p>
      <text:p text:style-name="P4">
Description: （法新社威灵顿7日电） 斐济总理拉布卡（Sitiveni Rabuka）今天表示，他的政府正在重新审查与中国的警察协议，考虑是否将其彻底取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6-07T07-02-07-00-00/000000.png" xlink:type="simple" xlink:show="embed" xlink:actuate="onLoad" draw:mime-type="image/png"/>
</draw:frame>
</text:p>
      <text:p text:style-name="P4">
中国与斐济2011年签定备忘录，允许斐济这个南太平洋国家的警察至中国接受培训，而中国警察则被派往斐济执行为期3至6个月的实习计画。</text:p>
      <text:p text:style-name="P4">
然而，拉布卡联合政府6个月前走马上任后，对斐中的紧密双边关系抱持着更为怀疑的立场。</text:p>
      <text:p text:style-name="P4">
今年1月间，拉布卡告诉当地媒体，他看不出这只中国警察协议有继续下去的必要。但他当时并未做出果断决定。</text:p>
      <text:p text:style-name="P4">
拉布卡今天在纽西兰进行国是访问期间暗示说，斐济与中国的这项协议目前暂遭搁置，好让讨论工作能够继续下去。</text:p>
      <text:p text:style-name="P4">
拉布卡在威灵顿（Wellington）告诉记者：「我们上台（掌权）时，我当时就说，如果价值观和制度不同，我们能从他们（中国）取得什么样的合作？」</text:p>
      <text:p text:style-name="P4">
「我们必须再次审视，才能决定是往回走，还是持续过去的道路━与有着类似民主价值观和立法、执法制度等的一方合作。」</text:p>
      <text:p text:style-name="P4">
Source: <text:a xlink:type="simple" xlink:href="https://www.rfi.fr/cn/%E5%9B%BD%E9%99%85%E6%8A%A5%E9%81%93/20230607-%E5%AF%B9%E4%B8%AD%E5%9B%BD%E8%AD%A6%E5%AF%9F%E5%8D%8F%E8%AE%AE%E6%8A%B1%E6%8C%81%E6%80%80%E7%96%91%E6%80%81%E5%BA%A6-%E6%96%90%E6%B5%8E%E8%80%83%E8%99%91%E5%BD%BB%E5%BA%95%E5%8F%96%E6%B6%88" text:style-name="Internet_20_link" text:visited-style-name="Visited_20_Internet_20_Link">
https://www.rfi.fr/cn/%E5%9B%BD%E9%99%85%E6%8A%A5%E9%81%93/20230607-%E5%AF%B9%E4%B8%AD%E5%9B%BD%E8%AD%A6%E5%AF%9F%E5%8D%8F%E8%AE%AE%E6%8A%B1%E6%8C%81%E6%80%80%E7%96%91%E6%80%81%E5%BA%A6-%E6%96%90%E6%B5%8E%E8%80%83%E8%99%91%E5%BD%BB%E5%BA%95%E5%8F%96%E6%B6%88</text:a>
</text:p>
      <!--NEWS-->
      <text:h text:style-name="P10" text:outline-level="1">
<text:span text:style-name="T4">
二战盟军登陆周年日，奥斯汀将诺曼底登陆与乌克兰抗俄战争相比拟</text:span>
</text:h>
      <text:p text:style-name="P4">
Author: chinese@voanews.com (巴布)</text:p>
      <text:p text:style-name="P4">
Publisher: 美国之音中文网 (Type: NewsMediaOrganization)</text:p>
      <text:p text:style-name="P4">
Published Time: 2023-06-07T07:02:40+08:00</text:p>
      <text:p text:style-name="P4">
Modified Time: 2023-06-06 23:02:40Z</text:p>
      <text:p text:style-name="P4">
Description: 在成千上万的人走在法国诺曼底海滩，纪念那些在第二次世界大战中为解放欧洲而战的人之际，美国国防部长劳埃德·奥斯汀将诺曼底登陆日比作将乌克兰从俄罗斯入侵者手中解放出来的战斗。</text:p>
      <text:p text:style-name="P4">
Videos: []</text:p>
      <text:p text:style-name="P4">
Images: []</text:p>
      <text:p text:style-name="P4">
Categories: ['欧洲', '美国', '军事', '乌克兰局势']</text:p>
      <text:p text:style-name="P4">
Type: None</text:p>
      <!--METADATA-->
      <text:p text:style-name="P4">
NoneNone</text:p>
      <text:p text:style-name="P4">
Source: <text:a xlink:type="simple" xlink:href="https://www.voachinese.com/a/austin-draws-parallels-between-d-day-war-in-ukraine-on-wwii-allied-invasion-anniversary-20230606/7125779.html" text:style-name="Internet_20_link" text:visited-style-name="Visited_20_Internet_20_Link">
https://www.voachinese.com/a/austin-draws-parallels-between-d-day-war-in-ukraine-on-wwii-allied-invasion-anniversary-20230606/7125779.html</text:a>
</text:p>
      <!--NEWS-->
      <text:h text:style-name="P10" text:outline-level="1">
<text:span text:style-name="T4">
华邮：美国在事发前已掌握乌克兰策划袭击北溪管道</text:span>
</text:h>
      <text:p text:style-name="P4">
Author: 联合早报 (Person)</text:p>
      <text:p text:style-name="P4">
Publisher: 联合早报 (Organization)</text:p>
      <text:p text:style-name="P4">
Published Time: 2023-06-07T07:15</text:p>
      <text:p text:style-name="P4">
Modified Time: 2023-06-07T07:15</text:p>
      <text:p text:style-name="P4">
Description: 《华盛顿邮报》引述网上泄露的信息称，美国在北溪天然气管道发生水下爆炸的三个月之前，已经掌握乌克兰密谋策划袭击北溪管道。这起袭击发生在去年9月。美国官员此前告诉《纽约时报》，他们认为...</text:p>
      <text:p text:style-name="P4">
Videos: []</text:p>
      <text:p text:style-name="P4">
Audios: []</text:p>
      <text:p text:style-name="P4">
Images: []</text:p>
      <text:p text:style-name="P4">
Type: NewsArticle</text:p>
      <text:p text:style-name="P4">
Breadcrumbs: ['即时', '国际']</text:p>
      <text:p text:style-name="P4">
Keywords: ['美国中央情报局', '乌克兰', '华盛顿邮报', '情报']</text:p>
      <!--METADATA-->
      <text:p text:style-name="P4">
《华盛顿邮报》引述网上泄露的信息称，美国在北溪天然气管道发生水下爆炸的三个月之前，已经掌握乌克兰密谋策划袭击北溪管道。</text:p>
      <text:p text:style-name="P4">
这起 <text:a xlink:type="simple" xlink:href="https://www.zaobao.com/realtime/world/story20220927-1317251" text:style-name="Internet_20_link" text:visited-style-name="Visited_20_Internet_20_Link">
 袭击发生在去年9月 </text:a>
。</text:p>
      <text:p text:style-name="P4">
美国官员此前告诉《纽约时报》，他们认为亲乌克兰团体应对北溪袭击事件负责。美国官员近日说，一系列的秘密袭击是一些间接听命于乌克兰政府的亲乌克兰团体所为，其中就包括北溪袭击。</text:p>
      <text:p text:style-name="P4">
但一份发布在Discord平台并由《华盛顿邮报》获得的情报摘要显示，美国和欧洲盟友在北溪管道遭袭击之前，已知道北溪管道是乌克兰很想下手的目标，还掌握了乌方计划由潜水员和使用深水设备的具体细节。</text:p>
      <text:p text:style-name="P4">
《华盛顿邮报》星期二（6月6日）报道，去年6月，美国中央情报局（CIA）通过一欧洲间谍机构获悉，来自乌克兰特种部队的一个六人小组，计划炸毁由俄罗斯输往德国的这个离岸天然气管道。</text:p>
      <text:p text:style-name="P4">
<text:a xlink:type="simple" xlink:href="https://www.zaobao.com/news/world/story20230415-1383164" text:style-name="Internet_20_link" text:visited-style-name="Visited_20_Internet_20_Link">
 被控泄露大批美国情报文件的空军国民警卫队员特谢拉</text:a>
 （JackTeixeira），在社媒平台Discord分享了这份情报。《华盛顿邮报》称从特谢拉的一名网友获得情报副本。</text:p>
      <text:p text:style-name="P4">
这份情报是基于一名乌克兰人提供的信息，中情局于2022年6月与德国及其他欧洲国家共享了这份情报。</text:p>
      <text:p text:style-name="P4">
报道指多国官员证实，发布在Discord的情报摘要准确地阐述了中情局从一欧洲情报机构取得的信息。</text:p>
      <text:p text:style-name="P4">
《华盛顿邮报》应政府官员的要求，同意不公开这个欧洲情报机构的名称以及破坏北溪管道计划的某些信息，理由是消息来源和当局行动存在风险。</text:p>
      <text:p text:style-name="P4">
中情局没有立即回应置评请求。</text:p>
      <text:p text:style-name="P4">
白宫发言人柯比被问及《华盛顿邮报》的报道时说，对北溪袭击的调查正持续进行。他说：“我们最不想做的事，就是抢在调查结果出炉前在这里发表任何评论。”</text:p>
      <text:p text:style-name="P4">
北溪天然气管道泄漏事件发生在2022年9月26日。由俄罗斯向德国输送能源的北溪天然气管道项目，位于波罗的海海底的北溪一号与北溪二号管道于同一天发生爆炸，导致大量天然气泄漏到附近海域。两段管道平时由俄罗斯天然气工业股份公司维护运营。</text:p>
      <text:p text:style-name="P4">
爆炸发生后，美国、欧盟、北约和俄罗斯皆指 <text:a xlink:type="simple" xlink:href="https://www.zaobao.com/realtime/world/story20221103-1329232" text:style-name="Internet_20_link" text:visited-style-name="Visited_20_Internet_20_Link">
 爆炸是人为破坏造成的</text:a>
。俄罗斯总统普京在与土耳其总统埃尔多安的谈话中，表明北溪天然气管道遭受了前所未有的国际恐怖攻击。</text:p>
      <text:p text:style-name="P4">
北溪一号管道2011年建成，东起俄罗斯维堡，经由波罗的海海底通往德国。北溪二号管道2021年建成，与北溪一号基本平行，尚未投入使用，但有天然气封存在内。</text:p>
      <text:p text:style-name="P4">
Source: <text:a xlink:type="simple" xlink:href="https://www.zaobao.com.sg/realtime/world/story20230607-1401898" text:style-name="Internet_20_link" text:visited-style-name="Visited_20_Internet_20_Link">
https://www.zaobao.com.sg/realtime/world/story20230607-1401898</text:a>
</text:p>
      <!--NEWS-->
      <text:h text:style-name="P10" text:outline-level="1">
<text:span text:style-name="T4">
苹果公司叫板Meta，力图抢先打造爆款头戴设备 (Free Version)</text:span>
</text:h>
      <text:p text:style-name="P4">
Author: Meghan Bobrowsky / Aaron Tilley</text:p>
      <text:p text:style-name="P4">
Publisher: 华尔街日报中文网</text:p>
      <text:p text:style-name="P4">
Published Time: 2023-06-07T07:25:00.000Z</text:p>
      <text:p text:style-name="P4">
Modified Time: 2023-06-07T07:25:00.000Z</text:p>
      <text:p text:style-name="P4">
Created Time: 2023-06-07T05:14:00.000Z</text:p>
      <text:p text:style-name="P4">
Description: 苹果公司的头戴式设备起售价3,499美元，将与Meta和字节跳动更便宜的的产品展开竞争。</text:p>
      <text:p text:style-name="P4">
Images: []</text:p>
      <text:p text:style-name="P4">
Categories: ['科技']</text:p>
      <text:p text:style-name="P4">
Keywords: SYND,LINK:EN|WP-WSJ-0000949088</text:p>
      <text:p text:style-name="P4">
Type: Article</text:p>
      <!--METADATA-->
      <text:p text:style-name="P4">
苹果公司(Apple, AAPL)新发布的混合现实(MR)头戴式设备是在押注，计算的未来是元宇宙。很多其他公司也持相同观点。</text:p>
      <text:p text:style-name="P4">
Source: <text:a xlink:type="simple" xlink:href="https://cn.wsj.com/articles/%E8%8B%B9%E6%9E%9C%E5%85%AC%E5%8F%B8%E5%8F%AB%E6%9D%BFmeta-%E5%8A%9B%E4%BA%89%E6%89%93%E9%80%A0%E7%88%86%E6%AC%BE%E5%A4%B4%E6%88%B4%E5%BC%8F%E8%AE%BE%E5%A4%87-76d1392d" text:style-name="Internet_20_link" text:visited-style-name="Visited_20_Internet_20_Link">
https://cn.wsj.com/articles/%E8%8B%B9%E6%9E%9C%E5%85%AC%E5%8F%B8%E5%8F%AB%E6%9D%BFmeta-%E5%8A%9B%E4%BA%89%E6%89%93%E9%80%A0%E7%88%86%E6%AC%BE%E5%A4%B4%E6%88%B4%E5%BC%8F%E8%AE%BE%E5%A4%87-76d1392d</text:a>
</text:p>
      <!--NEWS-->
      <text:h text:style-name="P10" text:outline-level="1">
<text:span text:style-name="T4">
美国气候特使凯瑞警告 全球百亿人口将「不堪负荷」</text:span>
</text:h>
      <text:p text:style-name="P4">
Publisher: 法新社</text:p>
      <text:p text:style-name="P4">
Published Time: 2023-06-07T07:32:07+00:00</text:p>
      <text:p text:style-name="P4">
Modified Time: 2023-06-07T07:20:02+00:00</text:p>
      <text:p text:style-name="P4">
Description: （法新社奥斯陆6日综合外电报导）美国气候特使凯瑞表示，世界人口到了2050年时预估将达100亿，届时将不堪负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617581in" draw:z-index="0">
<draw:image xlink:href="../Images/rficn/2023-06-07T07-32-07-00-00/000000.png" xlink:type="simple" xlink:show="embed" xlink:actuate="onLoad" draw:mime-type="image/png"/>
</draw:frame>
</text:p>
      <text:p text:style-name="P4">
自去年11月以来，全球人口已正式突破80亿，是1950年的3倍多。这数字已使粮食和能源的供需失衡。联合国预测本世纪中叶，全球人口将增至97亿。</text:p>
      <text:p text:style-name="P4">
凯瑞（John Kerry）今天接受媒体访问时表示：「我个人认为情况将不堪负荷。我们需要弄清楚该如何处理永续性问题，还有我们究竟能在地球上养多少人。」</text:p>
      <text:p text:style-name="P4">
全球暖化正让此一问题恶化，各国签订具里程碑意义的2015年巴黎协定（ParisAgreement），同意将全球平均升温控制在与前工业时代相比最多摄氏2度的范围内，并且努力追求续减至摄氏1.5度内。</text:p>
      <text:p text:style-name="P4">
为80亿人口生产食物占温室气体排放量的1/4以上。饲养供食用的牲畜、浪费食物和森林砍伐进一步加剧气候暖化的问题，变暖又导致干旱、洪水和极端天气。</text:p>
      <text:p text:style-name="P4">
凯瑞说：「我去过许多非洲国家，他们为自己生育率提高非常自豪，但事实是今日如此的生活难以持续，更不用提加上未来的数字。」</text:p>
      <text:p text:style-name="P4">
专家说，非洲是受气候变迁影响最严重的地区之一，出现了毁灭性的干旱和洪水，尽管与西方国家相比，非洲公民对全球暖化几乎没有任何影响。避免航空旅行、少吃肉和改善房屋隔热，这都有助于保护环境。</text:p>
      <text:p text:style-name="P4">
根据挪威环境机构发布的一份报告，如果挪威550万人口遵循卫生当局的营养指引，该国可在2024年至2030年间减少相当于450万吨的碳排放量。这项营养指引将使最大的肉食者将红肉摄取量每周减少至500克以下。但凯瑞并不打算呼吁人们放弃他们的汉堡。他说：「我认为这些选择取决于人们自己，他们想做什么，他们想怎么做。我建议我们要改变喂养牲畜的方式、想想喂养它们吃什么，以及我们畜牧的方式。」凯瑞提到所谓的畜牧方式指的是减少对环境产生负面影响的新技术。凯瑞说：「我认为你不必为了完成我们需要做的事情而牺牲生活方式。你可以拥有更好的生活方式，吃到更好的食物，如果我们不再浪费那么多食物，就可养活更多的人。」</text:p>
      <text:p text:style-name="P4">
Source: <text:a xlink:type="simple" xlink:href="https://www.rfi.fr/cn/%E5%9B%BD%E9%99%85%E6%8A%A5%E9%81%93/20230607-%E7%BE%8E%E5%9B%BD%E6%B0%94%E5%80%99%E7%89%B9%E4%BD%BF%E5%87%AF%E7%91%9E%E8%AD%A6%E5%91%8A-%E5%85%A8%E7%90%83%E7%99%BE%E4%BA%BF%E4%BA%BA%E5%8F%A3%E5%B0%86-%E4%B8%8D%E5%A0%AA%E8%B4%9F%E8%8D%B7" text:style-name="Internet_20_link" text:visited-style-name="Visited_20_Internet_20_Link">
https://www.rfi.fr/cn/%E5%9B%BD%E9%99%85%E6%8A%A5%E9%81%93/20230607-%E7%BE%8E%E5%9B%BD%E6%B0%94%E5%80%99%E7%89%B9%E4%BD%BF%E5%87%AF%E7%91%9E%E8%AD%A6%E5%91%8A-%E5%85%A8%E7%90%83%E7%99%BE%E4%BA%BF%E4%BA%BA%E5%8F%A3%E5%B0%86-%E4%B8%8D%E5%A0%AA%E8%B4%9F%E8%8D%B7</text:a>
</text:p>
      <!--NEWS-->
      <text:h text:style-name="P10" text:outline-level="1">
<text:span text:style-name="T4">
布林肯会沙乌地王储 对人权问题表担忧</text:span>
</text:h>
      <text:p text:style-name="P4">
Publisher: 法新社</text:p>
      <text:p text:style-name="P4">
Published Time: 2023-06-07T07:32:08+00:00</text:p>
      <text:p text:style-name="P4">
Modified Time: 2023-06-07T07:05:04+00:00</text:p>
      <text:p text:style-name="P4">
Description: （法新社吉达6日电） 美国国务卿布林肯今天会见沙乌地阿拉伯王储穆罕默德．沙尔曼时，对沙国人权问题表达担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6-07T07-32-08-00-00/000000.png" xlink:type="simple" xlink:show="embed" xlink:actuate="onLoad" draw:mime-type="image/png"/>
</draw:frame>
</text:p>
      <text:p text:style-name="P4">
这名不愿透露姓名的官员说，「他们开诚布公地进行讨论，内容涵盖所有区域和双边问题」。他还说，布林肯（AntonyBlinken）针对人权提出概括性问题和具体问题。</text:p>
      <text:p text:style-name="P4">
这场会谈持续了大约1小时40分钟，双方触及的议题包括沙国支持美国从苏丹撤军、叶门政治对话的必要性、抗衡中俄在中东地区的影响力，以及以色列与沙乌地关系正常化的可能性。</text:p>
      <text:p text:style-name="P4">
布林肯今天展开为期3天的访沙行程，寻求修补与这个全球最大石油出口国的关系。数十年来，美、沙关系一直围绕着能源与国防，然而，在沙国特务2018年谋杀异议记者哈绍吉（JamalKhashoggi）后，两国紧张日益升温。</text:p>
      <text:p text:style-name="P4">
俄罗斯去年2月全面入侵乌克兰后，沙乌地拒绝协助压低飙涨的能源价格，也令华府大为不满。</text:p>
      <text:p text:style-name="P4">
美国公民卡塔尼（Abdullah Al-Qahtani）等维权人士敦促布林肯对沙国人权问题提出关切，卡塔尼的父亲因在沙国成立民权组织被判10年徒刑，至今下落不明。（译者：刘文瑜/核稿：蔡佳敏）</text:p>
      <text:p text:style-name="P4">
Source: <text:a xlink:type="simple" xlink:href="https://www.rfi.fr/cn/%E5%9B%BD%E9%99%85%E6%8A%A5%E9%81%93/20230607-%E5%B8%83%E6%9E%97%E8%82%AF%E4%BC%9A%E6%B2%99%E4%B9%8C%E5%9C%B0%E7%8E%8B%E5%82%A8-%E5%AF%B9%E4%BA%BA%E6%9D%83%E9%97%AE%E9%A2%98%E8%A1%A8%E6%8B%85%E5%BF%A7" text:style-name="Internet_20_link" text:visited-style-name="Visited_20_Internet_20_Link">
https://www.rfi.fr/cn/%E5%9B%BD%E9%99%85%E6%8A%A5%E9%81%93/20230607-%E5%B8%83%E6%9E%97%E8%82%AF%E4%BC%9A%E6%B2%99%E4%B9%8C%E5%9C%B0%E7%8E%8B%E5%82%A8-%E5%AF%B9%E4%BA%BA%E6%9D%83%E9%97%AE%E9%A2%98%E8%A1%A8%E6%8B%85%E5%BF%A7</text:a>
</text:p>
      <!--NEWS-->
      <text:h text:style-name="P10" text:outline-level="1">
<text:span text:style-name="T4">
SEC起诉Coinbase开启关乎加密货币未来的斗争 (Free Version)</text:span>
</text:h>
      <text:p text:style-name="P4">
Author: Telis Demos</text:p>
      <text:p text:style-name="P4">
Publisher: 华尔街日报中文网</text:p>
      <text:p text:style-name="P4">
Published Time: 2023-06-07T07:50:00.000Z</text:p>
      <text:p text:style-name="P4">
Modified Time: 2023-06-07T07:50:00.000Z</text:p>
      <text:p text:style-name="P4">
Created Time: 2023-06-07T06:11:00.000Z</text:p>
      <text:p text:style-name="P4">
Description: 对Coinbase Global提起诉讼的美国证券交易委员会如果获胜，那么加密货币行业的一大批公司可能不得不改变其运作方式。</text:p>
      <text:p text:style-name="P4">
Images: []</text:p>
      <text:p text:style-name="P4">
Categories: ['金融市场', '股闻天下']</text:p>
      <text:p text:style-name="P4">
Keywords: SYND,LINK:EN|WP-WSJ-0000956993</text:p>
      <text:p text:style-name="P4">
Type: Article</text:p>
      <!--METADATA-->
      <text:p text:style-name="P4">
对Coinbase Global (COIN)提起诉讼的美国证券交易委员会(Securities and Exchange Commission,简称SEC)如果获胜，那么加密货币行业的一大批公司可能不得不改变其运作方式。</text:p>
      <text:p text:style-name="P4">
Source: <text:a xlink:type="simple" xlink:href="https://cn.wsj.com/articles/sec%E8%B5%B7%E8%AF%89coinbase%E5%BC%80%E5%90%AF%E5%85%B3%E4%B9%8E%E5%8A%A0%E5%AF%86%E8%B4%A7%E5%B8%81%E6%9C%AA%E6%9D%A5%E7%9A%84%E6%96%97%E4%BA%89-8a31886f" text:style-name="Internet_20_link" text:visited-style-name="Visited_20_Internet_20_Link">
https://cn.wsj.com/articles/sec%E8%B5%B7%E8%AF%89coinbase%E5%BC%80%E5%90%AF%E5%85%B3%E4%B9%8E%E5%8A%A0%E5%AF%86%E8%B4%A7%E5%B8%81%E6%9C%AA%E6%9D%A5%E7%9A%84%E6%96%97%E4%BA%89-8a31886f</text:a>
</text:p>
      <!--NEWS-->
      <text:h text:style-name="P10" text:outline-level="1">
<text:span text:style-name="T4">
中国领跑电动汽车行业是给西方的当头棒喝 (Free Version)</text:span>
</text:h>
      <text:p text:style-name="P4">
Author: Greg Ip</text:p>
      <text:p text:style-name="P4">
Publisher: 华尔街日报中文网</text:p>
      <text:p text:style-name="P4">
Published Time: 2023-06-07T07:54:00.000Z</text:p>
      <text:p text:style-name="P4">
Modified Time: 2023-06-07T07:54:00.000Z</text:p>
      <text:p text:style-name="P4">
Created Time: 2023-06-07T07:54:00.000Z</text:p>
      <text:p text:style-name="P4">
Description: 竞争压力和创造力使中国设计和制造的电动汽车成为强大的竞争对手。</text:p>
      <text:p text:style-name="P4">
Images: []</text:p>
      <text:p text:style-name="P4">
Categories: ['经济']</text:p>
      <text:p text:style-name="P4">
Keywords: SYND,LINK:EN|WP-WSJ-0000959167</text:p>
      <text:p text:style-name="P4">
Type: Article</text:p>
      <!--METADATA-->
      <text:p text:style-name="P4">
中国今年两度震撼了汽车行业。第一次是中国生产的电动汽车在 <text:a xlink:type="simple" xlink:href="https://cn.wsj.com/articles/CN-BIZ-20230421114942" text:style-name="Internet_20_link" text:visited-style-name="Visited_20_Internet_20_Link">
 上海车展 </text:a>
 上以质量、功能和价格震撼了西方竞争对手。然后又有报道称，在2023年第一季度，中国取代日本成为 <text:a xlink:type="simple" xlink:href="https://cn.wsj.com/articles/CN-HRD-20230525112503" text:style-name="Internet_20_link" text:visited-style-name="Visited_20_Internet_20_Link">
全球最大的汽车出口国 </text:a>
 。</text:p>
      <text:p text:style-name="P4">
Source: <text:a xlink:type="simple" xlink:href="https://cn.wsj.com/articles/%E4%B8%AD%E5%9B%BD%E9%A2%86%E8%B7%91%E7%94%B5%E5%8A%A8%E6%B1%BD%E8%BD%A6%E8%A1%8C%E4%B8%9A%E6%98%AF%E7%BB%99%E8%A5%BF%E6%96%B9%E7%9A%84%E5%BD%93%E5%A4%B4%E6%A3%92%E5%96%9D-7398972b" text:style-name="Internet_20_link" text:visited-style-name="Visited_20_Internet_20_Link">
https://cn.wsj.com/articles/%E4%B8%AD%E5%9B%BD%E9%A2%86%E8%B7%91%E7%94%B5%E5%8A%A8%E6%B1%BD%E8%BD%A6%E8%A1%8C%E4%B8%9A%E6%98%AF%E7%BB%99%E8%A5%BF%E6%96%B9%E7%9A%84%E5%BD%93%E5%A4%B4%E6%A3%92%E5%96%9D-7398972b</text:a>
</text:p>
      <!--NEWS-->
      <text:h text:style-name="P10" text:outline-level="1">
<text:span text:style-name="T4">
欧盟考虑强制禁止华为参与5G建设 (Free Version)</text:span>
</text:h>
      <text:p text:style-name="P4">
Authors: ['哈维尔•埃斯皮诺萨']</text:p>
      <text:p text:style-name="P4">
Publisher: 英国《金融时报》</text:p>
      <text:p text:style-name="P4">
Time: 2023-06-07T07:58:31+00:00</text:p>
      <text:p text:style-name="P4">
Published Time: 2023-06-06T12:00:99+08:00</text:p>
      <text:p text:style-name="P4">
Modified Time: 2023-06-07T03:32:99+08:00</text:p>
      <text:p text:style-name="P4">
Description: 据知情人士透露，如果德国等成员国仍迟迟不采取行动，欧盟可能对被视为构成安全风险的企业实施强制禁令。</text:p>
      <text:p text:style-name="P4">
Images: ["<text:a xlink:type="simple" xlink:href="https://thumbor.ftacademy.cn/unsafe/picture/6/000183646_piclink.jpg" text:style-name="Internet_20_link" text:visited-style-name="Visited_20_Internet_20_Link">
000183646_pic...</text:a>
"]</text:p>
      <text:p text:style-name="P4">
Themes: ['脱钩', '关注']</text:p>
      <text:p text:style-name="P4">
Keywords: ['脱钩', '中欧关系', '华为', '5G', '欧盟']</text:p>
      <text:p text:style-name="P4">
Type: Article</text:p>
      <!--METADATA-->
      <text:p text:style-name="P4">
<draw:frame draw:style-name="fr1" draw:name="Image101" text:anchor-type="as-char" svg:width="6.9236in" svg:height="3.894525in" draw:z-index="0">
<draw:image xlink:href="../Images/FT Chinese Free Version/2023-06-07T07-58-31-00-00/000183646_piclink.jpg" xlink:type="simple" xlink:show="embed" xlink:actuate="onLoad" draw:mime-type="image/jpeg"/>
</draw:frame>
</text:p>
      <text:p text:style-name="P4">
据知情人士透露，欧盟(EU)正在考虑强制禁止成员国在5G网络中使用被认为构成安全风险的公司，包括中国电信设备集团华为(Huawei)。</text:p>
      <text:p text:style-name="P4">
这些官员向英国《金融时报》表示，此举出台之际，布鲁塞尔方面越来越担心一些国家政府在这个问题上拖延。</text:p>
      <text:p text:style-name="P4">
Source: <text:a xlink:type="simple" xlink:href="http://www.ftchinese.com/story/001099887" text:style-name="Internet_20_link" text:visited-style-name="Visited_20_Internet_20_Link">
http://www.ftchinese.com/story/001099887</text:a>
</text:p>
      <!--NEWS-->
      <text:h text:style-name="P10" text:outline-level="1">
<text:span text:style-name="T4">
美国未确定乌克兰水坝爆炸是否俄罗斯所为</text:span>
</text:h>
      <text:p text:style-name="P4">
Author: 联合早报 (Person)</text:p>
      <text:p text:style-name="P4">
Publisher: 联合早报 (Organization)</text:p>
      <text:p text:style-name="P4">
Published Time: 2023-06-07T07:59</text:p>
      <text:p text:style-name="P4">
Modified Time: 2023-06-07T07:59</text:p>
      <text:p text:style-name="P4">
Description: 美国白宫仍无法对乌克兰南部水坝遭破坏的原因下定论，但正在评估爆炸是俄罗斯所为的有关报道。路透社报道，乌克兰南部赫尔松州港口城市新卡霍夫卡（Nova Kakhovka）的一座大型水坝...</text:p>
      <text:p text:style-name="P4">
Videos: []</text:p>
      <text:p text:style-name="P4">
Audios: []</text:p>
      <text:p text:style-name="P4">
Images: []</text:p>
      <text:p text:style-name="P4">
Type: NewsArticle</text:p>
      <text:p text:style-name="P4">
Breadcrumbs: ['即时', '国际']</text:p>
      <text:p text:style-name="P4">
Keywords: ['俄乌战争', '水坝', '白宫', '俄罗斯', '乌克兰']</text:p>
      <!--METADATA-->
      <text:p text:style-name="P4">
美国白宫仍无法对乌克兰南部水坝遭破坏的原因下定论，但正在评估爆炸是俄罗斯所为的有关报道。</text:p>
      <text:p text:style-name="P4">
路透社报道，乌克兰南部赫尔松州港口城市新卡霍夫卡（NovaKakhovka）的一座大型水坝，星期二（6月6日）被炸。位于第聂伯河的这座水坝自去年被俄罗斯控制。</text:p>
      <text:p text:style-name="P4">
水坝因爆炸引发决堤，周围的一些村庄被淹没，当地的饮用水和电力供应面临威胁。</text:p>
      <text:p text:style-name="P4">
美国拜登星期二在白宫内阁会议上说，美国将继续为乌克兰提供支持。拜登说：“我们不会离开。我们会帮助乌克兰。”</text:p>
      <text:p text:style-name="P4">
同日，白宫发言人柯比说：“我们已看到有关俄罗斯应对水坝爆炸负责的报道。我们正在尽最大的努力评估这些报告，我们正在与乌克兰当局合作收集更多信息，但我们还无法对这起事件做出结论。”</text:p>
      <text:p text:style-name="P4">
他说，可以确定的是，这起爆炸将给乌克兰人民和该地区带来巨大影响，预计将会导致许多人死亡，迫使数以千计的人疏散，还可能对乌克兰的能源安全造成毁灭性的影响。</text:p>
      <text:p text:style-name="P4">
基辅指责俄罗斯是幕后黑手，克里姆林宫反指乌克兰蓄意破坏了水坝。</text:p>
      <text:p text:style-name="P4">
柯比说，现在讨论水坝爆炸对乌克兰计划已久的反攻行动的潜在影响，还为时过早。</text:p>
      <text:p text:style-name="P4">
他指出，爆炸发生时，水坝是由俄军非法占领和控制，但美国官员尚未确定这是否一起蓄意行为。</text:p>
      <text:p text:style-name="P4">
当被问及破坏水坝是否构成战争罪时，柯比说，国际法禁止破坏民用基础设施。</text:p>
      <text:p text:style-name="P4">
Source: <text:a xlink:type="simple" xlink:href="https://www.zaobao.com.sg/realtime/world/story20230607-1401900" text:style-name="Internet_20_link" text:visited-style-name="Visited_20_Internet_20_Link">
https://www.zaobao.com.sg/realtime/world/story20230607-1401900</text:a>
</text:p>
      <!--NEWS-->
      <text:h text:style-name="P10" text:outline-level="1">
<text:span text:style-name="T4">
美中外交接触增加,台湾议题仍无解 学者：美盼为不断下滑关系“止血”</text:span>
</text:h>
      <text:p text:style-name="P4">
Author: chinese@voanews.com (锺辰芳)</text:p>
      <text:p text:style-name="P4">
Publisher: 美国之音中文网 (Type: NewsMediaOrganization)</text:p>
      <text:p text:style-name="P4">
Published Time: 2023-06-07T08:06:02+08:00</text:p>
      <text:p text:style-name="P4">
Modified Time: 2023-06-07 00:34:56Z</text:p>
      <text:p text:style-name="P4">
Description: 在美中关系依然紧绷的情况下近来两国的外交接触正在逐渐增加，但两国在台湾议题上仍然存在重大分歧。有学者说，美中高层外交接触是拜登政府希望能为不断恶化的美中关系进行“止血”的做法，但其效果可能有限。</text:p>
      <text:p text:style-name="P4">
Videos: []</text:p>
      <text:p text:style-name="P4">
Images: []</text:p>
      <text:p text:style-name="P4">
Categories: ['台湾', '美中关系', '台海两岸关系', '编辑推荐']</text:p>
      <text:p text:style-name="P4">
Type: None</text:p>
      <!--METADATA-->
      <text:p text:style-name="P4">
NoneNone</text:p>
      <text:p text:style-name="P4">
Source: <text:a xlink:type="simple" xlink:href="https://www.voachinese.com/a/experts-said-us-china-diplomatic-engagement-aimed-to-stop-the-bleeding-of-spiraling-relationship-20230606/7125823.html" text:style-name="Internet_20_link" text:visited-style-name="Visited_20_Internet_20_Link">
https://www.voachinese.com/a/experts-said-us-china-diplomatic-engagement-aimed-to-stop-the-bleeding-of-spiraling-relationship-20230606/7125823.html</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07T08:07:09</text:p>
      <text:p text:style-name="P4">
Modified Time: 2023-06-07T15:07:49</text:p>
      <text:p text:style-name="P4">
Description: 在新卡霍夫卡大坝倒塌后，第聂伯河沿岸的俄罗斯和乌克兰控制区内有近4.2万人面临洪水威胁。</text:p>
      <text:p text:style-name="P4">
Images: ["<text:a xlink:type="simple" xlink:href="https://chinese.aljazeera.net/wp-content/uploads/2023/06/33HC382-highres-1686140269-1686149925.jpg" text:style-name="Internet_20_link" text:visited-style-name="Visited_20_Internet_20_Link">
33HC382-highr...</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2" text:anchor-type="as-char" svg:width="6.9236in" svg:height="4.61255in" draw:z-index="0">
<draw:image xlink:href="../Images/Aljazeera Chinese/2023-06-07T08-07-09/33HC382-highres-1686140269-1686149925.jpg" xlink:type="simple" xlink:show="embed" xlink:actuate="onLoad" draw:mime-type="image/jpeg"/>
</draw:frame>
在新卡霍夫卡大坝被炸毁之后，半岛电视台记者从乌克兰洪水区发回报道 (半岛电视台)</text:p>
      <ul>
        <li>
俄罗斯总统普京在首次就引发大规模洪水的新卡霍夫卡大坝爆炸事件发表公开评论时，指责乌克兰采取了“野蛮行径”。   * 曾指责俄罗斯炸毁该大坝的乌克兰总统泽连斯基表示，受俄罗斯支持的部队未能成功疏散受到影响的占领区居民，并表示应当优先提供饮用水和重新安置灾民。</li>
      </ul>
      <text:p text:style-name="P4">
阅读更多</text:p>
      <text:p text:style-name="P4">
Source: <text:a xlink:type="simple" xlink:href="https://chinese.aljazeera.net/news/war-in-ukraine/liveblog/2023/6/7/%e4%bf%84%e7%bd%97%e6%96%af%e5%af%b9%e4%b9%8c%e5%85%8b%e5%85%b0%e6%88%98%e4%ba%89%e7%9a%84%e4%bb%8a%e6%97%a5%e5%8f%91%e5%b1%95-352" text:style-name="Internet_20_link" text:visited-style-name="Visited_20_Internet_20_Link">
https://chinese.aljazeera.net/news/war-in-ukraine/liveblog/2023/6/7/%e4%bf%84%e7%bd%97%e6%96%af%e5%af%b9%e4%b9%8c%e5%85%8b%e5%85%b0%e6%88%98%e4%ba%89%e7%9a%84%e4%bb%8a%e6%97%a5%e5%8f%91%e5%b1%95-352</text:a>
</text:p>
      <!--NEWS-->
      <text:h text:style-name="P10" text:outline-level="1">
<text:span text:style-name="T4">
乌克兰水坝遭炸毁：数千平民逃命 俄乌均否认发动攻击</text:span>
</text:h>
      <text:p text:style-name="P4">
Author: https://www.facebook.com/bbcworldservice/</text:p>
      <text:p text:style-name="P4">
Publisher: BBC News 中文</text:p>
      <text:p text:style-name="P4">
Published Time: 2023-06-07T08:07:41.000Z</text:p>
      <text:p text:style-name="P4">
Modified Time: 2023-06-07T08:07:41.000Z</text:p>
      <text:p text:style-name="P4">
Description: 在俄罗斯占领的一座乌克兰大水坝被炸毁后，数千民众正从水坝下游疏散。俄乌相互指控对方是炸毁水坝的元凶。</text:p>
      <text:p text:style-name="P4">
Images: ["<text:a xlink:type="simple" xlink:href="https://ichef.bbci.co.uk/news/640/cpsprodpb/13B1F/production/_126717608_78c548d2-ec66-481b-b173-3aa2003f37c7.jpg" text:style-name="Internet_20_link" text:visited-style-name="Visited_20_Internet_20_Link">
_126717608_78...</text:a>
"]</text:p>
      <text:p text:style-name="P4">
Videos: ["<text:a xlink:type="simple" xlink:href="https://www.bbc.com/ws/av-embeds/cps/zhongwen/simp/world-65831170/p0fsqrbd/zh-hans" text:style-name="Internet_20_link" text:visited-style-name="Visited_20_Internet_20_Link">
zh-hans</text:a>
", "<text:a xlink:type="simple" xlink:href="https://www.bbc.com/ws/av-embeds/cps/zhongwen/simp/world-65831170/p0fnc5cg/zh-hans" text:style-name="Internet_20_link" text:visited-style-name="Visited_20_Internet_20_Link">
zh-hans</text:a>
"]</text:p>
      <text:p text:style-name="P4">
Tags: ['核武器', '乌克兰局势升温', '俄国', '弗拉基米尔·普京', '犯罪', '军事', '乌克兰']</text:p>
      <text:p text:style-name="P4">
Type: Article</text:p>
      <!--METADATA-->
      <text:h text:style-name="P12" text:outline-level="3">
<text:span text:style-name="T4">
乌克兰水坝遭炸毁：数千平民逃命 俄乌均否认发动攻击</text:span>
</text:h>
      <text:p text:style-name="P4">
2023年6月7日早上8点07分<draw:frame draw:style-name="fr1" draw:name="Image103" text:anchor-type="as-char" svg:width="6.9236in" svg:height="3.894525in" draw:z-index="0">
<draw:image xlink:href="../Images/BBC Chinese/2023-06-07T08-07-41.000Z/_126717608_78c548d2-ec66-481b-b173-3aa2003f37c7.jpg" xlink:type="simple" xlink:show="embed" xlink:actuate="onLoad" draw:mime-type="image/jpeg"/>
</draw:frame>
</text:p>
      <text:p text:style-name="P4">
图像来源，  Reuters</text:p>
      <text:p text:style-name="P4">
图像加注文字，</text:p>
      <text:p text:style-name="P4">
由于水坝已决口，下游大片土地被洪水淹没，位于赫尔松对岸（东岸）的地区实际上对乌克兰装甲部队来说已成为禁区。</text:p>
      <text:p text:style-name="P4">
<text:span text:style-name="T4">
在俄罗斯占领的一座乌克兰重要水坝被炸毁后，数千民众正从水坝下游疏散。俄乌相互指控对方是炸毁水坝的元凶。</text:span>
</text:p>
      <text:p text:style-name="P4">
乌克兰总统泽连斯基表示，新卡霍夫卡（NovaKakhovka）的水坝被毁后，可能有80个城镇和村庄会被淹没，他将此归咎于俄罗斯。滚滚河水正涌入德聂伯河，据说已经对赫尔松市构成了致命性的洪灾风险。</text:p>
      <text:p text:style-name="P4">
俄罗斯否认摧毁了这座由其控制的水坝，并指责是乌克兰炮击所致。</text:p>
      <text:p text:style-name="P4">
基辅和莫斯科就大坝决口相互指责，交战双方的说法尚未得到BBC的证实。</text:p>
      <text:p text:style-name="P4">
卡霍夫卡水坝位于巨大的卡霍夫卡水库（Kakhovkareservoir）下游，对该地区至关重要。该水库为当地农民和居民提供水源，也为扎波罗热核电厂（Zaporizhzhia Nuclear PowerPlant）提供水源。它还是向俄罗斯占领的克里米亚南部输水的重要通道。</text:p>
      <text:p text:style-name="P4">
乌克兰国有水电厂管理机构警告称，预计当地时间周三（6月7日）上午水库排放下游的高峰期会到来。随后将进入一个“稳定期”，预计水位将在四至五天内迅速下降。</text:p>
      <text:p text:style-name="P4">
<text:a xlink:type="simple" xlink:href="https://www.bbc.com/ws/av-embeds/cps/zhongwen/simp/world-65831170/p0fsqrbd/zh-hans" text:style-name="Internet_20_link" text:visited-style-name="Visited_20_Internet_20_Link">
 Video-1-Link：/ws/av-embeds/cps/zhongwen/simp/world-65831170/p0fsqrbd/zh-hans</text:a>
 <text:span text:style-name="T4">
你的器材不支持播放多媒体材料</text:span>
视频加注文字，</text:p>
      <text:p text:style-name="P4">
乌克兰水坝遭炸毁急撤上万人 俄乌均否认发动攻击</text:p>
      <text:p text:style-name="P4">
</text:p>
      <text:p text:style-name="P4">
但是各界对意外如何影响欧洲最大的扎波罗热核电厂的情况表示关注，因为该核电厂使用水库的水进行冷却。</text:p>
      <text:p text:style-name="P4">
根据国际原子能机构（IAEA）的说法，该地的情况得到控制，核安全“目前没有立即的风险。”</text:p>
      <text:p text:style-name="P4">
视频显示洪水涌过水坝破口，几个城镇已经被淹，而下游地区的居民被迫乘坐公交车和火车逃离。</text:p>
      <text:p text:style-name="P4">
</text:p>
      <text:p text:style-name="P4">
图像来源，  Reuters</text:p>
      <text:p text:style-name="P4">
图像加注文字，</text:p>
      <text:p text:style-name="P4">
视频显示洪水涌过水坝破口，几个城镇已经被淹，而下游地区的居民被迫乘坐公交车和火车逃离。</text:p>
      <text:p text:style-name="P4">
乌克兰副检察总长利特维诺娃在乌克兰电视台上表示，约有4万人需要撤离，其中乌克兰控制的德聂伯河以西地区有1万7千人，俄罗斯控制的东部地区有2万5千人。</text:p>
      <text:p text:style-name="P4">
同样在乌克兰电视台上发表讲话的乌克兰内政部长克里门科表示，到目前为止已经撤离了约1千人，并有24个定居点被淹。他指责俄罗斯炮击了赫尔松南部地区，该地区正在撤离人员，并警告水位上升后，暴露的地雷将带来危险。</text:p>
      <text:p text:style-name="P4">
一位名为安德烈的居民住在靠近这座水坝的区域，该水坝在俄罗斯2022年2月发起全面入侵后不久被俄军占领。他表示相信俄罗斯想要“淹没”他的城市。</text:p>
      <text:p text:style-name="P4">
在乌克兰控制的赫尔松市，一位名叫苏德蜜拉的女士正在将她的物品，包括一台洗衣机，装载到连接在一辆老爷车的拖车上。她说：“我们害怕洪水。我们正把东西移到高处。”</text:p>
      <text:p text:style-name="P4">
她呼吁将俄罗斯军队“赶出这里……他们对我们开枪。他们正在淹没我们并在干其他坏事。”</text:p>
      <text:p text:style-name="P4">
该市的另一位居民塞尔吉也告诉BBC说，担心“这里的一切都要毁灭了。”他说：“所有的生物，包括人类，都将被大水淹没。”他指着附近的房屋和花园示意。</text:p>
      <text:p text:style-name="P4">
</text:p>
      <text:p text:style-name="P4">
图像来源，  Reuters</text:p>
      <text:p text:style-name="P4">
<text:a xlink:type="simple" xlink:href="https://www.bbc.com/zhongwen/simp/world-65670095" text:style-name="Internet_20_link" text:visited-style-name="Visited_20_Internet_20_Link">
 乌克兰战争：BBC透过卫星图片披露俄罗斯军队的防御部署 </text:a>
  * <text:a xlink:type="simple" xlink:href="https://www.bbc.com/zhongwen/simp/world-65210786" text:style-name="Internet_20_link" text:visited-style-name="Visited_20_Internet_20_Link">
 追踪331伞兵团：在乌克兰战争中走向陨落的俄罗斯精英部队样本 </text:a>
  * <text:a xlink:type="simple" xlink:href="https://www.bbc.com/zhongwen/simp/world-65818362" text:style-name="Internet_20_link" text:visited-style-name="Visited_20_Internet_20_Link">
 从乌克兰潜入俄罗斯的两支武装部队 真实身份众说纷纭 </text:a>
</text:p>
      <text:p text:style-name="P4">
在被俄罗斯占领的新卡霍夫卡河岸上，由莫斯科指派的市长莱昂捷夫表示该城市已经被淹没，已疏散了900人。他表示，当局将派出53辆撤离公交车将城市和附近两个定居点的人们送往安全地区。他补充说，水位已上升到11公尺以上，一些老百姓已被送往医院。</text:p>
      <text:p text:style-name="P4">
克里姆林宫指派的官员表示，小镇奥列什基（Oleshky）也受到严重的洪水影响。</text:p>
      <text:p text:style-name="P4">
位于被俄罗斯占领河岸的卡兹科瓦迪布罗瓦动物园（The Kazkova Dibrovazoo）已完全被淹没，该动物园在其脸书专页上表示，园内300只动物都已死亡。</text:p>
      <text:p text:style-name="P4">
目前还不清楚是什么原因导致在周二凌晨水坝被毁，但乌克兰的军事情报部门指责俄罗斯有意炸毁水坝。</text:p>
      <text:p text:style-name="P4">
这种说法似乎合理，因为莫斯科可能担心乌克兰军队会利用水坝上的道路进入他们控制的领土，作为反攻行动的一部分。</text:p>
      <text:p text:style-name="P4">
</text:p>
      <text:p text:style-name="P4">
图像来源，  Getty Images</text:p>
      <text:p text:style-name="P4">
图像加注文字，</text:p>
      <text:p text:style-name="P4">
莫斯科可能担心乌克兰军队会利用水坝上的道路进入俄罗斯控制的领土，作为反攻行动的一部分。</text:p>
      <text:p text:style-name="P4">
对于渴望保住在乌克兰南部占领领土的莫斯科来说，这座水坝成了一个需要面对的问题。就像去年秋天，乌军攻击水坝下游的道路和铁路桥梁，成功地孤立了赫尔松市周围的俄罗斯军队一样，莫斯科此次可能决计摧毁水坝来阻止乌克兰的反攻。</text:p>
      <text:p text:style-name="P4">
他们忧心乌克兰的反攻可能来自多个方向。</text:p>
      <text:p text:style-name="P4">
然而，一位俄罗斯官员声称是乌克兰袭击了水坝，以转移对其反攻行动失败的注意力，并剥夺克里米亚（2014年被俄罗斯非法吞并）的淡水供给。</text:p>
      <text:p text:style-name="P4">
人们一直预计乌克兰将发起一场重大反攻。基辅表示不会提前预警攻势的启动，但最近乌克兰军事活动增加被外界视为反攻可能已经开始的新迹象。</text:p>
      <text:p text:style-name="P4">
星期二晚上，泽连斯基表示，水坝的破坏不会阻止乌克兰。他发表了一段影片谈话称：“我们仍将解放我们的土地。”</text:p>
      <text:p text:style-name="P4">
在当天早些时候，泽连斯基举行了国家安全和国防委员会的紧急会议，讨论这个问题。</text:p>
      <text:p text:style-name="P4">
乌克兰副国防部长玛利亚尔（HannaMaliar）在周一（6月5日）说，乌克兰军队在巴赫穆特的“敌人活动中心”周围的进攻有所进展。但她并未说反攻行动是否已经开始。</text:p>
      <text:p text:style-name="P4">
事实上，巴赫穆特数月来一直是激烈战斗的中心。它在战略上价值不大，但在基辅和莫斯科两方面具有重要象征意义。</text:p>
      <text:p text:style-name="P4">
乌克兰国防部顾问尤里·札克（YuriSak）接受BBC第四电台《今日》（Today）节目专访称，根据他们的电话窃听显示，俄罗斯希望瞄准更多的水坝。他说：“他们实际上呼吁炸毁更多的第聂伯河水坝。”</text:p>
      <text:p text:style-name="P4">
乌克兰将对水坝的袭击称为生态灾难，并表示有150吨发动机油泄漏到第聂伯河中。乌克兰水电公司表示，与水坝相关的一座发电站已被“完全摧毁......水利结构被冲走。”</text:p>
      <text:p text:style-name="P4">
</text:p>
      <text:p text:style-name="P4">
图像来源，  Getty Images</text:p>
      <text:p text:style-name="P4">
图像加注文字，</text:p>
      <text:p text:style-name="P4">
各界对意外会如何影响欧洲最大的扎波罗热核电厂十分关注，因为该核电厂使用水库的水进行冷却。</text:p>
      <text:p text:style-name="P4">
国际领导人将爆炸事件归咎于俄罗斯，一些人称之为战争罪行。英国首相苏纳克（辛伟诚）称，如果俄罗斯被发现对水坝的崩塌负有责任，那表示人们将见证“俄罗斯的侵略达到了新的低点”。</text:p>
      <text:p text:style-name="P4">
北约秘书长斯托尔滕贝格批评，水坝的破坏再次显示了俄罗斯在乌克兰战争中的残暴行径，而欧洲理事会主席米歇尔则说对这次“空前的袭击”感到震惊。</text:p>
      <text:p text:style-name="P4">
《日内瓦公约》明确禁止在战争中以水坝为目标，因为这对平民造成了危险。</text:p>
      <text:p text:style-name="P4">
过去，乌克兰的一座大坝被毁导致了灾难：1941年8月，随着德军的推进，苏军在乌克兰境内迅速撤退。军队指挥官决定摧毁扎波罗热的桥梁和水坝，以阻止敌人渡过第聂伯河。平民没有受到警告，历史学家估计至少有3000人丧生。</text:p>
      <text:h text:style-name="P12" text:outline-level="3">
<text:span text:style-name="T4">
攻击水坝是战争罪吗？</text:span>
</text:h>
      <text:p text:style-name="P4">
伦敦国王学院国防研究系的特蕾西·杰曼教授说，水坝是民用基础设施，通常不是有效的军事目标。她说：“在武装冲突法中，假设有一个乌克兰军事单位驻扎在大坝周围。那么，俄罗斯可以将其视为军事目标。但据我所知，情况并非如此。”</text:p>
      <text:p text:style-name="P4">
国际律师协会执行董事马克埃利斯博士说：“出于军事需要，必须对大坝这样的民用目标进行攻击；但如果获得的军事优势很小，而对平民造成的损害是灾难性的，那么这将违反国际法。”</text:p>
      <text:p text:style-name="P4">
</text:p>
      <text:h text:style-name="P12" text:outline-level="3">
<text:span text:style-name="T4">
分析：谁会从这场水坝破坏中受益？</text:span>
</text:h>
      <text:p text:style-name="P4">
<text:span text:style-name="T4">
BBC记者弗兰克·加德纳（Frank Gardner）</text:span>
</text:p>
      <text:p text:style-name="P4">
在俄乌双方互相指责对方炮击水坝的情况下，让人联想起去年未解之谜的“北溪”天然气管道爆炸事件。</text:p>
      <text:p text:style-name="P4">
在这两种情况下，西方立即将怀疑指向俄罗斯。但莫斯科两次回应道：“不是我们干的。我们为什么要这么做？这损害我们自己利益！”</text:p>
      <text:p text:style-name="P4">
现在，在卡霍夫卡水坝被击穿的情况下，俄罗斯可以指出它对自身利益造成的两种损害。</text:p>
      <text:p text:style-name="P4">
下游土地的洪水迫使俄罗斯向东撤离军队和平民，远离赫尔松和宽阔的第聂伯罗河河岸。这将为赫尔松的居民提供一些有限的缓解，他们一直生活在俄罗斯的炮击和导弹袭击下。</text:p>
      <text:p text:style-name="P4">
其次，这可能影响俄罗斯占领的克里米亚的供水，克里米亚是一个干旱的半岛，依赖靠近这个决堤水坝的一条运河供应淡水。</text:p>
      <text:p text:style-name="P4">
自从俄罗斯在2014年非法吞并克里米亚以来，该半岛已成为一块重兵防御的土地，俄乌两国都声称对其拥有主权。</text:p>
      <text:p text:style-name="P4">
但是，卡霍夫卡水坝溃坝需要放在乌克兰战争的更广泛背景下来看，尤其是在乌克兰夏季反攻已显示出已经开始的情况下。</text:p>
      <text:p text:style-name="P4">
<text:a xlink:type="simple" xlink:href="https://www.bbc.com/ws/av-embeds/cps/zhongwen/simp/world-65831170/p0fnc5cg/zh-hans" text:style-name="Internet_20_link" text:visited-style-name="Visited_20_Internet_20_Link">
 Video-2-Link：/ws/av-embeds/cps/zhongwen/simp/world-65831170/p0fnc5cg/zh-hans</text:a>
 <text:span text:style-name="T4">
你的器材不支持播放多媒体材料</text:span>
视频加注文字，</text:p>
      <text:p text:style-name="P4">
俄乌战争： 一场可能改变战争的反攻</text:p>
      <text:p text:style-name="P4">
为了使这场反攻成功，乌克兰需要打破俄罗斯对去年占领的一大片土地的压制，这片土地将克里米亚与乌克兰东部的顿巴斯地区相连。如果乌克兰能找到一种战略，成功突破佐帕罗兹希亚南部俄罗斯军队防线，将该地区一分为二，那么就可以使克里米亚孤立起来，实现重大的战略胜利。</text:p>
      <text:p text:style-name="P4">
但自去年2月全面入侵以来，俄罗斯已经吸取了很多教训：莫斯科看了地图，计算出乌克兰最有可能进攻的地方，并在过去几个月里建造了真正强大的防御工事，阻挡了乌克兰向亚速海进攻的任何行动。</text:p>
      <text:p text:style-name="P4">
目前还不确定乌克兰是否计划将其部队派遣到这些防御工事的西侧。基辅高级指挥部明智地将计划保密，让俄罗斯猜来猜去。但是，无论是谁干的，现在炸毁了水坝使乌军反攻变得更加棘手。这是因为，第聂伯罗河在到达乌克兰南部时已经是河面宽阔，面对俄罗斯的炮击、导弹和无人机火力，让装甲旅渡过这条河流会非常危险。</text:p>
      <text:p text:style-name="P4">
</text:p>
      <text:p text:style-name="P4">
图像来源，  Reuters</text:p>
      <text:p text:style-name="P4">
图像加注文字，</text:p>
      <text:p text:style-name="P4">
由于水坝已决口，下游大片土地被洪水淹没。</text:p>
      <text:p text:style-name="P4">
现在，由于水坝已决口，下游大片土地被洪水淹没，位于赫尔松对岸（东岸）的地区实际上对乌克兰装甲部队来说已成为禁区。</text:p>
      <text:p text:style-name="P4">
有一个历史的旁注是，俄罗斯在这个地区确实有过类似的行为。1941年，苏联军队炸毁了同一条第聂伯罗河上的水坝，以阻挡纳粹部队的前进。据说数千名苏联公民在随后的洪水中丧生。</text:p>
      <text:p text:style-name="P4">
然而，现在的底线是，无论是谁现在击穿了卡霍夫卡水坝，都打乱了乌克兰南部的战略棋盘，迫使双方进行了一系列重大战略调整，可能延迟了乌克兰在其一直承诺的反攻中的下一步行动。</text:p>
      <text:p text:style-name="P4">
</text:p>
      <text:p text:style-name="P4">
Source: <text:a xlink:type="simple" xlink:href="https://www.bbc.com/zhongwen/simp/world-65831170" text:style-name="Internet_20_link" text:visited-style-name="Visited_20_Internet_20_Link">
https://www.bbc.com/zhongwen/simp/world-65831170</text:a>
</text:p>
      <!--NEWS-->
      <text:h text:style-name="P10" text:outline-level="1">
<text:span text:style-name="T4">
美股大涨全靠几只明星股，投资者心怀忐忑 (Free Version)</text:span>
</text:h>
      <text:p text:style-name="P4">
Author: Caitlin McCabe</text:p>
      <text:p text:style-name="P4">
Publisher: 华尔街日报中文网</text:p>
      <text:p text:style-name="P4">
Published Time: 2023-06-07T08:25:00.000Z</text:p>
      <text:p text:style-name="P4">
Modified Time: 2023-06-07T08:25:00.000Z</text:p>
      <text:p text:style-name="P4">
Created Time: 2023-06-07T07:02:00.000Z</text:p>
      <text:p text:style-name="P4">
Description: 今年以来，各大美股指数克服了一系列挑战并强劲走高。但有投资者担心，这些表现只是少数几只权重股的功劳。</text:p>
      <text:p text:style-name="P4">
Images: []</text:p>
      <text:p text:style-name="P4">
Categories: ['金融市场', '股市']</text:p>
      <text:p text:style-name="P4">
Keywords: SYND,LINK:EN|WP-WSJ-0000952285</text:p>
      <text:p text:style-name="P4">
Type: Article</text:p>
      <!--METADATA-->
      <text:p text:style-name="P4">
今年以来，各大美股指数克服了一系列挑战并强劲走高。但有投资者担心，这些表现只是少数几只权重股的功劳。</text:p>
      <text:p text:style-name="P4">
Source: <text:a xlink:type="simple" xlink:href="https://cn.wsj.com/articles/%E7%BE%8E%E8%82%A1%E5%A4%A7%E6%B6%A8%E5%85%A8%E9%9D%A0%E5%87%A0%E5%8F%AA%E6%98%8E%E6%98%9F%E8%82%A1-%E6%8A%95%E8%B5%84%E8%80%85%E5%BF%83%E6%80%80%E5%BF%90%E5%BF%91-834309a1" text:style-name="Internet_20_link" text:visited-style-name="Visited_20_Internet_20_Link">
https://cn.wsj.com/articles/%E7%BE%8E%E8%82%A1%E5%A4%A7%E6%B6%A8%E5%85%A8%E9%9D%A0%E5%87%A0%E5%8F%AA%E6%98%8E%E6%98%9F%E8%82%A1-%E6%8A%95%E8%B5%84%E8%80%85%E5%BF%83%E6%80%80%E5%BF%90%E5%BF%91-834309a1</text:a>
</text:p>
      <!--NEWS-->
      <text:h text:style-name="P10" text:outline-level="1">
<text:span text:style-name="T4">
意法半导体和三安光电将在中国组建合资企业，项目总投资32亿美元 (Free Version)</text:span>
</text:h>
      <text:p text:style-name="P4">
Author: Adria Calatayud</text:p>
      <text:p text:style-name="P4">
Publisher: 华尔街日报中文网</text:p>
      <text:p text:style-name="P4">
Published Time: 2023-06-07T08:30:00.000Z</text:p>
      <text:p text:style-name="P4">
Modified Time: 2023-06-07T08:30:00.000Z</text:p>
      <text:p text:style-name="P4">
Created Time: 2023-06-07T07:19:00.000Z</text:p>
      <text:p text:style-name="P4">
Description: 意法半导体和三安光电股份有限公司周三表示，将在中国组建一家半导体制造合资企业，项目总投资32亿美元。</text:p>
      <text:p text:style-name="P4">
Images: []</text:p>
      <text:p text:style-name="P4">
Categories: ['商业']</text:p>
      <text:p text:style-name="P4">
Keywords: SYND</text:p>
      <text:p text:style-name="P4">
Type: Article</text:p>
      <!--METADATA-->
      <text:p text:style-name="P4">
意法半导体(STMicroelectronics, STM)和三安光电股份有限公司(Sanan Optoelectronics, 600703.SH,简称：三安光电)周三表示，将在中国组建一家半导体制造合资企业，项目总投资32亿美元。</text:p>
      <text:p text:style-name="P4">
Source: <text:a xlink:type="simple" xlink:href="https://cn.wsj.com/articles/%E6%84%8F%E6%B3%95%E5%8D%8A%E5%AF%BC%E4%BD%93%E5%92%8C%E4%B8%89%E5%AE%89%E5%85%89%E7%94%B5%E5%B0%86%E5%9C%A8%E4%B8%AD%E5%9B%BD%E7%BB%84%E5%BB%BA%E5%90%88%E8%B5%84%E4%BC%81%E4%B8%9A-%E9%A1%B9%E7%9B%AE%E6%80%BB%E6%8A%95%E8%B5%8432%E4%BA%BF%E7%BE%8E%E5%85%83-5c1a86ef" text:style-name="Internet_20_link" text:visited-style-name="Visited_20_Internet_20_Link">
https://cn.wsj.com/articles/%E6%84%8F%E6%B3%95%E5%8D%8A%E5%AF%BC%E4%BD%93%E5%92%8C%E4%B8%89%E5%AE%89%E5%85%89%E7%94%B5%E5%B0%86%E5%9C%A8%E4%B8%AD%E5%9B%BD%E7%BB%84%E5%BB%BA%E5%90%88%E8%B5%84%E4%BC%81%E4%B8%9A-%E9%A1%B9%E7%9B%AE%E6%80%BB%E6%8A%95%E8%B5%8432%E4%BA%BF%E7%BE%8E%E5%85%83-5c1a86ef</text:a>
</text:p>
      <!--NEWS-->
      <text:h text:style-name="P10" text:outline-level="1">
<text:span text:style-name="T4">
北冰洋无冰恐比预期提早10年出现</text:span>
</text:h>
      <text:p text:style-name="P4">
Publisher: 法新社</text:p>
      <text:p text:style-name="P4">
Published Time: 2023-06-07T08:32:08+00:00</text:p>
      <text:p text:style-name="P4">
Modified Time: 2023-06-07T08:20:04+00:00</text:p>
      <text:p text:style-name="P4">
Description: （法新社巴黎6日电） 科学家今天表示，无论人类如何努力减少导致全球暖化的碳污染，北冰洋冰盖最快将在2030年代的夏季消失，比预期中提早了10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6-07T08-32-08-00-00/000000.png" xlink:type="simple" xlink:show="embed" xlink:actuate="onLoad" draw:mime-type="image/png"/>
</draw:frame>
</text:p>
      <text:p text:style-name="P4">
科学家在线上期刊「自然通讯」（Nature Communications）发表的报告说，即使巴黎气候协定（Paris climatetreaty）将全球暖化限制在摄氏1.5度范围内，也无法阻止北极大片浮冰在9月融化。</text:p>
      <text:p text:style-name="P4">
报告的共同作者、汉堡大学海洋学研究所（University of Hamburg's Institute of Oceanography）教授诺茨（DirkNotz）告诉法新社说：「将北极夏季海冰作为景观和栖息地来保护，已经为时太晚了。」</text:p>
      <text:p text:style-name="P4">
「因为我们排放温室气体而导致气候系统损失，这将是第一个主要部分。」</text:p>
      <text:p text:style-name="P4">
随着时间的推移，冰盖的减少会对天气、人类和生态系统产生严重影响，这不仅冲击到北极地区，也对全球各地造成影响。</text:p>
      <text:p text:style-name="P4">
韩国浦项工科大学（Pohang University of Science and Technology ）研究员、报告的主要作者闵升基（Seung-KiMin，音译）告诉法新社说：「永冻土层因温室气体融化，会加速全球变暖，而格陵兰（Greenland）冰盖的融化会导致海平面上升。」</text:p>
      <text:p text:style-name="P4">
厚达数公里的格陵兰冰盖，其所含冰冻水量足以将海平面抬升6公尺。</text:p>
      <text:p text:style-name="P4">
闵升基表示，2030年代（北冰洋）无冰的9月「要比联合国科学谘询机构政府间气候变迁问题小组（Intergovernmental Panel onClimate Change, IPCC）最近的预测提早了10年」。</text:p>
      <text:p text:style-name="P4">
联合国「政府间气候变迁问题小组」于2021年一项具里程碑意义的报告「高度自信地」预测，到本世纪中叶，北冰洋将出现至少一次几乎无冰状态。</text:p>
      <text:p text:style-name="P4">
北极创纪录的最小海冰面积为340万平方公里，发生在2012年，而第二低和第三低的覆冰面积分别出现在2020年和2019年。</text:p>
      <text:p text:style-name="P4">
若北冰洋的覆冰面积小于100万平方公里，科学家将之描述为「无冰」状态，这约占北冰洋总面积的7%。</text:p>
      <text:p text:style-name="P4">
Source: <text:a xlink:type="simple" xlink:href="https://www.rfi.fr/cn/%E7%A7%91%E5%AD%A6%E6%96%B0%E7%9F%A5/20230607-%E5%8C%97%E5%86%B0%E6%B4%8B%E6%97%A0%E5%86%B0%E6%81%90%E6%AF%94%E9%A2%84%E6%9C%9F%E6%8F%90%E6%97%A910%E5%B9%B4%E5%87%BA%E7%8E%B0" text:style-name="Internet_20_link" text:visited-style-name="Visited_20_Internet_20_Link">
https://www.rfi.fr/cn/%E7%A7%91%E5%AD%A6%E6%96%B0%E7%9F%A5/20230607-%E5%8C%97%E5%86%B0%E6%B4%8B%E6%97%A0%E5%86%B0%E6%81%90%E6%AF%94%E9%A2%84%E6%9C%9F%E6%8F%90%E6%97%A910%E5%B9%B4%E5%87%BA%E7%8E%B0</text:a>
</text:p>
      <!--NEWS-->
      <text:h text:style-name="P10" text:outline-level="1">
<text:span text:style-name="T4">
布林肯将于本月访华 两国紧张关系现缓和迹象 (Free Version)</text:span>
</text:h>
      <text:p text:style-name="P4">
Authors: ['迪米']</text:p>
      <text:p text:style-name="P4">
Publisher: 英国《金融时报》</text:p>
      <text:p text:style-name="P4">
Time: 2023-06-07T08:37:30+00:00</text:p>
      <text:p text:style-name="P4">
Published Time: 2023-06-06T12:00:99+08:00</text:p>
      <text:p text:style-name="P4">
Modified Time: 2023-06-07T04:35:99+08:00</text:p>
      <text:p text:style-name="P4">
Description: 今年2月，因为一个疑似中国间谍气球的飞行物飞越美国，美国国务卿布林肯临时取消了原定的访华行程。</text:p>
      <text:p text:style-name="P4">
Images: ["<text:a xlink:type="simple" xlink:href="https://thumbor.ftacademy.cn/unsafe/picture/8/000183648_piclink.jpg" text:style-name="Internet_20_link" text:visited-style-name="Visited_20_Internet_20_Link">
000183648_pic...</text:a>
"]</text:p>
      <text:p text:style-name="P4">
Themes: ['中美关系', '关注']</text:p>
      <text:p text:style-name="P4">
Keywords: ['中美关系', '美国外交']</text:p>
      <text:p text:style-name="P4">
Type: Article</text:p>
      <!--METADATA-->
      <text:p text:style-name="P4">
<draw:frame draw:style-name="fr1" draw:name="Image115" text:anchor-type="as-char" svg:width="6.9236in" svg:height="3.894525in" draw:z-index="0">
<draw:image xlink:href="../Images/FT Chinese Free Version/2023-06-07T08-37-30-00-00/000183648_piclink.jpg" xlink:type="simple" xlink:show="embed" xlink:actuate="onLoad" draw:mime-type="image/jpeg"/>
</draw:frame>
</text:p>
      <text:p text:style-name="P4">
美国国务卿安东尼•布林肯(Antony Blinken)将于本月访华，这是中美关系开始企稳的最新迹象。两国关系近来动荡不安，已跌至数十年来的最低点。</text:p>
      <text:p text:style-name="P4">
据两位知情人士透露，预计布林肯将在几周内访华。今年2月，因为一个疑似中国间谍气球的飞行物飞越美国，布林肯临时取消了原定的访华行程，两国修复关系的努力戛然而止。</text:p>
      <text:p text:style-name="P4">
Source: <text:a xlink:type="simple" xlink:href="http://www.ftchinese.com/story/001099888" text:style-name="Internet_20_link" text:visited-style-name="Visited_20_Internet_20_Link">
http://www.ftchinese.com/story/001099888</text:a>
</text:p>
      <!--NEWS-->
      <text:h text:style-name="P10" text:outline-level="1">
<text:span text:style-name="T4">
斯诺克假球案：10名中国球员集体沦陷，调查称梁文博“游说”其他球员作弊</text:span>
</text:h>
      <text:p text:style-name="P4">
Author: https://www.facebook.com/bbcworldservice/</text:p>
      <text:p text:style-name="P4">
Publisher: BBC News 中文</text:p>
      <text:p text:style-name="P4">
Published Time: 2023-06-07T08:49:27.000Z</text:p>
      <text:p text:style-name="P4">
Modified Time: 2023-06-07T08:49:27.000Z</text:p>
      <text:p text:style-name="P4">
Description: 在一宗斯诺克界最大规模的假球案中，中国球员梁文博和李行涉操纵比赛被终身禁赛，另外还有8人受罚。</text:p>
      <text:p text:style-name="P4">
Images: ["<text:a xlink:type="simple" xlink:href="https://ichef.bbci.co.uk/news/640/cpsprodpb/627B/production/_130011252_gettyimages-1144934951.jpg" text:style-name="Internet_20_link" text:visited-style-name="Visited_20_Internet_20_Link">
_130011252_ge...</text:a>
", "<text:a xlink:type="simple" xlink:href="https://ichef.bbci.co.uk/news/640/cpsprodpb/6AD7/production/_130015372_gettyimages-631746848.jpg" text:style-name="Internet_20_link" text:visited-style-name="Visited_20_Internet_20_Link">
_130015372_ge...</text:a>
"]</text:p>
      <text:p text:style-name="P4">
Videos: []</text:p>
      <text:p text:style-name="P4">
Tags: ['体育', '中國', '台球']</text:p>
      <text:p text:style-name="P4">
Type: Article</text:p>
      <!--METADATA-->
      <text:h text:style-name="P12" text:outline-level="3">
<text:span text:style-name="T4">
斯诺克假球案：10名中国球员集体沦陷，调查称梁文博“游说”其他球员作弊</text:span>
</text:h>
      <text:p text:style-name="P4">
2023年6月7日早上8点49分<draw:frame draw:style-name="fr1" draw:name="Image116" text:anchor-type="as-char" svg:width="6.9236in" svg:height="3.894525in" draw:z-index="0">
<draw:image xlink:href="../Images/BBC Chinese/2023-06-07T08-49-27.000Z/_130011252_gettyimages-1144934951.jpg" xlink:type="simple" xlink:show="embed" xlink:actuate="onLoad" draw:mime-type="image/jpeg"/>
</draw:frame>
</text:p>
      <text:p text:style-name="P4">
图像来源，  Getty Images</text:p>
      <text:p text:style-name="P4">
图像加注文字，</text:p>
      <text:p text:style-name="P4">
李行是两名被处以终身禁赛的中国球员之一。</text:p>
      <text:p text:style-name="P4">
<text:span text:style-name="T4">
在斯诺克台球（snooker）界最大规模的一宗腐败案中，中国球员梁文博、李行涉嫌参与假球，被世界职业台球与斯诺克协会（WPBSA）处以终身禁赛。</text:span>
</text:p>
      <text:p text:style-name="P4">
另外八名涉案的中国球员在相关调查中承认有不当行为，被处以20个月至5年不等的禁赛处罚。</text:p>
      <text:p text:style-name="P4">
涉案的10人中，世界排名最高的是第11位的前英国锦标赛冠军赵心童，他被处以1年零8个月禁赛，2021年大师赛冠军颜丙涛则被禁赛5年。</text:p>
      <text:p text:style-name="P4">
案件中的指控包括操纵比赛、打假球、唆使其他球员作弊以及赌球。</text:p>
      <text:p text:style-name="P4">
世界职业台球与斯诺克协会主席杰森·弗格森（JasonFerguson）表示：“这是一件非常复杂的案件。看到一些年轻而有天赋的球员因为受到两名资深球员的施压而违反世界职业台球与斯诺克协会的行为守则，令人痛心。”</text:p>
      <text:p text:style-name="P4">
“这些行为被认定是全然不可接受，因此对两名球员强制禁止以任何形式参加受认可的斯诺克活动。”</text:p>
      <text:p text:style-name="P4">
“我感到欣慰的是，委员会没有从此宗案件里看到任何证据显示斯诺克运动中存在更广泛的不当行为风气。”</text:p>
      <text:p text:style-name="P4">
“世界职业台球与斯诺克协会将会对任何试图操纵这项运动的人继续秉持强硬立场，而今天的结果发出一个清晰的讯息，假球在斯诺克当中不会被容忍。”</text:p>
      <text:p text:style-name="P4">
中国台球协会则在周三（6月7日）就事件发表声明表示，将会对涉事球员“从严、从重处罚”。</text:p>
      <text:h text:style-name="P12" text:outline-level="3">
<text:span text:style-name="T4">
“给中国斯诺克蒙羞”</text:span>
</text:h>
      <text:p text:style-name="P4">
案件调查始于去年8月，当时国际博彩诚信协会（International Betting IntegrityAssociation）发出警报后，世界职业台球与斯诺克协会的体育廉洁部门与体育博彩数据分析提供商“Sportradar”合作，就事件展开详细调查。</text:p>
      <text:p text:style-name="P4">
涉案的10名球员在当时已被世界职业台球与斯诺克协会暂时停赛，中国台球协会也即时暂停了涉案球员的国内参赛资格。</text:p>
      <text:p text:style-name="P4">
调查发现，梁文博在2022年7月24日至9月28日期间在五场斯诺克比赛中打假球或参与打假球，并在2022年7月24日至12月13日间的九场比赛中“拉拢、诱使、怂恿、游说、鼓励或促成”其他球员打假球。</text:p>
      <text:p text:style-name="P4">
案件中涉及斯诺克运动中其中两名最被看好的年轻球员——25岁的赵心童和22岁的颜丙涛，分别赢得过大师赛（TheMasters）和英国锦标赛冠军的二人此前曾被广泛认为，有潜力成为斯诺克世界冠军。</text:p>
      <text:p text:style-name="P4">
其中颜丙涛在2020年时赢得大师赛，是该项赛事26年来最年轻的冠军球手。被公认为世界头号斯诺克球员的罗尼·奥沙利文 （RonnieO'Sullivan，奥苏利云）曾多次称赞颜丙涛，还形容他是“拿台球杆的费德勒（Roger Federer，费达拿）”，指他有潜力取代自己的地位。</text:p>
      <text:p text:style-name="P4">
<draw:frame draw:style-name="fr1" draw:name="Image117" text:anchor-type="as-char" svg:width="6.9236in" svg:height="3.894525in" draw:z-index="0">
<draw:image xlink:href="../Images/BBC Chinese/2023-06-07T08-49-27.000Z/_130015372_gettyimages-631746848.jpg" xlink:type="simple" xlink:show="embed" xlink:actuate="onLoad" draw:mime-type="image/jpeg"/>
</draw:frame>
</text:p>
      <text:p text:style-name="P4">
图像来源，  Getty Images</text:p>
      <text:p text:style-name="P4">
图像加注文字，</text:p>
      <text:p text:style-name="P4">
梁文博（左）与奥沙利文在2018年大师赛上交手。</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如今颜丙涛将被禁赛5年。</text:p>
      <text:p text:style-name="P4">
25岁的赵心童则被处以20个月禁赛，在禁赛前，他是世界排名最高的中国球员。</text:p>
      <text:p text:style-name="P4">
判决结果公布后， 他于周三凌晨在社交媒体上发布一份“道歉声明”，指自己“给中国斯诺克蒙羞”。</text:p>
      <text:p text:style-name="P4">
他称自己因长期独自的海外生活“枯燥而闭塞”，“盲从”地仿效他人选择了用赌球“打发时间”，同时表示自己在赌球和打假球过程中“并没有从中获得任何形式的利益回报”。</text:p>
      <text:p text:style-name="P4">
“我为当时的愚蠢行为付出了沉重的代价，并且每天都在懊悔中度过。”赵心童在声明中说。</text:p>
      <text:p text:style-name="P4">
他还称自己在禁赛后接受了世界职业台球与斯诺克协会提供的心理咨询协助，表示会“以更好的形象重返赛场”。</text:p>
      <text:p text:style-name="P4">
这并不是近年迅速集体冒起的中国斯诺克球员第一次卷入假球丑闻——2018年，中国球员于德陆和曹宇鹏就因涉赌操纵比赛，分别被处以10年零9个月和6年的禁赛，事后中国台协还向于德陆追加国内范围终身禁赛，当时被指是历史上中国台协第一次实施顶格处罚。</text:p>
      <text:p text:style-name="P4">
中国媒体此前曾有报道，中国台球协会已经察觉到赌球行为可能渗透至中国球员群体，并在2019年成立了由著名斯诺克球手丁俊晖领衔的旅英职业球员委员会，监督海外的中国职业球员。</text:p>
      <text:p text:style-name="P4">
此次涉案的梁文博还是该协会的副主任，去年案件调查开始后，他已被中国台协撤去该职务。</text:p>
      <text:p text:style-name="P4">
有媒体评论指，与中国很多运动项目不一样，斯诺克职业球员并非由官方体制培养和管理，而是多由各自家庭投资培养，在英国生活和训练——《中国新闻周刊》引述知情人士称，这使得中国台协难以对球员进行统一管理。</text:p>
      <text:p text:style-name="P4">
斯诺克历史曾有过不少名将因涉嫌腐败而被禁赛，包括昆汀·哈恩（Quinten Hann）、斯蒂芬·李（Stephen Lee）等。</text:p>
      <text:p text:style-name="P4">
有公开信息和专业网站统计显示，斯诺克台球选手的培养费用和成本高昂，但收入与网球等其他个人项目相比低很多。</text:p>
      <text:p text:style-name="P4">
在世界职业台球与斯诺克协会的做出判决后，10名球员可在6月20日之前对处罚决定提出上诉。</text:p>
      <text:p text:style-name="P4">
目前未知中国台协是否会在之后对涉案球员实施追加处罚，但是该协会在周三的一份声明中表示，会依据世界台球协会的调查结果，“对涉事球员做出从严、从重处罚”。</text:p>
      <text:p text:style-name="P4">
“协会将在全行业开展警示教育，并推出系列举措，将反赌打假进行到底，”中国台协的声明说，同时表示此后会“进一步加大对旅英职业球员的管理力度”。</text:p>
      <text:p text:style-name="P4">
另一方面，还有专家曾指出，由于中国刑法在近年增设了“组织参与国（境）外赌博罪”，因此不排除此次涉案的球员当中有可能涉及刑事犯罪。</text:p>
      <text:p text:style-name="P4">
</text:p>
      <text:h text:style-name="P12" text:outline-level="3">
<text:span text:style-name="T4">
分析：处罚措施将起“强力阻吓”作用</text:span>
</text:h>
      <text:p text:style-name="P4">
<text:span text:style-name="T5">
——BBC第五电台（BBC 5）斯诺克记者杰米·布劳顿（</text:span>
 <text:span text:style-name="T5">
Jamie Broughton</text:span>
 <text:span text:style-name="T5">
）</text:span>
</text:p>
      <text:p text:style-name="P4">
世界职业台球与斯诺克协会很努力地调查这一宗复杂的案件，也会对最后处罚的决定感到高兴。</text:p>
      <text:p text:style-name="P4">
过去10年，这个组织表现出了调查腐败的决心，并对任何它相信有不当行为的人作出指控。</text:p>
      <text:p text:style-name="P4">
斯诺克在最近几个月经历了不少负面新闻，但是对梁文博和李行发出的终身禁赛处罚应当能对任何想要参与假球的球员起到强力阻吓作用。</text:p>
      <text:p text:style-name="P4">
对很多斯诺克球迷来说，这宗案件中真正令人伤心是为什么中国其中两名最大牌的球员颜丙涛和赵心童会涉及其中。两名球员都被认为有潜力成为未来的世界冠军。</text:p>
      <text:p text:style-name="P4">
现在人们会问，斯诺克的管理机构是否能在全世界范围多做一些工作，去教育年轻球员有关腐败的危险性。</text:p>
      <text:p text:style-name="P4">
</text:p>
      <text:h text:style-name="P12" text:outline-level="3">
<text:span text:style-name="T4">
十名球员的判决及处罚是什么？</text:span>
</text:h>
      <text:p text:style-name="P4">
</text:p>
      <text:p text:style-name="P4">
图像来源，  Getty Images</text:p>
      <text:p text:style-name="P4">
图像加注文字，</text:p>
      <text:p text:style-name="P4">
赵心童（左）与颜丙涛是此宗腐败案中世界排名最高的两名球员。</text:p>
      <text:h text:style-name="P12" text:outline-level="3">
<text:span text:style-name="T4">
梁文博</text:span>
</text:h>
      <text:p text:style-name="P4">
<text:span text:style-name="T4">
年龄：</text:span>
 36； <text:span text:style-name="T4">
世界排名：</text:span>
 72；2015年英国锦标赛决赛选手</text:p>
      <text:p text:style-name="P4">
被处以 <text:span text:style-name="T4">
终身禁赛</text:span>
并支付4.3万英镑。他被裁定在五场假球比赛中打假球或作为打假球团体的一员，在九场比赛中试图唆使其他球员打假球，参与斯诺克比赛赌球，威胁其他球员，删除文字讯息以及要求其他球员删除文字讯息，而且未有配合调查。</text:p>
      <text:h text:style-name="P12" text:outline-level="3">
<text:span text:style-name="T4">
李行</text:span>
</text:h>
      <text:p text:style-name="P4">
<text:span text:style-name="T4">
年龄：</text:span>
 32； <text:span text:style-name="T4">
世界排名：</text:span>
 71</text:p>
      <text:p text:style-name="P4">
被处以 <text:span text:style-name="T4">
终身禁赛</text:span>
并支付4.3万英镑。他被裁定在五场假球比赛中打假球或作为打假球团体的一员，在七场比赛中试图唆使其他球员打假球，参与斯诺克比赛赌球，删除文字讯息以及要求其他球员删除文字讯息。</text:p>
      <text:h text:style-name="P12" text:outline-level="3">
<text:span text:style-name="T4">
鲁宁</text:span>
</text:h>
      <text:p text:style-name="P4">
<text:span text:style-name="T4">
年龄：</text:span>
 29 <text:span text:style-name="T4">
；世界排名：</text:span>
 65；2020年英国锦标赛半决赛选手</text:p>
      <text:p text:style-name="P4">
被判禁赛8年，在较早认罪并配合调查后，减为 <text:span text:style-name="T4">
5年零4个月禁赛</text:span>
。他须支付7500英镑。在唆使他人在五场比赛中打假球的指控中，他则被裁定无罪。他承认自己在四场斯诺克比赛中打假球、参与赌球以及删除讯息。</text:p>
      <text:h text:style-name="P12" text:outline-level="3">
<text:span text:style-name="T4">
颜丙涛</text:span>
</text:h>
      <text:p text:style-name="P4">
<text:span text:style-name="T4">
年龄：</text:span>
 22； <text:span text:style-name="T4">
世界排名：</text:span>
 23；第一名2000年出生的职业球员，2021年大师赛冠军</text:p>
      <text:p text:style-name="P4">
被判7年半禁赛，在较早认罪并配合调查后，减为 <text:span text:style-name="T4">
5年禁赛</text:span>
 。他须支付7500英镑。他承认自己在四场斯诺克比赛中打假球，以及参与赌球。</text:p>
      <text:h text:style-name="P12" text:outline-level="3">
<text:span text:style-name="T4">
赵心童</text:span>
</text:h>
      <text:p text:style-name="P4">
<text:span text:style-name="T4">
年龄：</text:span>
 25 <text:span text:style-name="T4">
世界排名：</text:span>
 11；2021年英国锦标赛及2022年德国大师赛冠军</text:p>
      <text:p text:style-name="P4">
被判两年半禁赛，在较早认罪并配合调查后，减为 <text:span text:style-name="T4">
1年零8个月</text:span>
 。他须支付7500英镑。他承认自己与另一名球员一同在两场比赛中打假球，并亲身参与赌球。</text:p>
      <text:h text:style-name="P12" text:outline-level="3">
<text:span text:style-name="T4">
张健康</text:span>
</text:h>
      <text:p text:style-name="P4">
<text:span text:style-name="T4">
年龄：</text:span>
 24； <text:span text:style-name="T4">
世界排名：</text:span>
 93</text:p>
      <text:p text:style-name="P4">
被判4年零5个月禁赛，在较早认罪并配合调查后，减为 <text:span text:style-name="T4">
两年零11个月</text:span>
。他须支付7500英镑。他承认自己在一场斯诺克比赛中打假球，以及不向WPBSA提供信息。</text:p>
      <text:h text:style-name="P12" text:outline-level="3">
<text:span text:style-name="T4">
陈子凡</text:span>
</text:h>
      <text:p text:style-name="P4">
<text:span text:style-name="T4">
年龄：</text:span>
 27； <text:span text:style-name="T4">
世界排名：</text:span>
 104</text:p>
      <text:p text:style-name="P4">
被判7年半禁赛，在较早认罪并配合调查后，减为 <text:span text:style-name="T4">
5年禁赛</text:span>
。他须支付7500英镑。他承认打假球，或作为团体一员参与策划打假球，或在三场自己参加的斯诺克比赛中试图制造赛果或比分。</text:p>
      <text:h text:style-name="P12" text:outline-level="3">
<text:span text:style-name="T4">
常冰玉</text:span>
</text:h>
      <text:p text:style-name="P4">
<text:span text:style-name="T4">
年龄：</text:span>
 20 <text:span text:style-name="T4">
世界排名：</text:span>
 88</text:p>
      <text:p text:style-name="P4">
被判禁赛3年半，在较早认罪并配合调查后，减为 <text:span text:style-name="T4">
两年禁赛</text:span>
 ，须支付7500英镑。他承认在一场自己参加的斯诺克比赛中打假球。</text:p>
      <text:h text:style-name="P12" text:outline-level="3">
<text:span text:style-name="T4">
赵剑波</text:span>
</text:h>
      <text:p text:style-name="P4">
<text:span text:style-name="T4">
年龄：</text:span>
 19 <text:span text:style-name="T4">
世界排名：</text:span>
 业余</text:p>
      <text:p text:style-name="P4">
被判停赛3年半，在较早认罪并配合调查后，减为 <text:span text:style-name="T4">
两年零8个月禁赛</text:span>
，须支付7500英镑。他承认在一场自己参加的斯诺克比赛中打假球——并在该场比赛中赌赛。</text:p>
      <text:h text:style-name="P12" text:outline-level="3">
<text:span text:style-name="T4">
白朗宁</text:span>
</text:h>
      <text:p text:style-name="P4">
<text:span text:style-name="T4">
年龄：</text:span>
 20. <text:span text:style-name="T4">
世界排名：</text:span>
 130</text:p>
      <text:p text:style-name="P4">
被判禁赛4年，在较早认罪并配合调查后，减为 <text:span text:style-name="T4">
两年零4个月禁赛</text:span>
 ，须支付7500英镑。他承认在一场自己参加的斯诺克比赛中打假球。</text:p>
      <text:p text:style-name="P4">
Source: <text:a xlink:type="simple" xlink:href="https://www.bbc.com/zhongwen/simp/sports-65830336" text:style-name="Internet_20_link" text:visited-style-name="Visited_20_Internet_20_Link">
https://www.bbc.com/zhongwen/simp/sports-65830336</text:a>
</text:p>
      <!--NEWS-->
      <text:h text:style-name="P10" text:outline-level="1">
<text:span text:style-name="T4">
中國高考登場：習語錄入題 考生數創新高</text:span>
</text:h>
      <text:p text:style-name="P4">
Author: None (Language: zh)</text:p>
      <text:p text:style-name="P4">
Publisher: None</text:p>
      <text:p text:style-name="P4">
Time: 2023-06-07T08:56:00Z</text:p>
      <text:p text:style-name="P4">
Description: 被喻為「千軍萬馬過獨木橋」的中國高考7日登場，作文題目出現習語錄受到輿論關注。此外，今年考生人數創下1291萬新高，然而，在高考彼岸等待著這些青年學子的，卻是中國高漲的學費與青年失業率問題。</text:p>
      <text:p text:style-name="P4">
Videos: []</text:p>
      <text:p text:style-name="P4">
Images: []</text:p>
      <text:p text:style-name="P4">
Subject: 时政风云</text:p>
      <text:p text:style-name="P4">
Subjects: ['大学毕业生', '高考', '失业率', '大学', '高校', '高等教育']</text:p>
      <text:p text:style-name="P4">
Keywords: ['意见反馈']</text:p>
      <text:p text:style-name="P4">
ID: 65847010</text:p>
      <!--METADATA-->
      <text:p text:style-name="P4">
<text:a xlink:type="simple" xlink:href="https://www.dw.com/zh/overlay/image/article/65847010/65846274" text:style-name="Internet_20_link" text:visited-style-name="Visited_20_Internet_20_Link">
 </text:a>
</text:p>
      <text:p text:style-name="P4">
中國高考7日登場，有北京考生與志工一同在考場外高舉自我激勵的看板</text:p>
      <text:p text:style-name="P4">
（德國之聲中文網）中國22023年高考週三（6月7日）登場，今年考生高達1291萬人，比去年多出98萬人，創下史上新高。</text:p>
      <text:p text:style-name="P4">
今年也是中國結束「清零政策」、實施「乙類乙管」後的首次高考，官方雖未強制考生配戴口罩應試，但為防疫情再起，各地方政府也推出配套的防疫政策，如山東省即要求考生須於考前3天自主監測健康，確診考生則有備用考場可使用。</text:p>
      <text:p text:style-name="P4">
每年的作文題目都備受外界討論，今年7套試卷中，「全國乙卷」以習近平的兩段話「吹滅別人的燈，並不會讓自己更加光明；阻擋別人的路，也不會讓自己行得更遠」以及「一花獨放不是春，百花齊放春滿園」為題幹，要求考生撰文體現其認識與思考。</text:p>
      <text:p text:style-name="P4">
根據中國官媒《人民日報》，首則材料摘自習近平2023年3月在中國共產黨與世界政黨高層對話會上的主旨講話《攜手同行現代化之路》；「一花獨放不是春」則是出自2014年3月習近平在法國巴黎聯合國教科文組織總部的演講《文明因交流而多彩，文明因互鑒而豐富》。</text:p>
      <text:p text:style-name="P4">
《人民日報》指出，這兩段材料針對的是國際關係、文明互鑑等問題，「大到不同文化之間的交流、不同國家之間的聯繫，小到個人之間的交往，莫不如此。」微博有網民解讀題幹所指為人類命運共同體，有意見則認為耐人尋味，可聯想至中國當代的國際關係現況。</text:p>
      <text:p text:style-name="P4">
除了習近平，「天津卷」亦以曾在當地求學的周恩來的對聯「與有肝膽人共事，從無字句處讀書」入題，請考生抒發感悟。</text:p>
      <text:p text:style-name="P4">
觀察中國社群網路，網友普遍認為今年作文題目較簡單，對比2022年的考題，取得高分較為容易，讓「受傷的只有22屆」主題標籤高掛微博熱搜榜。此外，ChatGPT等生成式人工智慧爆紅，也讓許多網友紛紛嘗試讓「文心一言」、「通義千問」等人工智慧機器人以各版作文考題撰文，掀起一波「看AI怎樣寫高考作文」的熱潮。</text:p>
      <text:h text:style-name="P12" text:outline-level="3">
<text:span text:style-name="T4">
入學學費漲 畢業求職難</text:span>
</text:h>
      <text:p text:style-name="P4">
中國高考素有「千軍萬馬過獨木橋」之稱，然而這些考生奮力抵達彼岸、考上大學後，等待著他們的卻可能是中國當代社會的諸多問題，比如： <text:a xlink:type="simple" xlink:href="https://www.dw.com/zh/zh/地方财政紧张-中国大学大幅提高学费/a-65840005" text:style-name="Internet_20_link" text:visited-style-name="Visited_20_Internet_20_Link">
 高漲的大學學費</text:a>
 。</text:p>
      <text:p text:style-name="P4">
</text:p>
      <text:p text:style-name="P4">
圖為中國人民大學2021年所辦的畢業典禮</text:p>
      <text:p text:style-name="P4">
由於地方財政吃緊，上海4月召開「改善公辦高校本專科學費形成機制」聽證會後，決定從2023年秋季學年起調漲公辦高校本專科平均學費，由每位學生5420元／學年調整至7215元／學年，調幅約33%。此前20多年來，上海的學費從未改變。安徽、陝西、河南等省份則更早就發布了提高學費的通知。路透社報導指，四川省部分學科的學費增幅更高達41%，在經濟回溫未如預期的情況下，又為中國學子增添負擔。</text:p>
      <text:p text:style-name="P4">
除高學費之外，中國居高不下的 <text:a xlink:type="simple" xlink:href="https://www.dw.com/zh/zh/青年失业率居高不下-靠孔乙己脱长衫解决/a-65732307" text:style-name="Internet_20_link" text:visited-style-name="Visited_20_Internet_20_Link">
 青年失業率 </text:a>
 ，也可能讓大學學子面臨「 <text:a xlink:type="simple" xlink:href="https://www.dw.com/zh/zh/經濟差求職難-中國破千萬畢業生有何選擇/a-62005420" text:style-name="Internet_20_link" text:visited-style-name="Visited_20_Internet_20_Link">
 畢業即失業 </text:a>
」的窘境。中國16至24歲年輕人的失業率在4月來到20.4%，創下史上最高；中國教育部數據也顯示，2023年高校畢業生預計為1185萬人，較2022年增加82萬人，畢業生規模同樣創歷史新高，2021和2022年因<text:a xlink:type="simple" xlink:href="https://www.dw.com/zh/zh/青年失业率创记录-中国后新冠复苏难/a-65637338" text:style-name="Internet_20_link" text:visited-style-name="Visited_20_Internet_20_Link">
 疫情 </text:a>
而海歸回中國求職人數均超過百萬，更加劇了畢業生找工作的壓力。</text:p>
      <text:p text:style-name="P4">
為舒緩應屆畢業生求職問題，中國政府採取了各種手段和措施。除有多個省份的公務員擴招超過50%外，不少省市都推出鼓勵中小微企業招聘應屆生的政策及補助，或 <text:a xlink:type="simple" xlink:href="https://www.dw.com/zh/zh/又来动态清零河南省发起高校毕业生就业百日冲刺行动/a-65793360" text:style-name="Internet_20_link" text:visited-style-name="Visited_20_Internet_20_Link">
鼓勵畢業生到基層就業、下鄉教書行醫，或到部隊服務國防現代化建設</text:a>
 。</text:p>
      <text:p text:style-name="P4">
</text:p>
      <text:p text:style-name="P4">
中國的青年失業率居高不下，許多青年湧入2022年一場北京求職展會</text:p>
      <text:p text:style-name="P4">
（綜合報導）</text:p>
      <text:p text:style-name="P4">
Source: <text:a xlink:type="simple" xlink:href="https://www.dw.com/zh/中國高考登場：習語錄入題-考生數創新高/a-65847010" text:style-name="Internet_20_link" text:visited-style-name="Visited_20_Internet_20_Link">
https://www.dw.com/zh/中國高考登場：習語錄入題-考生數創新高/a-65847010?maca=chi-rss-chi-all-1127-rdf</text:a>
</text:p>
      <!--NEWS-->
      <text:h text:style-name="P10" text:outline-level="1">
<text:span text:style-name="T4">
美监管机构指控加密货币交易平台Coinbase非法经营</text:span>
</text:h>
      <text:p text:style-name="P4">
Author: 吕爱丽 (Person)</text:p>
      <text:p text:style-name="P4">
Publisher: 联合早报 (Organization)</text:p>
      <text:p text:style-name="P4">
Published Time: 2023-06-07T09:10</text:p>
      <text:p text:style-name="P4">
Modified Time: 2023-06-07T09:23</text:p>
      <text:p text:style-name="P4">
Description: 美国监管机构指控该国最大加密货币交易平台Coinbase非法经营，扩大对加密货币行业的打击力度。美国证券交易委员会（SEC）指出，Coinbase作为经纪商、交易所和清算机构，从事...</text:p>
      <text:p text:style-name="P4">
Videos: []</text:p>
      <text:p text:style-name="P4">
Audios: []</text:p>
      <text:p text:style-name="P4">
Images: []</text:p>
      <text:p text:style-name="P4">
Type: NewsArticle</text:p>
      <text:p text:style-name="P4">
Breadcrumbs: ['即时', '国际']</text:p>
      <text:p text:style-name="P4">
Keywords: ['财经即时', '加密货币', '美国证券交易委员会']</text:p>
      <!--METADATA-->
      <text:p text:style-name="P4">
（综合讯）美国监管机构指控该国最大加密货币交易平台Coinbase非法经营，扩大对加密货币行业的打击力度。</text:p>
      <text:p text:style-name="P4">
美国证券交易委员会（SEC）指出，Coinbase作为经纪商、交易所和清算机构，从事受美国证券交易委员会规则约束的投资，却没注册。</text:p>
      <text:p text:style-name="P4">
监管机构认为，这使得该公司可以逃避监督，包括防止利益冲突的措施。</text:p>
      <text:p text:style-name="P4">
针对这些指控，Coinbase回应说，相关规则并不明确，并表示业务会照常进行。</text:p>
      <text:p text:style-name="P4">
据报道，SEC今年3月底已经向Coinbase发出通知，警告将对该平台采取执法行动。也有媒体称，Coinbase的代表在过去九个月里与SEC会面60多次，试图解决这些问题，但没有取得成果。</text:p>
      <text:p text:style-name="P4">
在这之前，SEC已于星期一（6月5日）向华盛顿特区联邦法院，针对币安、 <text:a xlink:type="simple" xlink:href="https://www.zaobao.com/news/world/story20230329-1377319" text:style-name="Internet_20_link" text:visited-style-name="Visited_20_Internet_20_Link">
 币安创办人赵长鹏</text:a>
 及币安美国交易所提出13项指控。</text:p>
      <text:p text:style-name="P4">
SEC称，币安涉人为夸大其交易量、转移客户资金、未能限制美国客户使用其平台，并在市场监督控制方面误导投资者。此外，币安和赵长鹏涉嫌秘密控制客户资产，随心所欲混合和转移投资者资金。</text:p>
      <text:p text:style-name="P4">
SEC指控币安在美国创建独立实体，是“精心逃避美国联邦证券法计划的一部分”。</text:p>
      <text:p text:style-name="P4">
Source: <text:a xlink:type="simple" xlink:href="https://www.zaobao.com.sg/realtime/world/story20230607-1401909" text:style-name="Internet_20_link" text:visited-style-name="Visited_20_Internet_20_Link">
https://www.zaobao.com.sg/realtime/world/story20230607-1401909</text:a>
</text:p>
      <!--NEWS-->
      <text:h text:style-name="P10" text:outline-level="1">
<text:span text:style-name="T4">
IAEA促各方全力确保乌克兰核电站冷却池安全</text:span>
</text:h>
      <text:p text:style-name="P4">
Author: 联合早报 (Person)</text:p>
      <text:p text:style-name="P4">
Publisher: 联合早报 (Organization)</text:p>
      <text:p text:style-name="P4">
Published Time: 2023-06-07T09:13</text:p>
      <text:p text:style-name="P4">
Modified Time: 2023-06-07T09:13</text:p>
      <text:p text:style-name="P4">
Description: 联合国原子能监督机构敦促各方，一定要全力确保乌克兰扎波罗热核电站冷却池的安全。乌克兰南部赫尔松州新卡霍夫卡市的大型水坝星期二（6月6日）被炸，第聂伯河两岸面临洪水威胁，靠近第聂伯河...</text:p>
      <text:p text:style-name="P4">
Videos: []</text:p>
      <text:p text:style-name="P4">
Audios: []</text:p>
      <text:p text:style-name="P4">
Images: []</text:p>
      <text:p text:style-name="P4">
Type: NewsArticle</text:p>
      <text:p text:style-name="P4">
Breadcrumbs: ['即时', '国际']</text:p>
      <text:p text:style-name="P4">
Keywords: ['国际原子能机构', '俄乌战争', '水坝', '核电站']</text:p>
      <!--METADATA-->
      <text:p text:style-name="P4">
联合国原子能监督机构敦促各方，一定要全力确保乌克兰扎波罗热核电站冷却池的安全。</text:p>
      <text:p text:style-name="P4">
<text:a xlink:type="simple" xlink:href="https://www.zaobao.com/realtime/world/story20230606-1401606" text:style-name="Internet_20_link" text:visited-style-name="Visited_20_Internet_20_Link">
 乌克兰南部赫尔松州新卡霍夫卡市的大型水坝星期二（6月6日）被炸</text:a>
，第聂伯河两岸面临洪水威胁，靠近第聂伯河的扎波罗热核电站的风险骤然上升。</text:p>
      <text:p text:style-name="P4">
卡霍夫卡水库为扎波罗热核电站的冷却水系统提供冷却水，如果水库水位降到一定程度，将不能向外供水。</text:p>
      <text:p text:style-name="P4">
国际原子能机构（IAEA）总干事格罗西星期二发表声明说，扎波罗热核电站附近还有一些能提供冷却水的替代水源，包括一个大型冷却池。</text:p>
      <text:p text:style-name="P4">
他说，位于水库上方的这个大型冷却池可以为扎波罗热核电站提供“好几个月”的冷却水，并呼吁各方维护冷却池的安全。</text:p>
      <text:p text:style-name="P4">
格罗西说：“确保这个冷却池完好无损是至关重要的。绝对不能让这个冷却池受到任何破坏。我敦促各方一定要做好防范措施。”</text:p>
      <text:p text:style-name="P4">
美国卫星图像公司Maxar Technologies星期二下午拍摄的卫星图像显示，洪水淹没乌克兰南部大面积地区，新卡霍夫卡的水坝和水电站已大部分被摧毁。</text:p>
      <text:p text:style-name="P4">
坐落在第聂伯河沿岸的这座重要水坝，位于俄罗斯控制的赫尔松州地区，洪水也波及俄乌前线大片战区。</text:p>
      <text:p text:style-name="P4">
目前仍不清楚谁应对此事件负责。</text:p>
      <text:p text:style-name="P4">
Source: <text:a xlink:type="simple" xlink:href="https://www.zaobao.com.sg/realtime/world/story20230607-1401910" text:style-name="Internet_20_link" text:visited-style-name="Visited_20_Internet_20_Link">
https://www.zaobao.com.sg/realtime/world/story20230607-1401910</text:a>
</text:p>
      <!--NEWS-->
      <text:h text:style-name="P10" text:outline-level="1">
<text:span text:style-name="T4">
美中局势升级导致印太地区危险相遇事件日益频繁</text:span>
</text:h>
      <text:p text:style-name="P4">
Author: chinese@voanews.com (维达库斯瓦拉)</text:p>
      <text:p text:style-name="P4">
Publisher: 美国之音中文网 (Type: NewsMediaOrganization)</text:p>
      <text:p text:style-name="P4">
Published Time: 2023-06-07T09:14:16+08:00</text:p>
      <text:p text:style-name="P4">
Modified Time: 2023-06-07 01:14:16Z</text:p>
      <text:p text:style-name="P4">
Description: 中国和俄罗斯军机周二(6月6日)进入韩国位于朝鲜半岛南部和东部的防空识别区后，韩国紧急起飞战斗机。在此之前，美国和中国军队先后在南中国海和台湾海峡两次危险相遇。</text:p>
      <text:p text:style-name="P4">
Videos: []</text:p>
      <text:p text:style-name="P4">
Images: []</text:p>
      <text:p text:style-name="P4">
Categories: ['美中关系', '亚太', '军事', '编辑推荐']</text:p>
      <text:p text:style-name="P4">
Type: None</text:p>
      <!--METADATA-->
      <text:p text:style-name="P4">
NoneNone</text:p>
      <text:p text:style-name="P4">
Source: <text:a xlink:type="simple" xlink:href="https://www.voachinese.com/a/more-muscular-us-china-presence-leads-to-increasingly-close-encounters-in-indo-pacific-20230606/7126181.html" text:style-name="Internet_20_link" text:visited-style-name="Visited_20_Internet_20_Link">
https://www.voachinese.com/a/more-muscular-us-china-presence-leads-to-increasingly-close-encounters-in-indo-pacific-20230606/7126181.html</text:a>
</text:p>
      <!--NEWS-->
      <text:h text:style-name="P10" text:outline-level="1">
<text:span text:style-name="T4">
专栏 | 民主沙龙：中国人讲中国事 （2023-06-06）</text:span>
</text:h>
      <text:p text:style-name="P4">
Author: None</text:p>
      <text:p text:style-name="P4">
Publisher: Radio Free Asia (Organization)</text:p>
      <text:p text:style-name="P4">
Published Time: 2023-06-07T09:14:40-04:00</text:p>
      <text:p text:style-name="P4">
Modified Time: 2023-06-07T09:14:40-04:00</text:p>
      <text:p text:style-name="P4">
Description: None</text:p>
      <text:p text:style-name="P4">
Videos: []</text:p>
      <text:p text:style-name="P4">
Audios: ["<text:a xlink:type="simple" xlink:href="https://www.rfa.org/mandarin/zhuanlan/minzhushalong/salon-060720230910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4.321666in" draw:z-index="0">
<draw:image xlink:href="../Images/rfamandarin/2023-06-07T09-14-40-04-00/000000.png" xlink:type="simple" xlink:show="embed" xlink:actuate="onLoad" draw:mime-type="image/png"/>
</draw:frame>
武汉多位市民说，被撞死的学生母亲受到“网暴”，坠落身亡，也有的说是受到“国保”维稳威胁。 <text:a xlink:type="simple" xlink:href="https://www.rfa.org/mandarin/zhuanlan/minzhushalong/salon-06072023091017.html/@@images/image" text:style-name="Internet_20_link" text:visited-style-name="Visited_20_Internet_20_Link">
</text:a>
（网络截图/古亭提供）  <text:a xlink:type="simple" xlink:href="https://www.rfa.org/mandarin/zhuanlan/minzhushalong/salon-06072023091017.html/@@stream" text:style-name="Internet_20_link" text:visited-style-name="Visited_20_Internet_20_Link">
Audio-1-Link：https://www.rfa.org/mandarin/zhuanlan/minzhushalong/salon-06072023091017.html/@@stream</text:a>
</text:p>
      <text:p text:style-name="P4">
民主沙龙：中国人讲中国事</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text:span>
 </text:span>
 <text:span text:style-name="T4">
<text:span text:style-name="T5">
北京时间每个星期一晚上</text:span>
 </text:span>
 <text:span text:style-name="T4">
<text:span text:style-name="T5">
10</text:span>
 </text:span>
 <text:span text:style-name="T4">
<text:span text:style-name="T5">
点</text:span>
 </text:span>
 <text:span text:style-name="T4">
<text:span text:style-name="T5">
----11</text:span>
 </text:span>
 <text:span text:style-name="T4">
<text:span text:style-name="T5">
点</text:span>
 </text:span>
<text:span text:style-name="T4">
<text:span text:style-name="T5">
30</text:span>
 </text:span>
 <text:span text:style-name="T4">
<text:span text:style-name="T5">
分</text:span>
 </text:span>
</text:p>
      <text:p text:style-name="P4">
<text:span text:style-name="T4">
<text:span text:style-name="T5">
热线国际免费号码：</text:span>
 </text:span>
 <text:span text:style-name="T4">
__ </text:span>
 <text:span text:style-name="T4">
<text:span text:style-name="T5">
400-842-7775</text:span>
 </text:span>
 <text:span text:style-name="T4">
<text:span text:style-name="T5">
，</text:span>
 </text:span>
 <text:span text:style-name="T4">
<text:span text:style-name="T5">
400-842-7776</text:span>
 </text:span>
</text:p>
      <text:p text:style-name="P4">
<text:span text:style-name="T4">
<text:span text:style-name="T5">
热线</text:span>
 </text:span>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_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武汉听友：武汉发生致命儿童车祸，引发广泛关注。各种信息网上广传。网上负面议论对遇难儿童母亲造成极大心理压力，后来自杀。这样的人间悲剧，反映了中国社会多重问题。</text:p>
      <text:p text:style-name="P4">
江苏听友：网络电话遭受莫名骚扰。“六四”至今依然是个敏感话题。听说乔鑫鑫在东南亚被抓，有消息说有中国警方参与。现在中国的经济放缓，老百姓日常生活中，都能够感受到。</text:p>
      <text:p text:style-name="P4">
中国听友：武统台湾，对两岸都是灾难性的。另外台湾老百姓已经有选举权，两岸统一，可能引发大陆老百姓要求同样权利。</text:p>
      <text:p text:style-name="P4">
索要翻墙软件， <text:a xlink:type="simple" xlink:href="" text:style-name="Internet_20_link" text:visited-style-name="Visited_20_Internet_20_Link">
 请发电邮给 ：fankui@rfa.org </text:a>
</text:p>
      <text:p text:style-name="P4">
请关注主持人林悦杨的社媒，与我们互动：</text:p>
      <text:p text:style-name="P4">
<text:span text:style-name="T4">
<text:span text:style-name="T5">
推特帐号：</text:span>
 </text:span>
 <text:span text:style-name="T4">
<text:span text:style-name="T5">
linyueyang</text:span>
 </text:span>
</text:p>
      <text:p text:style-name="P4">
<text:span text:style-name="T4">
<text:span text:style-name="T5">
Skype</text:span>
 </text:span>
 <text:span text:style-name="T4">
<text:span text:style-name="T5">
帐号：</text:span>
 </text:span>
 <text:span text:style-name="T4">
<text:span text:style-name="T5">
Linyueyang01</text:span>
 </text:span>
</text:p>
      <text:p text:style-name="P4">
<text:span text:style-name="T4">
<text:span text:style-name="T5">
微信帐号：linyueyang</text:span>
 </text:span>
</text:p>
      <text:p text:style-name="P4">
Source: <text:a xlink:type="simple" xlink:href="https://www.rfa.org/mandarin/zhuanlan/minzhushalong/salon-06072023091017.html" text:style-name="Internet_20_link" text:visited-style-name="Visited_20_Internet_20_Link">
https://www.rfa.org/mandarin/zhuanlan/minzhushalong/salon-06072023091017.html</text:a>
</text:p>
      <!--NEWS-->
      <text:h text:style-name="P10" text:outline-level="1">
<text:span text:style-name="T4">
加入北约关键条件 传瑞典法院批准土耳其引渡要求</text:span>
</text:h>
      <text:p text:style-name="P4">
Publisher: 法新社</text:p>
      <text:p text:style-name="P4">
Published Time: 2023-06-07T09:32:37+00:00</text:p>
      <text:p text:style-name="P4">
Modified Time: 2023-06-07T09:20:03+00:00</text:p>
      <text:p text:style-name="P4">
Description: （法新社斯德哥尔摩6日电） 根据媒体今天报导，瑞典最高法院已经同意让政府将一名支持库德工人党的男子引渡到土耳其，这是安卡拉批准斯德哥尔摩加入北约的关键要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6-07T09-32-37-00-00/000000.png" xlink:type="simple" xlink:show="embed" xlink:actuate="onLoad" draw:mime-type="image/png"/>
</draw:frame>
</text:p>
      <text:p text:style-name="P4">
瑞典「晚报」（Aftonbladet）报导指出，这项判决意味着现在将由瑞典政府决定是否引渡这名男子；一旦引渡，他将成为首名被瑞典引渡到土耳其的库德工人党（KurdistanWorkers Party, PKK）支持者。</text:p>
      <text:p text:style-name="P4">
在瑞典，政府对引渡请求拥有最终决定权，但如果最高法院反对，则不能同意另一个国家的引渡请求。</text:p>
      <text:p text:style-name="P4">
根据「晚报」报导，法院上周做出这个判决，此时恰逢瑞典与土耳其两国在土国总统艾尔段（Recep TayyipErdogan）连任后、准备讨论瑞典陷入停顿的北大西洋公约组织（NATO）入会申请之际。</text:p>
      <text:p text:style-name="P4">
「晚报」报导，这名35岁的男子于2014年因运送装有大麻的袋子、被判处在土耳其监狱服刑4年7个月。</text:p>
      <text:p text:style-name="P4">
这名男子获得假释并移居瑞典，但在土耳其检察官要求他服完剩余刑期后，于去年8月被捕。</text:p>
      <text:p text:style-name="P4">
「晚报」报导，这名男子声称，他被土耳其当局通缉的真正原因，是他与亲库德族的左翼人民民主党（HDP）的关系，以及支持被安卡拉列入黑名单的库德工人党。</text:p>
      <text:p text:style-name="P4">
根据「晚报」报导，法院在判决中指出，它曾询问土耳其检察官是否正对该男子进行涉及「宣扬恐怖组织」或「侮辱土耳其总统」的调查或指控，土耳其检察官否认这一点。</text:p>
      <text:p text:style-name="P4">
土耳其和匈牙利是唯二尚未批准瑞典申请入会案的北约成员国━申请加入北约需要全体一致的批准。</text:p>
      <text:p text:style-name="P4">
到目前为止，艾尔段一直封锁瑞典加入北约，指责斯德哥尔摩是「恐怖分子」的避风港，尤其是庇护库德工人党成员。</text:p>
      <text:p text:style-name="P4">
在俄罗斯全面入侵乌克兰之后，瑞典和邻国芬兰结束两个世纪以来的中立和军事不结盟状态，在2022年5月宣布申请加入北约。</text:p>
      <text:p text:style-name="P4">
虽然瑞典的申请仍然面临反对，但芬兰在4月4日成功成为北约第31个成员国。</text:p>
      <text:p text:style-name="P4">
Source: <text:a xlink:type="simple" xlink:href="https://www.rfi.fr/cn/%E5%9B%BD%E9%99%85%E6%8A%A5%E9%81%93/20230607-%E5%8A%A0%E5%85%A5%E5%8C%97%E7%BA%A6%E5%85%B3%E9%94%AE%E6%9D%A1%E4%BB%B6-%E4%BC%A0%E7%91%9E%E5%85%B8%E6%B3%95%E9%99%A2%E6%89%B9%E5%87%86%E5%9C%9F%E8%80%B3%E5%85%B6%E5%BC%95%E6%B8%A1%E8%A6%81%E6%B1%82" text:style-name="Internet_20_link" text:visited-style-name="Visited_20_Internet_20_Link">
https://www.rfi.fr/cn/%E5%9B%BD%E9%99%85%E6%8A%A5%E9%81%93/20230607-%E5%8A%A0%E5%85%A5%E5%8C%97%E7%BA%A6%E5%85%B3%E9%94%AE%E6%9D%A1%E4%BB%B6-%E4%BC%A0%E7%91%9E%E5%85%B8%E6%B3%95%E9%99%A2%E6%89%B9%E5%87%86%E5%9C%9F%E8%80%B3%E5%85%B6%E5%BC%95%E6%B8%A1%E8%A6%81%E6%B1%82</text:a>
</text:p>
      <!--NEWS-->
      <text:h text:style-name="P10" text:outline-level="1">
<text:span text:style-name="T4">
美国和东亚的金融机构被疑似朝鲜黑客欺诈</text:span>
</text:h>
      <text:p text:style-name="P4">
Author: chinese@voanews.com (塞尔丁)</text:p>
      <text:p text:style-name="P4">
Publisher: 美国之音中文网 (Type: NewsMediaOrganization)</text:p>
      <text:p text:style-name="P4">
Published Time: 2023-06-07T09:34:11+08:00</text:p>
      <text:p text:style-name="P4">
Modified Time: 2023-06-07 01:34:11Z</text:p>
      <text:p text:style-name="P4">
Description: 人们再次担心朝鲜的黑客大军正在瞄准金融机构，以支持平壤政权，并可能为其武器计划提供资金。</text:p>
      <text:p text:style-name="P4">
Videos: []</text:p>
      <text:p text:style-name="P4">
Images: []</text:p>
      <text:p text:style-name="P4">
Categories: ['美国', '亚太', '经济·金融·贸易', '科技', '朝鲜半岛局势']</text:p>
      <text:p text:style-name="P4">
Type: None</text:p>
      <!--METADATA-->
      <text:p text:style-name="P4">
NoneNone</text:p>
      <text:p text:style-name="P4">
Source: <text:a xlink:type="simple" xlink:href="https://www.voachinese.com/a/financial-institutions-in-us-east-asia-spoofed-by-suspected-north-korean-hackers-/7126193.html" text:style-name="Internet_20_link" text:visited-style-name="Visited_20_Internet_20_Link">
https://www.voachinese.com/a/financial-institutions-in-us-east-asia-spoofed-by-suspected-north-korean-hackers-/7126193.html</text:a>
</text:p>
      <!--NEWS-->
      <text:h text:style-name="P10" text:outline-level="1">
<text:span text:style-name="T4">
香港反修例示威四周年：十分钟回顾标志性事件</text:span>
</text:h>
      <text:p text:style-name="P4">
Author: https://www.facebook.com/bbcworldservice/</text:p>
      <text:p text:style-name="P4">
Publisher: BBC News 中文</text:p>
      <text:p text:style-name="P4">
Published Time: 2023-06-07T09:40:50.000Z</text:p>
      <text:p text:style-name="P4">
Modified Time: 2023-06-07T09:40:50.000Z</text:p>
      <text:p text:style-name="P4">
Description: 2019年2月13日，香港政府宣布启动修订《逃犯条例》， 触发大规模示威。此后，香港在政治选举、公民社会、教育文化与传媒生态等不同层面发生了巨大变化。反修例示威四周年之际，BBC中文带您再次回顾这场运动始末。</text:p>
      <text:p text:style-name="P4">
Images: []</text:p>
      <text:p text:style-name="P4">
Videos: ["<text:a xlink:type="simple" xlink:href="https://www.bbc.com/ws/av-embeds/cps/zhongwen/simp/chinese-news-65832385/p0fsqdtd/zh-hans" text:style-name="Internet_20_link" text:visited-style-name="Visited_20_Internet_20_Link">
zh-hans</text:a>
"]</text:p>
      <text:p text:style-name="P4">
Tags: ['香港版国安法', '逃犯条例', '中國', '香港']</text:p>
      <text:p text:style-name="P4">
Type: Article</text:p>
      <!--METADATA-->
      <text:h text:style-name="P12" text:outline-level="3">
<text:span text:style-name="T4">
香港反修例示威四周年：十分钟回顾标志性事件</text:span>
</text:h>
      <text:p text:style-name="P4">
<text:a xlink:type="simple" xlink:href="https://www.bbc.com/ws/av-embeds/cps/zhongwen/simp/chinese-news-65832385/p0fsqdtd/zh-hans" text:style-name="Internet_20_link" text:visited-style-name="Visited_20_Internet_20_Link">
 Video-1-Link：/ws/av-embeds/cps/zhongwen/simp/chinese-news-65832385/p0fsqdtd/zh-hans </text:a>
 <text:span text:style-name="T4">
你的器材不支持播放多媒体材料</text:span>
<text:span text:style-name="T4">
香港反修例示威四周年：十分钟回顾标志性事件</text:span>
 2023年6月7日上午9点40分</text:p>
      <text:p text:style-name="P4">
2019年2月13日，香港政府宣布启动修订《逃犯条例》，让香港犯罪嫌疑人被送往中国大陆受审成为可能。争议持续发酵，6月9日开始触发大规模示威，起初相对和平的游行逐渐演变成警民暴力冲突。</text:p>
      <text:p text:style-name="P4">
2020年6月30日，中国人大常委会在一片争议声中表决通过港区国安法。此后三年，香港在政治选举、公民社会、教育文化与传媒生态等不同层面发生了巨大变化。</text:p>
      <text:p text:style-name="P4">
2023年香港反修例示威四周年之际，BBC中文带您再次回顾这场运动始末。</text:p>
      <text:p text:style-name="P4">
Source: <text:a xlink:type="simple" xlink:href="https://www.bbc.com/zhongwen/simp/chinese-news-65832385" text:style-name="Internet_20_link" text:visited-style-name="Visited_20_Internet_20_Link">
https://www.bbc.com/zhongwen/simp/chinese-news-65832385</text:a>
</text:p>
      <!--NEWS-->
      <text:h text:style-name="P10" text:outline-level="1">
<text:span text:style-name="T4">
澳欧贸易谈判澳方态度强硬，却向中国递出“橄榄枝” (Free Version)</text:span>
</text:h>
      <text:p text:style-name="P4">
Authors: ['安迪•邦兹']</text:p>
      <text:p text:style-name="P4">
Publisher: 英国《金融时报》</text:p>
      <text:p text:style-name="P4">
Time: 2023-06-07T09:45:44+00:00</text:p>
      <text:p text:style-name="P4">
Published Time: 2023-06-06T12:00:99+08:00</text:p>
      <text:p text:style-name="P4">
Modified Time: 2023-06-07T05:11:99+08:00</text:p>
      <text:p text:style-name="P4">
Description: 澳大利亚贸易部长表示，澳大利亚与中国的关系正在回暖，欧盟只是澳大利亚的“舞伴”之一。</text:p>
      <text:p text:style-name="P4">
Images: ["<text:a xlink:type="simple" xlink:href="https://thumbor.ftacademy.cn/unsafe/picture/4/000183634_piclink.jpg" text:style-name="Internet_20_link" text:visited-style-name="Visited_20_Internet_20_Link">
000183634_pic...</text:a>
"]</text:p>
      <text:p text:style-name="P4">
Themes: ['澳大利亚', '关注']</text:p>
      <text:p text:style-name="P4">
Keywords: ['澳大利亚', '欧盟', '贸易', '中澳关系']</text:p>
      <text:p text:style-name="P4">
Type: Article</text:p>
      <!--METADATA-->
      <text:p text:style-name="P4">
<draw:frame draw:style-name="fr1" draw:name="Image129" text:anchor-type="as-char" svg:width="6.9236in" svg:height="3.894525in" draw:z-index="0">
<draw:image xlink:href="../Images/FT Chinese Free Version/2023-06-07T09-45-44-00-00/000183634_piclink.jpg" xlink:type="simple" xlink:show="embed" xlink:actuate="onLoad" draw:mime-type="image/jpeg"/>
</draw:frame>
</text:p>
      <text:p text:style-name="P4">
澳大利亚贸易部长唐方睿(DonFarrell)告诫欧盟，除非欧盟向更多的澳大利亚农产品开放市场，否则他不会签署贸易协定。他同时称赞澳大利亚与中国的关系出现缓和。</text:p>
      <text:p text:style-name="P4">
唐方睿在参加于布鲁塞尔举行的会谈之前告诉英国《金融时报》，只有当欧盟放弃其不使境内农民遭受竞争的要求时，与欧盟的协议才能达成。与此同时，他表示，澳大利亚在对华贸易争端方面向中国递出了一根“橄榄枝”。</text:p>
      <text:p text:style-name="P4">
Source: <text:a xlink:type="simple" xlink:href="http://www.ftchinese.com/story/001099889" text:style-name="Internet_20_link" text:visited-style-name="Visited_20_Internet_20_Link">
http://www.ftchinese.com/story/001099889</text:a>
</text:p>
      <!--NEWS-->
      <text:h text:style-name="P10" text:outline-level="1">
<text:span text:style-name="T4">
“再度令人失望”: 中国5月外贸数据大幅滑落</text:span>
</text:h>
      <text:p text:style-name="P4">
Author: None (Language: zh)</text:p>
      <text:p text:style-name="P4">
Publisher: None</text:p>
      <text:p text:style-name="P4">
Time: 2023-06-07T09:55:00Z</text:p>
      <text:p text:style-name="P4">
Description: 中国海关总署发布的最新进出口数据令人对今年中国经济恢复增长感到担忧。除了对俄罗斯出口持续大幅增加，5月，中国对东盟、欧盟、美日、非洲和拉美的出口都出现大幅下降。通胀、高利率和能源价格飙升都对购买“中国制造”的国际需求形成压力。</text:p>
      <text:p text:style-name="P4">
Videos: []</text:p>
      <text:p text:style-name="P4">
Images: []</text:p>
      <text:p text:style-name="P4">
Subject: 经济纵横</text:p>
      <text:p text:style-name="P4">
Subjects: ['德中关系', '岛屿主权争端', '专题报道：全景观看“习马会”', '中国', '中共十九大']</text:p>
      <text:p text:style-name="P4">
Keywords: ['中国', '5月', '进出口', '经济增长', '前景', '需求疲软']</text:p>
      <text:p text:style-name="P4">
ID: 65847680</text:p>
      <!--METADATA-->
      <text:p text:style-name="P4">
<text:a xlink:type="simple" xlink:href="https://www.dw.com/zh/overlay/image/article/65847680/63041869" text:style-name="Internet_20_link" text:visited-style-name="Visited_20_Internet_20_Link">
 </text:a>
</text:p>
      <text:p text:style-name="P4">
今年5月中国出口大幅下滑。</text:p>
      <text:p text:style-name="P4">
（德国之声中文网）全球市场需求的减弱引发中国出口大幅降低。今天（6月7日），中国海关总署发布的最新统计数据显示，按美元计价，今年5月份中国国进出口5011.9亿美元，同比下降6.2%。其中，出口2835亿美元，下降7.5%；进口2176.9亿美元，下降4.5%；贸易顺差658.1亿美元，收窄16.1%。</text:p>
      <text:p text:style-name="P4">
4月中国出口同比还得到8.5个百分点的增长。但一个月之后便出现大幅度下跌。最新的进出口统计数据令人对今年中国的经济恢复增长再增添一份忧虑。</text:p>
      <text:p text:style-name="P4">
今年5月，中国仅 <text:a xlink:type="simple" xlink:href="https://www.dw.com/zh/zh/中国一季度汽车出口超过日本-俄罗斯成为最大海外市场/a-65668908" text:style-name="Internet_20_link" text:visited-style-name="Visited_20_Internet_20_Link">
 对俄罗斯的出口 </text:a>
持续增高，增加了114.3%，进口同比增长10.1%。去年2月，俄罗斯入侵乌克兰以来，中国一直坚定不移地支持俄罗斯总统普京，始终没有对俄罗斯的入侵表达谴责。</text:p>
      <text:p text:style-name="P4">
5月份，中国连续两个月进口下降。虽然4.5%的降幅小于专家们的预期，但却很引人注目。德新社指出，这显示出中国国内市场仍然疲软。</text:p>
      <text:p text:style-name="P4">
按美元计算，5月中国对东盟出口同比下降15.9%，这是从2020年5月以来的首次下降。</text:p>
      <text:p text:style-name="P4">
中国从德国的进口减少了3.8%，对德国的出口的下降幅度甚至高达8.3%。作为中国第二大贸易伙伴的欧盟对华贸易的进出口量也在减少。5月，中国对欧盟出口减少7%，进口小幅下降0.9%。</text:p>
      <text:p text:style-name="P4">
中国对美国、日本的进出口也在下降。按美元计算，中国5月对美国出口同比下降18%，自美国进口同比下降9.8%。另外，对非洲出口从4月的49.9%降至12.9%，对拉美出口则从10.5%降至-1.1%。</text:p>
      <text:p text:style-name="P4">
</text:p>
      <text:p text:style-name="P4">
居高不下的通货膨胀，不断提高的银行利率，再加上乌克兰战争导致的能源价格飙升都对购买“中国制造”的需求形成压力。</text:p>
      <text:p text:style-name="P4">
5月中国进出口数据为今年中国经济增长预期蒙上了阴影。去年年底中国放弃“清零”防疫政策之后，今年年初经济走势呈现出乐观态势。北京方面为今年的经济增长制定下5%左右的增长目标。今年第一季度的经济增速实现了4.5%。</text:p>
      <text:p text:style-name="P4">
德国工商大会北京代表处首席代表晏思(JensHildebrandt)分析说：“最新的进出口数据表明中国经济仍然不稳。在地公司对业务增长的预期也越来越谨慎。”他还表示：“鉴于目前这种发展，中期复苏比以前更难预见。”</text:p>
      <text:p text:style-name="P4">
今年4月，中国进出口仍实现7.9%正增长的时候，对中国国内市场发展的担忧已经出现。4月，中国国家统计局公布的 <text:a xlink:type="simple" xlink:href="https://www.dw.com/zh/zh/财新pmi上升-中国经济复苏出现不一致信号/a-65790590" text:style-name="Internet_20_link" text:visited-style-name="Visited_20_Internet_20_Link">
 中国制造业采购经理指数</text:a>
（PMI）为49.2%，比上月下降2.7个百分点。5月份该指数进一步降至48.8，为连续第三个月回落，且连续第二个月位于收缩区间。</text:p>
      <text:p text:style-name="P4">
中国出口大幅滑落的主要原因是 <text:a xlink:type="simple" xlink:href="https://www.dw.com/zh/zh/全球经济增长放缓-广交会交易量未达疫情前水平/a-65553644" text:style-name="Internet_20_link" text:visited-style-name="Visited_20_Internet_20_Link">
 国际市场需求疲软 </text:a>
。居高不下的通货膨胀，不断提高的银行利率，再加上乌克兰战争导致的能源价格飙升都对购买“中国制造”的需求形成压力。今年前5个月中国进出口总值2.44万亿美元，下降2.8%，其中5月单月下降6.2%。</text:p>
      <text:p text:style-name="P4">
澳新银行分析师KhoonGoh说，最新的进出口数据“再度令人失望”，这些数据“令人对经济增长预期产生担忧，同时期待可以获得更多政策上的支持”。一些观察人士推测，为了推动经济复苏，中国央行可能会降准。还有些意见认为，央行可能很快将发布降息的政策消息。</text:p>
      <text:p text:style-name="P4">
（德新社）</text:p>
      <text:p text:style-name="P4">
Source: <text:a xlink:type="simple" xlink:href="https://www.dw.com/zh/再度令人失望-中国5月外贸数据大幅滑落/a-65847680" text:style-name="Internet_20_link" text:visited-style-name="Visited_20_Internet_20_Link">
https://www.dw.com/zh/再度令人失望-中国5月外贸数据大幅滑落/a-65847680?maca=chi-rss-chi-all-1127-rdf</text:a>
</text:p>
      <!--NEWS-->
      <text:h text:style-name="P10" text:outline-level="1">
<text:span text:style-name="T4">
名之梦获大笔新资金 但应付AI战或需更多 (Free Version)</text:span>
</text:h>
      <text:p text:style-name="P4">
Authors: ['咏竹坊']</text:p>
      <text:p text:style-name="P4">
Publisher: 英国《金融时报》</text:p>
      <text:p text:style-name="P4">
Time: 2023-06-07T09:55:08+00:00</text:p>
      <text:p text:style-name="P4">
Published Time: 2023-06-05T12:00:99+08:00</text:p>
      <text:p text:style-name="P4">
Modified Time: 2023-06-06T06:09:99+08:00</text:p>
      <text:p text:style-name="P4">
Description: 据报道，这家人工智能公司接近获得2.5亿美元新资金，其丰富的人才储备和不断增加的产品，正吸引着投资者。</text:p>
      <text:p text:style-name="P4">
Images: ["<text:a xlink:type="simple" xlink:href="https://thumbor.ftacademy.cn/unsafe/picture/0/000183530_piclink.jpg" text:style-name="Internet_20_link" text:visited-style-name="Visited_20_Internet_20_Link">
000183530_pic...</text:a>
"]</text:p>
      <text:p text:style-name="P4">
Themes: ['专栏', '咏竹坊', '关注']</text:p>
      <text:p text:style-name="P4">
Keywords: ['咏竹坊', '人工智能', '名之梦']</text:p>
      <text:p text:style-name="P4">
Type: Article</text:p>
      <!--METADATA-->
      <text:p text:style-name="P4">
<draw:frame draw:style-name="fr1" draw:name="Image132" text:anchor-type="as-char" svg:width="6.9236in" svg:height="3.894525in" draw:z-index="0">
<draw:image xlink:href="../Images/FT Chinese Free Version/2023-06-07T09-55-08-00-00/000183530_piclink.jpg" xlink:type="simple" xlink:show="embed" xlink:actuate="onLoad" draw:mime-type="image/jpeg"/>
</draw:frame>
</text:p>
      <text:p text:style-name="P4">
<text:span text:style-name="T4">
作者西一羊，本文只代表作者本人观点。</text:span>
</text:p>
      <text:p text:style-name="P4">
新投资打开了闸门。甚至在聊天机器人出现之前，阿里巴巴(BABA.US; 9988.HK)和百度 (BIDU.US;9888.HK)等大公司，以及科大讯飞(002230.SZ) 等较小的公司，就已经在投入大量资源，开发自己的同类产品了。</text:p>
      <text:p text:style-name="P4">
Source: <text:a xlink:type="simple" xlink:href="http://www.ftchinese.com/story/001099876" text:style-name="Internet_20_link" text:visited-style-name="Visited_20_Internet_20_Link">
http://www.ftchinese.com/story/001099876</text:a>
</text:p>
      <!--NEWS-->
      <text:h text:style-name="P10" text:outline-level="1">
<text:span text:style-name="T4">
加拿大野火浓烟飘向美国 纽约笼罩烟霾中</text:span>
</text:h>
      <text:p text:style-name="P4">
Author: 联合早报 (Person)</text:p>
      <text:p text:style-name="P4">
Publisher: 联合早报 (Organization)</text:p>
      <text:p text:style-name="P4">
Published Time: 2023-06-07T09:56</text:p>
      <text:p text:style-name="P4">
Modified Time: 2023-06-07T09:56</text:p>
      <text:p text:style-name="P4">
Description: 加拿大东部数百起野火产生的烟雾已向南飘到美国，纽约市笼罩在一片烟霾中。《纽约时报》报道，烟霾从加拿大飘过美国北部的大片地区，从明尼苏达州到马萨诸塞州都发布了空气警报。气象局呼吁肺病...</text:p>
      <text:p text:style-name="P4">
Videos: []</text:p>
      <text:p text:style-name="P4">
Audios: []</text:p>
      <text:p text:style-name="P4">
Images: []</text:p>
      <text:p text:style-name="P4">
Type: NewsArticle</text:p>
      <text:p text:style-name="P4">
Breadcrumbs: ['即时', '国际']</text:p>
      <text:p text:style-name="P4">
Keywords: ['美国', '加拿大', '野火', '烟霾']</text:p>
      <!--METADATA-->
      <text:p text:style-name="P4">
加拿大东部数百起野火产生的烟雾已向南飘到美国，纽约市笼罩在一片烟霾中。</text:p>
      <text:p text:style-name="P4">
《纽约时报》报道，烟霾从加拿大飘过美国北部的大片地区，从明尼苏达州到马萨诸塞州都发布了空气警报。</text:p>
      <text:p text:style-name="P4">
气象局呼吁肺病和心脏病患者等对空气污染敏感的人、儿童及老年人，减少户外活动。</text:p>
      <text:p text:style-name="P4">
至星期二（6月6日）午夜，纽约市和纽约州北部的多个县已发布空气质量警报。</text:p>
      <text:p text:style-name="P4">
纽约市长亚当斯在推特上说，“除非绝对必要”，有心脏或呼吸问题的人应减少外出。</text:p>
      <text:p text:style-name="P4">
纽约州环境保护部称，弥漫纽约州北部和纽约市大部分地区的烟霾，预计会持续到星期三。</text:p>
      <text:p text:style-name="P4">
Source: <text:a xlink:type="simple" xlink:href="https://www.zaobao.com.sg/realtime/world/story20230607-1401922" text:style-name="Internet_20_link" text:visited-style-name="Visited_20_Internet_20_Link">
https://www.zaobao.com.sg/realtime/world/story20230607-1401922</text:a>
</text:p>
      <!--NEWS-->
      <text:h text:style-name="P10" text:outline-level="1">
<text:span text:style-name="T4">
现代牙科维持增长 家族控制却成隐忧 (Free Version)</text:span>
</text:h>
      <text:p text:style-name="P4">
Authors: ['咏竹坊']</text:p>
      <text:p text:style-name="P4">
Publisher: 英国《金融时报》</text:p>
      <text:p text:style-name="P4">
Time: 2023-06-07T09:59:00+00:00</text:p>
      <text:p text:style-name="P4">
Published Time: 2023-06-06T12:00:99+08:00</text:p>
      <text:p text:style-name="P4">
Modified Time: 2023-06-07T05:55:99+08:00</text:p>
      <text:p text:style-name="P4">
Description: 这家齿科集团一季度营收增长18.3%，但它由单一家族控制这一点，可能限制了它对投资者的吸引力。</text:p>
      <text:p text:style-name="P4">
Images: ["<text:a xlink:type="simple" xlink:href="https://thumbor.ftacademy.cn/unsafe/picture/6/000183666_piclink.jpg" text:style-name="Internet_20_link" text:visited-style-name="Visited_20_Internet_20_Link">
000183666_pic...</text:a>
"]</text:p>
      <text:p text:style-name="P4">
Themes: ['专栏', '咏竹坊', '关注']</text:p>
      <text:p text:style-name="P4">
Keywords: ['咏竹坊', '现代牙科', '医疗设备', '健康']</text:p>
      <text:p text:style-name="P4">
Type: Article</text:p>
      <!--METADATA-->
      <text:p text:style-name="P4">
<draw:frame draw:style-name="fr1" draw:name="Image133" text:anchor-type="as-char" svg:width="6.9236in" svg:height="3.894525in" draw:z-index="0">
<draw:image xlink:href="../Images/FT Chinese Free Version/2023-06-07T09-59-00-00-00/000183666_piclink.jpg" xlink:type="simple" xlink:show="embed" xlink:actuate="onLoad" draw:mime-type="image/jpeg"/>
</draw:frame>
</text:p>
      <text:p text:style-name="P4">
<text:span text:style-name="T4">
作者谭英，本文只代表作者本人观点。</text:span>
</text:p>
      <text:p text:style-name="P4">
现代牙科集团有限公司(3600.HK)上周发布的一季度更新受到了投资者的欢迎，因为它报告其产品销量件数增长17.7%，每件产品平均售价上涨2.5%。总部位于香港的该公司销售的“数码化解决方案”，让牙科医生以及其主要客户——医院和牙科实验室能够利用3D，也就是计算机辅助设计与制造(CAD/CAM)牙科工程进行传统牙齿整形工作。</text:p>
      <text:p text:style-name="P4">
Source: <text:a xlink:type="simple" xlink:href="http://www.ftchinese.com/story/001099890" text:style-name="Internet_20_link" text:visited-style-name="Visited_20_Internet_20_Link">
http://www.ftchinese.com/story/001099890</text:a>
</text:p>
      <!--NEWS-->
      <text:h text:style-name="P10" text:outline-level="1">
<text:span text:style-name="T4">
乌南水坝被炸酿洪水 联合国警告人道后果</text:span>
</text:h>
      <text:p text:style-name="P4">
Publisher: 法新社</text:p>
      <text:p text:style-name="P4">
Published Time: 2023-06-07T1:02:07+00:00</text:p>
      <text:p text:style-name="P4">
Modified Time: 2023-06-07T12:35:02+00:00</text:p>
      <text:p text:style-name="P4">
Description: （法新社日内瓦7日电） 乌克兰南部俄罗斯占领区内的卡科夫卡水坝（Kakhovka Dam）昨天遭破坏，导致第聂伯河（Kakhovk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6-07T1-02-07-00-00/000000.png" xlink:type="simple" xlink:show="embed" xlink:actuate="onLoad" draw:mime-type="image/png"/>
</draw:frame>
</text:p>
      <text:p text:style-name="P4">
联合国人道事务协调厅（UNOCHA）昨天示警，这起事件带来的环境和人道后果恐怕要深远许多。「我们严重担忧卡科夫卡水坝破坏事件，…以及这对于前线双方数以十万计人带来的严峻人道冲击。」</text:p>
      <text:p text:style-name="P4">
联合国人道事务协调厅援引乌克兰当局的通报，称有接近40座村镇遭到全部或局部淹没，强调「有数千人一夕间失去家园」，另有好几千人无法取得饮水、食物和基本服务。</text:p>
      <text:p text:style-name="P4">
联合国人道事务协调厅还警告：「俄罗斯控制地区受到的冲击预料也会严重。」</text:p>
      <text:p text:style-name="P4">
俄国自2014年起占领的克里米亚据称供水来自卡科夫卡水库，因此会受到影响。</text:p>
      <text:p text:style-name="P4">
联合国人道事务协调厅表示，尽管卡科夫卡水库外泄的冲击规模仍在评估中，但「预料会对区域人道情况带来严厉且长期的后果」，例如「洪水和快速流动水势会把地雷和爆裂军械带到原本评估为安全的新地区，使得更多人落入险境」。</text:p>
      <text:p text:style-name="P4">
联合国人道事务协调厅表示，紧急人道应变工作正在进行中，以提供1万6000多人迫切援助，包括供水。</text:p>
      <text:p text:style-name="P4">
Source: <text:a xlink:type="simple" xlink:href="https://www.rfi.fr/cn/%E5%9B%BD%E9%99%85%E6%8A%A5%E9%81%93/20230607-%E4%B9%8C%E5%8D%97%E6%B0%B4%E5%9D%9D%E8%A2%AB%E7%82%B8%E9%85%BF%E6%B4%AA%E6%B0%B4-%E8%81%94%E5%90%88%E5%9B%BD%E8%AD%A6%E5%91%8A%E4%BA%BA%E9%81%93%E5%90%8E%E6%9E%9C" text:style-name="Internet_20_link" text:visited-style-name="Visited_20_Internet_20_Link">
https://www.rfi.fr/cn/%E5%9B%BD%E9%99%85%E6%8A%A5%E9%81%93/20230607-%E4%B9%8C%E5%8D%97%E6%B0%B4%E5%9D%9D%E8%A2%AB%E7%82%B8%E9%85%BF%E6%B4%AA%E6%B0%B4-%E8%81%94%E5%90%88%E5%9B%BD%E8%AD%A6%E5%91%8A%E4%BA%BA%E9%81%93%E5%90%8E%E6%9E%9C</text:a>
</text:p>
      <!--NEWS-->
      <text:h text:style-name="P10" text:outline-level="1">
<text:span text:style-name="T4">
金块总冠军赛第2战遭逆转 教头要求球员更有纪律</text:span>
</text:h>
      <text:p text:style-name="P4">
Publisher: 法新社</text:p>
      <text:p text:style-name="P4">
Published Time: 2023-06-07T10:02:08+00:00</text:p>
      <text:p text:style-name="P4">
Modified Time: 2023-06-07T13:35:03+00:00</text:p>
      <text:p text:style-name="P4">
Description: （法新社迈阿密6日电） 丹佛金块明天将在NBA总冠军赛第3战继续与迈阿密热火交手，寻求重新取得系列赛上风，金块总教练马龙（Michae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6-07T10-02-08-00-00/000000.png" xlink:type="simple" xlink:show="embed" xlink:actuate="onLoad" draw:mime-type="image/png"/>
</draw:frame>
</text:p>
      <text:p text:style-name="P4">
金块与热火目前在7战4胜系列赛1比1平手，两队明天将移师热火主场进行第3战。</text:p>
      <text:p text:style-name="P4">
在丹佛的第2场比赛落败后，愤怒的马龙质疑球员们的努力和纪律，他表示，球员们完全同意他的看法。</text:p>
      <text:p text:style-name="P4">
马龙在第3战登场前指出：「（第2战）赛后我问他们，为什么我们今晚输了。他们说：我们打得不够卖力，纪律不足。」</text:p>
      <text:p text:style-name="P4">
马龙说，金块首战告捷，但防守不够努力，赛后他已提出警告；第2战前3节金块压制对手，但最后一节却被热火主导战局。</text:p>
      <text:p text:style-name="P4">
他表示：「我们必须从第2场比赛中吸取教训，加以利用转换为我们的优势。」</text:p>
      <text:p text:style-name="P4">
Source: <text:a xlink:type="simple" xlink:href="https://www.rfi.fr/cn/%E8%BF%90%E5%8A%A8%E5%A4%A9%E5%9C%B0/20230607-%E9%87%91%E5%9D%97%E6%80%BB%E5%86%A0%E5%86%9B%E8%B5%9B%E7%AC%AC2%E6%88%98%E9%81%AD%E9%80%86%E8%BD%AC-%E6%95%99%E5%A4%B4%E8%A6%81%E6%B1%82%E7%90%83%E5%91%98%E6%9B%B4%E6%9C%89%E7%BA%AA%E5%BE%8B" text:style-name="Internet_20_link" text:visited-style-name="Visited_20_Internet_20_Link">
https://www.rfi.fr/cn/%E8%BF%90%E5%8A%A8%E5%A4%A9%E5%9C%B0/20230607-%E9%87%91%E5%9D%97%E6%80%BB%E5%86%A0%E5%86%9B%E8%B5%9B%E7%AC%AC2%E6%88%98%E9%81%AD%E9%80%86%E8%BD%AC-%E6%95%99%E5%A4%B4%E8%A6%81%E6%B1%82%E7%90%83%E5%91%98%E6%9B%B4%E6%9C%89%E7%BA%AA%E5%BE%8B</text:a>
</text:p>
      <!--NEWS-->
      <text:h text:style-name="P10" text:outline-level="1">
<text:span text:style-name="T4">
布林肯开始对沙特的访问旨在稳定两国关系</text:span>
</text:h>
      <text:p text:style-name="P4">
Author: 半岛电视台＋通讯社</text:p>
      <text:p text:style-name="P4">
Publisher: Al Jazeera</text:p>
      <text:p text:style-name="P4">
Published Time: 2023-06-07T10:02:34</text:p>
      <text:p text:style-name="P4">
Modified Time: 2023-06-07T10:02:34</text:p>
      <text:p text:style-name="P4">
Description: 美国国务卿布林肯与沙特王储穆罕默德·本·萨勒曼举行会谈作为其外交任务的开端，旨在稳定美国与沙特之间的关系。</text:p>
      <text:p text:style-name="P4">
Images: ["<text:a xlink:type="simple" xlink:href="https://chinese.aljazeera.net/wp-content/uploads/2023/06/2023-06-07T000721Z_55087549_RC2ZD1AYI9WM_RTRMADP_3_USA-SAUDI-1686112010-1686131344.jpg" text:style-name="Internet_20_link" text:visited-style-name="Visited_20_Internet_20_Link">
2023-06-07T00...</text:a>
", "<text:a xlink:type="simple" xlink:href="https://chinese.aljazeera.net/wp-content/uploads/2023/06/image-1-1686131486.jpg" text:style-name="Internet_20_link" text:visited-style-name="Visited_20_Internet_20_Link">
image-1-16861...</text:a>
", "<text:a xlink:type="simple" xlink:href="https://chinese.aljazeera.net/wp-content/uploads/2023/03/1-77.jpg" text:style-name="Internet_20_link" text:visited-style-name="Visited_20_Internet_20_Link">
1-77.jpg</text:a>
", "<text:a xlink:type="simple" xlink:href="https://chinese.aljazeera.net/wp-content/uploads/2023/06/image-3-1686131869.jpg" text:style-name="Internet_20_link" text:visited-style-name="Visited_20_Internet_20_Link">
image-3-16861...</text:a>
"]</text:p>
      <text:p text:style-name="P4">
Topics: ['政治', '新闻']</text:p>
      <text:p text:style-name="P4">
Keywords: ['政治', '新闻', '沙特阿拉伯', '美国']</text:p>
      <text:p text:style-name="P4">
Type: Article</text:p>
      <!--METADATA-->
      <text:p text:style-name="P4">
<draw:frame draw:style-name="fr1" draw:name="Image136" text:anchor-type="as-char" svg:width="6.9236in" svg:height="4.610975in" draw:z-index="0">
<draw:image xlink:href="../Images/Aljazeera Chinese/2023-06-07T10-02-34/2023-06-07T000721Z_55087549_RC2ZD1AYI9WM_RTRMADP_3_USA-SAUDI-1686112010-1686131344.jpg" xlink:type="simple" xlink:show="embed" xlink:actuate="onLoad" draw:mime-type="image/jpeg"/>
</draw:frame>
2023年6月7日，沙特阿拉伯王储穆罕默德·本·萨勒曼（右）在沙特城市吉达会见到访的美国国务卿安东尼·布林肯 (路透社)</text:p>
      <text:p text:style-name="P4">
美国国务卿安东尼·布林肯与沙特阿拉伯王储穆罕默德·本·萨勒曼举行会谈作为其外交任务的开端，旨在稳定美国与这个石油资源丰富的海湾王国之间的关系，背景是美沙两国多年来在诸多问题上的分歧不断加深——从人权问题到伊朗问题，再到区域安全以及石油价格问题。</text:p>
      <text:p text:style-name="P4">
美国国务院发言人马修·米勒在会后发布的一份声明中指出，布林肯在本月6日与沙特王储穆罕默德·本·萨勒曼进行了交谈，二者将致力于“促进中东以及其他地区的稳定、安全和繁荣”。米勒指出，会上的承诺还包括努力在也门实现和平。</text:p>
      <text:p text:style-name="P4">
布林肯还强调，美国与沙特之间的双边关系“因人权方面的进步而得到了加强”，他还感谢沙特阿拉伯在近期从饱受战争蹂躏的苏丹撤离美国公民期间提供的支持，以及为制止苏丹敌对派系之间的战斗而付出的外交努力。</text:p>
      <text:p text:style-name="P4">
这也是美国在最近对沙特进行的第二次高层访问，而布林肯将在这场为期3天的访问期间会见沙特的其他高级官员。需要指出的是，白宫国家安全顾问杰克·沙利文已于今年5月7日前往沙特阿拉伯进行访问。</text:p>
      <text:p text:style-name="P4">
<draw:frame draw:style-name="fr1" draw:name="Image137" text:anchor-type="as-char" svg:width="6.9236in" svg:height="3.894525in" draw:z-index="0">
<draw:image xlink:href="../Images/Aljazeera Chinese/2023-06-07T10-02-34/image-1-1686131486.jpg" xlink:type="simple" xlink:show="embed" xlink:actuate="onLoad" draw:mime-type="image/jpeg"/>
</draw:frame>
与沙特阿拉伯之间的关系是否仍然符合美国的利益？ (半岛电视台)</text:p>
      <text:p text:style-name="P4">
布林肯的此次访问是在沙特阿拉伯承诺进一步削减石油产量的几天后进行的，而沙特的承诺可能会加剧美沙之间的紧张关系。</text:p>
      <text:p text:style-name="P4">
沙特近来频繁与美国总统乔·拜登发生冲突，而双方之间的冲突包括沙特向全球市场提供的原油量、沙特愿意在“欧佩克+”联盟的框架下与俄罗斯合作，以及沙特在中国的斡旋下与伊朗达成了缓和关系的协议等等。分析人士认为，布林肯此行的目的包括与沙特一起重获对油价的影响力、遏制中国与俄罗斯在该地区的影响力，以及为沙特阿拉伯和以色列之间的关系正常化播种希望。</text:p>
      <text:p text:style-name="P4">
总部位于华盛顿特区的智库“保卫民主基金会”的高级顾问理查德·戈德堡表示，阻止沙特阿拉伯与中国建立更密切的关系，可能才是布林肯此次访问的最重要的内容。</text:p>
      <text:p text:style-name="P4">
戈德堡指出，“布林肯应该解释为什么中国的利益不与沙特阿拉伯一致，以及为什么以战略方式加强双方关系会阻碍它与美国建立更加密切的关系。”</text:p>
      <text:p text:style-name="P4">
<draw:frame draw:style-name="fr1" draw:name="Image138" text:anchor-type="as-char" svg:width="6.9236in" svg:height="3.894525in" draw:z-index="0">
<draw:image xlink:href="../Images/Aljazeera Chinese/2023-06-07T10-02-34/1-77.jpg" xlink:type="simple" xlink:show="embed" xlink:actuate="onLoad" draw:mime-type="image/jpeg"/>
</draw:frame>
 在中国斡旋下沙特阿拉伯与伊朗达成协议</text:p>
      <text:p text:style-name="P4">
美国与沙特之间的关系在2019年便开局不利——当时，拜登曾在总统竞选期间表示，一旦他当选，他就会将沙特视为“贱民国家”。拜登在2021年上任后不久，便发布了一份美国情报部门的评估报告，声称沙特王储在2018年批准了逮捕和杀害《华盛顿邮报》专栏作家、记者卡舒吉的行动。</text:p>
      <text:p text:style-name="P4">
拜登曾于2022年7月访问沙特，但这场访问对缓和两国之间的紧张局势没有起到多大的帮助，而沙特也越来越没有兴趣与美国在该地区的优先事项保持一致。</text:p>
      <text:p text:style-name="P4">
但是华盛顿特区的阿拉伯海湾国家研究所高级学者侯赛因·伊比什却认为，美国与沙特之间的关系正在逐步改善。</text:p>
      <text:p text:style-name="P4">
伊比什指出，“这种关系看起来很紧张——在某些层面上也的确如此，但它从总体上来说已经更强了。”</text:p>
      <text:p text:style-name="P4">
“在幕后，尤其是在安全和其他一些类似的问题上，双方之间的这种关系已经比一年前更加牢固。”</text:p>
      <text:p text:style-name="P4">
<draw:frame draw:style-name="fr1" draw:name="Image139" text:anchor-type="as-char" svg:width="6.9236in" svg:height="3.826739in" draw:z-index="0">
<draw:image xlink:href="../Images/Aljazeera Chinese/2023-06-07T10-02-34/image-3-1686131869.jpg" xlink:type="simple" xlink:show="embed" xlink:actuate="onLoad" draw:mime-type="image/jpeg"/>
</draw:frame>
 在12年后，阿盟将叙利亚重新纳入其阵营(通讯社)</text:p>
      <text:p text:style-name="P4">
Source: <text:a xlink:type="simple" xlink:href="https://chinese.aljazeera.net/news/political/2023/6/7/%e5%b8%83%e6%9e%97%e8%82%af%e5%bc%80%e5%a7%8b%e5%af%b9%e6%b2%99%e7%89%b9%e7%9a%84%e8%ae%bf%e9%97%ae%e6%97%a8%e5%9c%a8%e7%a8%b3%e5%ae%9a%e4%b8%a4%e5%9b%bd%e5%85%b3%e7%b3%bb" text:style-name="Internet_20_link" text:visited-style-name="Visited_20_Internet_20_Link">
https://chinese.aljazeera.net/news/political/2023/6/7/%e5%b8%83%e6%9e%97%e8%82%af%e5%bc%80%e5%a7%8b%e5%af%b9%e6%b2%99%e7%89%b9%e7%9a%84%e8%ae%bf%e9%97%ae%e6%97%a8%e5%9c%a8%e7%a8%b3%e5%ae%9a%e4%b8%a4%e5%9b%bd%e5%85%b3%e7%b3%bb</text:a>
</text:p>
      <!--NEWS-->
      <text:h text:style-name="P10" text:outline-level="1">
<text:span text:style-name="T4">
美国议员试图再次限制Visa和万事达卡的费用，受到更多人士支持 (Free Version)</text:span>
</text:h>
      <text:p text:style-name="P4">
Author: AnnaMaria Andriotis</text:p>
      <text:p text:style-name="P4">
Publisher: 华尔街日报中文网</text:p>
      <text:p text:style-name="P4">
Published Time: 2023-06-07T10:15:00.000Z</text:p>
      <text:p text:style-name="P4">
Modified Time: 2023-06-07T10:15:00.000Z</text:p>
      <text:p text:style-name="P4">
Created Time: 2023-06-07T09:08:00.000Z</text:p>
      <text:p text:style-name="P4">
Description: 美国议员计划重新提出一项拟议的立法，使商家有权在不同的网络上处理许多Visa和万事达信用卡。</text:p>
      <text:p text:style-name="P4">
Images: []</text:p>
      <text:p text:style-name="P4">
Categories: ['金融市场']</text:p>
      <text:p text:style-name="P4">
Keywords: SYND</text:p>
      <text:p text:style-name="P4">
Type: Article</text:p>
      <!--METADATA-->
      <text:p text:style-name="P4">
美国议员计划重新提出拟议的立法，使商家有权在不同的网络上处理许多Visa和万事达信用卡。</text:p>
      <text:p text:style-name="P4">
Source: <text:a xlink:type="simple" xlink:href="https://cn.wsj.com/articles/%E7%BE%8E%E5%9B%BD%E8%AE%AE%E5%91%98%E8%AF%95%E5%9B%BE%E5%86%8D%E6%AC%A1%E9%99%90%E5%88%B6visa%E5%92%8C%E4%B8%87%E4%BA%8B%E8%BE%BE%E5%8D%A1%E7%9A%84%E8%B4%B9%E7%94%A8-%E5%8F%97%E5%88%B0%E6%9B%B4%E5%A4%9A%E4%BA%BA%E5%A3%AB%E6%94%AF%E6%8C%81-abd4a2e6" text:style-name="Internet_20_link" text:visited-style-name="Visited_20_Internet_20_Link">
https://cn.wsj.com/articles/%E7%BE%8E%E5%9B%BD%E8%AE%AE%E5%91%98%E8%AF%95%E5%9B%BE%E5%86%8D%E6%AC%A1%E9%99%90%E5%88%B6visa%E5%92%8C%E4%B8%87%E4%BA%8B%E8%BE%BE%E5%8D%A1%E7%9A%84%E8%B4%B9%E7%94%A8-%E5%8F%97%E5%88%B0%E6%9B%B4%E5%A4%9A%E4%BA%BA%E5%A3%AB%E6%94%AF%E6%8C%81-abd4a2e6</text:a>
</text:p>
      <!--NEWS-->
      <text:h text:style-name="P10" text:outline-level="1">
<text:span text:style-name="T4">
回顾性研究：欧美"封城"值得吗？还是应效仿瑞典？</text:span>
</text:h>
      <text:p text:style-name="P4">
Author: None (Language: zh)</text:p>
      <text:p text:style-name="P4">
Publisher: None</text:p>
      <text:p text:style-name="P4">
Time: 2023-06-07T10:22:00Z</text:p>
      <text:p text:style-name="P4">
Description: 应该靠强制措施，还是靠人们自觉自愿？一份美国与瑞典经济学者的研究认为，新冠第一波疫情期间，欧美一些国家推行强制性封控措施，与比如瑞典这样让人们采取自主保护相比，所减少的死亡人数是非常有限的。他们得出的结论是，强制性的封控措施与所付出的代价相比，不成比例。</text:p>
      <text:p text:style-name="P4">
Videos: []</text:p>
      <text:p text:style-name="P4">
Images: []</text:p>
      <text:p text:style-name="P4">
Subject: 科技环境</text:p>
      <text:p text:style-name="P4">
Subjects: ['专题报道：新型冠状病毒']</text:p>
      <text:p text:style-name="P4">
Keywords: ['新冠', '封城', '封控措施', '欧美', '新冠死亡率']</text:p>
      <text:p text:style-name="P4">
ID: 65847948</text:p>
      <!--METADATA-->
      <text:p text:style-name="P4">
<text:a xlink:type="simple" xlink:href="https://www.dw.com/zh/overlay/image/article/65847948/61933623" text:style-name="Internet_20_link" text:visited-style-name="Visited_20_Internet_20_Link">
 </text:a>
</text:p>
      <text:p text:style-name="P4">
（德国之声中文网）去年2月，美国约翰-霍普金斯大学和瑞典隆德大学的三位经济学者就发布了一份报告，该报告是对已有研究的综合审视。报告得出的结论是惊人的：欧美的新冠封控措施（lockdown）在第一波疫情期间仅将死亡率降低了0.2%。</text:p>
      <text:p text:style-name="P4">
然而，这份报告当时即在学术上引发了很大争议。不单是因为三位作者并非流行病学或者公共卫生专家，而且据英国《卫报》报道，他们所综合审视的研究中也有三分之一来自其他经济学者，并且没有将一些重要的流行病学研究纳入评估范围内。</text:p>
      <text:p text:style-name="P4">
与此同时，如何界定封控措施（lockdown）也是一个影响测算结果的关键。《卫报》报道说，该报告当时将任何一项政府推行的强制性命令--学术术语是"非药物干预"--都算作采取了封控措施，这既包括学校停课、商店停业，也包括比较简单的戴口罩义务。</text:p>
      <text:p text:style-name="P4">
伦敦卫生与热带医学院的感染病流行病学教授库查斯基（Adam Kucharski）向《卫报》表示，这样的方法是不严谨的。约翰-霍普金斯公共卫生学院的副院长沙夫施泰因（Joshua Sharfstein）博士当时则与该报告保持距离，表示这并非经过"同行评审"（peer-reviewed）的科学研究，并且在方法上令人提出"严峻的问题"。</text:p>
      <text:p text:style-name="P4">
三位经济学者于去年5月发布了修订后第二版的报告，他们的结论发生了很大的变化：封控措施在欧美第一波疫情中降低的死亡率不再是0.2%，而是3.2%。</text:p>
      <text:p text:style-name="P4">
如今，该报告成书发表。但库查斯基教授向《卫报》表示，书中内容与去年五月基本相同，因此很多批评仍然成立。</text:p>
      <text:h text:style-name="P12" text:outline-level="3">
<text:span text:style-name="T4">
所比较的是诸如英国与瑞典不同的做法</text:span>
</text:h>
      <text:p text:style-name="P4">
三位作者中的两位日前在英国《每日电讯报》发表文章，称"选择从来不是在封控措施与'一切照常'之间。如果人们当时获得了信息、了解了风险，他们会相应调整自己的行为--然而在许多国家，他们并没有受到信任会这样做。除此以外，我们的整合分析揭示了封控措施对社会、 <text:a xlink:type="simple" xlink:href="https://www.dw.com/zh/zh/新冠危机重创英国经济-11年来首度衰退/a-54539999" text:style-name="Internet_20_link" text:visited-style-name="Visited_20_Internet_20_Link">
 经济</text:a>
 和政治造成的一系列显著负担。"</text:p>
      <text:p text:style-name="P4">
《每日电讯报》的相关报道中引述该报告称，2020年春天， <text:a xlink:type="simple" xlink:href="https://www.dw.com/zh/zh/英国公布解封计划-欧洲多国逐步松绑/a-53387791" text:style-name="Internet_20_link" text:visited-style-name="Visited_20_Internet_20_Link">
 英国没有像瑞典那样依靠民众自觉地自我防护，而是采取强制性的封控措施</text:a>
，这让英格兰和威尔士因新冠死亡的人数减少了1700人。三位作者认为，这一数字与封控措施所带来的巨大经济和社会成本相比--包括停课对弱势学生的长期影响，心理疾病的多发，以及其它原因造成的死亡人数增加等--是不成比例的。</text:p>
      <text:p text:style-name="P4">
《每日电讯报》特别集中关注了报告中提及的 <text:a xlink:type="simple" xlink:href="https://www.dw.com/zh/zh/欧洲逾20万新冠病亡-英国占五分之一/a-55319347" text:style-name="Internet_20_link" text:visited-style-name="Visited_20_Internet_20_Link">
 英国的情况 </text:a>
 ，回顾了2020年3月英国第一次封控措施。报道称，当时的封控措施是在帝国理工大学弗格森教授（NeilFerguson）以模型推测英国因新冠死亡的人数可能超过50万人的基础上引入的。报道称，弗格森教授的研究当时显示，即便采取社交距离、居家隔离等限制措施，如果不进一步加以封控，仍将导致至少25万人死亡。而在封控措施引入后，弗格森教授表示，鉴于更严格的社交距离等干预措施已经到位，英国的死亡人数可能为2万人。</text:p>
      <text:p text:style-name="P4">
</text:p>
      <text:p text:style-name="P4">
如何衡量封控措施是否值得，这本身就是个难题</text:p>
      <text:h text:style-name="P12" text:outline-level="3">
<text:span text:style-name="T4">
要区分强制与自愿措施的不同效果很困难</text:span>
</text:h>
      <text:p text:style-name="P4">
弗格森教授没有回复《每日电讯报》对最新版报告的采访请求（最新版中包括了英国数据）。但在去年该报告一稿公布的时候，他曾回应说："理清单个'非药物干预'措施的确切影响，仍极具挑战性，尤其是因为对社会和经济最具扰乱性的措施（关闭所有非必要商铺、居家令）通常是与更长期的措施如戴口罩结合使用的，并且是作为最后的手段。"</text:p>
      <text:p text:style-name="P4">
弗格森教授说："由于人群中免疫力的积累（来自感染和疫苗接种）以及新的新冠变体的出现，分析变得更为困难。要区分强制措施以及政府建议的相对有效性则更为复杂，因为国家之间（甚至国家内部）的民众对两种措施的反应也存在很大差异。"</text:p>
      <text:p text:style-name="P4">
《卫报》也引述一些专家指出，很难确定如果没有采取 <text:a xlink:type="simple" xlink:href="https://www.dw.com/zh/zh/英格兰实施紧急封锁-德国推出更严措施/a-56132186" text:style-name="Internet_20_link" text:visited-style-name="Visited_20_Internet_20_Link">
 强制性的措施 </text:a>
 ，而是 <text:a xlink:type="simple" xlink:href="https://www.dw.com/zh/zh/瑞典的特殊道路效果究竟如何/a-53650735" text:style-name="Internet_20_link" text:visited-style-name="Visited_20_Internet_20_Link">
 依靠人们自觉自愿地采取保护措施，会产生怎样的效果</text:a>
。报道引述爱丁堡大学公共卫生专家斯瑞德哈尔（DeviSridhar）教授说，以美国佛罗里达州为例，州长德桑蒂斯采取了"自由"立场，但商铺自身采取的安全措施甚至比英国的强制令还要严格，比如两岁以上的儿童也必须戴口罩。此外，当地许多商铺仍然不得不停业，因为员工患病，或者顾客怕感染而不光顾。</text:p>
      <text:p text:style-name="P4">
约翰-霍普金斯公共卫生学院的沙夫施泰因博士也表示，即便像瑞典这样的国家也受到严重的经济影响。他补充说，究竟是应当立法强制，还是靠民众自觉自愿，取决于当地情况等诸多因素。"但重要的是，要确保不要让人们受到困扰，误认为2020年春天我们原本可以一切如常地生活。那将是灾难性的。"</text:p>
      <text:p text:style-name="P4">
该报告最新版的发布在德国未引起媒体的明显关注。</text:p>
      <text:p text:style-name="P4">
（综合报道）</text:p>
      <text:p text:style-name="P4">
Source: <text:a xlink:type="simple" xlink:href="https://www.dw.com/zh/回顾性研究：欧美-封城-值得吗？还是应效仿瑞典？/a-65847948" text:style-name="Internet_20_link" text:visited-style-name="Visited_20_Internet_20_Link">
https://www.dw.com/zh/回顾性研究：欧美-封城-值得吗？还是应效仿瑞典？/a-65847948?maca=chi-rss-chi-all-1127-rdf</text:a>
</text:p>
      <!--NEWS-->
      <text:h text:style-name="P10" text:outline-level="1">
<text:span text:style-name="T4">
苏丹：喀土穆冲突不断与美国和沙特确认致力于吉达会谈以让冲突双方达成共识</text:span>
</text:h>
      <text:p text:style-name="P4">
Author: 半岛电视台＋通讯社</text:p>
      <text:p text:style-name="P4">
Publisher: Al Jazeera</text:p>
      <text:p text:style-name="P4">
Published Time: 2023-06-07T10:25:19</text:p>
      <text:p text:style-name="P4">
Modified Time: 2023-06-07T10:25:52</text:p>
      <text:p text:style-name="P4">
Description: 半岛电视台记者报道称，喀土穆地区目睹了苏丹军队与快速支援部队之间的冲突，这是自双方上次休战结束以来最激烈的冲突。</text:p>
      <text:p text:style-name="P4">
Images: ["<text:a xlink:type="simple" xlink:href="https://chinese.aljazeera.net/wp-content/uploads/2023/06/1-1686132853.jpg" text:style-name="Internet_20_link" text:visited-style-name="Visited_20_Internet_20_Link">
1-1686132853.jpg</text:a>
", "<text:a xlink:type="simple" xlink:href="https://chinese.aljazeera.net/wp-content/uploads/2023/06/1-1686133072.jpg" text:style-name="Internet_20_link" text:visited-style-name="Visited_20_Internet_20_Link">
1-1686133072.jpg</text:a>
"]</text:p>
      <text:p text:style-name="P4">
Topics: ['军事', '政治', '新闻']</text:p>
      <text:p text:style-name="P4">
Keywords: ['军事', '政治', '新闻', '世界', '苏丹']</text:p>
      <text:p text:style-name="P4">
Type: Article</text:p>
      <!--METADATA-->
      <text:p text:style-name="P4">
<draw:frame draw:style-name="fr1" draw:name="Image142" text:anchor-type="as-char" svg:width="6.9236in" svg:height="3.894525in" draw:z-index="0">
<draw:image xlink:href="../Images/Aljazeera Chinese/2023-06-07T10-25-19/1-1686132853.jpg" xlink:type="simple" xlink:show="embed" xlink:actuate="onLoad" draw:mime-type="image/jpeg"/>
</draw:frame>
 休战结束后，苏丹冲突双方继续战斗</text:p>
      <text:p text:style-name="P4">
半岛电视台记者报道称，喀土穆地区目睹了苏丹军队与快速支援部队之间的冲突，这是自双方上次休战结束以来最激烈的冲突。</text:p>
      <text:p text:style-name="P4">
上述事态发展之时，美国重申其与沙特阿拉伯对吉达会谈的承诺，两国承诺致力于施压，旨在达成停火协议，并致力于采取措施，以在冲突双方之间建立信任。</text:p>
      <text:p text:style-name="P4">
与此同时，苏丹军队指挥官兼过渡时期主权委员会主席阿卜杜勒·法塔赫·布尔汉强调，快速支援部队必须承诺撤离医院、服务设施和市民住所，并疏散伤员，旨在让吉达会谈取得成功。</text:p>
      <text:p text:style-name="P4">
上周日，利雅得和华盛顿呼吁苏丹军队和快速支援部队再次就新的“有效”停火达成共识，此前，军队宣布暂停参加吉达会谈，声称“快速支援部队未能执行协议条款并继续违反行为”。</text:p>
      <text:p text:style-name="P4">
<draw:frame draw:style-name="fr1" draw:name="Image143" text:anchor-type="as-char" svg:width="6.9236in" svg:height="3.894525in" draw:z-index="0">
<draw:image xlink:href="../Images/Aljazeera Chinese/2023-06-07T10-25-19/1-1686133072.jpg" xlink:type="simple" xlink:show="embed" xlink:actuate="onLoad" draw:mime-type="image/jpeg"/>
</draw:frame>
苏丹冲突双方是否会接受吉达谈判发起国的邀请，以达成新的协议？</text:p>
      <text:h text:style-name="P13" text:outline-level="4">
<text:span text:style-name="T4">
吉达谈判</text:span>
</text:h>
      <text:p text:style-name="P4">
自5月以来，沙特阿拉伯和美国正在主持吉达两方的谈判，双方成功达成休战协议，然而，由于已宣布停火的“严重和屡次违反”，谈判于 6 月初暂停。</text:p>
      <text:p text:style-name="P4">
苏丹冲突双方相互指责对方首先开战，并指责对方在未能成功结束自 4 月 15 日以来持续不断冲突的一系列停战期间违反规定。</text:p>
      <text:p text:style-name="P4">
另一方面，苏丹主权委员会媒体周二在推特上发文称，该委员会主席阿卜杜勒·法塔赫·布尔汉接到了沙特外交大臣费萨尔·本·法尔汉亲王的电话。</text:p>
      <text:p text:style-name="P4">
布尔汉在通话中重申了他对导致苏丹可持续和平的吉达会谈的信心，他强调，快速支援部队必须承诺撤离医院、服务设施和市民住所，疏散伤员，并为提供人道主义援助开辟道路，旨在吉达会谈能够取得成功。</text:p>
      <text:p text:style-name="P4">
苏丹军方消息人士称，尚未做出重返谈判的决定。</text:p>
      <text:h text:style-name="P13" text:outline-level="4">
<text:span text:style-name="T4">
冲突</text:span>
</text:h>
      <text:p text:style-name="P4">
上述事态发展之时，正值苏丹首都冲突仍在继续之际，当地居民报告说，在喀土穆南部，包括卡拉克拉地区和哈亚街，发生了“各种武器的冲突”，市民们谈及，他们听到“震动房屋墙壁的爆炸声”。</text:p>
      <text:p text:style-name="P4">
目击者谈到了首都中心的阿玛拉特街区和阿勒迪姆街区发生的冲突，以及恩图曼“军队中心的重型火炮”炮击事件。</text:p>
      <text:p text:style-name="P4">
半岛电视台记者称，使用中型和重型武器的冲突持续了两个多小时，来自喀土穆的照片显示，不同地方升起浓烟。</text:p>
      <text:p text:style-name="P4">
在首都市中心，平民和活动人士对位于白尼罗河和青尼罗河交汇处的图蒂岛的状况发出了警告，该岛的居民人数估计超过3万人。</text:p>
      <text:p text:style-name="P4">
据目击者称，快速支援部队阻止岛上居民穿过唯一一座连接该岛与城市的桥梁，并阻止他们使用渡船前往巴赫里郊区。</text:p>
      <text:p text:style-name="P4">
住在岛上的穆罕默德·优素福说，“这是一次彻底的封锁，如果这种情况持续几天，商店里的食物就会用完……再也不可能将任何病人转移到岛外的医院，”由一个小型保健中心提供服务。</text:p>
      <text:p text:style-name="P4">
“紧急律师”还警告说，岛上的“人道主义局势正在恶化”，并指出，几天前开始对其实施了限制。</text:p>
      <text:p text:style-name="P4">
值得注意的是，自4月15日以来，喀土穆和苏丹多座城市发生了以布尔汉为首的军队与以赫梅蒂为首的快速支援部队发生的冲突，这场冲突造成数百名平民死亡，数千人受伤，此外，这场冲突在世界上最贫穷国家之一引发了新一轮流离失所和庇护浪潮。</text:p>
      <text:p text:style-name="P4">
Source: <text:a xlink:type="simple" xlink:href="https://chinese.aljazeera.net/news/2023/6/7/%e8%8b%8f%e4%b8%b9%e5%96%80%e5%9c%9f%e7%a9%86%e5%86%b2%e7%aa%81%e4%b8%8d%e6%96%ad%e4%b8%8e%e7%be%8e%e5%9b%bd%e5%92%8c%e6%b2%99%e7%89%b9%e7%a1%ae%e8%ae%a4%e8%87%b4%e5%8a%9b%e4%ba%8e%e5%90%89%e8%be%be" text:style-name="Internet_20_link" text:visited-style-name="Visited_20_Internet_20_Link">
https://chinese.aljazeera.net/news/2023/6/7/%e8%8b%8f%e4%b8%b9%e5%96%80%e5%9c%9f%e7%a9%86%e5%86%b2%e7%aa%81%e4%b8%8d%e6%96%ad%e4%b8%8e%e7%be%8e%e5%9b%bd%e5%92%8c%e6%b2%99%e7%89%b9%e7%a1%ae%e8%ae%a4%e8%87%b4%e5%8a%9b%e4%ba%8e%e5%90%89%e8%be%be</text:a>
</text:p>
      <!--NEWS-->
      <text:h text:style-name="P10" text:outline-level="1">
<text:span text:style-name="T4">
美国弗州高中毕业典礼外发生枪击 二死五伤</text:span>
</text:h>
      <text:p text:style-name="P4">
Author: 联合早报 (Person)</text:p>
      <text:p text:style-name="P4">
Publisher: 联合早报 (Organization)</text:p>
      <text:p text:style-name="P4">
Published Time: 2023-06-07T10:28</text:p>
      <text:p text:style-name="P4">
Modified Time: 2023-06-07T10:32</text:p>
      <text:p text:style-name="P4">
Description: 美国弗吉尼亚州首府发生致命枪击事件，一名枪手向刚参加高中毕业典礼的人群开枪，造成两人死亡，另有五人受伤。路透社报道，这起枪击发生在星期二（6月6日），弗州首府里士满（Richmon...</text:p>
      <text:p text:style-name="P4">
Videos: []</text:p>
      <text:p text:style-name="P4">
Audios: []</text:p>
      <text:p text:style-name="P4">
Images: []</text:p>
      <text:p text:style-name="P4">
Type: NewsArticle</text:p>
      <text:p text:style-name="P4">
Breadcrumbs: ['即时', '国际']</text:p>
      <text:p text:style-name="P4">
Keywords: ['美国', '枪击事件', '枪击案']</text:p>
      <!--METADATA-->
      <text:p text:style-name="P4">
美国弗吉尼亚州首府发生致命枪击事件，一名枪手向刚参加高中毕业典礼的人群开枪，造成两人死亡，另有五人受伤。</text:p>
      <text:p text:style-name="P4">
路透社报道，这起枪击发生在星期二（6月6日），弗州首府里士满（Richmond）的高中毕业典礼在弗吉尼亚联邦大学校的一个礼堂举行，一群高中毕业生和家人参加毕业典礼后，一走出礼堂就遭到袭击。</text:p>
      <text:p text:style-name="P4">
警方逮捕了一名19岁男子，并计划以两项二级谋杀罪名及其他罪名提控他。</text:p>
      <text:p text:style-name="P4">
两名遇害者分别为18岁和36岁。当地一家电视台说，两名死者是一对父子，警方没有确认这一消息。</text:p>
      <text:p text:style-name="P4">
根据美国反对枪支暴力的无党派团体“每座城镇都要维护枪支安全”去年8月发布的报告，自2021年8月1日至2022年5月31日，美国的幼儿园和中小学共发生193起枪击事件。</text:p>
      <text:p text:style-name="P4">
Source: <text:a xlink:type="simple" xlink:href="https://www.zaobao.com.sg/realtime/world/story20230607-1401927" text:style-name="Internet_20_link" text:visited-style-name="Visited_20_Internet_20_Link">
https://www.zaobao.com.sg/realtime/world/story20230607-1401927</text:a>
</text:p>
      <!--NEWS-->
      <text:h text:style-name="P10" text:outline-level="1">
<text:span text:style-name="T4">
报道：中国多家大行即将下调存款利率 (Free Version)</text:span>
</text:h>
      <text:p text:style-name="P4">
Author: Singapore editors</text:p>
      <text:p text:style-name="P4">
Publisher: 华尔街日报中文网</text:p>
      <text:p text:style-name="P4">
Published Time: 2023-06-07T10:35:00.000Z</text:p>
      <text:p text:style-name="P4">
Modified Time: 2023-06-07T10:35:00.000Z</text:p>
      <text:p text:style-name="P4">
Created Time: 2023-06-07T09:28:00.000Z</text:p>
      <text:p text:style-name="P4">
Description: 中国国有媒体《证券时报》周二援引未具名银行业消息人士的话报道称，预计中国几家大型银行很快将下调人民币存款和美元存款利率。</text:p>
      <text:p text:style-name="P4">
Images: []</text:p>
      <text:p text:style-name="P4">
Categories: ['金融市场']</text:p>
      <text:p text:style-name="P4">
Keywords: SYND</text:p>
      <text:p text:style-name="P4">
Type: Article</text:p>
      <!--METADATA-->
      <text:p text:style-name="P4">
中国国有媒体《证券时报》周二援引未具名银行业消息人士的话报道称，预计中国几家大型银行很快将下调人民币存款和美元存款利率。</text:p>
      <text:p text:style-name="P4">
Source: <text:a xlink:type="simple" xlink:href="https://cn.wsj.com/articles/%E6%8A%A5%E9%81%93-%E4%B8%AD%E5%9B%BD%E5%A4%9A%E5%AE%B6%E5%A4%A7%E8%A1%8C%E5%8D%B3%E5%B0%86%E4%B8%8B%E8%B0%83%E5%AD%98%E6%AC%BE%E5%88%A9%E7%8E%87-8bbfce45" text:style-name="Internet_20_link" text:visited-style-name="Visited_20_Internet_20_Link">
https://cn.wsj.com/articles/%E6%8A%A5%E9%81%93-%E4%B8%AD%E5%9B%BD%E5%A4%9A%E5%AE%B6%E5%A4%A7%E8%A1%8C%E5%8D%B3%E5%B0%86%E4%B8%8B%E8%B0%83%E5%AD%98%E6%AC%BE%E5%88%A9%E7%8E%87-8bbfce45</text:a>
</text:p>
      <!--NEWS-->
      <text:h text:style-name="P10" text:outline-level="1">
<text:span text:style-name="T4">
中国"拆墙运动"发起人老挝失联　疑遭跨境抓捕</text:span>
</text:h>
      <text:p text:style-name="P4">
Author: None</text:p>
      <text:p text:style-name="P4">
Publisher: Radio Free Asia (Organization)</text:p>
      <text:p text:style-name="P4">
Published Time: 2023-06-07T10:38:00-04:00</text:p>
      <text:p text:style-name="P4">
Modified Time: 2023-06-07T13:42:14-04:00</text:p>
      <text:p text:style-name="P4">
Description: None</text:p>
      <text:p text:style-name="P4">
Videos: []</text:p>
      <text:p text:style-name="P4">
Audios: ["<text:a xlink:type="simple" xlink:href="https://www.rfa.org/mandarin/yataibaodao/renquanfazhi/gf-060720231025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5.1927in" draw:z-index="0">
<draw:image xlink:href="../Images/rfamandarin/2023-06-07T10-38-00-04-00/000000.png" xlink:type="simple" xlink:show="embed" xlink:actuate="onLoad" draw:mime-type="image/png"/>
</draw:frame>
 "拆墙运动"发起人乔鑫鑫在老挝失联已经一个星期 <text:a xlink:type="simple" xlink:href="https://www.rfa.org/mandarin/yataibaodao/renquanfazhi/gf-06072023102529.html/@@images/image" text:style-name="Internet_20_link" text:visited-style-name="Visited_20_Internet_20_Link">
</text:a>
维权网截图  <text:a xlink:type="simple" xlink:href="https://www.rfa.org/mandarin/yataibaodao/renquanfazhi/gf-06072023102529.html/@@stream" text:style-name="Internet_20_link" text:visited-style-name="Visited_20_Internet_20_Link">
Audio-1-Link：https://www.rfa.org/mandarin/yataibaodao/renquanfazhi/gf-06072023102529.html/@@stream</text:a>
</text:p>
      <text:p text:style-name="P4">
"拆墙运动"发起人乔鑫鑫在老挝失联已经一个星期。外界关注，事件可能涉及中国公安跨境执法。有组织则发起网上联署，促请中国当局交待乔鑫鑫的去向。</text:p>
      <text:p text:style-name="P4">
<text:a xlink:type="simple" xlink:href="https://www.rfa.org/mandarin/Xinwen/5-06042023123621.html" text:style-name="Internet_20_link" text:visited-style-name="Visited_20_Internet_20_Link">
 <text:span text:style-name="T4">
"拆墙运动"发起人乔鑫鑫据报失联 引发舆论关注</text:span>
 </text:a>
</text:p>
      <text:p text:style-name="P4">
乔鑫鑫失联之前居住在老挝首都万象一个华人社区。5月31日，他在社媒发出最后一段贴文后不知所踪。</text:p>
      <text:p text:style-name="P4">
身在荷兰的异议人士林生亮表示，乔鑫鑫每天都到住处附近的湄公河游泳。相信当天他是游泳完毕回到住处后出事。</text:p>
      <text:p text:style-name="P4">
林生亮：“极有可能他一进门，蹲守在那里的人马上就控制了他，有可能是瞬间就把他按住了，按住肯定反抗，来不及发出任何求救的信号。”</text:p>
      <text:p text:style-name="P4">
据乔鑫鑫的老挝邻居表示，乔鑫鑫当天被八名身穿警服的人锁上手铐带走，其中六人疑似中国公安。有志愿者事发后亲自到现场了解，发现乔鑫鑫住所内留下不少私人物品，墙壁上有斑驳痕迹，不排除是血迹的可能。</text:p>
      <text:p text:style-name="P4">
 乔鑫鑫老挝住所的墙上留下疑似血迹（被访者独家提供）<text:a xlink:type="simple" xlink:href="https://www.rfa.org/mandarin/yataibaodao/renquanfazhi/gf-06072023102529.html/m0607gf-1.png" text:style-name="Internet_20_link" text:visited-style-name="Visited_20_Internet_20_Link">
 </text:a>
</text:p>
      <text:p text:style-name="P4">
林生亮：“他发现墙上到处有血迹。我们也咨询过一名专业人士。有可能是当时发生打斗，再结合房东急于装修。这也有可能是当地警方给房东施加压力。”</text:p>
      <text:p text:style-name="P4">
乔鑫鑫本名杨泽伟，湖南祁东县人，曾长期从事新闻工作。今年三月，他连同其他海外民主人士发起“拆墙运动”(BanGFW)，认为中国的网络围墙使中国人与世隔绝，呼吁把围墙拆掉。据了解，湖南当局近期曾向他的家属施加压力，要家人劝乔鑫鑫删除信息，早日回国。</text:p>
      <text:p text:style-name="P4">
林生亮曾多次致电祁东县公安当局查探好友的下落。据他表示，当局默认与乔鑫鑫在老挝失联有关。</text:p>
      <text:p text:style-name="P4">
林生亮：“因为我一报这个名字，他们立马就知道。我问他，‘是谁把他（乔鑫鑫）抓到哪里？’他说，‘不是我们办的案子’。他急于撇清关系。他是默认这个人被抓了。刚才我打电话到派出所以及110，都证实这案子是专案组在抓的。”</text:p>
      <text:p text:style-name="P4">
 乔鑫鑫住所内留下的通讯录等私人物品（被访者独家提供）</text:p>
      <text:p text:style-name="P4">
林生亮等异议人士和“拆墙运动”成员正设法寻找、营救乔鑫鑫。“拆墙运动”义工王楠表示，中国和老挝、泰国等东南亚国家经贸关系紧密，乔鑫鑫失联是否涉及中国公安跨境执法令人关注。</text:p>
      <text:p text:style-name="P4">
王楠：“中国（疑似）在泰国抓人也不止一次了。仅仅有名的民主人士已经超过三次。据我了解，泰国大部分的经济、出口贸易都依赖中国，而老挝的经济和外贸等也主要是靠中国。”</text:p>
      <text:p text:style-name="P4">
关注事件的“中国公民行动党”则在网上发起联署，要求中国交待事件，并停止跨境抓捕流亡异议人士。</text:p>
      <text:p text:style-name="P4">
记者：高锋 责编：许书婷、嘉远 网编：洪伟</text:p>
      <text:p text:style-name="P4">
Source: <text:a xlink:type="simple" xlink:href="https://www.rfa.org/mandarin/yataibaodao/renquanfazhi/gf-06072023102529.html" text:style-name="Internet_20_link" text:visited-style-name="Visited_20_Internet_20_Link">
https://www.rfa.org/mandarin/yataibaodao/renquanfazhi/gf-06072023102529.html</text:a>
</text:p>
      <!--NEWS-->
      <text:h text:style-name="P10" text:outline-level="1">
<text:span text:style-name="T4">
苹果头戴设备Vision Pro能引爆虚拟现实热潮吗</text:span>
</text:h>
      <text:p text:style-name="P4">
Creator: 《纽约时报》</text:p>
      <text:p text:style-name="P4">
Publisher: https://www.facebook.com/nytimeschinese</text:p>
      <text:p text:style-name="P4">
Published Time: 2023-06-07T10:40:50+08:00</text:p>
      <text:p text:style-name="P4">
Description: 该设备售价3500美元，外观类似设计精美的滑雪护目镜。尽管褒贬不一，但支持者称，如果说有哪家公司能够使虚拟现实成为主流，那只能是拥有20亿用户生态系统的苹果。 EPA, via Shutterstock 众所瞩目的苹果公司新产品发布会。</text:p>
      <text:p text:style-name="P4">
Images: ["<text:a xlink:type="simple" xlink:href="https://static01.nyt.com/images/2023/06/06/multimedia/06db-cook-vision-tvjp/06db-cook-vision-tvjp-master1050.jpg" text:style-name="Internet_20_link" text:visited-style-name="Visited_20_Internet_20_Link">
06db-cook-vis...</text:a>
"]</text:p>
      <text:p text:style-name="P4">
Category: 科技</text:p>
      <text:p text:style-name="P4">
Type: Article</text:p>
      <!--METADATA-->
      <text:p text:style-name="P4">
<draw:frame draw:style-name="fr1" draw:name="Image149" text:anchor-type="as-char" svg:width="6.9236in" svg:height="4.615733in" draw:z-index="0">
<draw:image xlink:href="../Images/cnnytimes/2023-06-07T10-40-50-08-00/06db-cook-vision-tvjp-master1050.jpg" xlink:type="simple" xlink:show="embed" xlink:actuate="onLoad" draw:mime-type="image/jpeg"/>
</draw:frame>
</text:p>
      <text:p text:style-name="P4">
<text:span text:style-name="T4">
将iPhone般的魔法注入虚拟现实的一次押注</text:span>
</text:p>
      <text:p text:style-name="P4">
它来了（或者说“明年初”即将到来）：苹果公司推出了人们期待已久的虚拟现实设备Apple VisionPro，即该科技巨头所谓的“空间计算”，它售价3500美元，看起来就像设计精美的未来风格滑雪护目镜。</text:p>
      <text:p text:style-name="P4">
最初的评论褒贬不一， <text:a xlink:type="simple" xlink:href="https://www.ft.com/content/efbaff77-6e6d-4e25-aa19-1347e682a94f" text:style-name="Internet_20_link" text:visited-style-name="Visited_20_Internet_20_Link">
 怀疑者质疑</text:a>
，就算由苹果公司开发，虚拟现实能否不局限于一种小众技术。但支持者表示，如果说有哪家公司能够使其成为主流，那就是拥有由 <text:a xlink:type="simple" xlink:href="https://www.theverge.com/2023/2/2/23583501/apple-iphone-ipad-active-2-billion-devices-q1-2023" text:style-name="Internet_20_link" text:visited-style-name="Visited_20_Internet_20_Link">
20亿iPhone、iPad和Mac用户生态系统 </text:a>
 的苹果公司。</text:p>
      <text:p text:style-name="P4">
“ <text:span text:style-name="T4">
我们相信Apple Vision Pro是一款革命性的产品，</text:span>
”蒂姆·库克周一告诉开发者和记者。它看起来确实像苹果产品：与其他虚拟现实头戴设备不同，外部显示器可以向他人显示你的眼睛，并且该设备是通过手势、眼动和你的声音来控制的。你可以通过一个转盘调节你想要在虚拟世界中的沉浸程度，虚拟世界通过两个微型4K屏幕传送到你的眼球。</text:p>
      <text:p text:style-name="P4">
广告</text:p>
      <text:p text:style-name="P4">
然而，苹果周一展示的主要是FaceTime和Safari等应用程序的沉浸式版本，以及3D照片和视频，而不是 <text:a xlink:type="simple" xlink:href="https://twitter.com/benedictevans/status/1665811217347141642" text:style-name="Internet_20_link" text:visited-style-name="Visited_20_Internet_20_Link">
 完全的VR体验</text:a>
 。以下是早期测试者的体会：</text:p>
      <text:p text:style-name="P4">
• “在演示结束时，我摘下设备，感觉到了两件事：1）哇哦。很酷。2）我刚刚吸毒了吗？”《华尔街日报》的 <text:a xlink:type="simple" xlink:href="https://www.wsj.com/articles/apple-vision-pro-i-tried-the-new-mixed-reality-headset-f49a8811" text:style-name="Internet_20_link" text:visited-style-name="Visited_20_Internet_20_Link">
 乔安娜·斯特恩</text:a>
 写道。</text:p>
      <text:p text:style-name="P4">
• 该设备的眼动追踪功能“是我见过的最接近魔法的东西”，科技评论员 <text:a xlink:type="simple" xlink:href="https://www.youtube.com/watch" text:style-name="Internet_20_link" text:visited-style-name="Visited_20_Internet_20_Link">
 马克斯·布朗利</text:a>
 说。</text:p>
      <text:p text:style-name="P4">
• “有史以来最完美的头戴设备演示仍然只是一个头戴设备演示，”The Verge的 <text:a xlink:type="simple" xlink:href="https://www.theverge.com/2023/6/5/23750003/apple-vision-pro-hands-on-the-best-headset-demo-ever" text:style-name="Internet_20_link" text:visited-style-name="Visited_20_Internet_20_Link">
 尼莱·帕特尔</text:a>
 写道。</text:p>
      <text:p text:style-name="P4">
<text:span text:style-name="T4">
现在是虚拟现实的艰难时期。</text:span>
对虚拟世界（通常称为元宇宙）的热情在疫情期间上升，但随着封锁的放松而减弱。投资者似乎也转向了人工智能等更耀眼的新技术：根据PitchBook的数据，与元宇宙相关的初创企业在2023年前五个月<text:a xlink:type="simple" xlink:href="https://www.nytimes.com/2023/06/02/technology/apple-metaverse-vr.html" text:style-name="Internet_20_link" text:visited-style-name="Visited_20_Internet_20_Link">
 筹集了约6.64亿美元 </text:a>
 ，同比下降77%。</text:p>
      <text:p text:style-name="P4">
<text:span text:style-name="T4">
但苹果公司过去就曾带动新产品类别。</text:span>
别忘了，在苹果公司发布iPod之前，便携式数字音乐播放器的市场在2000年的时候只有330万台；四年后飙升至2640万。</text:p>
      <text:p text:style-name="P4">
广告</text:p>
      <text:p text:style-name="P4">
苹果公司通常乐于打持久战：“他们知道这种演变需要时间，”Counterpoint Research的杰夫·菲尔德哈克告诉《纽约时报》。（话又说回来， <text:a xlink:type="simple" xlink:href="https://startuptalky.com/apple-failed-products/" text:style-name="Internet_20_link" text:visited-style-name="Visited_20_Internet_20_Link">
并不是所有的苹果产品 </text:a>
 都大受欢迎。）</text:p>
      <text:p text:style-name="P4">
<text:span text:style-name="T4">
其他人可能会因为搭上苹果的顺风车而获利。</text:span>
 消息传出后， <text:a xlink:type="simple" xlink:href="https://www.cnbc.com/2023/06/05/unity-stock-jumps-as-much-as-11percent-on-apple-vision-pro-partnership.html" text:style-name="Internet_20_link" text:visited-style-name="Visited_20_Internet_20_Link">
 游戏开发商Unity</text:a>
 的股价周一上涨17%，而媒体巨头迪士尼表示其 <text:a xlink:type="simple" xlink:href="https://www.cnbc.com/2023/06/05/apples-vision-pro-headset-will-launch-with-disney-streaming.html" text:style-name="Internet_20_link" text:visited-style-name="Visited_20_Internet_20_Link">
 Disney+服务将在VisionPro上使用 </text:a>
 后股价飙升。</text:p>
      <text:p text:style-name="P4">
即使是试图让元宇宙成为主流的Meta——已经投资并 <text:a xlink:type="simple" xlink:href="https://www.cnbc.com/2023/02/01/meta-lost-13point7-billion-on-reality-labs-in-2022-after-metaverse-pivot.html" text:style-name="Internet_20_link" text:visited-style-name="Visited_20_Internet_20_Link">
 损失 </text:a>
了数十亿美元——也可能会受益：它的Quest Pro成本较低，其最新版本 <text:a xlink:type="simple" xlink:href="https://about.fb.com/news/2023/06/meta-quest-3-coming-this-fall/" text:style-name="Internet_20_link" text:visited-style-name="Visited_20_Internet_20_Link">
 起价为500美元</text:a>
，最终会成为安卓版的Vision Pro吗？</text:p>
      <text:p text:style-name="P4">
Source: <text:a xlink:type="simple" xlink:href="https://cn.nytimes.com/technology/20230607/apple-metaverse-virtual-reality/" text:style-name="Internet_20_link" text:visited-style-name="Visited_20_Internet_20_Link">
https://cn.nytimes.com/technology/20230607/apple-metaverse-virtual-reality/</text:a>
</text:p>
      <!--NEWS-->
      <text:h text:style-name="P10" text:outline-level="1">
<text:span text:style-name="T4">
美国将发射新卫星星座 应对中俄太空威胁</text:span>
</text:h>
      <text:p text:style-name="P4">
Author: 联合早报 (Person)</text:p>
      <text:p text:style-name="P4">
Publisher: 联合早报 (Organization)</text:p>
      <text:p text:style-name="P4">
Published Time: 2023-06-07T10:43</text:p>
      <text:p text:style-name="P4">
Modified Time: 2023-06-07T10:43</text:p>
      <text:p text:style-name="P4">
Description: 美国太空部队将在今年夏天发射一组卫星星座，用以跟踪那些可能瘫痪或损坏在轨物体的中国或俄罗斯航天器，超级大国之间日益激烈的太空争夺战进入新阶段。所谓卫星星座是发射入轨能正常工作的卫星...</text:p>
      <text:p text:style-name="P4">
Videos: []</text:p>
      <text:p text:style-name="P4">
Audios: []</text:p>
      <text:p text:style-name="P4">
Images: []</text:p>
      <text:p text:style-name="P4">
Type: NewsArticle</text:p>
      <text:p text:style-name="P4">
Breadcrumbs: ['即时', '国际']</text:p>
      <text:p text:style-name="P4">
Keywords: ['美国', '卫星', '中国', '俄罗斯', '太空']</text:p>
      <!--METADATA-->
      <text:p text:style-name="P4">
美国太空部队将在今年夏天发射一组卫星星座，用以跟踪那些可能瘫痪或损坏在轨物体的中国或俄罗斯航天器，超级大国之间日益激烈的太空争夺战进入新阶段。</text:p>
      <text:p text:style-name="P4">
所谓卫星星座是发射入轨能正常工作的卫星的集合，通常是由一些卫星环按一定的方式配置组成的一个卫星网。</text:p>
      <text:p text:style-name="P4">
彭博社报道，根据美国太空部队和分析师的消息，这个被称为“沉默巴克”（SilentBarker）的卫星网，将是第一个补充地面传感器和低地球轨道卫星的卫星网。这些卫星将被放置在距离地球约3.54万公里的位置，并且旋转速度与地球同步。</text:p>
      <text:p text:style-name="P4">
太空部队在一份声明中说，这种能力可以就针对高价值美国系统的威胁发出指示和警告，并将“提供从太空搜寻、探测和跟踪物体，以及时发现威胁的能力”。太空部队与美国国家侦察局（NRO）合作开发这些卫星。</text:p>
      <text:p text:style-name="P4">
美国国家侦察局在声明中说，这个卫星星座定于7月后发射，使用波音公司和洛克希德马丁公司旗下联合发射联盟的AtlasV助推器发射。发射日期将提前30天在脸书和推特宣布。</text:p>
      <text:p text:style-name="P4">
中国和俄罗斯正在开发能够发射到轨道并破坏其他卫星的系统，这让美国越来越担心，美国发射沉默巴克系统正是为应对这种威胁。</text:p>
      <text:p text:style-name="P4">
Source: <text:a xlink:type="simple" xlink:href="https://www.zaobao.com.sg/realtime/world/story20230607-1401931" text:style-name="Internet_20_link" text:visited-style-name="Visited_20_Internet_20_Link">
https://www.zaobao.com.sg/realtime/world/story20230607-1401931</text:a>
</text:p>
      <!--NEWS-->
      <text:h text:style-name="P10" text:outline-level="1">
<text:span text:style-name="T4">
中俄第六次联合巡航 日韩派战机紧急起飞</text:span>
</text:h>
      <text:p text:style-name="P4">
Author: None (Language: zh)</text:p>
      <text:p text:style-name="P4">
Publisher: None</text:p>
      <text:p text:style-name="P4">
Time: 2023-06-07T10:54:00Z</text:p>
      <text:p text:style-name="P4">
Description: 中国和俄罗斯周二、周三在日本海、东海和太平洋西部空域进行了自2019年以来的第六次联合巡航，韩国和日本因此紧急出动战斗机。而这发生在美日菲在南海进行首次三边海军演习、中美军舰在台海险些相撞的背景下。</text:p>
      <text:p text:style-name="P4">
Videos: []</text:p>
      <text:p text:style-name="P4">
Images: []</text:p>
      <text:p text:style-name="P4">
Subject: 时政风云</text:p>
      <text:p text:style-name="P4">
Subjects: ['韩国', '俄罗斯', '乌克兰', '岛屿主权争端', '专题报道：全景观看“习马会”', '中国', '日本', '中共十九大', '朝鲜', '德中关系']</text:p>
      <text:p text:style-name="P4">
Keywords: ['中俄', '中国', '俄罗斯', '联合巡航', '韩国', '日本', '军事冲突', '台湾海峡', '威胁']</text:p>
      <text:p text:style-name="P4">
ID: 65848825</text:p>
      <!--METADATA-->
      <text:p text:style-name="P4">
<text:a xlink:type="simple" xlink:href="https://www.dw.com/zh/overlay/image/article/65848825/65836264" text:style-name="Internet_20_link" text:visited-style-name="Visited_20_Internet_20_Link">
 </text:a>
</text:p>
      <text:p text:style-name="P4">
在去年11月中国与俄罗斯举行的上一次联合巡航中，中俄战斗机进入韩国防空识别区（KADIZ） 后，韩国也紧急起飞了战斗机（资料图片）</text:p>
      <text:p text:style-name="P4">
（德国之声中文网）中国和俄罗斯周二和周三（6月6日、6月7日）在日本海、东海、太平洋西部空域进行了 <text:a xlink:type="simple" xlink:href="https://www.dw.com/zh/zh/中俄战机联合巡航-日韩绷紧神经/a-56037587" text:style-name="Internet_20_link" text:visited-style-name="Visited_20_Internet_20_Link">
 自2019年以来的第六次联合战略巡航</text:a>
 。</text:p>
      <text:p text:style-name="P4">
中国国防部表示，这次巡航是两军年度合作计划的一部分，并于周三表示，“今日完成第六次联合空中战略巡航第二阶段任务”。</text:p>
      <text:h text:style-name="P12" text:outline-level="3">
<text:span text:style-name="T4">
韩日本紧急出动战斗机应对</text:span>
</text:h>
      <text:p text:style-name="P4">
据韩国军方称，在四架俄罗斯军机和四架中国军机周二进入朝鲜半岛南部和东部的防空区后，韩国派遣战斗机紧急起飞应对。</text:p>
      <text:p text:style-name="P4">
日本军方表示，日本军方也在周二紧急起飞战斗机，应对中俄轰炸机。据日本共同社援引日防卫省消息，中国H-6轰炸机和俄罗斯TU-95轰炸机各2架从周二上午至下午在日本海至东海长距离联合飞行。日本航空自卫队的战机紧急升空应对。中俄轰炸机并未侵犯日本领空。防卫省判断中俄此举意图明显是示威行动。</text:p>
      <text:p text:style-name="P4">
</text:p>
      <text:p text:style-name="P4">
日本防卫省判断中俄此举是示威行动。图为中国轰炸机的资料图片</text:p>
      <text:p text:style-name="P4">
在去年11月中国与俄罗斯举行的上一次联合巡航中，中国的 H-6K 轰炸机和俄罗斯的 TU-95 轰炸机和 SU-35 战斗机进入韩国防空识别区（KADIZ）后，韩国也紧急起飞了战斗机。同时，中国若干轰炸机和两架俄罗斯无人机飞入日本海，日本也同样紧急起飞战斗机。</text:p>
      <text:p text:style-name="P4">
防空区是各国要求外国飞机采取特殊措施识别其身份的区域。与一个国家的领空——其领土和领海的上空——不同，没有关于防空区的国际法规。</text:p>
      <text:h text:style-name="P12" text:outline-level="3">
<text:span text:style-name="T4">
日本政府“严重关切”</text:span>
</text:h>
      <text:p text:style-name="P4">
</text:p>
      <text:p text:style-name="P4">
中国外交部发言人汪文斌：“美国军用舰机不远万里跑到中国的家门口挑衅。”</text:p>
      <text:p text:style-name="P4">
中俄联合巡航始于俄罗斯入侵乌克兰以及北京和莫斯科宣布其“无上限”伙伴关系之前，是两国长期扩大双边关系的结果，部分建立在认为美国和其他国家军事力量带来威胁的基础之上。</text:p>
      <text:p text:style-name="P4">
<text:a xlink:type="simple" xlink:href="https://www.dw.com/zh/zh/四方会谈时-中俄在日本附近举行联合空中军演/a-61917050" text:style-name="Internet_20_link" text:visited-style-name="Visited_20_Internet_20_Link">
 在2022年5月的联合巡航中 </text:a>
，中国战机和俄罗斯战机接近日本领空，适逢日本与美国、印度和澳大利亚领导人举行四方峰会，这让日本感到震惊，尽管中国表示这些飞行并非针对第三方。</text:p>
      <text:p text:style-name="P4">
针对最新事件，内阁官房长官松野博一周三（6月7日）表示，严重关切中国和俄罗斯在日本周边的联合空中巡航，称其影响日本国家安全。</text:p>
      <text:h text:style-name="P12" text:outline-level="3">
<text:span text:style-name="T4">
“不远万里跑到中国的家门口挑衅”</text:span>
</text:h>
      <text:p text:style-name="P4">
中国在亚太地区的军事力量日益增强，而美国及其在该地区的盟友也增加了军事演习。上周以来，美国、日本和菲律宾的海岸警卫队在南中国海举行了首次三边海军演习。</text:p>
      <text:p text:style-name="P4">
白宫周一（6月5日）表示，美国军方和中国军方最近在台湾海峡和南中国海的危险靠近事件反映了北京方面日益咄咄逼人，这提高了发生错误的风险，可能导致“有人受伤”。</text:p>
      <text:p text:style-name="P4">
<text:a xlink:type="simple" xlink:href="https://www.dw.com/zh/zh/美中軍艦險相撞-白宮中國侵略性日增恐致傷亡/a-65823182" text:style-name="Internet_20_link" text:visited-style-name="Visited_20_Internet_20_Link">
 上周末，一艘中国军舰在台海驶近一艘美国驱逐舰 </text:a>
，相距仅有137米。当时，美国和加拿大海军正在敏感的台湾海峡进行联合演习。美国海军指中国军舰“不安全航行”。</text:p>
      <text:p text:style-name="P4">
</text:p>
      <text:p text:style-name="P4">
中国和美国就在台湾海峡发生的险情互相指责</text:p>
      <text:p text:style-name="P4">
此前不久，一段视频显示，一架中国战机从一架美国RC-135战斗机机头前掠过，美军机的驾驶舱在湍流中摇晃。美国印太司令部表示，一架中国战斗机5月26日曾在南海的国际领空逼近美国军机。</text:p>
      <text:p text:style-name="P4">
中国外交部发言人汪文斌周二在例行记者会上说：“美国军用舰机不远万里跑到中国的家门口挑衅。”</text:p>
      <text:p text:style-name="P4">
他说：“执意到中国的领海领空附近搞什么抵近侦察、耀武扬威。这不是维护‘航行自由’，而是在推行‘航行霸权’，是赤裸裸的军事挑衅行为。”</text:p>
      <text:p text:style-name="P4">
（路透社）</text:p>
      <text:p text:style-name="P4">
Source: <text:a xlink:type="simple" xlink:href="https://www.dw.com/zh/中俄第六次联合巡航-日韩派战机紧急起飞/a-65848825" text:style-name="Internet_20_link" text:visited-style-name="Visited_20_Internet_20_Link">
https://www.dw.com/zh/中俄第六次联合巡航-日韩派战机紧急起飞/a-65848825?maca=chi-rss-chi-all-1127-rdf</text:a>
</text:p>
      <!--NEWS-->
      <text:h text:style-name="P10" text:outline-level="1">
<text:span text:style-name="T4">
港府疑推港版清网行动　施压叫停六四民调、禁播抗争歌</text:span>
</text:h>
      <text:p text:style-name="P4">
Author: None</text:p>
      <text:p text:style-name="P4">
Publisher: Radio Free Asia (Organization)</text:p>
      <text:p text:style-name="P4">
Published Time: 2023-06-07T11:02:00-04:00</text:p>
      <text:p text:style-name="P4">
Modified Time: 2023-06-07T13:10:14-04:00</text:p>
      <text:p text:style-name="P4">
Description: None</text:p>
      <text:p text:style-name="P4">
Videos: []</text:p>
      <text:p text:style-name="P4">
Audios: ["<text:a xlink:type="simple" xlink:href="https://www.rfa.org/mandarin/yataibaodao/gangtai/ec1-060720231047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4.612011in" draw:z-index="0">
<draw:image xlink:href="../Images/rfamandarin/2023-06-07T11-02-00-04-00/000000.png" xlink:type="simple" xlink:show="embed" xlink:actuate="onLoad" draw:mime-type="image/png"/>
</draw:frame>
香港民意研究所2023年6月6日取消发布"六四周年调查报告" 自由亚洲电台粤语组制图  <text:a xlink:type="simple" xlink:href="https://www.rfa.org/mandarin/yataibaodao/gangtai/ec1-06072023104755.html/@@stream" text:style-name="Internet_20_link" text:visited-style-name="Visited_20_Internet_20_Link">
Audio-1-Link：https://www.rfa.org/mandarin/yataibaodao/gangtai/ec1-06072023104755.html/@@stream</text:a>
</text:p>
      <text:p text:style-name="P4">
有三十年历史的"六四周年调查报告"在今年发布前被叫停，负责的研究机构没有说明原因，但相信与港府和国安警察施压有关。</text:p>
      <text:p text:style-name="P4">
<text:a xlink:type="simple" xlink:href="https://www.rfa.org/mandarin/Xinwen/3-06052023124316.html" text:style-name="Internet_20_link" text:visited-style-name="Visited_20_Internet_20_Link">
 <text:span text:style-name="T4">
港府“谴责”联合国、记协声援六四纪念被捕港人</text:span>
 </text:a>
  * <text:span text:style-name="T4">
<text:a xlink:type="simple" xlink:href="https://www.rfa.org/mandarin/yataibaodao/gangtai/al-06062023111302.html" text:style-name="Internet_20_link" text:visited-style-name="Visited_20_Internet_20_Link">
 《愿荣光归香港》或成香港首支“禁歌” </text:a>
 </text:span>
</text:p>
      <text:p text:style-name="P4">
前支联会副主席蔡耀昌指，六四民调是反映港人政治看法的重要数据，批评港府施压禁止民调公开，做法不适当。评论指，港府同时针对六四民调发布，向法院申请禁播"愿荣光归香港"抗争歌曲，相信是在港推行中共式的清网行动。</text:p>
      <text:p text:style-name="P4">
香港民意研究所原计划在周二（6月6日）网上发布"六四周年调查报告"，但在发布日临时在网页通知，称因应相关政府部门的风险评估后建议，决定取消调查发布，并且没有透露更多细节。</text:p>
      <text:p text:style-name="P4">
香港民意研究所网站的"六四"民意调查栏目显示，调查从1993年开始，每年在六四后均会公布，有关调查的问题共有11条，包括对北京当局和学生在六四事件中的对错作评分，是否支持平反六四，认为支联会应否解散，以及相对1989年，中国现在的人权状况状况等。</text:p>
      <text:p text:style-name="P4">
香港民意研究所副行政总裁钟剑华表示，因为已移居英国，不清楚这次民调被叫停发布的原因和细节。但他表示，以往香港民研曾有2次，受到国安警察施压，改变发布安排，相信这次也不例外。</text:p>
      <text:p text:style-name="P4">
钟剑华："我相信这次应该是跟国安警察，以前也试过有一些民调受到国安警察的压力，改变了发布的安排。其实这个民调是没有什么敏感的，在做这个民调的时候，已很小心提问的方式，都是很中性的。只是现在北京当局和香港政府，以国家安全的名义，打压香港的公民社会，不让香港再有人提出一些让中共感到敏感的一些事，不想人再提到它（中共）不过是一些邪恶的行为，不让人去揭它的疮疤，原本不敏感的，现在都变成敏感。"</text:p>
      <text:p text:style-name="P4">
<text:span text:style-name="T4">
蔡耀昌：六四民调是反映港人政治看法重要数据 港府施压不适当</text:span>
</text:p>
      <text:p text:style-name="P4">
前支联会副主席蔡耀昌表示，支联会还未解散前，主要通过有关民调，了解港人对六四事件的看法，形容数据是很重要的历史纪录。对已有30年历史的六四民调，无法公布感到可惜，认为港府从来没有表明悼念六四是违法，不应该利用公权力对民调机构施压。</text:p>
      <text:p text:style-name="P4">
蔡耀昌："这个民意调查能够记录香港人对一些政治问题的看法，除了对支联会以外，我想对整个社会也很重要。现在政府和警察他们的做法，明显不是一个执法行为。作为公权力来讲，如果是用一些非正式的做法，对团体和民众来讲也有一个威胁力，按照一个法治社会来讲，是不适当的，政府也应该有一个明确、公开的解释。"</text:p>
      <text:p text:style-name="P4">
<text:span text:style-name="T4">
桑普：港府疑在港推行中共式清网行动</text:span>
</text:p>
      <text:p text:style-name="P4">
时事评论员桑普表示，结合近期港府对六四的针对行动，以及法院申请禁止公开或在任何平台传播反送中抗争歌曲"愿荣光归香港"，相信北京正在香港进行中国式的清网行动。</text:p>
      <text:p text:style-name="P4">
桑普："总体国家安全观有个叫文化安全，一切东西中国共产党觉得不满意的，就可以把它禁止。因为共产党花了2020年到现在，大概2年多的时间，清除香港的民主派的头面人物、政党、组织和媒体，香港民研六四周年的调查报告，都没办法公开，到《愿荣光归香港》的歌，可能掀起一个禁歌的潮流。我看到的确在香港有一个清网的趋势，用文化安全来把这些东西完全夷平，把专制独裁的技术，运用到香港，到极致的地步。"</text:p>
      <text:p text:style-name="P4">
他表示，在刚过去的六四，港人在高压下还站出来悼念，可能会使中共认为港人还没有完全臣服，因此进一步催化北京对香港再加压。</text:p>
      <text:p text:style-name="P4">
记者：陈子非 责编：陈美华、许书婷、梒青 网编：洪伟</text:p>
      <text:p text:style-name="P4">
Source: <text:a xlink:type="simple" xlink:href="https://www.rfa.org/mandarin/yataibaodao/gangtai/ec1-06072023104755.html" text:style-name="Internet_20_link" text:visited-style-name="Visited_20_Internet_20_Link">
https://www.rfa.org/mandarin/yataibaodao/gangtai/ec1-06072023104755.html</text:a>
</text:p>
      <!--NEWS-->
      <text:h text:style-name="P10" text:outline-level="1">
<text:span text:style-name="T4">
亚股走势不一  数据显示中国经济持续疲软</text:span>
</text:h>
      <text:p text:style-name="P4">
Publisher: 法新社</text:p>
      <text:p text:style-name="P4">
Published Time: 2023-06-07T11:02:07+00:00</text:p>
      <text:p text:style-name="P4">
Modified Time: 2023-06-07T10:35:02+00:00</text:p>
      <text:p text:style-name="P4">
Description: （法新社香港7日电） 随着最新数据显示中国经济持续疲软，外界臆测北京将推出新一波振兴措施，加上投资人仍期待美国联邦准备理事会（Fed）本月将暂停升息的情况下，亚洲股市今天走势不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07T11-02-07-00-00/000000.png" xlink:type="simple" xlink:show="embed" xlink:actuate="onLoad" draw:mime-type="image/png"/>
</draw:frame>
</text:p>
      <text:p text:style-name="P4">
美国国务卿布林肯（AntonyBlinken）据报将访问中国，升高外界对美中关系融冰的乐观预期心理，但在华尔街股市表现差强人意，股市缺乏题材的情况下，亚洲投资人转趋谨慎。</text:p>
      <text:p text:style-name="P4">
同时，世界银行（World Bank）下修明年全球经济成长预估，对全球经济前景提出警告。</text:p>
      <text:p text:style-name="P4">
联准会下周决策会议也成为市场焦点。在最新数据显示一年多来的紧缩政策已开始发挥作用下，投资人希望决策官员不要连续11次会议调高利率。</text:p>
      <text:p text:style-name="P4">
此外，报载中国当局要求国内大型行库调降存款利率，以提振经济。分析师称，此举意味着中国人民银行考虑最快本月降息。</text:p>
      <text:p text:style-name="P4">
市场传言布林肯将于数周内访问北京，以让美中关系重返正轨。布林肯原本订于2月访中，却因中国间谍气球事件而喊卡。</text:p>
      <text:p text:style-name="P4">
布林肯据报可能会见中国国家主席习近平，外界期盼两人会面可以降低美中紧张关系。</text:p>
      <text:p text:style-name="P4">
港股今天在科技股带动下，重拾近来涨势；上海股市也走扬，尽管终场两者早盘涨势收敛。3月来累计涨幅约20%的日经指数今天收跌1.8%，来到31913.74点。港股恒生指数则是收涨0.8%，来到19252.00点。上海综合股价指数收盘微涨0.1%，来到3197.76点。</text:p>
      <text:p text:style-name="P4">
至于其他亚股，台北和马尼拉股市收涨，首尔则是持平。新加坡、雪梨和威灵顿等股市都走跌。</text:p>
      <text:p text:style-name="P4">
Source: <text:a xlink:type="simple" xlink:href="https://www.rfi.fr/cn/%E8%B4%A2%E7%BB%8F%E5%BF%AB%E8%AE%AF/20230607-%E4%BA%9A%E8%82%A1%E8%B5%B0%E5%8A%BF%E4%B8%8D%E4%B8%80-%E6%95%B0%E6%8D%AE%E6%98%BE%E7%A4%BA%E4%B8%AD%E5%9B%BD%E7%BB%8F%E6%B5%8E%E6%8C%81%E7%BB%AD%E7%96%B2%E8%BD%AF" text:style-name="Internet_20_link" text:visited-style-name="Visited_20_Internet_20_Link">
https://www.rfi.fr/cn/%E8%B4%A2%E7%BB%8F%E5%BF%AB%E8%AE%AF/20230607-%E4%BA%9A%E8%82%A1%E8%B5%B0%E5%8A%BF%E4%B8%8D%E4%B8%80-%E6%95%B0%E6%8D%AE%E6%98%BE%E7%A4%BA%E4%B8%AD%E5%9B%BD%E7%BB%8F%E6%B5%8E%E6%8C%81%E7%BB%AD%E7%96%B2%E8%BD%AF</text:a>
</text:p>
      <!--NEWS-->
      <text:h text:style-name="P10" text:outline-level="1">
<text:span text:style-name="T4">
工作不该是“用爱发电”</text:span>
</text:h>
      <text:p text:style-name="P4">
Creator: SIMONE STOLZOFF</text:p>
      <text:p text:style-name="P4">
Publisher: https://www.facebook.com/nytimeschinese</text:p>
      <text:p text:style-name="P4">
Published Time: 2023-06-07T11:04:02+08:00</text:p>
      <text:p text:style-name="P4">
Description: 热爱支付不了账单，也不是工作保障或公平报酬的替代品。工作是一种契约经济，从事有意义的工作不该是雇主剥削员工的借口。 Álvaro Bernis</text:p>
      <text:p text:style-name="P4">
Images: ["<text:a xlink:type="simple" xlink:href="https://static01.nyt.com/images/2023/06/05/opinion/05stolzoff/05stolzoff-master1050.jpg" text:style-name="Internet_20_link" text:visited-style-name="Visited_20_Internet_20_Link">
05stolzoff-ma...</text:a>
"]</text:p>
      <text:p text:style-name="P4">
Category: 观点与评论</text:p>
      <text:p text:style-name="P4">
Type: Article</text:p>
      <!--METADATA-->
      <text:p text:style-name="P4">
<draw:frame draw:style-name="fr1" draw:name="Image156" text:anchor-type="as-char" svg:width="6.9236in" svg:height="6.9236in" draw:z-index="0">
<draw:image xlink:href="../Images/cnnytimes/2023-06-07T11-04-02-08-00/05stolzoff-master1050.jpg" xlink:type="simple" xlink:show="embed" xlink:actuate="onLoad" draw:mime-type="image/jpeg"/>
</draw:frame>
</text:p>
      <text:p text:style-name="P4">
上个月，华纳兄弟探索公司的首席执行官戴维·扎斯拉夫就该公司的流媒体2023年一季度盈利5000万美元接受采访，他当时对全国广播公司商业频道说，他相信，出于“对这个行业的热爱和对工作的热爱”，美国编剧工会的罢工终将结束。</text:p>
      <text:p text:style-name="P4">
这场罢工已进入第六周，编剧们的坚持不懈让一个事实变得更清晰：遗憾的是，热爱支付不了账单。</text:p>
      <text:p text:style-name="P4">
一种普遍持有的信念是，热爱是工作保障、工作场所保护或公平报酬的 <text:a xlink:type="simple" xlink:href="https://www.hurstpublishers.com/book/work-wont-love-you-back/" text:style-name="Internet_20_link" text:visited-style-name="Visited_20_Internet_20_Link">
 合</text:a>
 <text:a xlink:type="simple" xlink:href="https://www.hurstpublishers.com/book/work-wont-love-you-back/" text:style-name="Internet_20_link" text:visited-style-name="Visited_20_Internet_20_Link">
 适</text:a>
 <text:a xlink:type="simple" xlink:href="https://www.hurstpublishers.com/book/work-wont-love-you-back/" text:style-name="Internet_20_link" text:visited-style-name="Visited_20_Internet_20_Link">
 替代</text:a>
 <text:a xlink:type="simple" xlink:href="https://www.hurstpublishers.com/book/work-wont-love-you-back/" text:style-name="Internet_20_link" text:visited-style-name="Visited_20_Internet_20_Link">
 品</text:a>
，尤其是在写作、烹饪以及艺术等所谓梦寐以求的行业，有幸干这类工作本身就被认为是某种形式的报偿。</text:p>
      <text:p text:style-name="P4">
但是，工作是一种激情或“为爱发电”的说法混淆了工作是经济契约的现实。工作不是契约的假定为剥削创造了条件。</text:p>
      <text:p text:style-name="P4">
广告</text:p>
      <text:p text:style-name="P4">
其实，创造性的、使命驱动的、高声望的行业经常利用从业者对自身工作的热爱占他们的便宜。据 <text:a xlink:type="simple" xlink:href="https://psycnet.apa.org/record/2019-21488-001" text:style-name="Internet_20_link" text:visited-style-name="Visited_20_Internet_20_Link">
 2020年的一项研究</text:a>
，如果雇主认为员工对自己的工作有激情，就会更坦然地接受恶劣对待员工的做法，比如指望他们加班但不拿报酬，或要求他们做不属于其工作范围、有失尊严的任务。这是因为雇主们有一个心照不宣的假定：即使不给报酬，他们的员工也会做这项工作。</text:p>
      <text:p text:style-name="P4">
这似乎是一些美国编剧工会成员得到的信息。“写作是个崇高的职业，”正在洛杉矶参与罢工的剧作家、节目统筹查尔斯·罗杰斯说。“但这个行业现在的做法是，让编剧们觉得他们应该为身在这个行业而心存感激。”雇主然后利用从业者的感恩心态，以及门外有很多乐意取代他们的人这种老生常谈，为付给工人低于他们应得的工资作辩护。</text:p>
      <text:p text:style-name="P4">
从业者不是为钱工作的观念在其他旨在帮助他人的行业也相当普遍，例如教育。“投身教育是一种召唤，”纽约市市长埃里克·亚当斯几周前发推文说。“从事教学的人不是为钱工作，而是因为相信教室里面的孩子们会成功。”</text:p>
      <text:p text:style-name="P4">
这听起来像是尊崇，但纽约市教师工会的合同已于去年9月到期，而亚当斯一直反对给教师加薪，让薪水与通货膨胀同步增长。教师们需要更好的报酬，而不是庆祝教师感谢周的陈词滥调。</text:p>
      <text:p text:style-name="P4">
在2018年的一篇论文中，时任图书管理员的福巴兹·伊塔尔生造了一个词来描述她身处的行业里，众人眼中的高尚如何掩盖了其中存在的问题。艾塔尔将这一现象称为“职业敬畏”(<text:a xlink:type="simple" xlink:href="https://www.inthelibrarywiththeleadpipe.org/2018/vocational-awe/" text:style-name="Internet_20_link" text:visited-style-name="Visited_20_Internet_20_Link">
 vocational awe</text:a>
)，她将其定义为一种信念：作为一个工作场所，图书馆本身是个高尚的地方，因此被认为不能批评。按照她的说法，在一个大家认为高尚的工作场所，员工更容易受剥削。“在文化和自由的宏大使命面前，倡导充足的午餐时间给人斤斤计较的感觉，”她写道。</text:p>
      <text:p text:style-name="P4">
伊塔尔从十几岁起就知道自己想成为一名图书管理员。她读图书馆学学位时，教授们喜欢富有诗意地把当图书管理员称为一种使命，把图书馆的作用描述为最后一个真正的民主机构。</text:p>
      <text:p text:style-name="P4">
广告</text:p>
      <text:p text:style-name="P4">
但坐在参考书咨询台前，她看到的是这个行业的理想主义如何掩盖了低薪。艾塔尔拿到图书馆学学位后获得的第一份工作的主管告诉她，“没有人当图书管理员是为了挣基本生活工资。”（她当时年薪4.8万美元。）她最终离开了这个行业。</text:p>
      <text:p text:style-name="P4">
新冠病毒大流行期间，职业敬畏得到了全面展现。人们对教育工作者说，他们在从事神圣的工作，但也告诉他们只能靠有限的资源凑合。医护人员被认为必不可少，但他们往往得不到与工作中面临的严重危险程度相符的报酬或保护措施。在让人钦佩的行业里，大家眼里的高尚掩盖了恶劣的工作条件，就像是给烧焦的蛋糕涂上糖霜。</text:p>
      <text:p text:style-name="P4">
虽然职业敬畏在积德行善的行业中很常见，但也存在于所有依靠品牌力量转移人们对从业人员真实经历注意力的领域。以动物园管理员为例，据Indeed的数据，该职业的<text:a xlink:type="simple" xlink:href="https://www.indeed.com/career/zookeeper/salaries" text:style-name="Internet_20_link" text:visited-style-name="Visited_20_Internet_20_Link">
 平均工资 </text:a>
是每小时16.51美元。虽然动物园管理被浪漫化了（整天与能动物在一起！），但这种工作普遍上班时间长、辛苦，还要清理粪便。</text:p>
      <text:p text:style-name="P4">
研究组织行为的学者杰弗里·汤普森和斯图尔特·邦德森在 <text:a xlink:type="simple" xlink:href="https://www.jstor.org/stable/27749305" text:style-name="Internet_20_link" text:visited-style-name="Visited_20_Internet_20_Link">
 一项研究 </text:a>
中发现，响应使命召唤当上动物园管理员有得有失。“一方面助长了职业认同、卓越意义和职业重要性，”他们写道，这抵消了“另一方面的死板责任、个人牺牲和高度警惕”。他们得出的结论是，低工资、不佳的福利以及恶劣的工作条件往往是从业者为从事他们喜欢的工作而做的牺牲。</text:p>
      <text:p text:style-name="P4">
正如我在 <text:a xlink:type="simple" xlink:href="https://www.penguinrandomhouse.com/books/704142/the-good-enough-job-by-simone-stolzoff/" text:style-name="Internet_20_link" text:visited-style-name="Visited_20_Internet_20_Link">
 新书 </text:a>
中描述的那样，这种责任感和个人牺牲不仅可能导致从业者将产出与他们的自我价值混为一谈，也有可能对他们揭露错误行为的意愿产生寒蝉效应。当你从事伟大行业、有一份让你觉得有幸得到的工作时，害怕失去会让你更难站出来说话。</text:p>
      <text:p text:style-name="P4">
但幸亏劳动者正在认识到他们的集体力量。全国各地各行各业的从业者已经组织起来，正在争取更好的工作条件。</text:p>
      <text:p text:style-name="P4">
广告</text:p>
      <text:p text:style-name="P4">
在好莱坞，编剧们在要求更多的工作保障，得到 <text:a xlink:type="simple" xlink:href="https://www.nytimes.com/2023/04/30/opinion/hollywood-writers-guild-strike.html" text:style-name="Internet_20_link" text:visited-style-name="Visited_20_Internet_20_Link">
 更高的复播追加酬金</text:a>
 。在密歇根州安阿伯市，密歇根大学的 <text:a xlink:type="simple" xlink:href="https://www.michiganradio.org/education/2023-04-27/university-of-michigan-graduate-student-employees-still-on-strike-as-term-ends" text:style-name="Internet_20_link" text:visited-style-name="Visited_20_Internet_20_Link">
 研究生们</text:a>
也在罢工，他们要求将最低年薪从大约2.4万美元提高到3.85万美元。在俄勒冈州， <text:a xlink:type="simple" xlink:href="https://www.bendsource.com/news/nurses-authorize-a-strike-19251020" text:style-name="Internet_20_link" text:visited-style-name="Visited_20_Internet_20_Link">
 护士们在要求增加人员配置</text:a>
，以更好地为患者服务。</text:p>
      <text:p text:style-name="P4">
他们得到了很多支持。据 <text:a xlink:type="simple" xlink:href="https://news.gallup.com/poll/398303/approval-labor-unions-highest-point-1965.aspx" text:style-name="Internet_20_link" text:visited-style-name="Visited_20_Internet_20_Link">
 盖洛普 </text:a>
 去年的一份民意调查，71%的美国人支持工会，这在盖洛普自1965年以来的记录里是最高的。</text:p>
      <text:p text:style-name="P4">
正如伊塔尔对我说的那样，“劳动者看到，除非他们联合起来做斗争，否则将被机构榨干耗尽。”作为第一步，雇主们需要认识到，我们工作不仅是出于热爱。</text:p>
      <text:p text:style-name="P4">
Source: <text:a xlink:type="simple" xlink:href="https://cn.nytimes.com/opinion/20230607/employment-exploitation-unions/" text:style-name="Internet_20_link" text:visited-style-name="Visited_20_Internet_20_Link">
https://cn.nytimes.com/opinion/20230607/employment-exploitation-unions/</text:a>
</text:p>
      <!--NEWS-->
      <text:h text:style-name="P10" text:outline-level="1">
<text:span text:style-name="T4">
联合国称乌克兰大坝被毁料将对农业产出造成长期影响 (Free Version)</text:span>
</text:h>
      <text:p text:style-name="P4">
Author: Yusuf Khan</text:p>
      <text:p text:style-name="P4">
Publisher: 华尔街日报中文网</text:p>
      <text:p text:style-name="P4">
Published Time: 2023-06-07T11:05:00.000Z</text:p>
      <text:p text:style-name="P4">
Modified Time: 2023-06-07T11:05:00.000Z</text:p>
      <text:p text:style-name="P4">
Created Time: 2023-06-07T09:56:00.000Z</text:p>
      <text:p text:style-name="P4">
Description: 联合国粮农组织称，乌克兰卡霍夫卡水大坝被炸毁可能会对该地区的农业生产造成持久影响。</text:p>
      <text:p text:style-name="P4">
Images: []</text:p>
      <text:p text:style-name="P4">
Categories: ['国际']</text:p>
      <text:p text:style-name="P4">
Keywords: SYND</text:p>
      <text:p text:style-name="P4">
Type: Article</text:p>
      <!--METADATA-->
      <text:p text:style-name="P4">
联合国粮农组织(Food and Agriculture Organization of the UnitedNations)称，乌克兰卡霍夫卡水(Nova Kakhovka)大坝被炸毁可能会对该地区的农业生产造成持久影响。</text:p>
      <text:p text:style-name="P4">
Source: <text:a xlink:type="simple" xlink:href="https://cn.wsj.com/articles/%E8%81%94%E5%90%88%E5%9B%BD%E7%A7%B0%E4%B9%8C%E5%85%8B%E5%85%B0%E5%A4%A7%E5%9D%9D%E8%A2%AB%E6%AF%81%E6%96%99%E5%B0%86%E5%AF%B9%E5%86%9C%E4%B8%9A%E4%BA%A7%E5%87%BA%E9%80%A0%E6%88%90%E9%95%BF%E6%9C%9F%E5%BD%B1%E5%93%8D-82943960" text:style-name="Internet_20_link" text:visited-style-name="Visited_20_Internet_20_Link">
https://cn.wsj.com/articles/%E8%81%94%E5%90%88%E5%9B%BD%E7%A7%B0%E4%B9%8C%E5%85%8B%E5%85%B0%E5%A4%A7%E5%9D%9D%E8%A2%AB%E6%AF%81%E6%96%99%E5%B0%86%E5%AF%B9%E5%86%9C%E4%B8%9A%E4%BA%A7%E5%87%BA%E9%80%A0%E6%88%90%E9%95%BF%E6%9C%9F%E5%BD%B1%E5%93%8D-82943960</text:a>
</text:p>
      <!--NEWS-->
      <text:h text:style-name="P10" text:outline-level="1">
<text:span text:style-name="T4">
专栏 | 劳工通讯：福建晋江佳信轻工发展有限公司关厂，不付拖欠工资 (六)</text:span>
</text:h>
      <text:p text:style-name="P4">
Author: None</text:p>
      <text:p text:style-name="P4">
Publisher: Radio Free Asia (Organization)</text:p>
      <text:p text:style-name="P4">
Published Time: 2023-06-07T11:07:54-04:00</text:p>
      <text:p text:style-name="P4">
Modified Time: 2023-06-07T11:07:54-04:00</text:p>
      <text:p text:style-name="P4">
Description: None</text:p>
      <text:p text:style-name="P4">
Videos: []</text:p>
      <text:p text:style-name="P4">
Audios: ["<text:a xlink:type="simple" xlink:href="https://www.rfa.org/mandarin/zhuanlan/laogongtongxun/hdf-060720230945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634345in" draw:z-index="0">
<draw:image xlink:href="../Images/rfamandarin/2023-06-07T11-07-54-04-00/000000.png" xlink:type="simple" xlink:show="embed" xlink:actuate="onLoad" draw:mime-type="image/png"/>
</draw:frame>
 <text:a xlink:type="simple" xlink:href="https://www.rfa.org/mandarin/zhuanlan/laogongtongxun/hdf-06072023094538.html/@@images/image" text:style-name="Internet_20_link" text:visited-style-name="Visited_20_Internet_20_Link">
</text:a>
Photo: RFA  <text:a xlink:type="simple" xlink:href="https://www.rfa.org/mandarin/zhuanlan/laogongtongxun/hdf-06072023094538.html/@@stream" text:style-name="Internet_20_link" text:visited-style-name="Visited_20_Internet_20_Link">
Audio-1-Link：https://www.rfa.org/mandarin/zhuanlan/laogongtongxun/hdf-06072023094538.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6072023094538.html" text:style-name="Internet_20_link" text:visited-style-name="Visited_20_Internet_20_Link">
https://www.rfa.org/mandarin/zhuanlan/laogongtongxun/hdf-06072023094538.html</text:a>
</text:p>
      <!--NEWS-->
      <text:h text:style-name="P10" text:outline-level="1">
<text:span text:style-name="T4">
中国5月出口额降幅超出预期 (Free Version)</text:span>
</text:h>
      <text:p text:style-name="P4">
Authors: ['威廉•兰利', '李若瑟']</text:p>
      <text:p text:style-name="P4">
Publisher: 英国《金融时报》</text:p>
      <text:p text:style-name="P4">
Time: 2023-06-07T11:18:06+00:00</text:p>
      <text:p text:style-name="P4">
Published Time: 2023-06-06T12:00:99+08:00</text:p>
      <text:p text:style-name="P4">
Modified Time: 2023-06-07T06:55:99+08:00</text:p>
      <text:p text:style-name="P4">
Description: 原因是对中国商品的全球需求减弱。进口表现好于预期，表明中国国内经济的疫后复苏仍在正轨上。</text:p>
      <text:p text:style-name="P4">
Images: ["<text:a xlink:type="simple" xlink:href="https://thumbor.ftacademy.cn/unsafe/picture/3/000183663_piclink.jpg" text:style-name="Internet_20_link" text:visited-style-name="Visited_20_Internet_20_Link">
000183663_pic...</text:a>
"]</text:p>
      <text:p text:style-name="P4">
Themes: ['中国经济', '关注']</text:p>
      <text:p text:style-name="P4">
Keywords: ['中国经济', '贸易', '出口']</text:p>
      <text:p text:style-name="P4">
Type: Article</text:p>
      <!--METADATA-->
      <text:p text:style-name="P4">
<draw:frame draw:style-name="fr1" draw:name="Image159" text:anchor-type="as-char" svg:width="6.9236in" svg:height="3.894525in" draw:z-index="0">
<draw:image xlink:href="../Images/FT Chinese Free Version/2023-06-07T11-18-06-00-00/000183663_piclink.jpg" xlink:type="simple" xlink:show="embed" xlink:actuate="onLoad" draw:mime-type="image/jpeg"/>
</draw:frame>
</text:p>
      <text:p text:style-name="P4">
中国5月份出口额降幅超出预期，原因是全球对中国商品的需求减弱。在去年疫情导致的经济放缓之后，这个全球第二大经济体正在艰难地重振增长。</text:p>
      <text:p text:style-name="P4">
中国海关总署表示，5月出口同比下降7.5%，这一数字远逊于路透社(Reuters)调查的分析师预计的0.4%的降幅。</text:p>
      <text:p text:style-name="P4">
Source: <text:a xlink:type="simple" xlink:href="http://www.ftchinese.com/story/001099893" text:style-name="Internet_20_link" text:visited-style-name="Visited_20_Internet_20_Link">
http://www.ftchinese.com/story/001099893</text:a>
</text:p>
      <!--NEWS-->
      <text:h text:style-name="P10" text:outline-level="1">
<text:span text:style-name="T4">
中国进出口数据表现差　靠贬值刺激进出口换外币失效</text:span>
</text:h>
      <text:p text:style-name="P4">
Author: None</text:p>
      <text:p text:style-name="P4">
Publisher: Radio Free Asia (Organization)</text:p>
      <text:p text:style-name="P4">
Published Time: 2023-06-07T11:22:00-04:00</text:p>
      <text:p text:style-name="P4">
Modified Time: 2023-06-07T13:09:41-04:00</text:p>
      <text:p text:style-name="P4">
Description: None</text:p>
      <text:p text:style-name="P4">
Videos: []</text:p>
      <text:p text:style-name="P4">
Audios: ["<text:a xlink:type="simple" xlink:href="https://www.rfa.org/mandarin/yataibaodao/jingmao/ec2-060720231111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567343in" draw:z-index="0">
<draw:image xlink:href="../Images/rfamandarin/2023-06-07T11-22-00-04-00/000000.png" xlink:type="simple" xlink:show="embed" xlink:actuate="onLoad" draw:mime-type="image/png"/>
</draw:frame>
中国最新公布的五月进出口数据以人民币计价稍有增长，但转换为美元则同比下跌7.5%。图为中国青岛港 路透社资料图  <text:a xlink:type="simple" xlink:href="https://www.rfa.org/mandarin/yataibaodao/jingmao/ec2-06072023111114.html/@@stream" text:style-name="Internet_20_link" text:visited-style-name="Visited_20_Internet_20_Link">
Audio-1-Link：https://www.rfa.org/mandarin/yataibaodao/jingmao/ec2-06072023111114.html/@@stream</text:a>
</text:p>
      <text:p text:style-name="P4">
作为世界第二大经济体的中国最新公布的五月进出口数据显示，以人民币计价稍有增长，但转换为美元则同比下跌7.5%。评论指出，数据反映中国宏观调控不能力挽狂澜，人民币大幅贬值也不能刺激进出口，相信将打击中国全年的经济增长表现。</text:p>
      <text:p text:style-name="P4">
<text:a xlink:type="simple" xlink:href="https://www.rfa.org/mandarin/yataibaodao/jingmao/gt2-06072023053052.html" text:style-name="Internet_20_link" text:visited-style-name="Visited_20_Internet_20_Link">
 <text:span text:style-name="T4">
中国一线城市限购有望放宽 上海房产及租屋市场日趋萎缩</text:span>
 </text:a>
  * <text:span text:style-name="T4">
<text:a xlink:type="simple" xlink:href="https://www.rfa.org/mandarin/yataibaodao/jingmao/jw2-06062023132743.html" text:style-name="Internet_20_link" text:visited-style-name="Visited_20_Internet_20_Link">
 学者：中国失业统计失真 就业形势严峻 </text:a>
 </text:span>
</text:p>
      <text:p text:style-name="P4">
中国海关总署周三（6月7日）公布最新的进出口数据，五月进出口按人民币计算为3.45万亿元，同比增长0.5%。但改以美元计价，变成同比下降7.5%，萎缩情况远高于市场预期的0.4%，结束中国自今年三月以来连续两个月的出口正增长的趋势。进口也下降4.5%，贸易顺差658.1亿美元，同比收窄16.1%。</text:p>
      <text:p text:style-name="P4">
按今年头五个月的出口表现看，进出口总值16.77万亿元人民币，同比增长4.7%。但按美元计算，头五个月的进出口总值为2.44万亿美元，下降2.8%，进口下降的幅度更大，达到6.7%；贸易顺差3594.8亿美元，扩大27.8%。</text:p>
      <text:p text:style-name="P4">
据路透社报道，经济学者相信，出口表现不佳，与对中国商品的需求疲软有关。同时，也因进口零部件原料在中国制造再出口的需求减低，使进口表现不佳。</text:p>
      <text:p text:style-name="P4">
<text:span text:style-name="T4">
评论：中国多年依赖贬值换外汇的时代结束</text:span>
</text:p>
      <text:p text:style-name="P4">
经济学者司表示，最新的数据显示，中国已失去世界工厂的地位，宏观调控不能力挽狂澜，连人民币大幅贬值，也不能刺激进出口，相信会打击中国全年的经济增长表现。</text:p>
      <text:p text:style-name="P4">
司令："过去几十年中国靠贬值获取贸易红利，现在人民币就算加速贬值，中国的进出口数据依然上不去，这恐怕是中国政府现在遇到的最大难题。它（中国）以往最倚重是让人民币贬值，来从美国加速提款的这个招法，越使越不灵。中国想用贬值拉动增长，这个日子从今年就终结了。如此大跌眼镜的表现，这对于中国经济增长来讲，绝不是一个好的信号。”</text:p>
      <text:p text:style-name="P4">
<text:span text:style-name="T4">
评论：中国为与西方国家脱钩做准备</text:span>
</text:p>
      <text:p text:style-name="P4">
数据显示，今年一至五月，中国对台湾进出口的总值跌幅最大，同比减少约两成，中国对新西兰、日本和美国的进出口数据，同样下跌，但对俄罗斯的进出口总值，同比增加51%，其中出口增长同比急增近九成。</text:p>
      <text:p text:style-name="P4">
司令认为，外界关注中国进出口表现差强人意的同时，也要留意中国与其它地区和国家的进出口数据变化，显示中国积极与西方国家脱钩。</text:p>
      <text:p text:style-name="P4">
司令："如果说中国从战略上和美国发生了重大和不可逆转的摩擦的话，中国必须要为自己的国门彻底关闭想好退路。从贸易的流向来讲，中国事实上正在加速的把它主要的贸易对象，从欧美逐步转向俄罗斯，还有中亚、上海合作组织，以及一带一路的国家。往这个方向转，表明中国正在加速的打算和西方的脱钩。”</text:p>
      <text:p text:style-name="P4">
司令表示，虽然中国有意愿在进出口贸易方面减少对西方国家的依赖，但大部分市场都是以美元为结算货币，中国想减低美元掣肘也未必容易。</text:p>
      <text:p text:style-name="P4">
记者：陈子非 责编：陈美华、许书婷、梒青 网编：洪伟</text:p>
      <text:p text:style-name="P4">
Source: <text:a xlink:type="simple" xlink:href="https://www.rfa.org/mandarin/yataibaodao/jingmao/ec2-06072023111114.html" text:style-name="Internet_20_link" text:visited-style-name="Visited_20_Internet_20_Link">
https://www.rfa.org/mandarin/yataibaodao/jingmao/ec2-06072023111114.html</text:a>
</text:p>
      <!--NEWS-->
      <text:h text:style-name="P10" text:outline-level="1">
<text:span text:style-name="T4">
报道：摩根大通CEO戴蒙向美国议员表示应取消债务上限 (Free Version)</text:span>
</text:h>
      <text:p text:style-name="P4">
Author: Steve Gelsi</text:p>
      <text:p text:style-name="P4">
Publisher: 华尔街日报中文网</text:p>
      <text:p text:style-name="P4">
Published Time: 2023-06-07T11:30:00.000Z</text:p>
      <text:p text:style-name="P4">
Modified Time: 2023-06-07T11:30:00.000Z</text:p>
      <text:p text:style-name="P4">
Created Time: 2023-06-07T10:23:00.000Z</text:p>
      <text:p text:style-name="P4">
Description: 据CNN报道，摩根大通首席执行官杰米·戴蒙周二在一次闭门午餐会上呼吁民主党议员取消债务上限。</text:p>
      <text:p text:style-name="P4">
Images: []</text:p>
      <text:p text:style-name="P4">
Categories: ['金融市场']</text:p>
      <text:p text:style-name="P4">
Keywords: SYND</text:p>
      <text:p text:style-name="P4">
Type: Article</text:p>
      <!--METADATA-->
      <text:p text:style-name="P4">
据CNN报道，摩根大通(JPMorgan Chase &amp; Co., JPM)首席执行官杰米·戴蒙(JamieDimon)周二在一次闭门午餐会上向民主党议员呼吁取消债务上限。</text:p>
      <text:p text:style-name="P4">
Source: <text:a xlink:type="simple" xlink:href="https://cn.wsj.com/articles/%E6%8A%A5%E9%81%93-%E6%91%A9%E6%A0%B9%E5%A4%A7%E9%80%9Aceo%E6%88%B4%E8%92%99%E5%90%91%E7%BE%8E%E5%9B%BD%E8%AE%AE%E5%91%98%E8%A1%A8%E7%A4%BA%E5%BA%94%E5%8F%96%E6%B6%88%E5%80%BA%E5%8A%A1%E4%B8%8A%E9%99%90-37856825" text:style-name="Internet_20_link" text:visited-style-name="Visited_20_Internet_20_Link">
https://cn.wsj.com/articles/%E6%8A%A5%E9%81%93-%E6%91%A9%E6%A0%B9%E5%A4%A7%E9%80%9Aceo%E6%88%B4%E8%92%99%E5%90%91%E7%BE%8E%E5%9B%BD%E8%AE%AE%E5%91%98%E8%A1%A8%E7%A4%BA%E5%BA%94%E5%8F%96%E6%B6%88%E5%80%BA%E5%8A%A1%E4%B8%8A%E9%99%90-37856825</text:a>
</text:p>
      <!--NEWS-->
      <text:h text:style-name="P10" text:outline-level="1">
<text:span text:style-name="T4">
教宗将接受疝气手术 预估住院几天</text:span>
</text:h>
      <text:p text:style-name="P4">
Publisher: 法新社</text:p>
      <text:p text:style-name="P4">
Published Time: 2023-06-07T11:32:07+00:00</text:p>
      <text:p text:style-name="P4">
Modified Time: 2023-06-07T11:20:03+00:00</text:p>
      <text:p text:style-name="P4">
Description: （法新社梵蒂冈7日电） 天主教教廷表示，教宗方济各将于今天在罗马一家医院接受腹部疝气手术，预计他将在那里停留「几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07T11-32-07-00-00/000000.png" xlink:type="simple" xlink:show="embed" xlink:actuate="onLoad" draw:mime-type="image/png"/>
</draw:frame>
</text:p>
      <text:p text:style-name="P4">
教廷发言人布鲁尼（Matteo Bruni）在声明中说，86岁的教宗目前罹患疝气，「引发反覆、痛苦和恶化的」症状。教宗曾在2021年接受结肠手术。</text:p>
      <text:p text:style-name="P4">
教宗昨天前往罗马的杰梅利医院（Gemelli hospital）并短暂停留，教廷表示，他在院内期间接受「临床检查」。</text:p>
      <text:p text:style-name="P4">
方济各今天像往常一样主持每周的公开接见，然后准备前往杰梅利医院。</text:p>
      <text:p text:style-name="P4">
布鲁尼说：「他将在午后接受剖腹和腹壁手术…在全身麻醉下进行。」</text:p>
      <text:p text:style-name="P4">
教廷说：「在医疗机构的停留将持续几天，以利正常的术后过程和全面的功能恢复。」</text:p>
      <text:p text:style-name="P4">
方济各10年来一直是世界13亿天主教徒的领袖，他在过去1年中出现越来越多的健康问题。</text:p>
      <text:p text:style-name="P4">
教宗2021年7月在杰梅利医院接受大肠憩室炎手术，这种疾病是肠内壁发展出突起囊状物产生发炎。他在10天后出院。</text:p>
      <text:p text:style-name="P4">
方济各3月底还因支气管炎住院3个晚上，在接受抗生素治疗后康复。</text:p>
      <text:p text:style-name="P4">
他的右膝和坐骨神经也持续疼痛。（译者：林沂锋/核稿：杨昭彦）</text:p>
      <text:p text:style-name="P4">
Source: <text:a xlink:type="simple" xlink:href="https://www.rfi.fr/cn/%E7%A7%91%E5%AD%A6%E6%96%B0%E7%9F%A5/20230607-%E6%95%99%E5%AE%97%E5%B0%86%E6%8E%A5%E5%8F%97%E7%96%9D%E6%B0%94%E6%89%8B%E6%9C%AF-%E9%A2%84%E4%BC%B0%E4%BD%8F%E9%99%A2%E5%87%A0%E5%A4%A9" text:style-name="Internet_20_link" text:visited-style-name="Visited_20_Internet_20_Link">
https://www.rfi.fr/cn/%E7%A7%91%E5%AD%A6%E6%96%B0%E7%9F%A5/20230607-%E6%95%99%E5%AE%97%E5%B0%86%E6%8E%A5%E5%8F%97%E7%96%9D%E6%B0%94%E6%89%8B%E6%9C%AF-%E9%A2%84%E4%BC%B0%E4%BD%8F%E9%99%A2%E5%87%A0%E5%A4%A9</text:a>
</text:p>
      <!--NEWS-->
      <text:h text:style-name="P10" text:outline-level="1">
<text:span text:style-name="T4">
特朗普任内白宫幕僚长梅多斯向大陪审团作证</text:span>
</text:h>
      <text:p text:style-name="P4">
Author: 联合早报 (Person)</text:p>
      <text:p text:style-name="P4">
Publisher: 联合早报 (Organization)</text:p>
      <text:p text:style-name="P4">
Published Time: 2023-06-07T11:36</text:p>
      <text:p text:style-name="P4">
Modified Time: 2023-06-07T13:40</text:p>
      <text:p text:style-name="P4">
Description: 《纽约时报》星期二（6月6日）引述两名知情者的话说，特朗普任内担任白宫幕僚长的梅多斯，已就特别检察官史密斯正在调查的特朗普案件，向一联邦大陪审团作证。史密斯受司法部委任，负责调查特...</text:p>
      <text:p text:style-name="P4">
Videos: []</text:p>
      <text:p text:style-name="P4">
Audios: []</text:p>
      <text:p text:style-name="P4">
Images: []</text:p>
      <text:p text:style-name="P4">
Type: NewsArticle</text:p>
      <text:p text:style-name="P4">
Breadcrumbs: ['即时', '国际']</text:p>
      <text:p text:style-name="P4">
Keywords: ['美国司法部', '特朗普', '调查', '陪审团']</text:p>
      <!--METADATA-->
      <text:p text:style-name="P4">
《纽约时报》星期二（6月6日）引述两名知情者的话说，特朗普任内担任白宫幕僚长的梅多斯，已就特别检察官史密斯正在调查的特朗普案件，向一联邦大陪审团作证。</text:p>
      <text:p text:style-name="P4">
史密斯受司法部委任，负责调查特朗普涉及的两起重大刑事案件，包括特朗普在2021年1月6日国会大厦骚乱事件中扮演的角色，以及他在卸任后对 <text:a xlink:type="simple" xlink:href="https://www.zaobao.com/realtime/world/story20220824-1306047" text:style-name="Internet_20_link" text:visited-style-name="Visited_20_Internet_20_Link">
政府机密文件的处理 </text:a>
 。</text:p>
      <text:p text:style-name="P4">
多名消息人士告诉ABC新闻（美国广播公司），梅多斯回答了有关特朗普试图推翻2020年总统选举结果以及涉嫌对机密文件处理不当的问题。</text:p>
      <text:p text:style-name="P4">
梅多斯是特朗普2021年卸任前的白宫幕僚长。此前，他拒绝就国会骚乱事件到众议院特别调查委员会作证，被控藐视国会。</text:p>
      <text:p text:style-name="P4">
梅多斯的律师特威利格没有立即回应路透社的置评请求。史密斯办公室拒绝对报道置评。</text:p>
      <text:p text:style-name="P4">
特威利格在写给《纽约时报》的一份声明中说：“我不回应梅多斯是否在大陪审团面前或任何其他诉讼程序中作证。我要说的是，梅多斯一直致力遵守法律义务据实以告。”</text:p>
      <text:p text:style-name="P4">
特朗普的三名律师星期一到司法部会见司法部官员包括特别检察官史密斯。</text:p>
      <text:p text:style-name="P4">
《纽约时报》称，司法部对特朗普不当处理机密文件的调查即将结束。</text:p>
      <text:p text:style-name="P4">
多家媒体报道称，特朗普的法律团队星期一向司法部官员辩称，检察官不应就特朗普在2021年卸任后带走敏感政府材料而提控他。</text:p>
      <text:p text:style-name="P4">
Source: <text:a xlink:type="simple" xlink:href="https://www.zaobao.com.sg/realtime/world/story20230607-1401938" text:style-name="Internet_20_link" text:visited-style-name="Visited_20_Internet_20_Link">
https://www.zaobao.com.sg/realtime/world/story20230607-1401938</text:a>
</text:p>
      <!--NEWS-->
      <text:h text:style-name="P10" text:outline-level="1">
<text:span text:style-name="T4">
中美紧张关系加剧之际，红杉资本分拆中国子公司</text:span>
</text:h>
      <text:p text:style-name="P4">
Creator: LAUREN HIRSCH</text:p>
      <text:p text:style-name="P4">
Publisher: https://www.facebook.com/nytimeschinese</text:p>
      <text:p text:style-name="P4">
Published Time: 2023-06-07T11:39:28+08:00</text:p>
      <text:p text:style-name="P4">
Description: 这家硅谷风投公司计划拆分为三个独立的合作伙伴，中国和印度的业务将采用新品牌，欧美业务将保留原有名称。多名红杉高管表示，该公司全球业务管理已变得“越来越复杂”。 Stefan Wermuth/Bloomberg 红杉资本的管理合伙人鲁洛夫·博塔表示，运行集中功能的成本“是不值得的”。</text:p>
      <text:p text:style-name="P4">
Images: ["<text:a xlink:type="simple" xlink:href="https://static01.nyt.com/images/2023/06/07/business/06sequoia-print1/06sequoia-master1050.jpg" text:style-name="Internet_20_link" text:visited-style-name="Visited_20_Internet_20_Link">
06sequoia-mas...</text:a>
"]</text:p>
      <text:p text:style-name="P4">
Category: 商业与经济</text:p>
      <text:p text:style-name="P4">
Type: Article</text:p>
      <!--METADATA-->
      <text:p text:style-name="P4">
<draw:frame draw:style-name="fr1" draw:name="Image162" text:anchor-type="as-char" svg:width="6.9236in" svg:height="4.615733in" draw:z-index="0">
<draw:image xlink:href="../Images/cnnytimes/2023-06-07T11-39-28-08-00/06sequoia-master1050.jpg" xlink:type="simple" xlink:show="embed" xlink:actuate="onLoad" draw:mime-type="image/jpeg"/>
</draw:frame>
</text:p>
      <text:p text:style-name="P4">
中美两国在投资和获得先进技术方面的紧张关系日益加剧之际，硅谷最著名风险投资公司之一的红杉资本进行自我分拆，将中国子公司剥离为一家独立公司。</text:p>
      <text:p text:style-name="P4">
该公司 <text:a xlink:type="simple" xlink:href="https://twitter.com/sequoia/status/1666029996455112704" text:style-name="Internet_20_link" text:visited-style-name="Visited_20_Internet_20_Link">
 周二宣布</text:a>
，它计划分拆成三个独立的合作伙伴，其在中国和印度的业务将采用新品牌，而在美国和欧洲的公司保留红杉的名称。红杉资本管理合伙人鲁洛夫·博塔、中国区总裁沈南鹏及其印度业务负责人沙伊伦德拉·辛格在声明中表示，该公司的全球业务管理已变得“越来越复杂”。</text:p>
      <text:p text:style-name="P4">
博塔在接受采访时说，红杉“多年来”一直在评估集中化模式是否合理。他说，这个问题在过去的几个月里达到了非解决不可的程度，“我们很清楚，把所有这些都放在一起以及背景方面的成本是不值得的。”</text:p>
      <text:p text:style-name="P4">
“我们越来越多地处理跨实体的投资组合冲突，因为创始人现在真的有了全球野心，”博塔说。“品牌的混淆就开始让所有人不安。”</text:p>
      <text:p text:style-name="P4">
广告</text:p>
      <text:p text:style-name="P4">
红杉的中国业务将被命名为红杉(HongShan)。红杉在印度和东南亚的业务将被命名为Peak XV Partners。</text:p>
      <text:p text:style-name="P4">
红杉资本在美国和欧洲管理的资产超过530亿美元，在中国管理560亿美元，在印度和东南亚管理90亿美元。据一位了解该基金业绩的人士透露，过去五年，该公司在美国和欧洲的业务创造了超过300亿美元的回报。</text:p>
      <text:p text:style-name="P4">
自2005年进入中国以来，红杉资本在中国科技巨头快速而利润丰厚的崛起过程中发挥了重要作用。其引人注目的投资包括视频应用TikTok的所有者字节跳动；金融科技公司蚂蚁集团；以及快时尚零售商Shein。该公司已在中国投资了1000多家公司，包括电动汽车和生物技术等新兴科技领域。</text:p>
      <text:p text:style-name="P4">
红杉资本中国区总裁沈南鹏是字节跳动的董事会成员。在TikTok因为与中国政府的所谓关系而 <text:a xlink:type="simple" xlink:href="https://www.nytimes.com/live/2023/03/23/technology/tiktok-hearing-congress" text:style-name="Internet_20_link" text:visited-style-name="Visited_20_Internet_20_Link">
 面临美国立法者的不满</text:a>
，同时这款广受欢迎的应用的高管们面临着是否代表北京监视美国人的质疑之际，字节跳动受到了密切关注。</text:p>
      <text:p text:style-name="P4">
最近，风险资本投资者对向中国投资变得越来越谨慎：研究公司PitchBook的数据显示，去年的交易金额下降了一半，降至690亿美元左右，为六年来的最低水平。并非所有这些都与地缘政治紧张局势有关，直到去年年底之前，中国经济在严格的“清零”限制下大幅放缓。</text:p>
      <text:p text:style-name="P4">
但随着美中争夺经济主导地位，在中国做生意变得更加复杂，尤其是在科技等敏感行业。</text:p>
      <text:p text:style-name="P4">
广告</text:p>
      <text:p text:style-name="P4">
美国一直在 <text:a xlink:type="simple" xlink:href="https://www.nytimes.com/2023/02/09/business/us-china-investing-tech-biden.html" text:style-name="Internet_20_link" text:visited-style-name="Visited_20_Internet_20_Link">
 考虑限制对中国的投资 </text:a>
，这引起了一些主要投资者的强烈反对，也引起了一些拜登政府官员的犹豫，他们担心过于广泛的措施可能会导致意想不到的后果。在起草这些可能的限制措施的同时，经过一段时间的紧张关系之后，美国政府也在寻求双方关系的缓解之道。</text:p>
      <text:p text:style-name="P4">
上周，在参议院银行委员会举行的听证会上，负责投资安全的财政部助理部长保罗·罗森表示，政府正在“努力制定一个范围狭窄且集中的计划”，以限制对某些涉及国家安全的敏感技术的投资，比如先进半导体、人工智能和量子计算。</text:p>
      <text:p text:style-name="P4">
美国政府已经 <text:a xlink:type="simple" xlink:href="https://cn.nytimes.com/usa/20220706/us-china-export-controls/" text:style-name="Internet_20_link" text:visited-style-name="Visited_20_Internet_20_Link">
 禁止国内公司直接向中国出售某些技术 </text:a>
 ，并 <text:a xlink:type="simple" xlink:href="https://www.nytimes.com/2018/08/01/business/foreign-investment-united-states.html" text:style-name="Internet_20_link" text:visited-style-name="Visited_20_Internet_20_Link">
 监控中国公司在美国的投资</text:a>
 是否存在安全风险。</text:p>
      <text:p text:style-name="P4">
中国政府最近把矛头对准了与外国有联系的咨询公司，这 <text:a xlink:type="simple" xlink:href="https://cn.nytimes.com/business/20230515/china-anti-espionage-law/" text:style-name="Internet_20_link" text:visited-style-name="Visited_20_Internet_20_Link">
 引起了西方企业高管的警惕</text:a>
。这些公司帮助外国企业评估投资，在中国扮演着特别重要的角色，因为对于希望在中国投资的公司来说，很难获得可靠的信息。</text:p>
      <text:p text:style-name="P4">
Source: <text:a xlink:type="simple" xlink:href="https://cn.nytimes.com/business/20230607/sequoia-capital-split-china-india/" text:style-name="Internet_20_link" text:visited-style-name="Visited_20_Internet_20_Link">
https://cn.nytimes.com/business/20230607/sequoia-capital-split-china-india/</text:a>
</text:p>
      <!--NEWS-->
      <text:h text:style-name="P10" text:outline-level="1">
<text:span text:style-name="T4">
专栏 | 纵横大历史：第五十二讲 疯狂的洗脑</text:span>
</text:h>
      <text:p text:style-name="P4">
Author: None</text:p>
      <text:p text:style-name="P4">
Publisher: Radio Free Asia (Organization)</text:p>
      <text:p text:style-name="P4">
Published Time: 2023-06-07T11:40:09-04:00</text:p>
      <text:p text:style-name="P4">
Modified Time: 2023-06-07T11:40:09-04:00</text:p>
      <text:p text:style-name="P4">
Description: None</text:p>
      <text:p text:style-name="P4">
Videos: []</text:p>
      <text:p text:style-name="P4">
Audios: ["<text:a xlink:type="simple" xlink:href="https://www.rfa.org/mandarin/zhuanlan/zonghengdalishi/wenge/hist-060720230949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801852in" draw:z-index="0">
<draw:image xlink:href="../Images/rfamandarin/2023-06-07T11-40-09-04-00/000000.png" xlink:type="simple" xlink:show="embed" xlink:actuate="onLoad" draw:mime-type="image/png"/>
</draw:frame>
1966年8月29日，红卫兵挥舞着毛语录在北京的苏联大使馆前敲锣打鼓进行示威活动。 <text:a xlink:type="simple" xlink:href="https://www.rfa.org/mandarin/zhuanlan/zonghengdalishi/wenge/hist-06072023094915.html/@@images/image" text:style-name="Internet_20_link" text:visited-style-name="Visited_20_Internet_20_Link">
</text:a>
美联社资料图片  <text:a xlink:type="simple" xlink:href="https://www.rfa.org/mandarin/zhuanlan/zonghengdalishi/wenge/hist-06072023094915.html/@@stream" text:style-name="Internet_20_link" text:visited-style-name="Visited_20_Internet_20_Link">
Audio-1-Link：https://www.rfa.org/mandarin/zhuanlan/zonghengdalishi/wenge/hist-06072023094915.html/@@stream</text:a>
</text:p>
      <text:p text:style-name="P4">
<text:span text:style-name="T4">
一、毛泽东是一尊没有生理活动的神</text:span>
</text:p>
      <text:p text:style-name="P4">
大家好，欢迎大家收听《纵横大历史》，我是主持人孙诚。今天，我们将继续进行文革历史系列节目。</text:p>
      <text:p text:style-name="P4">
在上一讲中，我们讲完了发动文革的那次会议，也就是1966年5月4日到26日之间的中共中央政治局扩大会议。这次会议通过了发动文革的《五一六通知》，并且“打倒”了用来给发动文革“祭旗”的彭真、罗瑞卿、陆定一、杨尚昆四个人。而很快，社会上就出现了第一波响应文革的风暴。这波风暴的开始日期，是1966年5月29日，也是一个星期天。在这天晚上，一群中学生在圆明园遗迹进行了一次秘密聚会，建立了一个名叫红卫兵的组织，影响了历史进程。</text:p>
      <text:p text:style-name="P4">
不过，在讲述红卫兵组织的诞生之前，我们还是要先看一看它能够诞生的社会背景。在1960年代中期的红色中国，当时的中学生们处在一种怎样的校园环境里，都在接受着怎样的教育呢？</text:p>
      <text:p text:style-name="P4">
首先需要明白的是，当时的中学校园里，弥漫着极其强烈的对毛泽东的个人崇拜。这种崇拜的程度，可以说是今天的中学生们难以想象的。尽管目前中国当局正在大力推行对习近平的个人崇拜，但到目前为止这一崇拜还暂时没有达到当时的毛崇拜那种登峰造极的程度——当然未来就说不定了。文革史学者徐友渔在他的专著《形形色色的造反——红卫兵精神素质的形成及演变》一书中，讲述过一位以W作为代称的前红卫兵的故事。在1966年，W十九岁，是一个高三学生，他告诉徐友渔说：“文革中，有一天我突然想到，既然毛主席和我们一样要吃饭睡觉，他是不是也和常人一样要大小便呢？我想他应该要，但我不敢想我们伟大领袖也做这么低级的事。我坚决否认他会用与我们不同的方式，我不敢想他到底怎么解决这个问题，也不敢告诉别人我的疑惑。”</text:p>
      <text:p text:style-name="P4">
1966年8月1日，中国领导人毛泽东发动文化大革命重新夺权之后，在北京接见来自全国的革命教师与学生。(美联社资料图片)  <text:a xlink:type="simple" xlink:href="https://www.rfa.org/mandarin/zhuanlan/zonghengdalishi/wenge/hist-06072023094915.html/ap19270162449110.jpg" text:style-name="Internet_20_link" text:visited-style-name="Visited_20_Internet_20_Link">
</text:a>
</text:p>
      <text:p text:style-name="P4">
这听起来似乎是很荒谬的，因为毛泽东也是个人，他当然也和其他人类个体一样，都是需要吃喝拉撒睡的。那么，这位W这样想象毛泽东，意味着什么呢？可以说，在他那时的心目中，毛泽东并不是一个“人”，而是一尊神，最起码不会是一个普通的人。</text:p>
      <text:p text:style-name="P4">
徐友渔的书还引用了明星刘晓庆在当年的想法。刘晓庆在描述那种想法时说道：“我对毛主席是这样的崇拜，这样的热爱，感情纯洁得可以说毫无一星半点杂质。我逐步长大懂得人事，当我第一次知道男女之间生孩子的秘密时，在恍如五雷轰顶的振动中我首先想到的是：‘难道毛主席也这样吗？’当然，我立刻就会打消我对深深挚爱的领袖的亵渎。”</text:p>
      <text:p text:style-name="P4">
从这里来看，刘晓庆当时不敢想象毛泽东也和芸芸众生一样会进行性行为，认为这样想一下也是对毛泽东的亵渎。这样的逻辑，与上面讲到的W不敢想象毛泽东也会吃饭睡觉上厕所一样，都出自类似的心理。而在当时，还有无数的中学生和刘晓庆及W一样，不敢想象毛泽东也会进行和普通大众一样的各种生理活动。</text:p>
      <text:p text:style-name="P4">
<text:span text:style-name="T4">
二、疯狂的仇恨教育</text:span>
</text:p>
      <text:p text:style-name="P4">
事实上，在人类历史上出现的邪教当中，不但会有让信众们去爱、去崇拜的对象，也会有让信众们去仇恨的对象。文革前夕的毛泽东崇拜也是这样。中学生们不但被教育要把毛泽东当成教主一样来膜拜、当成没有一般人类生理活动的神来膜拜，还被要求去恨许多他们不曾去过的国家，比如所谓“美帝”和“苏修”，也就是美国和苏联。</text:p>
      <text:p text:style-name="P4">
徐友渔在他的著作中这样描述了红卫兵一带人在当时的国际观，说道：“在红卫兵这一代人心目中，美国是中国最凶恶的外部敌人。它对于其走狗国民党在中国的失败老羞成怒，以朝鲜为跳板，妄图侵占中国，当它被打得大败之后，它又在越南点燃战火，目的仍是进攻中国。在这一代中国青年中，没有多少人知道朝鲜战争是因为金日成的北朝鲜正规军大举入侵南方引起的，也没有多少人知道联合国安理会通过了决议，授权联合国军援助南韩击退武装进攻。当然也没有多少人知道日内瓦协议和北越对南方的野心及渗透，只知道越南的战争是北越抗击美国的侵略。”</text:p>
      <text:p text:style-name="P4">
这种对美国的仇恨教育宣传，也导致了当时在中国读书的美国青少年受到了各种敌视。三小时纪录片《天安门》的导演美国人卡玛在一篇文章中，这样写道她在文革前夕的遭遇。当时，她正在中国读中学。她的文章中这样写道：“”当时我一不在，班主任政治老师就找我周围的同学谈话，‘跟她说话要注意’不要拿她的东西”。我在学校经常被挑出来：“也有人一天到晚找我的碴。初二写作文‘我的志愿’，我是喜欢在外边野跑的人，写我想当个勘探队员，就有个同学质问我：你为什么想当勘探队员？你是不是想把我们中国的宝都探走？！”</text:p>
      <text:p text:style-name="P4">
卡玛的文章也指出，这一类的荒唐事，在文革前越来越多。（见心远：《专访“文革”反思片洋导演卡玛》，载于《华夏文摘》增刊第三七五期）</text:p>
      <text:p text:style-name="P4">
1966年8月10日，这位仅知姓周的女青年，在北京天安门广场鼓舞其他红卫兵同志的士气。中共党中央在1966年5月16日正式启动了文化大革命。(美联社资料图片)<text:a xlink:type="simple" xlink:href="https://www.rfa.org/mandarin/zhuanlan/zonghengdalishi/wenge/hist-06072023094915.html/ap16137133323926.jpg" text:style-name="Internet_20_link" text:visited-style-name="Visited_20_Internet_20_Link">
 </text:a>
</text:p>
      <text:p text:style-name="P4">
除了美国之外，另一个中学生们被教育要求仇恨的对象就是苏联——事实上，在当时红色中国的政治语境中，苏联甚至已经不太配被直接叫做“苏联”了，而是被叫做“苏修”，也就是被看作背叛了国际共产主义运动的“苏联修正主义”。徐友渔的书中也描述了当时对苏联的仇恨教育叙事方式，提到这种叙事和对当时中国的吹捧是结合在一起的。徐友渔的书说：“对中国现实的描绘也是神话式的。中国被说成是世界上最先进、最美好的国家。我们的领袖受到世界各国人民爱戴，我国的军队举世无双。苏联变成修正主义之后，世界革命的中心移到了北京，这是一种历史趋势：马克思、恩格斯曾期望英、法、德首先爆发无产阶级革命，他们的期望落空了，革命中心向东转移到苏俄。斯大林逝世后，由于赫鲁晓夫的背叛，革命中心进一步东移，打败一切帝、修、反，解放全人类的任务由中国人义不容辞地承担起来。唯一的问题是有人妄图复辟资本主义（即复辟一种中国从未正式建立过的制度！），被推翻的地主、富农、资本家、国民党份子、以及右派和其他坏分子，成天躲在阴暗的角落策划变天阴谋，他们一旦得逞，就会千百万人头落地。他们的方法是千方百计寻找党内代理人，以及拉青年下水。因此，青年是关系到党和国家是否变色，世界革命能否成功的关键。”</text:p>
      <text:p text:style-name="P4">
让我们分析一下这样一种叙事方式。首先，在这套叙事当中，中国被说成是世界上最先进和最美好的国家，毛泽东被说成是受到全世界爱戴的人物，就如同今天的朝鲜政治宣传中那种“全世界都羡慕我们”的语调一样。其次，北京被说成了世界革命的中心，苏联则被说成了这场革命的叛徒。而且，不光苏联是叛徒，在共产党早已稳固地建立起统治的红色中国内部还有许多被打倒的所谓“阶级敌人”正在策划“变天阴谋”，并且寻找“党内代理人”，还要“拉青年下水”。这种叙事的结论是，这些人“一旦得逞，就会千百万人头落地”，“青年是关系到党和国家是否变色，世界革命能否成功的关键。”（以上各段引文，来自徐友渔：《形形色色的造反——红卫兵精神素质的形成及演变》，香港：中文大学出版社，1999年。）</text:p>
      <text:p text:style-name="P4">
<text:span text:style-name="T4">
三、全社会高度统一的极端政治叙事逻辑</text:span>
</text:p>
      <text:p text:style-name="P4">
在这里，我们不难看出，这套教育中的叙事方式和《五一六通知》所使用的那种逻辑是非常之相似的。如果大家还记得我之前所讲过的内容，《五一六通知》里有一段话猛烈地抨击了彭真主导下推出的《二月提纲》，说道：</text:p>
      <text:p text:style-name="P4">
“总之，这个提纲是反对把社会主义革命进行到底，反对以毛泽东同志为首的党中央的文化革命路线，打击无产阶级左派，包庇资产阶级右派，为资产阶级复辟作舆论准备。这个提纲是资产阶级思想在党内的反映，是彻头彻尾的修正主义。同这条修正主义路线作斗争，绝对不是一件小事，而是关系我们党和国家的命运，关系我们党和国家的前途，关系我们党和国家将来的面貌，也是关系世界革命的一件头等大事。”</text:p>
      <text:p text:style-name="P4">
1966年9月14日，红卫兵运动达到高潮，中国青年高举毛语录，抬着马克思的画像，举行游行示威。(美联社资料图片)  <text:a xlink:type="simple" xlink:href="https://www.rfa.org/mandarin/zhuanlan/zonghengdalishi/wenge/hist-06072023094915.html/ap16137131579578-1.jpg" text:style-name="Internet_20_link" text:visited-style-name="Visited_20_Internet_20_Link">
</text:a>
</text:p>
      <text:p text:style-name="P4">
我在之前的内容里曾经说过，《五一六通知》把对彭真及《二月提纲》的斗争的意义拔高到了无以复加的程度，并且用“关系世界革命的一件头等大事”这种形容，甚至可以说把它抬到了一种“拯救地球”的高度。如果单纯地看这样一段话，缺乏那个时代生活经验的人们或许会感到很不可思议，认为这完全是彻头彻尾的疯话和被迫害妄想狂。事实上，这样一种疯狂的逻辑，绝不仅仅是《五一六通知》所独有的。可以说，在那个时候，中共中央推出的文件是在用这样一种疯狂的逻辑看待世界，在学校中的教育也是在用这样一种疯狂的逻辑看待世界，普通人生活中所遇到的政治宣传仍然是在用这样一种疯狂的逻辑看待世界。这样的政治宣传铺天盖地，覆盖着中共治下的各地，用疯狂和夸张的语调描绘着耸人听闻的阴谋和被说成是拯救全世界的宏大事业。而这样密集、统一、长时间的洗脑，已经成了人们学习、工作、生活的一部分。直到今天，我们还能看到日常生活用语中，不时地会蹦出一些文革词汇，可见这种洗脑的深度。对于世界观相对还不稳定的十几岁的中学生来说，这样的洗脑会有多大的“魔力”，实在是可想而知了。</text:p>
      <text:p text:style-name="P4">
不过，一个值得探讨的问题是：众所周知，在文革当中，红卫兵们分成了各种派系，互相之间进行了非常激烈的，乃至你死我活的斗争。为什么他们接受的明明是同一套洗脑，却依然分化成了各种各样的派系呢？事实上，我们在之后将会讲到，尽管这种洗脑毒害极深，但当时的人们也并不是丧失了一切自我意识的“丧尸”。在接受同一套洗脑的同时，每一个人也在按照自己所处的社会地位、自己的利益诉求、自己的自由意志去行动。于是，这就出现了一个从表面上看难以理解，实际上却有内在逻辑的现象——在文革当中，敌对的各派系都高喊着“毛主席万岁”，却互相斗得不可开交。而要分析这种现象的成因，我们就要讨论文革前夜的社会结构，以及这种社会结构在中学里的反映了。这些将是我们在下一讲中会进行详细讨论的问题。</text:p>
      <text:p text:style-name="P4">
感谢大家。这周就到这里，我们下周再见。</text:p>
      <text:p text:style-name="P4">
撰稿、主持、制作：孙诚</text:p>
      <text:p text:style-name="P4">
Source: <text:a xlink:type="simple" xlink:href="https://www.rfa.org/mandarin/zhuanlan/zonghengdalishi/wenge/hist-06072023094915.html" text:style-name="Internet_20_link" text:visited-style-name="Visited_20_Internet_20_Link">
https://www.rfa.org/mandarin/zhuanlan/zonghengdalishi/wenge/hist-06072023094915.html</text:a>
</text:p>
      <!--NEWS-->
      <text:h text:style-name="P10" text:outline-level="1">
<text:span text:style-name="T4">
调查报道 | 人工智能摄像头遇横幅展开便立即通知中国公安</text:span>
</text:h>
      <text:p text:style-name="P4">
Author: 自由亚洲电台调查部，自由亚洲电台维吾尔语部记者 Gluchenhra Hoja 联合报导</text:p>
      <text:p text:style-name="P4">
Publisher: Radio Free Asia (Organization)</text:p>
      <text:p text:style-name="P4">
Published Time: 2023-06-07T11:44:00-04:00</text:p>
      <text:p text:style-name="P4">
Modified Time: 2023-06-07T11:47:12-04:00</text:p>
      <text:p text:style-name="P4">
Description: 自由亚洲电台调查部，自由亚洲电台维吾尔语部记者 Gluchenhra Hoja 联合报导</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4.545008in" draw:z-index="0">
<draw:image xlink:href="../Images/rfamandarin/2023-06-07T11-44-00-04-00/000000.png" xlink:type="simple" xlink:show="embed" xlink:actuate="onLoad" draw:mime-type="image/png"/>
</draw:frame>
 2019年10 月29日，在中国深圳举行的中国公共安全博览会期间，人们聚集在大华科技展台。据一家美国监控研究公司称，大华科技制造的带人工智能的摄像头似乎旨在压制抗议活动。Andy Wong/美联社</text:p>
      <text:p text:style-name="P4">
一家提供摄像监控技术、遭西方多国政府制裁的中国公司推出产品，结合人工智能技术，能在有人展开横幅时，自动通知当局。</text:p>
      <text:p text:style-name="P4">
率先提出报告，指出大华技术公司产品具备此技术的美国信息监测研究公司IVPM表示，大华技术公司出品的摄像机所含之人工智能技术的目的显然是要将抗议者消音。</text:p>
      <text:p text:style-name="P4">
在IPVM对大华科技提出置评请求后，大华随即删除了产品系统里关于“Jinn"的说明脉络。然而，在已经存取的大华科技网站版本中可见该公司说明，指此科技的用途为 “社会安全”及“社会治理”—这些都是中国当局将监控和逮捕合理化的常用词汇。</text:p>
      <text:p text:style-name="P4">
在新冠疫情期间的这几年里，这种人工智能技术和政府追踪技术在中国被广泛采用，而大华科技的这个系统只是这种AI技术快速成长的案例之一。</text:p>
      <text:p text:style-name="P4">
批评人士表示，中国各地警方大量采购此类技术设备已大幅增加当局限制社会自由、控制人民，和打压特定群体的能力。</text:p>
      <text:p text:style-name="P4">
<text:span text:style-name="T4">
“</text:span>
 <text:span text:style-name="T4">
系统会发出警讯</text:span>
 <text:span text:style-name="T4">
”</text:span>
</text:p>
      <text:p text:style-name="P4">
根据 <text:span text:style-name="T5">
<text:a xlink:type="simple" xlink:href="https://perma.cc/KRU6-DBBP" text:style-name="Internet_20_link" text:visited-style-name="Visited_20_Internet_20_Link">
 大华网站存取页面 </text:a>
 </text:span>
，该人工智能系统于2021年推出，并于2023年5 月已经付诸使用。</text:p>
      <text:p text:style-name="P4">
此系统推出时间恰与2020年全中国各地警察大规模投资地理信息系统的时间点吻合。</text:p>
      <text:p text:style-name="P4">
IPVM公司的查尔斯·若勒（Charles Rollet）表示，目前尚不知哪些地区的公安部门会使用此项大华人工智能系统，但大华科技是提供中国警方设备的主力。</text:p>
      <text:p text:style-name="P4">
 2019 年 5 月 29日，中国杭州大华科技办公楼上安装的大华监控摄像头。(照片来源：法新社)  <text:a xlink:type="simple" xlink:href="https://www.rfa.org/mandarin/ytbdzhuantixilie/diaocha-baodao/mz-06062023121301.html/7b9f412a-9aef-4df8-83b7-be539093cc43.jpeg" text:style-name="Internet_20_link" text:visited-style-name="Visited_20_Internet_20_Link">
</text:a>
</text:p>
      <text:p text:style-name="P4">
他说：“横幅警讯的开发迎合了中国市场：大的政府部门，通常是警方。”“这套系统意在供警方或者某种形式的都市当局使用......总之，除非你是要追踪抗议人士，否则没道理要自动追踪它们（抗议横幅）。”</text:p>
      <text:p text:style-name="P4">
近年来在中国最知名的抗议行动 -- 抗议中国新冠清零政策的白纸运动-- <text:span text:style-name="T5">
<text:a xlink:type="simple" xlink:href="https://www.rfa.org/english/news/china/ccp-bridgeman-10142022161722.html" text:style-name="Internet_20_link" text:visited-style-name="Visited_20_Internet_20_Link">
 就是由一名男子在天桥上展开抗议横幅开始</text:a>
 </text:span>
-- 这显示，该技术可能与警方相关（虽然不知道警方是否在该特定案件使用了横幅追踪技术）。</text:p>
      <text:p text:style-name="P4">
受 <text:span text:style-name="T5">
<text:a xlink:type="simple" xlink:href="https://thechinaproject.com/2022/12/07/u-s-u-k-and-australia-hit-hikvision-dahua-and-other-chinese-tech-firms-with-new-restrictions/" text:style-name="Internet_20_link" text:visited-style-name="Visited_20_Internet_20_Link">
 美国 </text:a>
 _ 、 </text:span>
<text:a xlink:type="simple" xlink:href="https://thechinaproject.com/2022/12/07/u-s-u-k-and-australia-hit-hikvision-dahua-and-other-chinese-tech-firms-with-new-restrictions/" text:style-name="Internet_20_link" text:visited-style-name="Visited_20_Internet_20_Link">
 英国</text:a>
 _ 和 _<text:a xlink:type="simple" xlink:href="https://thechinaproject.com/2022/12/07/u-s-u-k-and-australia-hit-hikvision-dahua-and-other-chinese-tech-firms-with-new-restrictions/" text:style-name="Internet_20_link" text:visited-style-name="Visited_20_Internet_20_Link">
 澳洲政府</text:a>
 _制裁的大华技术为中国当局提供多种能利用生物识别数据执行预测性警务，以监督人民的人工智能技术。早先，大华技术公司内部文件显示该公司提供脸部辨识人工智能技术追踪维吾尔族人，也因此招致西方国家制裁。大华技术否认专门针对特定的族裔。</text:p>
      <text:p text:style-name="P4">
大华官网也曾发表一个在2020年拍的视频，演示其人工智能系统拍摄道德横幅展开的过程，但该视频随后被删除。视频解说表示，“如果在摄像头范围内监测到手持横幅的人士，而且该行为持续相当时间，则系统会向警方发送警报。”</text:p>
      <text:p text:style-name="P4">
大华技术并未回应自由亚洲电台寻求评论的要求。</text:p>
      <text:p text:style-name="P4">
<text:span text:style-name="T4">
警务技术设备开发潮</text:span>
</text:p>
      <text:p text:style-name="P4">
横幅展开监测技术是中国警方探索 “人工智能发展和该技术如何投入使用”的延续，IPVM公司的若勒表示。</text:p>
      <text:p text:style-name="P4">
中国大量收集其人民数据的做法早已行之有年，迅速扩展的人工智能技术为当局提供收集情报的新方式。</text:p>
      <text:p text:style-name="P4">
IPVM上个月也得到一份 <text:span text:style-name="T5">
<text:a xlink:type="simple" xlink:href="https://s.ipvm.com/uploads/embedded_file/80c1a225f27aef8c9c1966e8d63e7eb5f556530e267ffe0acf7618fb5d592c9a/133d7b88-dba9-4137-8efa-0772938d2e19.pdf" text:style-name="Internet_20_link" text:visited-style-name="Visited_20_Internet_20_Link">
 上海公安征求人工智能追踪系统项目采购邀请</text:a>
</text:span>
 ，展现中国当局有意利用所收集的大规模数据的企图。</text:p>
      <text:p text:style-name="P4">
采购邀请告示说明：“传统警务工作需要向数字化、智能化、方便和简单的在线运作转型。”这个告示还说，“有效管理警务运作模型，使其发挥最大效用已成为公安科技发展亟待解决的问题。”</text:p>
      <text:p text:style-name="P4">
 2018 年 10 月23日，在中国北京举行的中国国际社会公共安全产品博览会（Security China 2018）上，一名男子的面部被中国国有监控设备制造商海康威视的技术标记在显示器上。(照片来源：Ng Han Guan/美联社)  <text:a xlink:type="simple" xlink:href="https://www.rfa.org/mandarin/ytbdzhuantixilie/diaocha-baodao/mz-06062023121301.html/dd6997a8-ed73-4938-9a79-2c3a09a71a2e.jpeg" text:style-name="Internet_20_link" text:visited-style-name="Visited_20_Internet_20_Link">
</text:a>
</text:p>
      <text:p text:style-name="P4">
该项目旨在创建自动报警系统，向警方通报上海松江区特定人群的动向。松江区是人口稠密的郊区，居民人口包括大量学者和大学生。</text:p>
      <text:p text:style-name="P4">
该项目寻求自动追踪的“目标人群”包括维吾尔人；具有非法居留身份的外国人；重点大学教职员工；外国驻华记者；去过新疆或其他类似地区的外国人；接受新冠疫苗接种的人；嫌疑犯、性工作者和贩毒者；以及用电量不寻常的家庭。</text:p>
      <text:p text:style-name="P4">
根据该网站随后被移除的告示指出，松江公安局将项目交给上海巨一科技发展公司，该公司显然专精承包政府合同。</text:p>
      <text:p text:style-name="P4">
上海巨一科技发展公司并未回应本台的置评请求。</text:p>
      <text:p text:style-name="P4">
如同大华技术公司一样，松江区公安局在五月份 IPVM 公布调查报告后即移除招标公告，而且自由亚洲电台无法联系到告示所列专案经理人寻求评论。</text:p>
      <text:p text:style-name="P4">
<text:span text:style-name="T4">
“</text:span>
 <text:span text:style-name="T4">
老大哥</text:span>
 <text:span text:style-name="T4">
”</text:span>
 <text:span text:style-name="T4">
的限制</text:span>
</text:p>
      <text:p text:style-name="P4">
总部设在纽约的国际人权组织人权观察的王松莲表示，上海项目所列 26 类“目标人群”是中国当局认定的“重点人士”。</text:p>
      <text:p text:style-name="P4">
王松莲告诉自由亚洲电台，“上访者、有前科者、社会心理障碍者……等等这些人都受到警方”身体上和技术上的监控。</text:p>
      <text:p text:style-name="P4">
 2018 年 3 月 8日，中国准军事消防员在北京人民大会堂的灯杆下站岗，配备安全摄像头。(照片来源：Mark Schiefelbein/美联社)  <text:a xlink:type="simple" xlink:href="https://www.rfa.org/mandarin/ytbdzhuantixilie/diaocha-baodao/mz-06062023121301.html/1b7d9c37-93c5-4c69-bf3e-7c62b9422281.jpeg" text:style-name="Internet_20_link" text:visited-style-name="Visited_20_Internet_20_Link">
</text:a>
</text:p>
      <text:p text:style-name="P4">
专门探讨中国监控手段的书籍《完美警察国家》的作者杰弗里·凯恩（GeoffreyCain）指出，当局使用人工智能追踪人的手段既先进又毫不含蓄，正显示出中国官方对监控的看法。</text:p>
      <text:p text:style-name="P4">
他们使用的参数——跟踪横幅的展开或标记家庭用电量激增（在上海公安的招标项目中）——往往是以倒推的手法，从那些可能与被禁止的行为有模糊联系的行为，先发制人地去找出当局要打压的行为，例如抗议或挖矿找加密货币。</text:p>
      <text:p text:style-name="P4">
“这让我想起大约2016，2017 年中国开始大量使用技术监控手段的年代。”凯恩说：“他们会追踪那些突然开始抽烟或喝酒的人，或是突然间购买可以制作帐篷材料的人。</text:p>
      <text:p text:style-name="P4">
“而且这类追踪并没有特定原因，他们只说这类行为很可疑。听起来就像是他们随意选几个行为就说是不寻常的，”他说。</text:p>
      <text:p text:style-name="P4">
“好像当局是反着来的，先有果，才套个因。”</text:p>
      <text:p text:style-name="P4">
<text:span text:style-name="T4">
歧视和危险</text:span>
</text:p>
      <text:p text:style-name="P4">
但这些警务措施对受针对的族群有真正的影响。</text:p>
      <text:p text:style-name="P4">
特别是中国官方大规模监视维吾尔族人的行为是使官方得以迫害维吾尔族人的关键因素，人权观察组织的王松莲表示。</text:p>
      <text:p text:style-name="P4">
“不论维吾尔族人走到中国哪个地方，他们都会受到地方公安歧视性和针对性的执法，”王松莲说。</text:p>
      <text:p text:style-name="P4">
 2021 年 7 月 15日，游客在北京天安门广场监控摄像头附近拍照，一名警察在旁观看。(照片来源：Ng Han Guan/美联社)  <text:a xlink:type="simple" xlink:href="https://www.rfa.org/mandarin/ytbdzhuantixilie/diaocha-baodao/mz-06062023121301.html/6557ebcf-43b4-4978-821d-4c909adae85e.jpeg" text:style-name="Internet_20_link" text:visited-style-name="Visited_20_Internet_20_Link">
</text:a>
</text:p>
      <text:p text:style-name="P4">
“这也就意味着他们会经常受害 -- 经常无法找到地方落脚，找不到酒店投宿。通常，当他们搭乘火车，他们会遭到调查和盘问等等。”</text:p>
      <text:p text:style-name="P4">
根据媒体机构中国数字时代 <text:span text:style-name="T5">
<text:a xlink:type="simple" xlink:href="https://chinadigitaltimes.net/2023/05/cdt-report-cloud-cover-police-geographic-information-system-procurement-across-china-2005-2022/" text:style-name="Internet_20_link" text:visited-style-name="Visited_20_Internet_20_Link">
 五月份关于中国警察添购地理定位系统的分析</text:a>
 </text:span>
，中国警方投注资源添购追踪系统的热潮首见于2017年，其次是2020年，并于新冠疫情间节节攀升。</text:p>
      <text:p text:style-name="P4">
报告指出，“有些承包合约恰于政府添购其他特别针对维吾尔族人所开发的监控系统时间吻合，”“此外在有众多维吾尔人或其他少数民族人口居住的区域也有相当密集的监控系统采购案。”</text:p>
      <text:p text:style-name="P4">
王松莲指出，令人担忧的在于“这些（人工智能监控）系统，视应用方式之不同，都使得中国当局能用不同方式侵犯人权。”</text:p>
      <text:p text:style-name="P4">
“当这些技术如此便宜又能广泛应用时，在一带一路倡议的背景下，鉴于中国政府的中资影响力，它们扩散迅速，对全球人权产生不利影响，”她说。</text:p>
      <text:p text:style-name="P4">
若勒同意此看法。他说，“我可以想见此类监控执法的作为发生在其他国家。”“我想最大的风险在于，这给其他国家开了先例，也给了他国如何应用这些技术的主意，你明白吧？”</text:p>
      <text:p text:style-name="P4">
Source: <text:a xlink:type="simple" xlink:href="https://www.rfa.org/mandarin/ytbdzhuantixilie/diaocha-baodao/mz-06062023121301.html" text:style-name="Internet_20_link" text:visited-style-name="Visited_20_Internet_20_Link">
https://www.rfa.org/mandarin/ytbdzhuantixilie/diaocha-baodao/mz-06062023121301.html</text:a>
</text:p>
      <!--NEWS-->
      <text:h text:style-name="P10" text:outline-level="1">
<text:span text:style-name="T4">
欧盟出台反制工具 对外来经济胁迫说"不"</text:span>
</text:h>
      <text:p text:style-name="P4">
Author: None (Language: zh)</text:p>
      <text:p text:style-name="P4">
Publisher: None</text:p>
      <text:p text:style-name="P4">
Time: 2023-06-07T11:53:00Z</text:p>
      <text:p text:style-name="P4">
Description: 为了阻遏中国等国家以经济胁迫手段，干预欧盟成员国的政治决策，欧盟即将推出反制工具。此前，因立陶宛同意台湾在该国设立代表处，北京曾对立陶宛实施大规模经济制裁。</text:p>
      <text:p text:style-name="P4">
Videos: []</text:p>
      <text:p text:style-name="P4">
Images: []</text:p>
      <text:p text:style-name="P4">
Subject: 新闻广角</text:p>
      <text:p text:style-name="P4">
Subjects: ['德中关系', '希腊债务危机', '欧债危机', '欧盟', '乌克兰', '岛屿主权争端', '马英九', '专题报道：全景观看“习马会”', '诺贝尔奖', '欧洲难民危机']</text:p>
      <text:p text:style-name="P4">
Keywords: ['制裁', '经济制裁', '中国', '欧盟', '反制措施', '驻立陶宛台湾代表处', '台湾']</text:p>
      <text:p text:style-name="P4">
ID: 65849853</text:p>
      <!--METADATA-->
      <text:p text:style-name="P4">
<text:a xlink:type="simple" xlink:href="https://www.dw.com/zh/overlay/image/article/65849853/61306037" text:style-name="Internet_20_link" text:visited-style-name="Visited_20_Internet_20_Link">
 </text:a>
</text:p>
      <text:p text:style-name="P4">
（德国之声中文网）今后，任何国家如果干涉欧盟及其成员国的政治决策，将会受到欧盟的制裁。周二，欧盟议会代表以及各成员国的政府代表就一项新的制裁工具达成共识。今后如果第三国以不正当经济制裁手段试图干预欧盟或其成员国的政治决策，欧盟将可以通过对该国实施惩罚性关税等手段予以反制。</text:p>
      <text:p text:style-name="P4">
其他的应对手段还包括，限制该国在欧盟的直接投资以及在欧盟公共项目中进行投标。此外，欧盟还表示，对服务业的相关交易进行限制也将成为可能的制裁手段。</text:p>
      <text:p text:style-name="P4">
欧盟之所以引入上述反制工具，是因为过去几年来，欧盟及其成员国曾多次成为欧盟外国家经济胁迫的对象。例如， <text:a xlink:type="simple" xlink:href="https://www.dw.com/zh/zh/立陶宛第一季度对华出口同比下降接近零/a-62141560" text:style-name="Internet_20_link" text:visited-style-name="Visited_20_Internet_20_Link">
中国就曾对立陶宛实施贸易限制，而欧盟认为，这类限制措施并不符合世界贸易组织的相关规定，而且还对欧盟内部市场的出口产生了连带影响</text:a>
。一般认为，中方对立陶宛实施经济制裁的起因是，立陶宛此前升级了同台湾的外交关系，并准许台湾在该国首都开办代表处。此举引起了中国的强烈愤慨，因为北京一向视台湾为中国一省、不具备独立国家地位。</text:p>
      <text:p text:style-name="P4">
欧盟委员会表示，新出台的反制工具或许能够对欧盟未来的立法产生影响，或至少可以避免欧盟临时开启制裁措施的繁琐程序。相关声明中称，为此目的，欧盟可以引入额外的、歧视性的关税，故意拖延或拒绝颁发特定业务的许可证。其他可以采纳的手段还包括，对来自特定国家的商品实施额外的边检和安检，或对特定国家的货物和投资进行抵制。</text:p>
      <text:p text:style-name="P4">
</text:p>
      <text:p text:style-name="P4">
欧盟委员会副主席东布罗夫斯基斯："反制工具将使我们能够捍卫我们的合法权益。"</text:p>
      <text:p text:style-name="P4">
周二，负责经济事务的欧盟委员会副主席瓦尔季斯·东布罗夫斯基斯（ValdisDombrovskis）表示："这一反经济胁迫的工具将使我们能够坚定地捍卫我们的合法权益。"他表示，就这一反制工具达成最终共识，意味着欧盟迈出了重要一步。东布罗夫斯基斯强调，制裁只应作为迫不得已时的最后手段，只是一种威慑手段，采取制裁手段前，要先同相关的非欧盟国家开展对话。对话不成功时，还应考虑调解、仲裁或司法审理等可能性。</text:p>
      <text:p text:style-name="P4">
反经济胁迫法规正式生效之前，还需通过欧盟理事会和议会的批准。不过，一般认为，该法规获得批准已经没有悬念。欧盟委员会相信，这一新的反经济胁迫工具今年秋季就可正式启用。</text:p>
      <text:p text:style-name="P4">
周三，中国外交部的例行记者会上，发言人汪文斌就欧盟出台"反经济胁迫工具"做出回应。他说："首先我要讲的一点是关于立陶宛在涉台问题上的错误举动，我们中方已经多次表明立场，我们敦促立方早日回归坚持一个中国原则的正确轨道上来。"    汪文斌还称："中国和欧盟都是美国经济胁迫的受害者，美国公然胁迫欧盟等国家限制对华出口半导体生产设备，这种科技霸凌行径严重冲击半导体产业发展，不仅损害中国、欧盟利益，还破坏多边贸易规则，严重冲击世界经济秩序。我们希望欧盟和国际社会一道共同反对美国的经济胁迫。"</text:p>
      <text:h text:style-name="P12" text:outline-level="3">
<text:span text:style-name="T4">
立陶宛對台政策惹怒北京</text:span>
</text:h>
      <text:p text:style-name="P4">
（德新社，法新社）</text:p>
      <text:p text:style-name="P4">
Source: <text:a xlink:type="simple" xlink:href="https://www.dw.com/zh/欧盟出台反制工具-对外来经济胁迫说-不/a-65849853" text:style-name="Internet_20_link" text:visited-style-name="Visited_20_Internet_20_Link">
https://www.dw.com/zh/欧盟出台反制工具-对外来经济胁迫说-不/a-65849853?maca=chi-rss-chi-all-1127-rdf</text:a>
</text:p>
      <!--NEWS-->
      <text:h text:style-name="P10" text:outline-level="1">
<text:span text:style-name="T4">
OECD上修今年全球经济成长率至2.7% 示警复苏路漫长</text:span>
</text:h>
      <text:p text:style-name="P4">
Publisher: 法新社</text:p>
      <text:p text:style-name="P4">
Published Time: 2023-06-07T12:02:07+00:00</text:p>
      <text:p text:style-name="P4">
Modified Time: 2023-06-07T11:35:01+00:00</text:p>
      <text:p text:style-name="P4">
Description: （法新社巴黎7日电） 通货膨胀缓解再加上中国疫情解封，经济合作暨发展组织（OECD）今天小幅上调今年世界经济成长率预估值至2.7%，但它警告说，经济复苏面临「漫漫长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6-07T12-02-07-00-00/000000.png" xlink:type="simple" xlink:show="embed" xlink:actuate="onLoad" draw:mime-type="image/png"/>
</draw:frame>
</text:p>
      <text:p text:style-name="P4">
总部设在巴黎的经济合作暨发展组织预测今年全球经济成长率将达到2.7%，高于3月预估的2.6%，并提高美国、中国和欧元区的经济成长率预估值。但这仍低于2022年3.3%的经济成长率。</text:p>
      <text:p text:style-name="P4">
经济合作暨发展组织首席经济学家隆巴德利（ClareLombardelli）在经合组织的经济展望报告中写道：「全球经济正在好转，但要获得强劲和可持续的成长，面临着很长的路要走。」</text:p>
      <text:p text:style-name="P4">
隆巴德利指出：「按照过去的标准，复苏将是薄弱的。」</text:p>
      <text:p text:style-name="P4">
经合组织对2024年全球经济成长率预测则维持在2.9%。</text:p>
      <text:p text:style-name="P4">
经合组织说，能源价格下滑、供应链瓶颈的解决以及中国比预期更早的重新开放都有助于经济复苏。</text:p>
      <text:p text:style-name="P4">
但根据经合组织的数据显示，剔除波动较大的食品与能源价格后的核心通膨率高于先前的预期。</text:p>
      <text:p text:style-name="P4">
经合组织说，这可能会迫使一些中央银行进一步提高借贷成本。这些央行已经升息，以抑制消费者物价。</text:p>
      <text:p text:style-name="P4">
隆巴德利说：「一些央行必须保持紧缩的货币政策，直到有明确的迹象表明潜在的通膨压力正在减弱。」</text:p>
      <text:p text:style-name="P4">
经合组织同时警告，世界各地利率的上升「愈来愈明显可以感受到」，尤其是在房地产和金融市场。</text:p>
      <text:p text:style-name="P4">
报告中指出：「随着投资者重新评估风险，信贷条件正在收紧，一些金融市场领域开始出现压力迹象。」</text:p>
      <text:p text:style-name="P4">
经合组织并警告，几乎所有国家的预算赤字和债务水准都高于疫情之前，因为必须支撑经济以承受COVID-19（2019冠状病毒疾病）封锁和俄罗斯在乌克兰发动战争的冲击。</text:p>
      <text:p text:style-name="P4">
隆巴德利说：「随着经济复苏的到来，财政支持应该缩减，并更有针对性。」</text:p>
      <text:p text:style-name="P4">
Source: <text:a xlink:type="simple" xlink:href="https://www.rfi.fr/cn/%E8%B4%A2%E7%BB%8F%E5%BF%AB%E8%AE%AF/20230607-oecd%E4%B8%8A%E4%BF%AE%E4%BB%8A%E5%B9%B4%E5%85%A8%E7%90%83%E7%BB%8F%E6%B5%8E%E6%88%90%E9%95%BF%E7%8E%87%E8%87%B32-7-%E7%A4%BA%E8%AD%A6%E5%A4%8D%E8%8B%8F%E8%B7%AF%E6%BC%AB%E9%95%BF" text:style-name="Internet_20_link" text:visited-style-name="Visited_20_Internet_20_Link">
https://www.rfi.fr/cn/%E8%B4%A2%E7%BB%8F%E5%BF%AB%E8%AE%AF/20230607-oecd%E4%B8%8A%E4%BF%AE%E4%BB%8A%E5%B9%B4%E5%85%A8%E7%90%83%E7%BB%8F%E6%B5%8E%E6%88%90%E9%95%BF%E7%8E%87%E8%87%B32-7-%E7%A4%BA%E8%AD%A6%E5%A4%8D%E8%8B%8F%E8%B7%AF%E6%BC%AB%E9%95%BF</text:a>
</text:p>
      <!--NEWS-->
      <text:h text:style-name="P10" text:outline-level="1">
<text:span text:style-name="T4">
斐济总理:  考虑废止与中国的警察交流协议</text:span>
</text:h>
      <text:p text:style-name="P4">
Author: None (Language: zh)</text:p>
      <text:p text:style-name="P4">
Publisher: None</text:p>
      <text:p text:style-name="P4">
Time: 2023-06-07T12:06:00Z</text:p>
      <text:p text:style-name="P4">
Description: 斐济总理兰布卡6月7日表示，斐济正在审议与中国的警察交流协议，并考虑是否彻底取消。他称希望“与那些具有相似民主价值观以及立法、司法等制度的国家合作”。</text:p>
      <text:p text:style-name="P4">
Videos: []</text:p>
      <text:p text:style-name="P4">
Images: []</text:p>
      <text:p text:style-name="P4">
Subject: 时政风云</text:p>
      <text:p text:style-name="P4">
Subjects: ['德中关系', '刘晓波', '岛屿主权争端', '专题报道：全景观看“习马会”', '中国', '中共十九大', '人权', '零八宪章']</text:p>
      <text:p text:style-name="P4">
Keywords: ['斐济', '中国', '警察', '警察交流协议', '民主', '价值观', '立法', '司法', '制度', '太平洋岛屿']</text:p>
      <text:p text:style-name="P4">
ID: 65850043</text:p>
      <!--METADATA-->
      <text:p text:style-name="P4">
<text:a xlink:type="simple" xlink:href="https://www.dw.com/zh/overlay/image/article/65850043/64160215" text:style-name="Internet_20_link" text:visited-style-name="Visited_20_Internet_20_Link">
 </text:a>
</text:p>
      <text:p text:style-name="P4">
兰布卡（Sitiveni Rabuka）在2022年12月就任斐济总理</text:p>
      <text:p text:style-name="P4">
（德国之声中文网）斐济总理兰布卡（Sitiveni Rabuka）周三（6月7日）表示，斐济正在审议与中国的警察交流协议，并考虑是否彻底取消。</text:p>
      <text:p text:style-name="P4">
斐济与中国2011年签署一份谅解备忘录，允许斐济警察在中国接受培训。与此同时，中国派遣警察前往斐济。</text:p>
      <text:p text:style-name="P4">
但自从六个月前在大选中获胜掌权以来，兰布卡领导的联合政府对与北京的密切关系表现出更多的疑虑。</text:p>
      <text:p text:style-name="P4">
今年1月，兰布卡告诉当地媒体，他认为与中国警方的协议“没有必要”继续下去，但还没有做出明确的决定。</text:p>
      <text:p text:style-name="P4">
在周三对新西兰进行国事访问期间，这位斐济总理表示，随着审议的继续， <text:a xlink:type="simple" xlink:href="https://www.dw.com/zh/zh/斐濟新政府中止與中國的警務合作/a-64531076" text:style-name="Internet_20_link" text:visited-style-name="Visited_20_Internet_20_Link">
 该协议已被搁置。</text:a>
</text:p>
      <text:p text:style-name="P4">
他在惠灵顿告诉记者：“当我们就职的时候，我说过，如果我们的价值观和制度不同，我们能从他们（中国）的合作中得到什么？”</text:p>
      <text:p text:style-name="P4">
“在我们决定是往回走还是沿着之前的道路继续前进时，我们需要再次审视这一点——与那些具有相似民主价值观和立法及司法等制度的国家合作”，兰布卡说。</text:p>
      <text:p text:style-name="P4">
</text:p>
      <text:p text:style-name="P4">
斐济与中国2011年签署一份谅解备忘录，允许斐济警察在中国接受培训（资料图片）</text:p>
      <text:h text:style-name="P12" text:outline-level="3">
<text:span text:style-name="T4">
新西兰和斐济下周商定国防协议</text:span>
</text:h>
      <text:p text:style-name="P4">
斐济总理兰布卡周三还表示，新西兰和斐济正在商定一项国防协议，该协议将加强两国军队之间的接触，并帮助建设斐济国防军的能力和技能。新西兰去年与斐济签署了一份伙伴关系声明。双方同意在诸如安全、保护共同利益和经济活力方面合作。</text:p>
      <text:p text:style-name="P4">
兰布卡在惠灵顿会见包括新西兰总理和反对党领袖在内的新西兰政府高级官员时告诉媒体，双方将于下周商定该国防协议。兰布卡说，“该协议将允许国防官员从各方面学习，包括能力建设和技能提升，并接触新技术操作和技术支持等。”</text:p>
      <text:p text:style-name="P4">
这一协议达成的背景是 <text:a xlink:type="simple" xlink:href="https://www.dw.com/zh/zh/斥資抗衡中國-澳洲擴大與太平洋國家合作/a-65568233" text:style-name="Internet_20_link" text:visited-style-name="Visited_20_Internet_20_Link">
 新西兰、澳大利亚及其伙伴寻求阻止太平洋岛国与中国建立安全伙伴关系</text:a>
 。 <text:a xlink:type="simple" xlink:href="https://www.dw.com/zh/zh/中索協議成選舉焦點-澳總理會阻止北京建立軍事基地/a-61727763" text:style-name="Internet_20_link" text:visited-style-name="Visited_20_Internet_20_Link">
中国去年与所罗门群岛达成了安全协议。 </text:a>
</text:p>
      <text:p text:style-name="P4">
（路透社，法新社）</text:p>
      <text:p text:style-name="P4">
Source: <text:a xlink:type="simple" xlink:href="https://www.dw.com/zh/斐济总理-考虑废止与中国的警察交流协议/a-65850043" text:style-name="Internet_20_link" text:visited-style-name="Visited_20_Internet_20_Link">
https://www.dw.com/zh/斐济总理-考虑废止与中国的警察交流协议/a-65850043?maca=chi-rss-chi-all-1127-rdf</text:a>
</text:p>
      <!--NEWS-->
      <text:h text:style-name="P10" text:outline-level="1">
<text:span text:style-name="T4">
中俄联合空中巡逻，韩日战机紧急起飞</text:span>
</text:h>
      <text:p text:style-name="P4">
Author: 半岛电视台</text:p>
      <text:p text:style-name="P4">
Publisher: Al Jazeera</text:p>
      <text:p text:style-name="P4">
Published Time: 2023-06-07T12:25:20</text:p>
      <text:p text:style-name="P4">
Modified Time: 2023-06-07T12:25:46</text:p>
      <text:p text:style-name="P4">
Description: 中国国防部表示，与俄罗斯轰炸机的联合巡逻是 2019 年首次开始的演习的一部分。</text:p>
      <text:p text:style-name="P4">
Images: ["<text:a xlink:type="simple" xlink:href="https://chinese.aljazeera.net/wp-content/uploads/2023/06/1-1686140453.jpg" text:style-name="Internet_20_link" text:visited-style-name="Visited_20_Internet_20_Link">
1-1686140453.jpg</text:a>
", "<text:a xlink:type="simple" xlink:href="https://chinese.aljazeera.net/wp-content/uploads/2023/06/2-1686140465.jpg" text:style-name="Internet_20_link" text:visited-style-name="Visited_20_Internet_20_Link">
2-1686140465.jpg</text:a>
", "<text:a xlink:type="simple" xlink:href="https://chinese.aljazeera.net/wp-content/uploads/2023/06/3-1686140473.jpg" text:style-name="Internet_20_link" text:visited-style-name="Visited_20_Internet_20_Link">
3-1686140473.jpg</text:a>
"]</text:p>
      <text:p text:style-name="P4">
Topics: ['军事', '新闻']</text:p>
      <text:p text:style-name="P4">
Keywords: ['军事', '新闻', '中国', '俄罗斯', '日本', '韩国']</text:p>
      <text:p text:style-name="P4">
Type: Article</text:p>
      <!--METADATA-->
      <text:p text:style-name="P4">
<draw:frame draw:style-name="fr1" draw:name="Image185" text:anchor-type="as-char" svg:width="6.9236in" svg:height="4.612736in" draw:z-index="0">
<draw:image xlink:href="../Images/Aljazeera Chinese/2023-06-07T12-25-20/1-1686140453.jpg" xlink:type="simple" xlink:show="embed" xlink:actuate="onLoad" draw:mime-type="image/jpeg"/>
</draw:frame>
 韩国空军的F-15，如 2017 年 7月从美国军用飞机驾驶舱拍摄的照片 (路透)</text:p>
      <text:p text:style-name="P4">
据当地媒体报道，在中国国防部称这是一次联合巡逻演习期间，中国和俄罗斯军用飞机未经通知就进入了韩国防空识别区（KADIZ）。随后，韩国国防部向北京和莫斯科提出“严正”抗议。</text:p>
      <text:p text:style-name="P4">
6月6日周二，为了回应四架中国和四架俄罗斯军用飞机的出现，韩国战机紧急起飞。这些飞机没有侵犯韩国领空，但确实进入了韩国防空识别区。</text:p>
      <text:p text:style-name="P4">
不同于一个国家的领空，即其领土和领海上方的空域，并没有关于防空区的国际规则。</text:p>
      <text:p text:style-name="P4">
据韩联社周二报道，韩国参谋长联席会议表示，飞机在进入防空区时预计会被识别到其存在，“以防止意外冲突”。</text:p>
      <text:p text:style-name="P4">
韩联社援引参谋长联席会议的声明报道称，“我军在中俄飞机进入防空识别区前对其进行识别，部署空军战机进行战术部署，以备不时之需。”</text:p>
      <text:p text:style-name="P4">
据韩联社报道，韩国国防部7日周三表示，它已向中国和俄罗斯驻首尔大使馆提出抗议，并对他们的军用飞机飞近“我们领空附近的敏感区域”表示遗憾。</text:p>
      <text:p text:style-name="P4">
韩联社补充道，该部呼吁两国“采取适当措施防止再次发生此类情况，并指出此类飞行活动可能会导致地区紧张局势”。</text:p>
      <text:p text:style-name="P4">
日本还表示，它也于周二紧急起飞战斗机，以回应两架中国轰炸机在日本海上空与两架俄罗斯轰炸机会合，并一同飞至中国东海，随后两架中国战斗机与它们回合。</text:p>
      <text:p text:style-name="P4">
中国国防部表示，这次联合巡逻是北京和莫斯科之间合作计划的一部分，也是自 2019 年以来的第六次此类演习。</text:p>
      <text:p text:style-name="P4">
2022 年 11月，在中国与俄罗斯的最后一次联合空中巡逻期间，当时中国“轰6K”轰炸机和俄罗斯“图-95”轰炸机、“苏-35”战斗机进入防空识别区，韩国也紧急起飞了战斗机。</text:p>
      <text:p text:style-name="P4">
此外，2022年5月的一次联合巡逻期间，在东京与美国、印度和澳大利亚领导人举行四方峰会之际，中国和俄罗斯战机逼近日本领空。尽管中国表示这次巡逻不是为了恐吓，但这次空中演习还是引起了日本的警觉。</text:p>
      <text:p text:style-name="P4">
北京和莫斯科的联合巡逻是扩大两国关系的一部分，即所谓的 “无限制”伙伴关系。</text:p>
      <text:p text:style-name="P4">
中国在亚太地区不断扩大军事足迹之际，美国及其地区盟友也在不断增加军事演习。</text:p>
      <text:p text:style-name="P4">
白宫最近还警告称，美国和中国军队（包括舰船和飞机）在台湾海峡和南中国海会发生激烈冲突</text:p>
      <text:p text:style-name="P4">
<draw:frame draw:style-name="fr1" draw:name="Image186" text:anchor-type="as-char" svg:width="6.9236in" svg:height="3.894525in" draw:z-index="0">
<draw:image xlink:href="../Images/Aljazeera Chinese/2023-06-07T12-25-20/2-1686140465.jpg" xlink:type="simple" xlink:show="embed" xlink:actuate="onLoad" draw:mime-type="image/jpeg"/>
</draw:frame>
 美国海军发布与中国军舰近距离接触视频 (半岛电视台)</text:p>
      <text:p text:style-name="P4">
美国国防部长劳埃德·奥斯汀在亚洲最高安全峰会，即周末在新加坡举行的香格里拉对话会上表示，北京和华盛顿之间需要加强沟通以避免危机。</text:p>
      <text:p text:style-name="P4">
劳埃德说道，他对中国不愿在各自军队之间参与“更好的危机管理机制”感到“深切关注”。</text:p>
      <text:p text:style-name="P4">
他表示，“我们谈得越深入，就越能避免可能导致危机或冲突的误解和误判。”</text:p>
      <text:p text:style-name="P4">
奥斯汀还特别提到中国飞机“冒险拦截在国际领空合法飞行的美国和盟国飞机”。</text:p>
      <text:p text:style-name="P4">
他称，“我们不会被海上或国际领空的危险操作行为吓倒。”</text:p>
      <text:p text:style-name="P4">
关于此事，中国声称是华盛顿对中国领土进行近距离侦察挑起了这样的事端。</text:p>
      <text:p text:style-name="P4">
<draw:frame draw:style-name="fr1" draw:name="Image187" text:anchor-type="as-char" svg:width="6.9236in" svg:height="3.894525in" draw:z-index="0">
<draw:image xlink:href="../Images/Aljazeera Chinese/2023-06-07T12-25-20/3-1686140473.jpg" xlink:type="simple" xlink:show="embed" xlink:actuate="onLoad" draw:mime-type="image/jpeg"/>
</draw:frame>
 中国将战斗机事件归咎于美国的“挑衅” (半岛电视台)</text:p>
      <text:p text:style-name="P4">
Source: <text:a xlink:type="simple" xlink:href="https://chinese.aljazeera.net/news/military/2023/6/7/%e4%b8%ad%e4%bf%84%e8%81%94%e5%90%88%e7%a9%ba%e4%b8%ad%e5%b7%a1%e9%80%bb%e9%9f%a9%e6%97%a5%e6%88%98%e6%9c%ba%e7%b4%a7%e6%80%a5%e8%b5%b7%e9%a3%9e" text:style-name="Internet_20_link" text:visited-style-name="Visited_20_Internet_20_Link">
https://chinese.aljazeera.net/news/military/2023/6/7/%e4%b8%ad%e4%bf%84%e8%81%94%e5%90%88%e7%a9%ba%e4%b8%ad%e5%b7%a1%e9%80%bb%e9%9f%a9%e6%97%a5%e6%88%98%e6%9c%ba%e7%b4%a7%e6%80%a5%e8%b5%b7%e9%a3%9e</text:a>
</text:p>
      <!--NEWS-->
      <text:h text:style-name="P10" text:outline-level="1">
<text:span text:style-name="T4">
地缘政治风险影响？红杉资本拆分中国、印太地区业务</text:span>
</text:h>
      <text:p text:style-name="P4">
Author: None</text:p>
      <text:p text:style-name="P4">
Publisher: Radio Free Asia (Organization)</text:p>
      <text:p text:style-name="P4">
Published Time: 2023-06-07T12:44:00-04:00</text:p>
      <text:p text:style-name="P4">
Modified Time: 2023-06-07T12:44: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4.656679in" draw:z-index="0">
<draw:image xlink:href="../Images/rfamandarin/2023-06-07T12-44-00-04-00/000000.png" xlink:type="simple" xlink:show="embed" xlink:actuate="onLoad" draw:mime-type="image/png"/>
</draw:frame>
 美国风险投资龙头红杉资本（SequoiaCapital）公司的中国业务--红杉中国的商标 <text:a xlink:type="simple" xlink:href="https://www.rfa.org/mandarin/Xinwen/1-06072023123338.html/@@images/image" text:style-name="Internet_20_link" text:visited-style-name="Visited_20_Internet_20_Link">
 </text:a>
网络截图</text:p>
      <text:p text:style-name="P4">
美国风险投资龙头红杉资本（SequoiaCapital）6日宣布将公司业务拆分为三，美国与中国、印度和东南亚的业务将完全拆分，其中，红杉中国的英文公司名称将从目前的“SequoiaChina”，更名为“红杉”二字的汉语拼音HongShan。此外，其印度及东南亚业务也被分出，并更名为Peak XV Partners。</text:p>
      <text:p text:style-name="P4">
其馀美欧业务则沿用现名，分拆将于2024年3月31日前完成。</text:p>
      <text:p text:style-name="P4">
红杉资本管理合伙人波塔（Roelof Botha）、中国区总裁沈南鹏及印度业务负责人辛格（ShailendraSingh）合署的声明中表示，“经营去中心化的全球投资业务变得越来越复杂……这使得使用集中式后台功能成为一种障碍，而不是一种优势。”</text:p>
      <text:p text:style-name="P4">
路透社也引述消息人士说，美国拜登政府一直在制定限制美国在中国投资的新规定，红杉资本已聘请一家国家安全公司就如何减轻此类风险提供建议。虽然声明中没有提到地缘政治，路透社在报道中说，经济挑战和地缘政治紧张局势使筹资和投资变得困难，并侵蚀了全球风险基金的回报。</text:p>
      <text:p text:style-name="P4">
红杉资本2005年起进入中国市场，至今已投资了1200多家公司，其中包括蚂蚁集团、美团、字节跳动，以及电动汽车、生物技术等新兴科技领域的公司。</text:p>
      <text:p text:style-name="P4">
责编：陈品洁</text:p>
      <text:p text:style-name="P4">
Source: <text:a xlink:type="simple" xlink:href="https://www.rfa.org/mandarin/Xinwen/1-06072023123338.html" text:style-name="Internet_20_link" text:visited-style-name="Visited_20_Internet_20_Link">
https://www.rfa.org/mandarin/Xinwen/1-06072023123338.html</text:a>
</text:p>
      <!--NEWS-->
      <text:h text:style-name="P10" text:outline-level="1">
<text:span text:style-name="T4">
周小川谈一带一路：中国应做风险管理、思考债务重组中角色</text:span>
</text:h>
      <text:p text:style-name="P4">
Author: None</text:p>
      <text:p text:style-name="P4">
Publisher: Radio Free Asia (Organization)</text:p>
      <text:p text:style-name="P4">
Published Time: 2023-06-07T12:46:33-04:00</text:p>
      <text:p text:style-name="P4">
Modified Time: 2023-06-07T12:46: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4.723682in" draw:z-index="0">
<draw:image xlink:href="../Images/rfamandarin/2023-06-07T12-46-33-04-00/000000.png" xlink:type="simple" xlink:show="embed" xlink:actuate="onLoad" draw:mime-type="image/png"/>
</draw:frame>
 中国人民银行原行长周小川 路透社资料图片</text:p>
      <text:p text:style-name="P4">
中国博鳌亚洲论坛副理事长、前中国人民银行行长周小川６月７日就“一带一路若干经济问题分析”发表讲话时表示，“一带一路”的“债务陷阱”问题表示，中国要更多做好风险管理，但许多债务不该被理解为主权债务，此外中国应思考未来在债务重组中的角色，以及于国际多边方面的安排。</text:p>
      <text:p text:style-name="P4">
他说中国对“一带一路”项目的融资，主力在中国国家开发银行和中国进出口银行两家银行上，不过受到新冠疫情和有关债务陷阱的影响，当前中国方面的投融资比起高峰期已经下降很多。</text:p>
      <text:p text:style-name="P4">
对于中国是否加入“巴黎俱乐部”，一个由多个债权国国家组成的非正式组织，为负债国和债权国提供债务安排，周小川说，巴黎俱乐部是“富人俱乐部”，带有殖民主义的影子，而中国还是发展中国家、“穷哥们”，性质不同。不过他坦言，中国应思考未来在债务重组中的角色，以及于国际多边方面的安排，“多边机构虽声称关注发展中国家，但实际上帮助西方国家较多。”</text:p>
      <text:p text:style-name="P4">
2016年二十国集团（G20）杭州峰会时，西方曾强烈呼吁中国加入该俱乐部，但由于中国内部未形成一致意见，因此未成为正式成员。今年是中国提出"一带一路"倡议的10周年，本台此前报道，外界关注发展中国家因参与相关项目而落入中方债务陷阱的问题，由于中国正向发展中国家追讨债务，导致巴基斯坦、肯尼亚、老挝等世界最贫困国家正面临经济不稳定的问题。</text:p>
      <text:p text:style-name="P4">
责编：陈品洁</text:p>
      <text:p text:style-name="P4">
Source: <text:a xlink:type="simple" xlink:href="https://www.rfa.org/mandarin/Xinwen/2-06072023124513.html" text:style-name="Internet_20_link" text:visited-style-name="Visited_20_Internet_20_Link">
https://www.rfa.org/mandarin/Xinwen/2-06072023124513.html</text:a>
</text:p>
      <!--NEWS-->
      <text:h text:style-name="P10" text:outline-level="1">
<text:span text:style-name="T4">
乌克兰估计洪水7日到顶 逾4万人面临威胁</text:span>
</text:h>
      <text:p text:style-name="P4">
Author: 联合早报 (Person)</text:p>
      <text:p text:style-name="P4">
Publisher: 联合早报 (Organization)</text:p>
      <text:p text:style-name="P4">
Published Time: 2023-06-07T12:50</text:p>
      <text:p text:style-name="P4">
Modified Time: 2023-06-07T12:50</text:p>
      <text:p text:style-name="P4">
Description: 乌克兰官员说，新卡霍夫卡市大型水坝爆炸引发的洪水，预计将在星期三（6月7日）达到洪峰。联合国警告，水坝被炸给乌克兰带来的后果“严重且深远”。路透社报道，乌克兰官员估计，洪水将在星期...</text:p>
      <text:p text:style-name="P4">
Videos: []</text:p>
      <text:p text:style-name="P4">
Audios: []</text:p>
      <text:p text:style-name="P4">
Images: []</text:p>
      <text:p text:style-name="P4">
Type: NewsArticle</text:p>
      <text:p text:style-name="P4">
Breadcrumbs: ['即时', '国际']</text:p>
      <text:p text:style-name="P4">
Keywords: ['俄乌战争', '联合国', '水坝', '洪水', '威胁', '白宫']</text:p>
      <!--METADATA-->
      <text:p text:style-name="P4">
乌克兰官员说，新卡霍夫卡市大型水坝爆炸引发的洪水，预计将在星期三（6月7日）达到洪峰。</text:p>
      <text:p text:style-name="P4">
联合国警告，水坝被炸给乌克兰带来的后果“严重且深远”。</text:p>
      <text:p text:style-name="P4">
路透社报道，乌克兰官员估计，洪水将在星期三达到最高水位，居住在第聂伯河沿岸地的约4万2000人面临威胁。</text:p>
      <text:p text:style-name="P4">
另一方面，联合国主管人道主义事务副秘书长兼紧急救济协调员格里菲斯告诉安全理事会，乌克兰水坝决口，“将对乌克兰南部前线两侧的成千上万人造成严重而深远的影响，他们将失去家园、粮食、安全用水和生计。”</text:p>
      <text:p text:style-name="P4">
格里菲斯说：“这场灾难的严重性，未来几天才会完全显现出来。”</text:p>
      <text:p text:style-name="P4">
目前未有洪灾的初步死亡人数报告，但美国白宫发言人柯比星期二（6日）说，水坝引发的洪水可能导致“许多人死亡”。</text:p>
      <text:p text:style-name="P4">
乌克兰当局说，位于乌克兰南部赫尔松州的 <text:a xlink:type="simple" xlink:href="https://www.zaobao.com/realtime/world/story20230606-1401606" text:style-name="Internet_20_link" text:visited-style-name="Visited_20_Internet_20_Link">
 新卡霍夫卡水电站水坝星期二凌晨被俄军炸毁</text:a>
，这可能对扎波罗热核电站安全构成额外威胁。另据塔斯社当天引述俄罗斯任命的新卡霍夫卡行政当局负责人的话说，是乌方对水坝进行了炮击。</text:p>
      <text:p text:style-name="P4">
美国白宫说， <text:a xlink:type="simple" xlink:href="https://www.zaobao.com/realtime/world/story20230607-1401900" text:style-name="Internet_20_link" text:visited-style-name="Visited_20_Internet_20_Link">
 目前仍无法对乌克兰水坝遭破坏的原因下定论</text:a>
 。</text:p>
      <text:p text:style-name="P4">
Source: <text:a xlink:type="simple" xlink:href="https://www.zaobao.com.sg/realtime/world/story20230607-1401954" text:style-name="Internet_20_link" text:visited-style-name="Visited_20_Internet_20_Link">
https://www.zaobao.com.sg/realtime/world/story20230607-1401954</text:a>
</text:p>
      <!--NEWS-->
      <text:h text:style-name="P10" text:outline-level="1">
<text:span text:style-name="T4">
天津碧桂园小区居民楼倾斜4000人疏散　中媒曝现场航拍照片</text:span>
</text:h>
      <text:p text:style-name="P4">
Author: None</text:p>
      <text:p text:style-name="P4">
Publisher: Radio Free Asia (Organization)</text:p>
      <text:p text:style-name="P4">
Published Time: 2023-06-07T12:53:56-04:00</text:p>
      <text:p text:style-name="P4">
Modified Time: 2023-06-07T12:53: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5.1927in" draw:z-index="0">
<draw:image xlink:href="../Images/rfamandarin/2023-06-07T12-53-56-04-00/000000.png" xlink:type="simple" xlink:show="embed" xlink:actuate="onLoad" draw:mime-type="image/png"/>
</draw:frame>
中国天津碧桂园凤锦庭院小区内，多处路面、草皮出现沉降、裂缝 <text:a xlink:type="simple" xlink:href="https://www.rfa.org/mandarin/Xinwen/3-06072023124806.html/@@images/image" text:style-name="Internet_20_link" text:visited-style-name="Visited_20_Internet_20_Link">
</text:a>
网络图片</text:p>
      <text:p text:style-name="P4">
中国天津碧桂园小区近日数栋居民楼倾斜，截至6月3日已疏散近4000人，中国媒体“每日经济新闻”6月6日发布多张在5日拍摄的航拍现场照片，这篇报道目前仍可在其他互联网平台上看到，却已经从“每日经济新闻”官网移除。</text:p>
      <text:p text:style-name="P4">
根据目前能看到的报道内容，天津凤锦庭院部分楼栋出现了目测歪斜的情况，歪斜程度并不明显。最为明显的倾斜是凤锦庭院旁的一栋低矮红楼，报道描述这是肉眼看起来在所有受波及楼栋中最严重的。</text:p>
      <text:p text:style-name="P4">
报道指，相比楼栋的倾斜，一些楼栋地面连接处发生的较大裂缝则比较明显，很多裂缝达几十厘米宽；小区内很多路面都出现了程度较大隆起、开裂，甚至汽车经过时会出现擦底盘的现象。细小的开裂更是随处可见。</text:p>
      <text:p text:style-name="P4">
报道说，“在短时间内发生这么大面积沉降，在国内外比较少见。”</text:p>
      <text:p text:style-name="P4">
根据官方通报，中国天津碧桂园小区数栋居民楼倾斜一事已疏散3899人，目前地质专家已到场展开调查，已成立专家组在现场划定安全管控区域，并采取措施避免地面进一步沉降。</text:p>
      <text:p text:style-name="P4">
责编：陈品洁</text:p>
      <text:p text:style-name="P4">
Source: <text:a xlink:type="simple" xlink:href="https://www.rfa.org/mandarin/Xinwen/3-06072023124806.html" text:style-name="Internet_20_link" text:visited-style-name="Visited_20_Internet_20_Link">
https://www.rfa.org/mandarin/Xinwen/3-06072023124806.html</text:a>
</text:p>
      <!--NEWS-->
      <text:h text:style-name="P10" text:outline-level="1">
<text:span text:style-name="T4">
编程随想妻子贝女士推特遭注销</text:span>
</text:h>
      <text:p text:style-name="P4">
Author: None</text:p>
      <text:p text:style-name="P4">
Publisher: Radio Free Asia (Organization)</text:p>
      <text:p text:style-name="P4">
Published Time: 2023-06-07T12:57:02-04:00</text:p>
      <text:p text:style-name="P4">
Modified Time: 2023-06-07T12:57: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3.88615in" draw:z-index="0">
<draw:image xlink:href="../Images/rfamandarin/2023-06-07T12-57-02-04-00/000000.png" xlink:type="simple" xlink:show="embed" xlink:actuate="onLoad" draw:mime-type="image/png"/>
</draw:frame>
 中国知名博主阮晓寰的妻子贝女士(图左)贝女士推特截图</text:p>
      <text:p text:style-name="P4">
“编程随想”部落格版主阮晓寰的妻子贝女士5月底在上海失联，至今仍没有消息，6月6日她为丈夫伸冤的推特帐号被注销。</text:p>
      <text:p text:style-name="P4">
本台此前报道，中国知名部落客阮晓寰因经营议论时政部落格“编程随想”，今年2月被依“煽动颠覆国家政权罪”一审判刑7年，他的妻子贝女士持续在推特为其发声，不料5月31日传出在上海失联。</text:p>
      <text:p text:style-name="P4">
与贝女士保持密切联系的旅德异议人士、本台特约记者苏雨桐曾推文呼吁紧急关注，并指贝女士已被上海市公安局长海路派出所带走，无法向外界联系。苏雨桐在推特上说，上海长海派出所及公安总局电话的电话在6月6日已无法打通，随后阮晓寰母亲电话也无法接通，她表示原来阮晓寰母亲收到电信运营商的4条防诈提醒以及和公安电话，要求她不能提供个人信息。</text:p>
      <text:p text:style-name="P4">
目前本台无法独立核实上述情况及贝女士下落，将会继续跟进。</text:p>
      <text:p text:style-name="P4">
声援贝女士的旅德异议人士苏雨桐宣布，6月20日将在柏林发起向中国总理李强抗议的大型活动。德国总理朔尔兹（OlafScholz）4月传出邀请李强访问德国，预定在6月20日于柏林举行德中高层磋商会议。</text:p>
      <text:p text:style-name="P4">
责编：陈品洁</text:p>
      <text:p text:style-name="P4">
Source: <text:a xlink:type="simple" xlink:href="https://www.rfa.org/mandarin/Xinwen/4-06072023125517.html" text:style-name="Internet_20_link" text:visited-style-name="Visited_20_Internet_20_Link">
https://www.rfa.org/mandarin/Xinwen/4-06072023125517.html</text:a>
</text:p>
      <!--NEWS-->
      <text:h text:style-name="P10" text:outline-level="1">
<text:span text:style-name="T4">
高考作文试题出现“习近平语录”</text:span>
</text:h>
      <text:p text:style-name="P4">
Author: None</text:p>
      <text:p text:style-name="P4">
Publisher: Radio Free Asia (Organization)</text:p>
      <text:p text:style-name="P4">
Published Time: 2023-06-07T13:01:00-04:00</text:p>
      <text:p text:style-name="P4">
Modified Time: 2023-06-07T13:02: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4.612011in" draw:z-index="0">
<draw:image xlink:href="../Images/rfamandarin/2023-06-07T13-01-00-04-00/000000.png" xlink:type="simple" xlink:show="embed" xlink:actuate="onLoad" draw:mime-type="image/png"/>
</draw:frame>
6月7日，中国有近一千三百万中学毕业生参加大学入学考试，图为北京考生鱼贯进入考场进行首日的考试。 <text:a xlink:type="simple" xlink:href="https://www.rfa.org/mandarin/Xinwen/5-06072023125820.html/@@images/image" text:style-name="Internet_20_link" text:visited-style-name="Visited_20_Internet_20_Link">
</text:a>
美联社图片</text:p>
      <text:p text:style-name="P4">
中国高考登场，考试内容也成互联网关注焦点。6月7日语文科考试结束，全国各地的作文题目登上了微博热搜，意外出现“习近平语录”。</text:p>
      <text:p text:style-name="P4">
根据中国媒体“澎湃新闻”报道，由中国教育部命题的全国乙卷，作文试题以“吹灭别人的灯，并不会让自己更加光明；阻挡别人的路，也不会让自己行得更远”、“一花独放不是春，百花齐放春满园。如果世界上只有一种花朵，就算这种花朵再美，那也是单调的”为提要，强调这两句话是中国国家主席“习近平总书记的讲话，以生动形象的语言说出了普遍的道理”，要求考生以此写一篇文章来体现自身思考。</text:p>
      <text:p text:style-name="P4">
第一段文字习近平今年3月出席中国共产党与世界政党高层对话会时发表的讲话内容，第二段文字则是习近平于2014年3月在联合国教科文组织的讲话。比亚迪汽车日前回应长城汽车举报事件时，就引用了第一段文字，如今却刚好压中乙卷的作文题目，在互联网上引发关注，有网民调侃，“原来你们整这一出是为了泄题啊”。不过也有网民说，这些话“不就是想指向美国吗？这种话从几年前就开始，现在官方批判还不够，还要发动全民再批判一次吗？”，批评中国政府“连高考都不放过”。</text:p>
      <text:p text:style-name="P4">
本年度高考语文作文共有7套试卷，其中由中国教育部考试中心命题的试卷4套，北京、天津、上海则自行命题。</text:p>
      <text:p text:style-name="P4">
责编：陈品洁</text:p>
      <text:p text:style-name="P4">
Source: <text:a xlink:type="simple" xlink:href="https://www.rfa.org/mandarin/Xinwen/5-06072023125820.html" text:style-name="Internet_20_link" text:visited-style-name="Visited_20_Internet_20_Link">
https://www.rfa.org/mandarin/Xinwen/5-06072023125820.html</text:a>
</text:p>
      <!--NEWS-->
      <text:h text:style-name="P10" text:outline-level="1">
<text:span text:style-name="T4">
乌南水坝破裂酿洪水 已2700多人撤离</text:span>
</text:h>
      <text:p text:style-name="P4">
Publisher: 法新社</text:p>
      <text:p text:style-name="P4">
Published Time: 2023-06-07T13:02:07+00:00</text:p>
      <text:p text:style-name="P4">
Modified Time: 2023-06-07T12:35:03+00:00</text:p>
      <text:p text:style-name="P4">
Description: （法新社基辅7日电） 乌克兰南部俄罗斯占领区内的卡科夫卡水坝昨天遭破坏，导致第聂伯河溃堤，俄乌官员今天表示已有2700多位居民撤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6-07T13-02-07-00-00/000000.png" xlink:type="simple" xlink:show="embed" xlink:actuate="onLoad" draw:mime-type="image/png"/>
</draw:frame>
</text:p>
      <text:p text:style-name="P4">
乌克兰救难服务的发言人霍伦吉（OleksandrKhorunzhyi）在电视上表示：「已有1450多人疏散，目前没有伤亡消息。」他还说赫松市（Kherson）的水位已经升高5公尺。</text:p>
      <text:p text:style-name="P4">
官员曾表示，还有数以千计居民将被迫离开家园，许多人已经正在想办法自行撤离。</text:p>
      <text:p text:style-name="P4">
莫斯科扶植的赫松州副州长库兹米奇（Tatyana Kuzmich）则在俄罗斯国家电视台上表示，第聂伯河（DniproRiver）受俄方控制的一岸有1274人撤离，包括38人是从房子的屋顶上获救，但仍有一些居民受困。</text:p>
      <text:p text:style-name="P4">
卡科夫卡水坝（Kakhovka Dam）遭炸开，俄乌相互指责是罪魁祸首。外泄的滚滚洪水已经造成一座小城市淹水、20几座村庄被淹没。</text:p>
      <text:p text:style-name="P4">
Source: <text:a xlink:type="simple" xlink:href="https://www.rfi.fr/cn/%E5%9B%BD%E9%99%85%E6%8A%A5%E9%81%93/20230607-%E4%B9%8C%E5%8D%97%E6%B0%B4%E5%9D%9D%E7%A0%B4%E8%A3%82%E9%85%BF%E6%B4%AA%E6%B0%B4-%E5%B7%B22700%E5%A4%9A%E4%BA%BA%E6%92%A4%E7%A6%BB" text:style-name="Internet_20_link" text:visited-style-name="Visited_20_Internet_20_Link">
https://www.rfi.fr/cn/%E5%9B%BD%E9%99%85%E6%8A%A5%E9%81%93/20230607-%E4%B9%8C%E5%8D%97%E6%B0%B4%E5%9D%9D%E7%A0%B4%E8%A3%82%E9%85%BF%E6%B4%AA%E6%B0%B4-%E5%B7%B22700%E5%A4%9A%E4%BA%BA%E6%92%A4%E7%A6%BB</text:a>
</text:p>
      <!--NEWS-->
      <text:h text:style-name="P10" text:outline-level="1">
<text:span text:style-name="T4">
美媒：北溪管道爆炸前CIA对该计划已有所掌握</text:span>
</text:h>
      <text:p text:style-name="P4">
Author: None (Language: zh)</text:p>
      <text:p text:style-name="P4">
Publisher: None</text:p>
      <text:p text:style-name="P4">
Time: 2023-06-07T13:11:00Z</text:p>
      <text:p text:style-name="P4">
Description: 据美国《华盛顿邮报》报道，去年北溪海底天然气输气管线爆炸案件发生3个月前美国中情局已经掌握情报，乌克兰计划执行这样的破坏行动。而且，德国对此也知情。</text:p>
      <text:p text:style-name="P4">
Videos: []</text:p>
      <text:p text:style-name="P4">
Images: []</text:p>
      <text:p text:style-name="P4">
Subject: 时政风云</text:p>
      <text:p text:style-name="P4">
Subjects: ['奥巴马', '欧债危机', '俄罗斯', '欧盟', '乌克兰', '德国', '留学德国', '专题报道：“8·12”天津滨海爆炸事件', '留学德国', '德国联邦大选']</text:p>
      <text:p text:style-name="P4">
Keywords: ['北溪', '天然气管道', '爆炸', '乌克兰', '美国', '中情局', 'CIA', '俄罗斯', '德国', '情报']</text:p>
      <text:p text:style-name="P4">
ID: 65851192</text:p>
      <!--METADATA-->
      <text:p text:style-name="P4">
<text:a xlink:type="simple" xlink:href="https://www.dw.com/zh/overlay/image/article/65851192/64915351" text:style-name="Internet_20_link" text:visited-style-name="Visited_20_Internet_20_Link">
 </text:a>
</text:p>
      <text:p text:style-name="P4">
《华盛顿邮报》报道称，中情局根据一个乌克兰人提供的信息写下有关北溪爆炸计划的情报报告，并且在2022年6月与德国和欧洲其它国家分享了这份报告。</text:p>
      <text:p text:style-name="P4">
（德国之声中文网）《华盛顿邮报》报道称，去年6月， <text:a xlink:type="simple" xlink:href="https://www.dw.com/zh/zh/炸毁北溪是美国人干的中情局坚决否认/a-64653283" text:style-name="Internet_20_link" text:visited-style-name="Visited_20_Internet_20_Link">
 美国中情局</text:a>
（CIA）从欧洲一个情报机构获得情报了解到，来自乌克兰特种部队的6名成员组成的行动小组准备在一次秘密潜水行动中炸毁北溪天然气管道。</text:p>
      <text:p text:style-name="P4">
这些情报被美国空军国民警卫队一等兵杰克·特谢拉（JackTeixeira）分享到通讯软件Discord上。今年4月，特谢拉已经因涉嫌泄露美国军事机密而被捕。《华盛顿邮报》从特谢拉的一位网友那里获得了这些情报的副本。</text:p>
      <text:p text:style-name="P4">
报道称，中情局根据一个乌克兰人提供的信息写下有关北溪爆炸计划的情报报告，并且在2022年6月与 <text:a xlink:type="simple" xlink:href="https://www.dw.com/zh/zh/北溪爆炸疑云不散-德国当局选择沉默/a-64786212" text:style-name="Internet_20_link" text:visited-style-name="Visited_20_Internet_20_Link">
 德国</text:a>
 和欧洲其它国家分享了这份报告。</text:p>
      <text:p text:style-name="P4">
报道还指出，欧洲多个国家的官员证实，在Discord泄露的情报简报与欧洲情报部门知会中情局的内容一致。</text:p>
      <text:p text:style-name="P4">
报道称，破坏计划的参与者直接向乌克兰武装部队总司令瓦列里·扎鲁什尼(WalerijSaluschnyj)进行了汇报。而乌克兰相关人员故意向总统泽连斯基隐瞒了这一计划，以便让他能够更加可信地对外否认乌克兰的责任。</text:p>
      <text:p text:style-name="P4">
美国国家安全委员会发言人约翰·科比(John Kirby)周一（6月5日）对外表示，对北溪爆炸事件的调查正在积极进行。他说不会就正在调查的案件发表评论。</text:p>
      <text:p text:style-name="P4">
俄罗斯驻美国大使馆周三表示，《华盛顿邮报》报道的有关美国在北溪天然气管道爆炸案发生前就对该计划知情的内容是西方国家共同试图混淆事实真相努力的一部分。</text:p>
      <text:p text:style-name="P4">
去年2月俄罗斯入侵乌克兰以来，欧洲对俄罗斯天然气的依赖成为政治焦点。9月26日，由俄罗斯向德国输送能源的北溪天然气管道项目北溪一号与北溪二号位于波罗的海海底的管道于同一日发生爆炸，导致大量天然气泄漏到附近海域。两段管道平时由俄罗斯天然气工业股份公司维护运营。</text:p>
      <text:p text:style-name="P4">
北溪天然气管道爆炸事件加速了欧洲寻找其它能源供应商问题上的转变。</text:p>
      <text:p text:style-name="P4">
俄罗斯原本计划通过北溪两条天然气管道每年 <text:a xlink:type="simple" xlink:href="https://www.dw.com/zh/zh/普京提出恢复欧洲天然气供应-德国拒绝/a-63425377" text:style-name="Internet_20_link" text:visited-style-name="Visited_20_Internet_20_Link">
 向德国输送 </text:a>
 1100亿立方米的天然气。</text:p>
      <text:p text:style-name="P4">
《华盛顿邮报》在报道中指出，该报同意美国政府提出的，出于对信源和行动风险的考量，在报道中隐去欧洲情报机构的名称以及这份可疑计划中某些部分的要求。</text:p>
      <text:p text:style-name="P4">
美国中情局没有立刻回复路透社提出的相关问询。</text:p>
      <text:p text:style-name="P4">
北溪管道爆炸发生在瑞典和丹麦的专属经济区。这两个国家都认为爆炸是人为故意发生的，但还没有确定爆炸案的策划者和执行者。</text:p>
      <text:p text:style-name="P4">
华盛顿和北约都将北溪爆炸案称为“破坏行为”。莫斯科指责西方调查人员拖拖拉拉，试图掩盖谁是真正的幕后黑手。</text:p>
      <text:p text:style-name="P4">
今年早些时间，美国和德国的媒体都曾报道，调查和情报表明，北溪二号管道去年9月的爆炸案， <text:a xlink:type="simple" xlink:href="https://www.dw.com/zh/zh/媒体北溪爆炸事件有更多线索与乌克兰有关/a-65697137" text:style-name="Internet_20_link" text:visited-style-name="Visited_20_Internet_20_Link">
 可能与亲乌克兰的团体有关</text:a>
。但乌克兰政府和军方情报官员表示，他们没有参与此次袭击，也不知道是谁发动的。</text:p>
      <text:h text:style-name="P12" text:outline-level="3">
<text:span text:style-name="T4">
如何保护天然气管道免遭人为破坏？</text:span>
</text:h>
      <text:p text:style-name="P4">
（路透社等）</text:p>
      <text:p text:style-name="P4">
Source: <text:a xlink:type="simple" xlink:href="https://www.dw.com/zh/美媒：北溪管道爆炸前cia对该计划已有所掌握/a-65851192" text:style-name="Internet_20_link" text:visited-style-name="Visited_20_Internet_20_Link">
https://www.dw.com/zh/美媒：北溪管道爆炸前cia对该计划已有所掌握/a-65851192?maca=chi-rss-chi-all-1127-rdf</text:a>
</text:p>
      <!--NEWS-->
      <text:h text:style-name="P10" text:outline-level="1">
<text:span text:style-name="T4">
印度新议会的一幅地图为何激怒了邻国？</text:span>
</text:h>
      <text:p text:style-name="P4">
Author: 半岛电视台＋通讯社</text:p>
      <text:p text:style-name="P4">
Publisher: Al Jazeera</text:p>
      <text:p text:style-name="P4">
Published Time: 2023-06-07T13:12:29</text:p>
      <text:p text:style-name="P4">
Modified Time: 2023-06-07T13:12:29</text:p>
      <text:p text:style-name="P4">
Description: 印度新落成的议会大楼内设置的一幅地图激怒了其南亚邻国，包括孟加拉国、尼泊尔和巴基斯坦在内。</text:p>
      <text:p text:style-name="P4">
Images: ["<text:a xlink:type="simple" xlink:href="https://chinese.aljazeera.net/wp-content/uploads/2023/06/2023-05-27T175556Z_1368469110_RC2471AH84A4_RTRMADP_3_INDIA-PARLIAMENT-1685255605-1686142697.jpg" text:style-name="Internet_20_link" text:visited-style-name="Visited_20_Internet_20_Link">
2023-05-27T17...</text:a>
"]</text:p>
      <text:p text:style-name="P4">
Topics: ['政治', '新闻']</text:p>
      <text:p text:style-name="P4">
Keywords: ['政治', '新闻', '印度', '孟加拉国', '尼泊尔', '巴基斯坦']</text:p>
      <text:p text:style-name="P4">
Type: Article</text:p>
      <!--METADATA-->
      <text:p text:style-name="P4">
<draw:frame draw:style-name="fr1" draw:name="Image198" text:anchor-type="as-char" svg:width="6.9236in" svg:height="4.612736in" draw:z-index="0">
<draw:image xlink:href="../Images/Aljazeera Chinese/2023-06-07T13-12-29/2023-05-27T175556Z_1368469110_RC2471AH84A4_RTRMADP_3_INDIA-PARLIAMENT-1685255605-1686142697.jpg" xlink:type="simple" xlink:show="embed" xlink:actuate="onLoad" draw:mime-type="image/jpeg"/>
</draw:frame>
 位于新德里的印度新议会大楼一景 (路透社)</text:p>
      <text:p text:style-name="P4">
印度新落成的议会大楼内设置的一幅地图激怒了其南亚邻国，包括孟加拉国、尼泊尔和巴基斯坦在内。</text:p>
      <text:p text:style-name="P4">
孟加拉国外交部在本周一就印度总理莫迪上个月下旬在印度新议会大楼揭幕新地图一事向新德里寻求解释——这幅地图名为“阿克汉德巴拉特”（AkhandBharat），即“未分割的印度”。</text:p>
      <text:p text:style-name="P4">
该地图包括阿富汗的部分地区以及整个巴基斯坦、尼泊尔、孟加拉国、斯里兰卡和缅甸。</text:p>
      <text:p text:style-name="P4">
孟加拉国外交部副部长沙赫里亚尔·阿拉姆在达卡对记者表示，已经指示驻印度首都的孟加拉国大使馆联系印度外交部，以获得印度对此事的官方解释。</text:p>
      <text:p text:style-name="P4">
阿拉姆表示，“地图上的各方都对此表达了愤怒。没有理由怀疑这幅地图的存在。然而，我们已要求我们在新德里的代表团与印度外交部进行沟通，以了解他们对此的官方解释。”</text:p>
      <text:p text:style-name="P4">
印度外交部发言人阿林达姆·巴格奇在媒体吹风会上表示，“这幅壁画描绘了古代孔雀王朝的发展以及阿育王的负责任和以人为本的治理理念”。</text:p>
      <text:p text:style-name="P4">
然而，在5月28日印度新议会大楼落成典礼期间，印度议会事务及煤炭和矿产部长普拉哈多·乔希称该壁画为阿克汉德巴拉特地图——这是一种具有争议的概念，是右翼势力几十年前关于在印度次大陆建立一个印度教民族国家的想象。</text:p>
      <text:p text:style-name="P4">
乔希发布的推文译文为：“决心非常明确——阿克汉德巴拉特。”</text:p>
      <text:p text:style-name="P4">
乔希提到的关于“不可分割的印度”的一些想法，并没有得到邻国的欢迎。</text:p>
      <text:p text:style-name="P4">
《加德满都邮报》援引尼泊尔前总理奥利的话报道称，“像印度这样自视为古老而强大的国家、民主和典范的国家，却将尼泊尔的领土放在其地图上，并将这幅地图挂在它的议会内，这就不能说是公平的事情。”</text:p>
      <text:p text:style-name="P4">
奥利要求在上周访问印度的尼泊尔总理普什帕·卡迈尔·达哈尔“要求印度政府去掉这幅壁画”，并且“纠正这个错误”。</text:p>
      <text:p text:style-name="P4">
奥利告诉尼泊尔媒体，“如果做不到这一点，那么访问印度就没有意义。”</text:p>
      <text:p text:style-name="P4">
据印度媒体报道，达哈尔在与印度总理莫迪或者其他官员举行的会谈中，并未提及这幅地图。</text:p>
      <text:p text:style-name="P4">
在这幅壁画上描绘有尼泊尔的古代遗址，例如佛祖释迦牟尼的诞生地蓝毗尼，以及作为“大印度”版图一部分的迦毗罗卫城。</text:p>
      <text:p text:style-name="P4">
在上周，巴基斯坦也对印度执政机构越来越多地兜售有关“阿克汉德巴拉特”的想法的行为深表关切。</text:p>
      <text:p text:style-name="P4">
在伊斯兰堡举行的每周新闻发布会上，巴基斯坦外交部发言人穆姆塔兹·扎哈拉表示，有关这幅地图的设想是“一种扩张主义心态的体现，这种心态不仅试图压制印度邻国的意识形态和文化，还试图压制印度本国的宗教少数群体的意识形态和文化”。</text:p>
      <text:p text:style-name="P4">
到目前为止，斯里兰卡、阿富汗或缅甸尚未就此事发表任何官方声明。</text:p>
      <text:p text:style-name="P4">
Source: <text:a xlink:type="simple" xlink:href="https://chinese.aljazeera.net/news/political/2023/6/7/%e5%8d%b0%e5%ba%a6%e6%96%b0%e8%ae%ae%e4%bc%9a%e7%9a%84%e4%b8%80%e5%b9%85%e5%9c%b0%e5%9b%be%e4%b8%ba%e4%bd%95%e6%bf%80%e6%80%92%e4%ba%86%e9%82%bb%e5%9b%bd%ef%bc%9f" text:style-name="Internet_20_link" text:visited-style-name="Visited_20_Internet_20_Link">
https://chinese.aljazeera.net/news/political/2023/6/7/%e5%8d%b0%e5%ba%a6%e6%96%b0%e8%ae%ae%e4%bc%9a%e7%9a%84%e4%b8%80%e5%b9%85%e5%9c%b0%e5%9b%be%e4%b8%ba%e4%bd%95%e6%bf%80%e6%80%92%e4%ba%86%e9%82%bb%e5%9b%bd%ef%bc%9f</text:a>
</text:p>
      <!--NEWS-->
      <text:h text:style-name="P10" text:outline-level="1">
<text:span text:style-name="T4">
中加关系难解　加拿大不愿中国加入CPTPP</text:span>
</text:h>
      <text:p text:style-name="P4">
Author: None</text:p>
      <text:p text:style-name="P4">
Publisher: Radio Free Asia (Organization)</text:p>
      <text:p text:style-name="P4">
Published Time: 2023-06-07T13:21:00-04:00</text:p>
      <text:p text:style-name="P4">
Modified Time: 2023-06-07T14:28:27-04:00</text:p>
      <text:p text:style-name="P4">
Description: None</text:p>
      <text:p text:style-name="P4">
Videos: []</text:p>
      <text:p text:style-name="P4">
Audios: ["<text:a xlink:type="simple" xlink:href="https://www.rfa.org/mandarin/yataibaodao/jingmao/lf-060720231056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4.612011in" draw:z-index="0">
<draw:image xlink:href="../Images/rfamandarin/2023-06-07T13-21-00-04-00/000000.png" xlink:type="simple" xlink:show="embed" xlink:actuate="onLoad" draw:mime-type="image/png"/>
</draw:frame>
加拿大总理特鲁多和中国国家主席习近平去年在二十国高峰会曾有不愉快对话。特鲁多去年和英国前首相特拉斯通话时透露不愿意让中国加拿大《全面与进步跨太平洋伙伴关系协定》（CPTPP）的念头。<text:a xlink:type="simple" xlink:href="https://www.rfa.org/mandarin/yataibaodao/jingmao/lf-06072023105620.html/@@images/image" text:style-name="Internet_20_link" text:visited-style-name="Visited_20_Internet_20_Link">
 </text:a>
(加拿大总理办公室提供)  <text:a xlink:type="simple" xlink:href="https://www.rfa.org/mandarin/yataibaodao/jingmao/lf-06072023105620.html/@@stream" text:style-name="Internet_20_link" text:visited-style-name="Visited_20_Internet_20_Link">
Audio-1-Link：https://www.rfa.org/mandarin/yataibaodao/jingmao/lf-06072023105620.html/@@stream</text:a>
</text:p>
      <text:p text:style-name="P4">
中国和台湾都已申请加入《全面与进步跨太平洋伙伴关系协定》（CPTPP），不过一份内部文件显示，加拿大总理特鲁多不希望中国加入CPTPP。与此同时加拿大批评中国军舰挑衅行为，称将派更多军舰巡防台湾海峡，专家称，加拿大推出的印太战略已经充分反映加拿大对中国的强硬态度。</text:p>
      <ul>
        <li>
<text:span text:style-name="T4">
<text:a xlink:type="simple" xlink:href="https://www.rfa.org/mandarin/yataibaodao/gangtai/cl-03062023112834.html" text:style-name="Internet_20_link" text:visited-style-name="Visited_20_Internet_20_Link">
 澳专家: 台湾加入CPTPP 有助反制北京外交胁迫 </text:a>
 </text:span>
  * <text:span text:style-name="T4">
<text:a xlink:type="simple" xlink:href="https://www.rfa.org/mandarin/Xinwen/6-02072023162106.html" text:style-name="Internet_20_link" text:visited-style-name="Visited_20_Internet_20_Link">
 台湾宣布正式启动与加拿大《投资促进及保障协议》谈判 </text:a>
 </text:span>
  * <text:span text:style-name="T4">
<text:a xlink:type="simple" xlink:href="https://www.rfa.org/mandarin/yataibaodao/gangtai/lf-08012022092016.html" text:style-name="Internet_20_link" text:visited-style-name="Visited_20_Internet_20_Link">
 台湾立委组团出访加拿大和日本 争取加入CPTPP </text:a>
 </text:span>
</li>
      </ul>
      <text:p text:style-name="P4">
一份加拿大政府内部文件显示，总理特鲁多(Justin Trudeau)去年秋天与当时的英国首相特拉斯(LizTruss)电话会议时，特拉斯提到美国和欧盟应该加入CPTPP，特鲁多回应说：“这就是对英国加入CPTPP设立了如此高门槛的重要性，这也足以让中国难以加入。”</text:p>
      <text:p text:style-name="P4">
英国於今年4月正式被核准加入CPTPP，是该贸易组织在2018年生效後首个加入的新成员。</text:p>
      <text:p text:style-name="P4">
中国和台湾也都於2021年递件申请加入CPTPP，还需要所有会员国审核。</text:p>
      <text:p text:style-name="P4">
加拿大约克大学副教授沈荣钦表示，因为当初CPTPP的架构是由美国奥巴马政府设计的，其目的之一也是为了抗衡中国，有些标准规范是针对中国的。“比如说对国有企业那个章节，中国要符合国有企业章节基本上是不太可能的，你知道中国今天的国有企业还占全国GDP的40%”。</text:p>
      <text:p text:style-name="P4">
加拿大和中国关系持续处於紧张状态。</text:p>
      <text:p text:style-name="P4">
上周末美国海军驱逐舰钟云号（USS Chung-Hoon）与加拿大海军巡防舰蒙特利尔号(HMCSMontreal)例行性穿越台湾海峡期间，遭中方军舰故意横切美国军舰前方，双方相距不到137公尺，美国和加拿大均公开批评中国进行挑衅，非常危险。加拿大国防部长阿南德（AnitaAnand）6日又公开发表声明强调台湾海峡是国际水域。</text:p>
      <text:p text:style-name="P4">
 加拿大国防部长阿南德（AnitaAnand）。(美联社图片)  <text:a xlink:type="simple" xlink:href="https://www.rfa.org/mandarin/yataibaodao/jingmao/lf-06072023105620.html/ap23111402591420.jpg" text:style-name="Internet_20_link" text:visited-style-name="Visited_20_Internet_20_Link">
 </text:a>
</text:p>
      <text:p text:style-name="P4">
“加拿大将继续在国际法允许的地方航行，包括台湾海峡和南中国海，为了维护该地区的和平稳定，基於印太战略的布局，我们会派更多军舰到这个海域巡防。”</text:p>
      <text:p text:style-name="P4">
加拿大保守党党魁博励治也说：“这是中共另一次的挑衅行为，我们认为北京需要保持冷静丶稳定，而不是故意触怒。我们保守党一如所有加拿大人，并不希望战争，但我们要坚持自己的价值观和利益。”</text:p>
      <text:p text:style-name="P4">
北京则谴责有关国家在台海兴风作浪，称“美方应该反省和纠正错误做法。”</text:p>
      <text:p text:style-name="P4">
沈荣钦表示，从去年加拿大公布《印太战略》後，可以明显看到渥太华的对华政策不再软弱怕事。</text:p>
      <text:p text:style-name="P4">
加拿大时事评论员廖长仁也说，加中关系现处於一个重设(reset)的过程。西方看到当年允许中国加入世贸组织，中国却没有因此在政治改革上有所进步，反而带来种种威胁。渥太华的《印太战略》直指中国是一个具破坏性的全球力量，加上中国又干预加拿大选举，令加拿大对中国的戒心更高了。</text:p>
      <text:p text:style-name="P4">
记者：柳飞 责编：嘉远 网编：何足</text:p>
      <text:p text:style-name="P4">
Source: <text:a xlink:type="simple" xlink:href="https://www.rfa.org/mandarin/yataibaodao/jingmao/lf-06072023105620.html" text:style-name="Internet_20_link" text:visited-style-name="Visited_20_Internet_20_Link">
https://www.rfa.org/mandarin/yataibaodao/jingmao/lf-06072023105620.html</text:a>
</text:p>
      <!--NEWS-->
      <text:h text:style-name="P10" text:outline-level="1">
<text:span text:style-name="T4">
德国社民党主席与李强、王沪宁会晤</text:span>
</text:h>
      <text:p text:style-name="P4">
Author: None (Language: zh)</text:p>
      <text:p text:style-name="P4">
Publisher: None</text:p>
      <text:p text:style-name="P4">
Time: 2023-06-07T13:29:00Z</text:p>
      <text:p text:style-name="P4">
Description: 访问中国的德国社民党主席克林拜尔6月6日与中国国务院总理李强、全国政协主席王沪宁举行了会晤。据德新社报道，与王沪宁的会晤“远远超出预定时长”。克林拜尔6月7日在社媒上表示，“中国是欧洲的一个重要伙伴”。</text:p>
      <text:p text:style-name="P4">
Videos: []</text:p>
      <text:p text:style-name="P4">
Images: []</text:p>
      <text:p text:style-name="P4">
Subject: 时政风云</text:p>
      <text:p text:style-name="P4">
Subjects: ['李强', '王沪宁', '德国社民党', '德中关系', 'Klingbeil']</text:p>
      <text:p text:style-name="P4">
Keywords: ['意见反馈']</text:p>
      <text:p text:style-name="P4">
ID: 65840875</text:p>
      <!--METADATA-->
      <text:p text:style-name="P4">
<text:a xlink:type="simple" xlink:href="https://www.dw.com/zh/overlay/image/article/65840875/65841610" text:style-name="Internet_20_link" text:visited-style-name="Visited_20_Internet_20_Link">
 </text:a>
</text:p>
      <text:p text:style-name="P4">
克林拜尔与李强在北京会晤。两星期后，中国总理李强将前去柏林出席德中政府磋商</text:p>
      <text:p text:style-name="P4">
（德国之声中文网）据新华社报道，克林拜尔(LarsKlingbeil)在与王沪宁这位中国政坛第四号人物的会晤中表示，"德国社民党同中国共产党近40年来一直坚持密切对话沟通。面对国际形势重大变化，期待两党保持深入对话，增进相互了解和互信，管控好分歧，深化德中各领域的密切合作。"而王沪宁则"赞赏德国社民党多年来为中德关系发展作出的积极贡献，表示中国共产党愿同社民党共同落实好习近平主席同朔尔茨总理达成的重要共识，深化两党各层级往来和机制性对话。"</text:p>
      <text:p text:style-name="P4">
此前， <text:a xlink:type="simple" xlink:href="https://www.dw.com/zh/zh/德執政黨領袖侵台將迫德與中國斷絕關係/a-64359608" text:style-name="Internet_20_link" text:visited-style-name="Visited_20_Internet_20_Link">
 克林拜尔 </text:a>
还与中国国务院总理李强会晤。新华社引述克林拜尔称，德方认为"当前双方也对德中关系未来负有共同的责任；德方赞赏中方继续实行对外开放，认为'脱钩'不是德中关系的选项。"李强则强调"中方欢迎更多德国企业来华分享中国发展的新机遇，将持续放宽市场准入，加强知识产权保护力度，落实好外资企业国民待遇，打造市场化、法治化、国际化一流营商环境。"中国总理还希望"德国社民党发挥在德国内和欧洲政坛的重要影响，保持理性务实和对话合作的对华政策主基调，推动中德、中欧关系平稳健康发展。"</text:p>
      <text:p text:style-name="P4">
</text:p>
      <text:p text:style-name="P4">
德国政府内部围绕对华战略仍有不小的分歧</text:p>
      <text:p text:style-name="P4">
<text:a xlink:type="simple" xlink:href="https://www.dw.com/zh/zh/社民党160岁生日有没有庆祝的理由/a-65717953" text:style-name="Internet_20_link" text:visited-style-name="Visited_20_Internet_20_Link">
 社民党 </text:a>
是德国三党执政联盟的成员。与联合执政的绿党、自民党相比，社民党被认为在对华关系中更偏重于经济利益。频频有消息传出称，社民党主导的总理府与绿党主导的外交部、经济部在对华立场上有着较大分歧。目前，执政三党仍然在酝酿德国的新对华战略，这份文件原先计划在今年春天出炉；但路透社不久前援引圈内消息人士称，由于作为前置基础条件的德国国家安全战略要到6月14日才能提交内阁，因此在6月20日的德中政府磋商前，<text:a xlink:type="simple" xlink:href="https://www.dw.com/zh/zh/路透社-德中政府磋商前-柏林无法出台对华战略/a-65709955" text:style-name="Internet_20_link" text:visited-style-name="Visited_20_Internet_20_Link">
 德国政府无法拿出新对华战略 </text:a>
。</text:p>
      <text:h text:style-name="P12" text:outline-level="3">
<text:span text:style-name="T4">
“中国是欧洲的一个重要伙伴”</text:span>
</text:h>
      <text:p text:style-name="P4">
克林拜尔在与中国国务院总理李强会晤后将中国描述为欧洲的一个重要伙伴。克林拜尔周三（6月7日）在Instagram上写道：“我们这个时代的核心挑战，例如应对气候危机、军备控制以及不扩散核武器，只有通过与中国合作才能实现。为此，我们必须与彼此交谈。中国是欧洲的一个重要伙伴。”</text:p>
      <text:p text:style-name="P4">
德新社的报道指出，这位社民党主席在中国受到总理李强接见，这是不寻常的高规格。中国国务院总理李强将在6月20日携多名部长前往柏林出席德中政府磋商会议。这也将是他上任总理以来的首次出国访问。</text:p>
      <text:p text:style-name="P4">
北京是克林拜尔此次亚洲之行的第一站。他还将前往韩国和蒙古。</text:p>
      <text:p text:style-name="P4">
（德新社、新华社、路透社）</text:p>
      <text:p text:style-name="P4">
Source: <text:a xlink:type="simple" xlink:href="https://www.dw.com/zh/德国社民党主席与李强、王沪宁会晤/a-65840875" text:style-name="Internet_20_link" text:visited-style-name="Visited_20_Internet_20_Link">
https://www.dw.com/zh/德国社民党主席与李强、王沪宁会晤/a-65840875?maca=chi-rss-chi-all-1127-rdf</text:a>
</text:p>
      <!--NEWS-->
      <text:h text:style-name="P10" text:outline-level="1">
<text:span text:style-name="T4">
北约将举行史上最大空军演习 25国逾200架军机参加</text:span>
</text:h>
      <text:p text:style-name="P4">
Publisher: 法新社</text:p>
      <text:p text:style-name="P4">
Published Time: 2023-06-07T13:32:08+00:00</text:p>
      <text:p text:style-name="P4">
Modified Time: 2023-06-07T13:05:01+00:00</text:p>
      <text:p text:style-name="P4">
Description: （法新社柏林7日电） 北大西洋公约组织（NATO）下周将在欧洲举行北约史上最大空军部署演习，到时将有来自25国、逾200架军机参加演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3.617581in" draw:z-index="0">
<draw:image xlink:href="../Images/rficn/2023-06-07T13-32-08-00-00/000000.png" xlink:type="simple" xlink:show="embed" xlink:actuate="onLoad" draw:mime-type="image/png"/>
</draw:frame>
</text:p>
      <text:p text:style-name="P4">
以德国为首的「空中捍卫者23」（Air Defender 23）演习从12日展开，为期10天，将有来自25个北约成员和伙伴国家，约220架军机参加。</text:p>
      <text:p text:style-name="P4">
美国驻德大使葛特曼（Amy Gutmann）在说明时表示，这项演习虽然纯属防卫性质，不过，目的在传达讯息给包括俄罗斯在内的国家。</text:p>
      <text:p text:style-name="P4">
葛特曼告诉媒体：「如果包括（俄罗斯总统）蒲亭（Vladimir Putin）先生在内的任何世界领导人没留意到代表这个联盟实力的精神表现。我会相当惊讶。」</text:p>
      <text:p text:style-name="P4">
「透过团结一致，我们的实力加倍。」</text:p>
      <text:p text:style-name="P4">
这项演习内容将包括操作和战术层面的训练，地点主要在德国，以及捷克、爱沙尼亚和拉脱维亚。</text:p>
      <text:p text:style-name="P4">
Source: <text:a xlink:type="simple" xlink:href="https://www.rfi.fr/cn/%E5%9B%BD%E9%99%85%E6%8A%A5%E9%81%93/20230607-%E5%8C%97%E7%BA%A6%E5%B0%86%E4%B8%BE%E8%A1%8C%E5%8F%B2%E4%B8%8A%E6%9C%80%E5%A4%A7%E7%A9%BA%E5%86%9B%E6%BC%94%E4%B9%A0-25%E5%9B%BD%E9%80%BE200%E6%9E%B6%E5%86%9B%E6%9C%BA%E5%8F%82%E5%8A%A0" text:style-name="Internet_20_link" text:visited-style-name="Visited_20_Internet_20_Link">
https://www.rfi.fr/cn/%E5%9B%BD%E9%99%85%E6%8A%A5%E9%81%93/20230607-%E5%8C%97%E7%BA%A6%E5%B0%86%E4%B8%BE%E8%A1%8C%E5%8F%B2%E4%B8%8A%E6%9C%80%E5%A4%A7%E7%A9%BA%E5%86%9B%E6%BC%94%E4%B9%A0-25%E5%9B%BD%E9%80%BE200%E6%9E%B6%E5%86%9B%E6%9C%BA%E5%8F%82%E5%8A%A0</text:a>
</text:p>
      <!--NEWS-->
      <text:h text:style-name="P10" text:outline-level="1">
<text:span text:style-name="T4">
世行上调今年全球和中国经济增长预期</text:span>
</text:h>
      <text:p text:style-name="P4">
Author: 联合早报 (Person)</text:p>
      <text:p text:style-name="P4">
Publisher: 联合早报 (Organization)</text:p>
      <text:p text:style-name="P4">
Published Time: 2023-06-07T13:39</text:p>
      <text:p text:style-name="P4">
Modified Time: 2023-06-07T13:40</text:p>
      <text:p text:style-name="P4">
Description: 世界银行预计2023年全球经济将增长2.1%，较1月预测上调0.4个百分点，但仍低于2022年的3.1%；中国经济将增长5.6%，较1月预测上调1.3个百分点。新华社报道，世行在星...</text:p>
      <text:p text:style-name="P4">
Videos: []</text:p>
      <text:p text:style-name="P4">
Audios: []</text:p>
      <text:p text:style-name="P4">
Images: []</text:p>
      <text:p text:style-name="P4">
Type: NewsArticle</text:p>
      <text:p text:style-name="P4">
Breadcrumbs: ['即时', '国际']</text:p>
      <text:p text:style-name="P4">
Keywords: ['世界银行', '全球经济', '美国经济', '中国经济']</text:p>
      <!--METADATA-->
      <text:p text:style-name="P4">
世界银行预计2023年全球经济将增长2.1%，较1月预测上调0.4个百分点，但仍低于2022年的3.1%；中国经济将增长5.6%，较1月预测上调1.3个百分点。</text:p>
      <text:p text:style-name="P4">
新华社报道，世行在星期二（6月6日）发布的最新一期《全球经济展望》报告说，在俄乌冲突持续、货币政策继续收紧以抑制高通胀的情况下，今年全球经济增速将显著低于去年。2024年全球经济预计将增长2.4%，较1月预测下调0.3个百分点，主要经济体增速也被广泛下调。</text:p>
      <text:p text:style-name="P4">
主要发达经济体中，美国经济预计今年增长1.1%，明年放缓至0.8%；欧元区今年经济增速放缓至0.4%，明年增长1.3%；日本今年经济增长0.8%，明年增速为0.7%。</text:p>
      <text:p text:style-name="P4">
世行预计，由于中国经济恢复及几个大型经济体增长前景改善，今年东亚和太平洋地区、欧洲、中亚地区经济增长将加速，而其他地区经济增长将放缓。明年东亚和太平洋地区、南亚地区经济增速将回落，而其他地区增速将因内部逆风因素缓解和外部需求增强而提高。</text:p>
      <text:p text:style-name="P4">
报告说，在冠病疫情、俄乌冲突、货币政策大幅收紧等因素影响下，全球经济依然处于不稳定状态。美国利率快速走高对新兴市场和发达经济体造成重大挑战，出现金融危机的可能性升高。</text:p>
      <text:p text:style-name="P4">
世行高级副行长兼首席经济师吉尔说，如果当前发达经济体银行业危机扩散为大范围金融动荡，并影响到新兴经济体，将出现最糟糕的情形，即全球经济将在明年经历深度衰退。</text:p>
      <text:p text:style-name="P4">
Source: <text:a xlink:type="simple" xlink:href="https://www.zaobao.com.sg/realtime/world/story20230607-1401956" text:style-name="Internet_20_link" text:visited-style-name="Visited_20_Internet_20_Link">
https://www.zaobao.com.sg/realtime/world/story20230607-1401956</text:a>
</text:p>
      <!--NEWS-->
      <text:h text:style-name="P10" text:outline-level="1">
<text:span text:style-name="T4">
10名中国斯诺克选手因操纵比赛被禁赛</text:span>
</text:h>
      <text:p text:style-name="P4">
Author: None</text:p>
      <text:p text:style-name="P4">
Publisher: Radio Free Asia (Organization)</text:p>
      <text:p text:style-name="P4">
Published Time: 2023-06-07T13:45:00-04:00</text:p>
      <text:p text:style-name="P4">
Modified Time: 2023-06-07T13:51: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5.360206in" draw:z-index="0">
<draw:image xlink:href="../Images/rfamandarin/2023-06-07T13-45-00-04-00/000000.png" xlink:type="simple" xlink:show="embed" xlink:actuate="onLoad" draw:mime-type="image/png"/>
</draw:frame>
 梁文博(图前)曾任中国台球协会的副主任 <text:a xlink:type="simple" xlink:href="https://www.rfa.org/mandarin/Xinwen/6-06072023134458.html/@@images/image" text:style-name="Internet_20_link" text:visited-style-name="Visited_20_Internet_20_Link">
</text:a>
美联社资料图片世界职业台球与斯诺克协会（世台联，WPBSA）对日前被指控打假球、操纵比赛一案进行调查，根据协会６月6日发布的声明，10名被指控打假球的中国球员遭禁赛及开罚，36岁的梁文博和32岁的李行被罚终身禁赛，还被要求各自支付4.3万英镑的诉讼费。世界职业台球与斯诺克协会表示，这些处罚是针对一长串违规行为，包括操纵比赛和不配合调查。根据判决，梁文博除了操纵或参与操纵了5场比赛，还教唆、怂恿或协助其他球员操纵了9场比赛。此外他也违反规定下注斯诺克比赛，并试图掩盖自己操纵比赛的行为、拒绝配合调查。另外他还曾威胁其他球员，让对方删除手机上的信息或试图让对方不协助调查。另一位被终身禁赛的球员李行，同样涉及操纵比赛以及怂恿或协助他人操纵比赛，曾下注比赛、试图掩盖其操纵比赛的行为。其他８名遭到调查的球员也被禁赛，最初的禁赛时间从２年半到８年不等。世界职业台球与斯诺克协会表示，提前认罪导致他们缩短了禁赛时间。涉案的10人中，世界排名最高的是第11位的前英国锦标赛冠军赵心童，他被处以1年零8个月禁赛，2021年大师赛冠军颜丙涛则被禁赛5年。这８名球员需要缴纳7500英镑罚款。世台联主席弗格森（JasonFerguson）表示，这是一个极其复杂的案件，看到这么多拥有天赋的年轻选手迫于两位资深选手施加的压力而违反世台联的行为准则，着实令人心痛。终身禁止参与任何斯诺克比赛的处罚说明这种行为完全不可接受。根据规定，球员在6月20日前可对判决进行申诉。 责编：陈品洁</text:p>
      <text:p text:style-name="P4">
Source: <text:a xlink:type="simple" xlink:href="https://www.rfa.org/mandarin/Xinwen/6-06072023134458.html" text:style-name="Internet_20_link" text:visited-style-name="Visited_20_Internet_20_Link">
https://www.rfa.org/mandarin/Xinwen/6-06072023134458.html</text:a>
</text:p>
      <!--NEWS-->
      <text:h text:style-name="P10" text:outline-level="1">
<text:span text:style-name="T4">
字节跳动前高管：中共曾访问TikTok香港用户数据</text:span>
</text:h>
      <text:p text:style-name="P4">
Author: None</text:p>
      <text:p text:style-name="P4">
Publisher: Radio Free Asia (Organization)</text:p>
      <text:p text:style-name="P4">
Published Time: 2023-06-07T13:50:00-04:00</text:p>
      <text:p text:style-name="P4">
Modified Time: 2023-06-07T16:21: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4.612011in" draw:z-index="0">
<draw:image xlink:href="../Images/rfamandarin/2023-06-07T13-50-00-04-00/000000.png" xlink:type="simple" xlink:show="embed" xlink:actuate="onLoad" draw:mime-type="image/png"/>
</draw:frame>
 TikTok母公司字节跳动的北京总部 <text:a xlink:type="simple" xlink:href="https://www.rfa.org/mandarin/Xinwen/7-06072023134615.html/@@images/image" text:style-name="Internet_20_link" text:visited-style-name="Visited_20_Internet_20_Link">
</text:a>
Photo: RFA  根据美国《华尔街日报》（Wall Street Journal）报道，TikTok母公司字节跳动的一名前高管余银涛（YintaoYu，音译）在一份法律文件中称，该公司党委2018年关注香港反送中民权活动人士和抗议者，曾访问了TikTok香港用户数据，察看TikTok上包括他们的网路信息、SIM卡识别信息、IP地址、交流信息等数据，目的是识别和定位这些用户。  余银涛5月初在美国旧金山高等法院提起了不当解雇诉讼，上述指控是他提交新文件中的部分内容。    2017年8月至2018年11月， 余银涛供职字节跳动美国办事处，担任工程主管，他是美国加州公民。《华尔街日报》说，余银涛当时主要在字节跳动位于加州门洛帕克的办公室工作，他也待过字节跳动位于洛杉矶和北京的办公室。    此外余银涛在诉状中说，他向负责TikTok算法的经理反映了自己对这些做法的担忧。诉状称，余银涛的经理对他的担忧不以为然，字节跳动不当终止了与余银涛的雇佣关系作为报复。报道引述余银涛律师说法指，这名前高管决定现在站出来，是因为他认为TikTok首席执行官周受资今年3月在美国国会听证会上发表的证词有误导性。不过，字节跳动一位发言人“强烈反对本投诉中毫无根据的主张和指控”，这位发言人表示余银涛的工作内容是一款名为Flipagram的应用软件，但Flipagram几年前已经基于商业原因停止营运。发言人说，余银涛在2018年被解雇，他在此后的５年里没有提出这些指控。“Yu的行为显然是为了吸引媒体的关注”。另外，美国参议员布卢门撒尔（Richard Blumenthal）、布莱克（Marsha Blackburn）也要求TikTok解释关于存储美国用户信息的“误导性或不正确的回应”。此前本台报道，美国媒体“福布斯”（Forbes）杂志披露TikTok将美国用户数据存储在中国，与其首席执行官周受资的说法不符，参议员卢比奥（Marco Rubio）也曾致信司法部要求调查。责编：陈品洁</text:p>
      <text:p text:style-name="P4">
Source: <text:a xlink:type="simple" xlink:href="https://www.rfa.org/mandarin/Xinwen/7-06072023134615.html" text:style-name="Internet_20_link" text:visited-style-name="Visited_20_Internet_20_Link">
https://www.rfa.org/mandarin/Xinwen/7-06072023134615.html</text:a>
</text:p>
      <!--NEWS-->
      <text:h text:style-name="P10" text:outline-level="1">
<text:span text:style-name="T4">
美驻华大使：中国针对美国公司是出于政治动机　华盛顿将反击</text:span>
</text:h>
      <text:p text:style-name="P4">
Author: None</text:p>
      <text:p text:style-name="P4">
Publisher: Radio Free Asia (Organization)</text:p>
      <text:p text:style-name="P4">
Published Time: 2023-06-07T13:57:00-04:00</text:p>
      <text:p text:style-name="P4">
Modified Time: 2023-06-07T14:27: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4.612011in" draw:z-index="0">
<draw:image xlink:href="../Images/rfamandarin/2023-06-07T13-57-00-04-00/000000.png" xlink:type="simple" xlink:show="embed" xlink:actuate="onLoad" draw:mime-type="image/png"/>
</draw:frame>
 美国驻华大使伯恩斯（Nicholas Burns）<text:a xlink:type="simple" xlink:href="https://www.rfa.org/mandarin/Xinwen/8-06072023135205.html/@@images/image" text:style-name="Internet_20_link" text:visited-style-name="Visited_20_Internet_20_Link">
 </text:a>
路透社资料图片  美国驻华大使伯恩斯（Nicholas Burns）6月7日说，美国将反击中国针对美国公司的做法，华盛顿认为这是出于政治动机和不公平。    路透社报道，他以视频方式出席在北京举行的美国全球领导联盟论坛并发表讲话，提到中国政府近日针对部分美国企业祭出更多审查或封杀，伯恩斯点名五家近期被中国当局针对的美国公司，包括美光、德勤以及谘询公司贝恩公司、凯盛和明茨集团，并说这个遭遇不会发生在其他国家的公司，只会发生在美国公司。伯恩斯说：“这看起来本质上是政治性的。从中国的角度来看，这看起来像是报复，这是错误的。显然我们会抵制这一点，我们会反击。”    伯恩斯也说，美国正在限制其公司向中国出售先进半导体等技术的能力，以免帮助中国解放军，同时他也强调管理好竞争，使其有限制和障碍，并且确保是“和平竞争”。责编：陈品洁</text:p>
      <text:p text:style-name="P4">
Source: <text:a xlink:type="simple" xlink:href="https://www.rfa.org/mandarin/Xinwen/8-06072023135205.html" text:style-name="Internet_20_link" text:visited-style-name="Visited_20_Internet_20_Link">
https://www.rfa.org/mandarin/Xinwen/8-06072023135205.html</text:a>
</text:p>
      <!--NEWS-->
      <text:h text:style-name="P10" text:outline-level="1">
<text:span text:style-name="T4">
土耳其大选结束后 里拉兑美元汇价再创新低</text:span>
</text:h>
      <text:p text:style-name="P4">
Publisher: 法新社</text:p>
      <text:p text:style-name="P4">
Published Time: 2023-06-07T14:02:08+00:00</text:p>
      <text:p text:style-name="P4">
Modified Time: 2023-06-07T13:50:01+00:00</text:p>
      <text:p text:style-name="P4">
Description: （法新社伊斯坦堡7日电） 土耳其总统艾尔段（Recep Tayyip Erdogan）一个多星期前连任成功后，土耳其货币里拉（lira）兑美元汇价今天再创新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617581in" draw:z-index="0">
<draw:image xlink:href="../Images/rficn/2023-06-07T14-02-08-00-00/000000.png" xlink:type="simple" xlink:show="embed" xlink:actuate="onLoad" draw:mime-type="image/png"/>
</draw:frame>
</text:p>
      <text:p text:style-name="P4">
里拉汇率在总统大选前受到央行支撑。但格林威治时间7日11时45分左右，里拉重贬7%，来到23.17里拉兑1美元。</text:p>
      <text:p text:style-name="P4">
艾尔段在5月28日的总统决选赢得历史性胜利后，3日宣誓就职，并任命亲市场派政治人物希姆谢克（Mehmet Simsek）出任新财政部长。</text:p>
      <text:p text:style-name="P4">
这项经济政策大转弯发生的时间点，适逢许多分析师认为，在土耳其外汇储备枯竭、国家力挺的保护性存款方案一再扩大、且通膨居高不下情况下，这个大型新兴市场正走向动荡局面。</text:p>
      <text:p text:style-name="P4">
Source: <text:a xlink:type="simple" xlink:href="https://www.rfi.fr/cn/%E5%9B%BD%E9%99%85%E6%8A%A5%E9%81%93/20230607-%E5%9C%9F%E8%80%B3%E5%85%B6%E5%A4%A7%E9%80%89%E7%BB%93%E6%9D%9F%E5%90%8E-%E9%87%8C%E6%8B%89%E5%85%91%E7%BE%8E%E5%85%83%E6%B1%87%E4%BB%B7%E5%86%8D%E5%88%9B%E6%96%B0%E4%BD%8E" text:style-name="Internet_20_link" text:visited-style-name="Visited_20_Internet_20_Link">
https://www.rfi.fr/cn/%E5%9B%BD%E9%99%85%E6%8A%A5%E9%81%93/20230607-%E5%9C%9F%E8%80%B3%E5%85%B6%E5%A4%A7%E9%80%89%E7%BB%93%E6%9D%9F%E5%90%8E-%E9%87%8C%E6%8B%89%E5%85%91%E7%BE%8E%E5%85%83%E6%B1%87%E4%BB%B7%E5%86%8D%E5%88%9B%E6%96%B0%E4%BD%8E</text:a>
</text:p>
      <!--NEWS-->
      <text:h text:style-name="P10" text:outline-level="1">
<text:span text:style-name="T4">
前新泽西州州长投身共和党总统初选 特朗普对手又添一人</text:span>
</text:h>
      <text:p text:style-name="P4">
Author: chinese@voanews.com (美国之音)</text:p>
      <text:p text:style-name="P4">
Publisher: 美国之音中文网 (Type: NewsMediaOrganization)</text:p>
      <text:p text:style-name="P4">
Published Time: 2023-06-07T14:04:55+08:00</text:p>
      <text:p text:style-name="P4">
Modified Time: 2023-06-07 10:40:30Z</text:p>
      <text:p text:style-name="P4">
Description: 美国共和党内角逐2024总统大选者众，前新泽西州州长克里斯·克里斯蒂周二（6月6日）正式启动他的2024年总统竞选活动，将挑战领跑的前美国总统唐纳德·特朗普。</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chris-christie-launched-2024-presidential-campaign-20230607/7126281.html" text:style-name="Internet_20_link" text:visited-style-name="Visited_20_Internet_20_Link">
https://www.voachinese.com/a/chris-christie-launched-2024-presidential-campaign-20230607/7126281.html</text:a>
</text:p>
      <!--NEWS-->
      <text:h text:style-name="P10" text:outline-level="1">
<text:span text:style-name="T4">
哈达玛雅挺进法网4强 55年来巴西女性首闯大满贯准决赛</text:span>
</text:h>
      <text:p text:style-name="P4">
Publisher: 法新社</text:p>
      <text:p text:style-name="P4">
Published Time: 2023-06-07T14:32:07+00:00</text:p>
      <text:p text:style-name="P4">
Modified Time: 2023-06-07T14:20:03+00:00</text:p>
      <text:p text:style-name="P4">
Description: （法新社巴黎7日电） 哈达玛雅（Beatriz Haddad Maia）今天在法国网球公开赛后来居上击败贾布尔（Ons Jabeur），成为自1968年以来第一位打进大满贯准决赛的巴西女子球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6-07T14-32-07-00-00/000000.png" xlink:type="simple" xlink:show="embed" xlink:actuate="onLoad" draw:mime-type="image/png"/>
</draw:frame>
</text:p>
      <text:p text:style-name="P4">
世界排名第14的哈达玛雅以3-6、7-6（7/5）和6-1获胜晋级，并将在10日的冠军赛面对世界排名第一的卫冕者斯威雅蒂（IgaSwiatek）或高夫（Coco Gauff）。</text:p>
      <text:p text:style-name="P4">
这位27岁的左手持拍球员正追随7次大满贯冠军布埃诺（MariaBueno）的脚步；布埃诺55年前打进美国公开赛准决赛，是上一位挺进大满贯4强的巴西女子球员。</text:p>
      <text:p text:style-name="P4">
在本届法网之前，哈达玛雅大满贯赛最佳表现是晋级第二轮。</text:p>
      <text:p text:style-name="P4">
Source: <text:a xlink:type="simple" xlink:href="https://www.rfi.fr/cn/%E8%BF%90%E5%8A%A8%E5%A4%A9%E5%9C%B0/20230607-%E5%93%88%E8%BE%BE%E7%8E%9B%E9%9B%85%E6%8C%BA%E8%BF%9B%E6%B3%95%E7%BD%914%E5%BC%BA-55%E5%B9%B4%E6%9D%A5%E5%B7%B4%E8%A5%BF%E5%A5%B3%E6%80%A7%E9%A6%96%E9%97%AF%E5%A4%A7%E6%BB%A1%E8%B4%AF%E5%87%86%E5%86%B3%E8%B5%9B" text:style-name="Internet_20_link" text:visited-style-name="Visited_20_Internet_20_Link">
https://www.rfi.fr/cn/%E8%BF%90%E5%8A%A8%E5%A4%A9%E5%9C%B0/20230607-%E5%93%88%E8%BE%BE%E7%8E%9B%E9%9B%85%E6%8C%BA%E8%BF%9B%E6%B3%95%E7%BD%914%E5%BC%BA-55%E5%B9%B4%E6%9D%A5%E5%B7%B4%E8%A5%BF%E5%A5%B3%E6%80%A7%E9%A6%96%E9%97%AF%E5%A4%A7%E6%BB%A1%E8%B4%AF%E5%87%86%E5%86%B3%E8%B5%9B</text:a>
</text:p>
      <!--NEWS-->
      <text:h text:style-name="P10" text:outline-level="1">
<text:span text:style-name="T4">
德语媒体：学术外衣下的间谍</text:span>
</text:h>
      <text:p text:style-name="P4">
Author: None (Language: zh)</text:p>
      <text:p text:style-name="P4">
Publisher: None</text:p>
      <text:p text:style-name="P4">
Time: 2023-06-07T14:34:00Z</text:p>
      <text:p text:style-name="P4">
Description: 德国安全机构发出警告称，来自中国的工业间谍行为正在变得日趋频繁。德国内政部长费瑟称，中国对德国经济、工业以及学术领域开展间谍活动，已经构成了"极大的危害"。</text:p>
      <text:p text:style-name="P4">
Videos: []</text:p>
      <text:p text:style-name="P4">
Images: []</text:p>
      <text:p text:style-name="P4">
Subject: 评论分析</text:p>
      <text:p text:style-name="P4">
Subjects: ['德中关系', '岛屿主权争端', '专题报道：全景观看“习马会”', '中国', '中共十九大']</text:p>
      <text:p text:style-name="P4">
Keywords: ['间谍', '保护知识产权', '中国', '学术交流', '工业间谍', '德国内政部', '签证']</text:p>
      <text:p text:style-name="P4">
ID: 65852454</text:p>
      <!--METADATA-->
      <text:p text:style-name="P4">
<text:a xlink:type="simple" xlink:href="https://www.dw.com/zh/overlay/image/article/65852454/57721148" text:style-name="Internet_20_link" text:visited-style-name="Visited_20_Internet_20_Link">
 </text:a>
</text:p>
      <text:p text:style-name="P4">
（德国之声中文网）《商报》援引来自德国情报部门的信息报道称，一些被北京派遣来德的客座学者，打着学术交流合作的旗号，实际上却在干着窃取知识产权的勾当。这篇题为《被低估了的风险》的报道写道：</text:p>
      <text:p text:style-name="P4">
"无论是在柏林、布鲁塞尔，还是在华盛顿，防范技术流失都被列入了重要的议程。今年五月中旬的日本广岛七国集团峰会上，各国首次就加强保护'事关国家安全的敏感技术'达成共识。尽管声明中并没有点名中国，但各方对此心照不宣。</text:p>
      <text:p text:style-name="P4">
为了减少间谍行为的风险，德国联邦宪法保护局不断敦促高科技企业在进行学术交流时应保持警惕。 <text:a xlink:type="simple" xlink:href="https://www.dw.com/zh/zh/德语媒体德国大学帮助习近平实现强军梦/a-61865167" text:style-name="Internet_20_link" text:visited-style-name="Visited_20_Internet_20_Link">
来自德国情报圈的人士表示：'在上述领域，过于幼稚的人仍有很多。'</text:a>
</text:p>
      <text:p text:style-name="P4">
德国内政部长费瑟(NancyFaeser)表示，为了杜绝间谍行为，必须在企业和研究机构制定内容广泛的保护机制。'只有这样，才能及时发现并制止刺探情报的尝试。'</text:p>
      <text:p text:style-name="P4">
负责情报事务的德国政治家也认为，德国在反间谍领域仍有很多工作要做。联邦议院情报监督委员会绿党籍主席冯诺茨（Konstantin vonNotz）表示：'来自情报机构的警告，必须引起我们的高度重视。'他表示，绝不应当将来自中国的大学生不分青红皂白都列为怀疑对象，'但毫无疑问，情报机构也应对具体的疑似案例进行认真审视。'“</text:p>
      <text:p text:style-name="P4">
《商报》文章中列举了一家北德医疗科技企业被中方"学术交流人员"窃走核心技术的实例。德国联邦情报局局长卡尔（ BrunoKahl）更表示，根据中国的国家安全法，所有中国企业和个人都需承担同情报机构进行合作的义务。</text:p>
      <text:p text:style-name="P4">
</text:p>
      <text:p text:style-name="P4">
位于柏林的联邦情报局总部</text:p>
      <text:p text:style-name="P4">
"德国内政部将科研领域遭遇中国间谍活动的风险界定为'高'。中国在中长期内无法自主研发出该国所需的技术，因此，德国的科研机构就成了'获取相关专业知识'的重点目标。有鉴于此，德国内政部长费瑟希望防范中国间谍行为的机制能够得到相应改善：<text:a xlink:type="simple" xlink:href="https://www.dw.com/zh/zh/德国内政部长要求加强防范来自中国的间谍活动/a-65840153" text:style-name="Internet_20_link" text:visited-style-name="Visited_20_Internet_20_Link">
'对我来说，在同中国打交道时，安全保护方面有三个优先选项：发现风险、抵御危险、避免依赖。她表示，从事特定领域研发的中国人申请德国签证时，需要接受'更进一步的审查'。</text:a>
</text:p>
      <text:p text:style-name="P4">
北京方面则对相关指控予以反驳。中国驻德使馆回应《商报》相关问询时表示：'我们坚决反对任何针对中国政府的主观臆测和毫无根据的无理指控。'并表示，中国一直在敦促境外的本国公民遵守当地的法律法规和风俗习惯。"</text:p>
      <text:p text:style-name="P4">
对于前不久云南发生的回民抗争事件，《新苏黎世报》写道：</text:p>
      <text:p text:style-name="P4">
"德国受威胁民族协会的舍德勒（Hanno Schedler）表示，前些年开始，中共开始指责回民修建的清真寺过于突出阿拉伯风格。迄今为止，中国境内已经有数千座清真寺被拆毁或改建。舍德勒说：'习近平很担心，这些清真寺会变成滋生反抗运动的窝巢。最后只有那些政府得到政府批准、并受政府监控、可以吸引游客的清真寺才得以幸存。'</text:p>
      <text:p text:style-name="P4">
除伊斯兰教之外，其他宗教也同样蒙受着巨大的压力。佛教庙宇的商业化趋势越来越明显。天主基督教堂里的十字架被拆除，不愿同政府合作的神父则受到打压和拘捕。中共中央统战部宗教研究中心主任张训谋2019年曾表示：'坚持我国宗教中国化方向'。换言之，党对中国传统文化的理解将主导一切：宗教和文化的多样化将被佐以少许民俗特色的一刀切文化所取代。"</text:p>
      <text:p text:style-name="P4">
<text:span text:style-name="T5">
摘编自其他媒体的内容，不代表德国之声的立场或观点。</text:span>
</text:p>
      <text:p text:style-name="P4">
Source: <text:a xlink:type="simple" xlink:href="https://www.dw.com/zh/德语媒体：学术外衣下的间谍/a-65852454" text:style-name="Internet_20_link" text:visited-style-name="Visited_20_Internet_20_Link">
https://www.dw.com/zh/德语媒体：学术外衣下的间谍/a-65852454?maca=chi-rss-chi-all-1127-rdf</text:a>
</text:p>
      <!--NEWS-->
      <text:h text:style-name="P10" text:outline-level="1">
<text:span text:style-name="T4">
字节跳动前高管称中共曾访问TikTok香港抗议者数据</text:span>
</text:h>
      <text:p text:style-name="P4">
Author: None (Language: zh)</text:p>
      <text:p text:style-name="P4">
Publisher: None</text:p>
      <text:p text:style-name="P4">
Time: 2023-06-07T14:40:00Z</text:p>
      <text:p text:style-name="P4">
Description: TikTok母公司字节跳动的一名前高管指称，公司党委成员可获得“超级用户”资格，也被称为“上帝资格”，查看字节跳动收集的所有数据，包括美国用户的数据。该公司否认了这一说法。</text:p>
      <text:p text:style-name="P4">
Videos: []</text:p>
      <text:p text:style-name="P4">
Images: []</text:p>
      <text:p text:style-name="P4">
Subject: 时政风云</text:p>
      <text:p text:style-name="P4">
Subjects: ['TikTok', '字节跳动', '中共党委', '香港用户', '数据', '美国用户', '周受资', '数据安全', '中国威胁', '数字极权']</text:p>
      <text:p text:style-name="P4">
Keywords: ['意见反馈']</text:p>
      <text:p text:style-name="P4">
ID: 65852488</text:p>
      <!--METADATA-->
      <text:p text:style-name="P4">
<text:a xlink:type="simple" xlink:href="https://www.dw.com/zh/overlay/image/article/65852488/65678428" text:style-name="Internet_20_link" text:visited-style-name="Visited_20_Internet_20_Link">
 </text:a>
</text:p>
      <text:p text:style-name="P4">
TikTok在美国拥有超过1.5亿的月活跃用户，在全球拥有超过10亿的用户。</text:p>
      <text:p text:style-name="P4">
（德国之声中文网）视频分享应用TikTok的中国母公司字节跳动（Bytedance）的一名前高管在一份法律文件中指称，一个由中共党员组成的委员会曾使用该公司持有的数据来识别和定位香港的抗议者。</text:p>
      <text:p text:style-name="P4">
字节跳动美国前工程主管 <text:a xlink:type="simple" xlink:href="https://www.dw.com/zh/zh/前高管指控字节跳动充当中国政府宣传工具/a-65612568" text:style-name="Internet_20_link" text:visited-style-name="Visited_20_Internet_20_Link">
 余尹涛 </text:a>
（Yintao Yu，音译）表示，该党委会成员也可以访问美国用户数据。字节跳动公司否认了这一指控。</text:p>
      <text:p text:style-name="P4">
余尹涛在2017年8月至2018年11月期间担任字节跳动美国业务的工程部主管。他今年5月提交在旧金山一家法院提起遭遇不当解雇的诉讼。在提交给法庭的文件中，他说在字节跳动，公司党委成员可获得“超级用户”资格，也被称为“上帝资格”，查看字节跳动收集的所有数据，包括美国用户的数据。</text:p>
      <text:p text:style-name="P4">
诉状称，字节跳动还为中共保留了一个用来访问美国用户数据的“后门渠道”。</text:p>
      <text:p text:style-name="P4">
香港是中国的一个自治城市。近年来，在2014年和2019年的大规模抗议活动之后，这个前英国殖民地受到北京更深远的控制。</text:p>
      <text:p text:style-name="P4">
余尹涛称，“上帝资格”让该党委成员当时可以关注香港的民权活动人士和抗议者，访问了TikTok上包括他们的网络信息、SIM卡识别信息和IP地址在内的数据，目的是识别和定位这些用户。</text:p>
      <text:p text:style-name="P4">
字节跳动在一份声明中表示，余尹涛的指控“毫无根据”。</text:p>
      <text:p text:style-name="P4">
“令人奇怪的是，余先生在Flipagram的工作在2018年7月被终止后的五年时间里从未提出过这些指控。”Flipagram是字节跳动曾经营运的一款应用程序，后来因商业原因关闭。该公司表示，“他的行为显然是为了引起媒体关注。”</text:p>
      <text:p text:style-name="P4">
字节跳动表示：“我们计划强烈反对我们认为该诉状中毫无根据的主张和指控。”</text:p>
      <text:p text:style-name="P4">
余尹涛的律师、Nassiri &amp; Jung律所的合伙人查尔斯郑（CharlesJung，音译）说，余尹涛提出指控是因为他认为TikTok首席执行官周受资（Shou ZiChew）今年3月在美国国会听证会上强烈否定中国政府和该公司的关系，让他感到不安。</text:p>
      <text:p text:style-name="P4">
“在法庭上公开说出真相是有风险的，但社会变革需要说出真相的勇气。”郑律师说，“公共政策以准确的信息为基础对他来说很重要，因此他决心讲述自己的故事。”</text:p>
      <text:p text:style-name="P4">
TikTok在美国和全世界因其处理数据的方式以及它是否构成国家安全风险而 <text:a xlink:type="simple" xlink:href="https://www.dw.com/zh/zh/哪些国家禁止tiktok原因何在/a-65700672" text:style-name="Internet_20_link" text:visited-style-name="Visited_20_Internet_20_Link">
 受到严格审查</text:a>
。一些美国国会议员担心TikTok与字节跳动的关系意味着它持有的数据受中国法律的约束。</text:p>
      <text:p text:style-name="P4">
他们还认为，该应用程序在美国拥有超过1.5亿的月活跃用户，在全球拥有超过10亿的用户，可以被用来扩大中国的影响力。</text:p>
      <text:p text:style-name="P4">
今年3月，在激烈的众议院听证会上，两党议员就TikTok涉嫌与北京的关系、数据安全和应用程序上的有害内容等问题盘问了周受资。 <text:a xlink:type="simple" xlink:href="https://www.dw.com/zh/zh/抖音执行长赴美国会作证前夕-专家怎么说/a-65078532" text:style-name="Internet_20_link" text:visited-style-name="Visited_20_Internet_20_Link">
 周受资</text:a>
 一再否认 TikTok共享用户数据或与中国当局有任何关系。</text:p>
      <text:p text:style-name="P4">
为了消除这种担忧，TikTok 表示将与甲骨文合作，将所有美国用户数据存储在美国本土。</text:p>
      <text:p text:style-name="P4">
在早些时候的一份法庭文件中，余尹涛指责字节跳动通过提升民族主义内容和打压不符合中共的目标的内容，充当中国共产党的“宣传工具”。他还表示，字节跳动响应中共要求共享信息。</text:p>
      <text:p text:style-name="P4">
余尹涛还指责字节跳动公司从竞争对手和用户那里抓取内容并在其网站上重新发布，夸大关键的参与度指标。他说，他因与公司其他人分享他对看到的“不当行为”的担忧而被解雇。</text:p>
      <text:p text:style-name="P4">
在中国大陆，字节跳动运营针对国内市场的“抖音”。TikTok是其全球应用程序，可在大多数其他国家/地区使用。它在香港也可以使用，直到2020年香港国安法出台之后退出市场。</text:p>
      <text:p text:style-name="P4">
任何试图在香港境内打开TikTok的人都会看到一条消息，上面写着“我们很遗憾地通知您，我们已停止在香港运营TikTok。”</text:p>
      <text:h text:style-name="P12" text:outline-level="3">
<text:span text:style-name="T4">
禁用TikTok 印度早已先行一步</text:span>
</text:h>
      <text:p text:style-name="P4">
（美联社）</text:p>
      <text:p text:style-name="P4">
Source: <text:a xlink:type="simple" xlink:href="https://www.dw.com/zh/字节跳动前高管称中共曾访问tiktok香港抗议者数据/a-65852488" text:style-name="Internet_20_link" text:visited-style-name="Visited_20_Internet_20_Link">
https://www.dw.com/zh/字节跳动前高管称中共曾访问tiktok香港抗议者数据/a-65852488?maca=chi-rss-chi-all-1127-rdf</text:a>
</text:p>
      <!--NEWS-->
      <text:h text:style-name="P10" text:outline-level="1">
<text:span text:style-name="T4">
德国亲俄游行组织者被判罚款</text:span>
</text:h>
      <text:p text:style-name="P4">
Author: None (Language: zh)</text:p>
      <text:p text:style-name="P4">
Publisher: None</text:p>
      <text:p text:style-name="P4">
Time: 2023-06-07T14:41:00Z</text:p>
      <text:p text:style-name="P4">
Description: 科隆地方法院6月6日做出一审判决，认定一名亲俄人士去年5月在一次游行期间接受采访发表的言论“赞同侵略战争”，超出了言论自由的边界。这名被告已经通过律师表示将提起上诉。</text:p>
      <text:p text:style-name="P4">
Videos: []</text:p>
      <text:p text:style-name="P4">
Images: []</text:p>
      <text:p text:style-name="P4">
Subject: 德国新闻</text:p>
      <text:p text:style-name="P4">
Subjects: ['俄罗斯', '乌克兰', '普京', '俄罗斯入侵乌克兰']</text:p>
      <text:p text:style-name="P4">
Keywords: ['德俄关系', '俄罗斯', '乌克兰', '普京', '俄乌战争']</text:p>
      <text:p text:style-name="P4">
ID: 65852495</text:p>
      <!--METADATA-->
      <text:p text:style-name="P4">
<text:a xlink:type="simple" xlink:href="https://www.dw.com/zh/overlay/image/article/65852495/65843973" text:style-name="Internet_20_link" text:visited-style-name="Visited_20_Internet_20_Link">
 </text:a>
</text:p>
      <text:p text:style-name="P4">
旅德亲俄人士科尔巴斯尼科娃至今持有乌克兰国籍</text:p>
      <text:p text:style-name="P4">
（德国之声中文网）旅居德国近30年的乌克兰裔亲俄人士科尔巴斯尼科娃(ElenaKolbasnikova)日前被科隆地方法院判处900欧元罚款。现年48岁的她被起诉在一次采访中赞同侵略战争。</text:p>
      <text:p text:style-name="P4">
法院一名发言人表示，被告在2022年5月组织了一场 <text:a xlink:type="simple" xlink:href="https://www.dw.com/zh/zh/德国多地挺俄车队游行引发争议/a-61425297" text:style-name="Internet_20_link" text:visited-style-name="Visited_20_Internet_20_Link">
 亲俄示威游行</text:a>
，期间还接受了媒体采访，声称"俄罗斯不是侵略者，而是在帮助结束乌克兰的战争"。法庭认为，根据国际刑法，俄罗斯入侵乌克兰的行为构成了侵略罪行，而被告"公开且蓄意"地赞扬这种罪行，其言论构成了扰乱公共秩序。法庭还指出，被告无法用言论自由进行辩护，因为言论自由也是有边界的。</text:p>
      <text:p text:style-name="P4">
</text:p>
      <text:p text:style-name="P4">
科尔巴斯尼科娃和他丈夫还面临另一项向俄军提供制裁禁运物资的指控</text:p>
      <text:p text:style-name="P4">
此外，科尔巴斯尼科娃和其丈夫还曾在去年筹集了数千欧元捐款，为俄军购置无线电设备、防弹背心、军粮等物资。夫妻两人还曾在去年秋天前往被俄军占领的顿巴斯地区"向俄军官兵转交物资和信件"。由于涉嫌向俄军供应制裁禁运物资，夫妻两人正面临检方的另案调查。</text:p>
      <text:p text:style-name="P4">
延伸阅读： <text:a xlink:type="simple" xlink:href="https://www.dw.com/zh/zh/坚持亲俄立场-施罗德将失去部分特权/a-61835216" text:style-name="Internet_20_link" text:visited-style-name="Visited_20_Internet_20_Link">
 坚持亲俄立场 施罗德将失去部分“特权” </text:a>
</text:p>
      <text:p text:style-name="P4">
（路透社、法新社等）</text:p>
      <text:p text:style-name="P4">
Source: <text:a xlink:type="simple" xlink:href="https://www.dw.com/zh/德国亲俄游行组织者被判罚款/a-65852495" text:style-name="Internet_20_link" text:visited-style-name="Visited_20_Internet_20_Link">
https://www.dw.com/zh/德国亲俄游行组织者被判罚款/a-65852495?maca=chi-rss-chi-all-1127-rdf</text:a>
</text:p>
      <!--NEWS-->
      <text:h text:style-name="P10" text:outline-level="1">
<text:span text:style-name="T4">
美国目标是支持泰国建立有效稳定民主的新政府</text:span>
</text:h>
      <text:p text:style-name="P4">
Author: 联合早报 (Person)</text:p>
      <text:p text:style-name="P4">
Publisher: 联合早报 (Organization)</text:p>
      <text:p text:style-name="P4">
Published Time: 2023-06-07T14:55</text:p>
      <text:p text:style-name="P4">
Modified Time: 2023-06-07T16:31</text:p>
      <text:p text:style-name="P4">
Description: 美国负责印太地区事务的高级官员说，大选后的泰国处于一个“脆弱阶段”，美国的目标，是支持泰国建立一个“有效、稳定、民主的政府”。路透社报道，美国国家安全委员会印太事务协调员坎贝尔星期...</text:p>
      <text:p text:style-name="P4">
Videos: []</text:p>
      <text:p text:style-name="P4">
Audios: []</text:p>
      <text:p text:style-name="P4">
Images: []</text:p>
      <text:p text:style-name="P4">
Type: NewsArticle</text:p>
      <text:p text:style-name="P4">
Breadcrumbs: ['即时', '国际']</text:p>
      <text:p text:style-name="P4">
Keywords: ['美国', '泰国', '选举', '前进党', '披塔']</text:p>
      <!--METADATA-->
      <text:p text:style-name="P4">
美国负责印太地区事务的高级官员说， <text:a xlink:type="simple" xlink:href="https://www.zaobao.com/special/thailand-election-2023" text:style-name="Internet_20_link" text:visited-style-name="Visited_20_Internet_20_Link">
 大选 </text:a>
 后的泰国处于一个“脆弱阶段”，美国的目标，是支持泰国建立一个“有效、稳定、民主的政府”。</text:p>
      <text:p text:style-name="P4">
路透社报道，美国国家安全委员会印太事务协调员坎贝尔星期二（6月6日）在智库哈德逊研究所的活动上说：“我们仔细地观察了这次选举，对组建一个新政府来说，这是一个脆弱（delicate）阶段。”</text:p>
      <text:p text:style-name="P4">
泰国反对党前进党和为泰党在5月14日的下议院选举中取得压倒性的胜利，击败了首相巴育自2014年发动政变后领导至今、获保皇派军方支持的保守派联盟。</text:p>
      <text:p text:style-name="P4">
<text:a xlink:type="simple" xlink:href="https://www.zaobao.com/news/sea/story20230518-1396029" text:style-name="Internet_20_link" text:visited-style-name="Visited_20_Internet_20_Link">
 领导前进党的披塔在大选后成功拉拢七个亲民主派政党</text:a>
包括为泰党，组成一个政治联盟。披塔说，他有信心能成为泰国的新首相，并组建稳定的新政府。</text:p>
      <text:p text:style-name="P4">
目前前进党联同七个盟党在国会下议院500个议会席中占313席。</text:p>
      <text:p text:style-name="P4">
泰国国会两院共有750个议席，只有在上下两院获得过半数支持票，即至少376票的首相候选人才能当选首相。但上议院250名议员全由军方指派，披塔必须取得至少63名上议员的支持。</text:p>
      <text:p text:style-name="P4">
预计泰国国会最迟将在8月投票选出下一任首相。</text:p>
      <text:p text:style-name="P4">
Source: <text:a xlink:type="simple" xlink:href="https://www.zaobao.com.sg/realtime/world/story20230607-1401975" text:style-name="Internet_20_link" text:visited-style-name="Visited_20_Internet_20_Link">
https://www.zaobao.com.sg/realtime/world/story20230607-1401975</text:a>
</text:p>
      <!--NEWS-->
      <text:h text:style-name="P10" text:outline-level="1">
<text:span text:style-name="T4">
在德国工作几小时算失业？</text:span>
</text:h>
      <text:p text:style-name="P4">
Author: None (Language: zh)</text:p>
      <text:p text:style-name="P4">
Publisher: None</text:p>
      <text:p text:style-name="P4">
Time: 2023-06-07T15:04:00Z</text:p>
      <text:p text:style-name="P4">
Description: 自主从业、在雇佣关系中就业、失业，这些都是有区别的概念。德国联邦劳动局新闻处工作人员向德国之声解释了，他们是如何统计失业率这一数字的。</text:p>
      <text:p text:style-name="P4">
Videos: []</text:p>
      <text:p text:style-name="P4">
Images: []</text:p>
      <text:p text:style-name="P4">
Subject: 经济纵横</text:p>
      <text:p text:style-name="P4">
Subjects: ['欧债危机', '欧盟', '德国', '留学德国', '留学德国', '德国联邦大选', '德中关系', '默克尔']</text:p>
      <text:p text:style-name="P4">
Keywords: ['失业率', '就业', '就业人数', '失业率统计', '工作时间', '德国']</text:p>
      <text:p text:style-name="P4">
ID: 65852931</text:p>
      <!--METADATA-->
      <text:p text:style-name="P4">
<text:a xlink:type="simple" xlink:href="https://www.dw.com/zh/overlay/image/article/65852931/63051696" text:style-name="Internet_20_link" text:visited-style-name="Visited_20_Internet_20_Link">
 </text:a>
</text:p>
      <text:p text:style-name="P4">
如果在德国从事手工业作为自由职业者，那么不必缴纳社保，也不在劳动局统计的就业人口范围内。只要不去登记失业，那么，也不会被纳入失业率的统计中。</text:p>
      <text:p text:style-name="P4">
（德国之声中文网）单从就业来讲，在德国就有两种不同的定义。德国联邦劳动局新闻处的施瓦布（OlgaSchwalbe）女士介绍说，按照国际劳工组织（ILO）对于"从业"（Erwerbstätigkeit）的定义，15岁以上的人每周至少一小时接受报酬从事某个行业的工作，或者作为自由职业者从事手工业、农业等行业，再或者不领工资在家族企业帮忙，这都属于"从业"的范畴。</text:p>
      <text:p text:style-name="P4">
而对于德国联邦劳动局而言，他们所统计的就业（Beschäftigung）就有更严格的前提条件，通常是指缴纳社保的雇员。这既包括全职员工，也包括半职员工。但所谓打零工（Minijob）的人员--月收入在520欧元或者每年工作天数不超过70天--不算在就业以内。自由职业者和国家公务员不在他们所统计的"就业"范畴之内。</text:p>
      <text:p text:style-name="P4">
而德国联邦劳动局同时也负责统计失业率。统计在失业率内的条件则为，每周的工作时间不到15个小时，并且向劳动局登记失业，处于找工作状态，也就是说随时可以接受一个<text:a xlink:type="simple" xlink:href="https://www.dw.com/zh/zh/德最大工会每周工作4天可拯救就业岗位/a-54588035" text:style-name="Internet_20_link" text:visited-style-name="Visited_20_Internet_20_Link">
 就业岗位 </text:a>
 。</text:p>
      <text:p text:style-name="P4">
以德国5月的情况为例。联邦劳动局统计的失业率为5.5%。劳动局统计的最新就业人数（3月）约为3500万。而同期由德国联邦统计局提供的"从业"人数则约为4600万。也就是说，按照较宽标准统计出的"从业"人数高于缴纳社保的全职和半职员工人数。</text:p>
      <text:p text:style-name="P4">
施瓦布女士介绍说，国际劳工组织对于"从业"的定义标准，在欧洲是统一使用的。对于就业或者说失业，究竟每周工作多少小时才算在内，则各国可以有所不同。</text:p>
      <text:p text:style-name="P4">
她还介绍说，尽管自由职业者在德国没有缴纳社保的义务，也不列在劳动局统计的"就业人员"之内，但如果他们到劳动局登记失业，并愿意接受一份工作，那么，他们也将列入"失业率"这一数字的范畴之内。换句话说，如果不去登记失业，他们将不会被统计在失业率的范围内。对于所谓打零工（Minijob）的人员也是如此，如果不去登记失业，也同样不会被纳入<text:a xlink:type="simple" xlink:href="https://www.dw.com/zh/zh/ifo疫情在德国至少造成100万人失业/a-52898356" text:style-name="Internet_20_link" text:visited-style-name="Visited_20_Internet_20_Link">
 失业率 </text:a>
 的统计范畴。</text:p>
      <text:p text:style-name="P4">
Source: <text:a xlink:type="simple" xlink:href="https://www.dw.com/zh/在德国工作几小时算失业？/a-65852931" text:style-name="Internet_20_link" text:visited-style-name="Visited_20_Internet_20_Link">
https://www.dw.com/zh/在德国工作几小时算失业？/a-65852931?maca=chi-rss-chi-all-1127-rdf</text:a>
</text:p>
      <!--NEWS-->
      <text:h text:style-name="P10" text:outline-level="1">
<text:span text:style-name="T4">
文化"强国"还是"强党"？　习近平致信贺首届文化强国高峰论坛</text:span>
</text:h>
      <text:p text:style-name="P4">
Author: None</text:p>
      <text:p text:style-name="P4">
Publisher: Radio Free Asia (Organization)</text:p>
      <text:p text:style-name="P4">
Published Time: 2023-06-07T15:06:00-04:00</text:p>
      <text:p text:style-name="P4">
Modified Time: 2023-06-07T15:21:34-04:00</text:p>
      <text:p text:style-name="P4">
Description: None</text:p>
      <text:p text:style-name="P4">
Videos: []</text:p>
      <text:p text:style-name="P4">
Audios: ["<text:a xlink:type="simple" xlink:href="https://www.rfa.org/mandarin/yataibaodao/kejiaowen/kw1-060720231254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72981in" draw:z-index="0">
<draw:image xlink:href="../Images/rfamandarin/2023-06-07T15-06-00-04-00/000000.png" xlink:type="simple" xlink:show="embed" xlink:actuate="onLoad" draw:mime-type="image/png"/>
</draw:frame>
 中国举办首届"文化强国建设高峰论坛" <text:a xlink:type="simple" xlink:href="https://www.rfa.org/mandarin/yataibaodao/kejiaowen/kw1-06072023125411.html/@@images/image" text:style-name="Internet_20_link" text:visited-style-name="Visited_20_Internet_20_Link">
</text:a>
微博截图  <text:a xlink:type="simple" xlink:href="https://www.rfa.org/mandarin/yataibaodao/kejiaowen/kw1-06072023125411.html/@@stream" text:style-name="Internet_20_link" text:visited-style-name="Visited_20_Internet_20_Link">
Audio-1-Link：https://www.rfa.org/mandarin/yataibaodao/kejiaowen/kw1-06072023125411.html/@@stream</text:a>
</text:p>
      <text:p text:style-name="P4">
中共领导人习近平周三(7日)向"首届文化强国建设高峰论坛"发出贺信，强调所谓"全面贯彻新时代中国特色社会主义思想和党的二十大精神"，坚定文化自信。不过，在近期官方不断对文艺界进行打压、"文管"执法队也在网络高调现身的形势下，专家质疑，这是文化"强国"还是文化"强党"?是"坚定文化自信"还是"强制洗脑"？</text:p>
      <text:p text:style-name="P4">
据中国官媒新华社报道，中共中央总书记习近平6月7日向在深圳举行的“首届文化强国建设高峰论坛”致信，代表“党中央”表示祝贺。</text:p>
      <text:p text:style-name="P4">
习近平在信中说：“党的十八大以来，我们把文化建设摆在治国理政的突出位置，不断深化对文化建设的规律性认识，推动文化传承发展，社会主义文化强国建设迈出坚实步伐。”</text:p>
      <text:p text:style-name="P4">
<text:span text:style-name="T4">
是"</text:span>
 <text:span text:style-name="T4">
坚定文化自信"还是"强制洗脑"？</text:span>
</text:p>
      <text:p text:style-name="P4">
不过，在习近平治下，中国真的在迈向所谓“文化强国”吗？旅美时事评论员陈破空告诉本台，这只是习近平的大话，不仅不可能实现，而且还在走向反面：“他（习）是在毁灭文化、拉低文化，把文化锁在笼子里面。所谓‘文化强国’不可能，‘文化强党’或强他个人的权力倒有可能。”</text:p>
      <text:p text:style-name="P4">
在贺信中，习近平还强调要“全面贯彻新时代中国特色社会主义思想和党的二十大精神”，“坚定文化自信”，“激发全民族文化创新创造活力”，“为强国建设、民族复兴注入强大精神力量”等。</text:p>
      <text:p text:style-name="P4">
流亡在美国的前中国媒体人赵兰健认为,从心理学的角度讲，人只有特别不自信的时候，才会强调自己是光辉、伟大、正确且自信的。“真正的自信，它是一种平淡的从容，并不是需要他去强化和突出的。一旦他要去强调这一点，我们就要去思考，他是不是有一种企图？他到底是一种自然而然的文化，还是一种强制的洗脑？”</text:p>
      <text:p text:style-name="P4">
赵兰健还说，一个健康的国家，不会有意地去塑造某种意识形态的文化：“凡是去强调文化的，那就是中国的文化大革命，以及中国历次的运动，以及北韩现在和过去一些口号化的话语。”</text:p>
      <text:p text:style-name="P4">
日前，《民主中国》网站一篇署名“陶业”的文章中说：“党不断地提醒域内的人民要有文化自信，当然这是极不自信的表现。一种劣质文化（指党文化）怎么可能自信？一种依靠谎言和恐惧维持的文化怎么可能自信？”</text:p>
      <text:p text:style-name="P4">
中国政府的文化执法范围包括旅游、文物、出版、广播电视、电影市场（微博截图/古亭提供）</text:p>
      <text:p text:style-name="P4">
<text:span text:style-name="T4">
强化"文管"执法队 维护意识形态安全</text:span>
</text:p>
      <text:p text:style-name="P4">
最近，中共不断加强对文化领域的管控，先是脱口秀演员李昊石因为一个玩笑被指责冒犯解放军，遭立案调查，公司也被罚一千四百多万元人民币。近日，中共“文管”执法队又在网络高调现身，引发关注。据中国官方介绍，文化市场综合行政执法队针对文化、旅游、文物、出版、广播电视、电影市场进行行政处罚，以及与之相关的行政检查和行政强制等执法职能。</text:p>
      <text:p text:style-name="P4">
旅美时事评论员陈破空认为，习近平的这套做法还是遵循中共过去的极左路线，即文革的翻版：“文革也是公宣队、文宣队、军宣队等等，宣传毛泽东那一套，什么无产阶级革命路线、极左路线，现在习近平搞的是同一个路数。”</text:p>
      <text:p text:style-name="P4">
普林斯顿中国学社执行主席陈奎德也告诉本台，习近平最近谈到所谓“要坚持底线思维和极限思维”，以及“准备经受风高浪急甚至惊涛骇浪的重大考验”，都说明当前中共政权面临严峻的统治危机，“文管”执法队也是用以“维护意识形态安全和文化安全”。</text:p>
      <text:p text:style-name="P4">
<text:span text:style-name="T4">
赵兰健：美中差异就在于创造能力</text:span>
</text:p>
      <text:p text:style-name="P4">
就在“首届文化强国建设高峰论坛”举行的当天，号称“中国文化产业第一展”的第十九届文博会也在深圳开幕。据中国“读特新闻”报道，参展的共有3596个政府组团、企业和机构，带来全球超50个国家和地区的文化产品。</text:p>
      <text:p text:style-name="P4">
不过，在当局日益严厉的文化管控下，中国的文化产业还有创新能力吗？陈破空认为：“现在习近平重新回到共产党搞红色的那一套，其实这一套是四面碰壁，根本行不通。所以他越搞把自己困得越紧，但他并不意识到这一点。”</text:p>
      <text:p text:style-name="P4">
前中国媒体人赵兰健则说,美中之间的最大差异就在于美国有持续不断的创造能力,而中共一直在限制、扼杀这种创造力。“美国时刻会产生新的创造能力，那创造能力来自于哪？来自于文化的开明、多元。一旦要是封闭起来了，整个社会都管死了，人就不会有创造能力了。中国现在的这种社会现状，它其实是和人类现代文明的一些常识去做敌对，这是中国可怕的地方。”</text:p>
      <text:p text:style-name="P4">
记者：凯迪 责编：梒青 网编：洪伟</text:p>
      <text:p text:style-name="P4">
Source: <text:a xlink:type="simple" xlink:href="https://www.rfa.org/mandarin/yataibaodao/kejiaowen/kw1-06072023125411.html" text:style-name="Internet_20_link" text:visited-style-name="Visited_20_Internet_20_Link">
https://www.rfa.org/mandarin/yataibaodao/kejiaowen/kw1-06072023125411.html</text:a>
</text:p>
      <!--NEWS-->
      <text:h text:style-name="P10" text:outline-level="1">
<text:span text:style-name="T4">
全球需求疲软 中国5月出口下滑</text:span>
</text:h>
      <text:p text:style-name="P4">
Author: chinese@voanews.com (美国之音)</text:p>
      <text:p text:style-name="P4">
Publisher: 美国之音中文网 (Type: NewsMediaOrganization)</text:p>
      <text:p text:style-name="P4">
Published Time: 2023-06-07T15:09:03+08:00</text:p>
      <text:p text:style-name="P4">
Modified Time: 2023-06-07 07:09:03Z</text:p>
      <text:p text:style-name="P4">
Description: 中国5月份出口萎缩速度远快于预期，进口也下降尽管速度较慢，原因是制造商难以在国外寻找需求及国内消费依然低迷。</text:p>
      <text:p text:style-name="P4">
Videos: []</text:p>
      <text:p text:style-name="P4">
Images: []</text:p>
      <text:p text:style-name="P4">
Categories: '经济·金融·贸易'</text:p>
      <text:p text:style-name="P4">
Type: None</text:p>
      <!--METADATA-->
      <text:p text:style-name="P4">
NoneNone</text:p>
      <text:p text:style-name="P4">
Source: <text:a xlink:type="simple" xlink:href="https://www.voachinese.com/a/china-s-exports-tumble-in-may-as-global-demand-falters-20230607/7126299.html" text:style-name="Internet_20_link" text:visited-style-name="Visited_20_Internet_20_Link">
https://www.voachinese.com/a/china-s-exports-tumble-in-may-as-global-demand-falters-20230607/7126299.html</text:a>
</text:p>
      <!--NEWS-->
      <text:h text:style-name="P10" text:outline-level="1">
<text:span text:style-name="T4">
英方称中国已关闭“警察服务站”  中方反驳是“政治谎言”</text:span>
</text:h>
      <text:p text:style-name="P4">
Author: None</text:p>
      <text:p text:style-name="P4">
Publisher: Radio Free Asia (Organization)</text:p>
      <text:p text:style-name="P4">
Published Time: 2023-06-07T15:30:00-04:00</text:p>
      <text:p text:style-name="P4">
Modified Time: 2023-06-07T15:53:27-04:00</text:p>
      <text:p text:style-name="P4">
Description: None</text:p>
      <text:p text:style-name="P4">
Videos: []</text:p>
      <text:p text:style-name="P4">
Audios: ["<text:a xlink:type="simple" xlink:href="https://www.rfa.org/mandarin/yataibaodao/junshiwaijiao/al-060720231100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5.684052in" draw:z-index="0">
<draw:image xlink:href="../Images/rfamandarin/2023-06-07T15-30-00-04-00/000000.png" xlink:type="simple" xlink:show="embed" xlink:actuate="onLoad" draw:mime-type="image/png"/>
</draw:frame>
 英国保安国务大臣图根达特向国会提交的书面声明 <text:a xlink:type="simple" xlink:href="https://www.rfa.org/mandarin/yataibaodao/junshiwaijiao/al-06072023110042.html/@@images/image" text:style-name="Internet_20_link" text:visited-style-name="Visited_20_Internet_20_Link">
</text:a>
英国国会官网截图  <text:a xlink:type="simple" xlink:href="https://www.rfa.org/mandarin/yataibaodao/junshiwaijiao/al-06072023110042.html/@@stream" text:style-name="Internet_20_link" text:visited-style-name="Visited_20_Internet_20_Link">
Audio-1-Link：https://www.rfa.org/mandarin/yataibaodao/junshiwaijiao/al-06072023110042.html/@@stream</text:a>
</text:p>
      <text:p text:style-name="P4">
美国政府今年4月起诉两名涉嫌经营中国“秘密警察站”的华裔后，陆续引起全球多国政府正视这一问题。英国政府最新公布，警方调查境内所有中国“警察服务站”后，未发现非法活动，但强调未经政府许可的“警察服务站”不可接受，并已知会中国驻英大使馆，获中方确认已永久关闭这些场所。不过中方其后又有另一套说法，反斥英方抹黑中国。</text:p>
      <ul>
        <li>
<text:span text:style-name="T4">
<text:a xlink:type="simple" xlink:href="https://www.rfa.org/mandarin/yataibaodao/junshiwaijiao/al-04192023112821.html" text:style-name="Internet_20_link" text:visited-style-name="Visited_20_Internet_20_Link">
 英媒揭福建商人涉"秘密警局" 游走统战组织及英国政界 </text:a>
 </text:span>
  * <text:span text:style-name="T4">
<text:a xlink:type="simple" xlink:href="https://www.rfa.org/mandarin/Xinwen/9-06062023162129.html" text:style-name="Internet_20_link" text:visited-style-name="Visited_20_Internet_20_Link">
 英国称中国关闭了在英国各地的“警察服务站” </text:a>
 </text:span>
  * <text:span text:style-name="T4">
<text:a xlink:type="simple" xlink:href="https://www.rfa.org/mandarin/yataibaodao/gangtai/hcm2-03092023083937.html" text:style-name="Internet_20_link" text:visited-style-name="Visited_20_Internet_20_Link">
 台湾侨委会：中国海外警察站网攻巴黎华语中心 </text:a>
 </text:span>
  * <text:span text:style-name="T4">
<text:a xlink:type="simple" xlink:href="https://www.rfa.org/mandarin/Xinwen/7-12052022153525.html" text:style-name="Internet_20_link" text:visited-style-name="Visited_20_Internet_20_Link">
 最新报告：中国在海外设有100多个警察站 </text:a>
 </text:span>
</li>
      </ul>
      <text:p text:style-name="P4">
英国保安国务大臣图根达特（TomTugendhat）周二（6日）以书面形式，向国会交代中国“海外警察服务站”的最新调查情况。声明表示，英国警方已到访英国境内所有中国“警察服务站”，目前未有证据显示这些“服务站”代表中国政府进行非法活动。</text:p>
      <text:p text:style-name="P4">
<text:span text:style-name="T4">
英国政府：中国</text:span>
 <text:span text:style-name="T4">
“</text:span>
 <text:span text:style-name="T4">
警察服务站</text:span>
 <text:span text:style-name="T4">
”</text:span>
 <text:span text:style-name="T4">
不可接受</text:span>
</text:p>
      <text:p text:style-name="P4">
不过图根达特强调，这些“警察服务站”，无论如何都不可接受：“这些‘警察服务站’是在未经我们批准的情况下建立的。它们的存在，无论执行的行政活动级别有多低，都会让那些离开中国、到英国寻求安全和自由的人感到担忧和被吓坏。这是无法接受的。中国当局经常批评他人干涉内政，他们却认为自己可以不咨询英国政府，就开设这些不指明来历的站点。”</text:p>
      <text:p text:style-name="P4">
图根达特表示，英国外交部已向中国驻英大使馆表明，这些设在英国的“警察服务站”，任何相关功能都不可接受，也不得以任何形式运作。他引述中国大使馆的回应，表示所有这些场所已被永久关闭，并将根据英国法律调查相关指控。</text:p>
      <text:p text:style-name="P4">
<text:span text:style-name="T4">
中方称海外警察站</text:span>
 <text:span text:style-name="T4">
“</text:span>
 <text:span text:style-name="T4">
不存在</text:span>
 <text:span text:style-name="T4">
”</text:span>
 <text:span text:style-name="T4">
非政府组织斥反口</text:span>
</text:p>
      <text:p text:style-name="P4">
不过中国驻英大使馆其后却发声明，声称所谓的“海外警察站”是“政治谎言”。中国外交部发言人汪文斌也在记者会上再次否认：“我们已经多次就有关问题表明立场，根本不存在所谓的‘秘密警察站’。中方敦促英方尊重事实，停止渲染炒作和抹黑中国，不要给中英关系制造障碍。”</text:p>
      <text:p text:style-name="P4">
中国驻英大使馆声称“海外警察站”是“政治谎言。(中国驻英大使馆官网截图)  <text:a xlink:type="simple" xlink:href="https://www.rfa.org/mandarin/yataibaodao/junshiwaijiao/al-06072023110042.html/screenshot-2023-06-07-145910.jpg" text:style-name="Internet_20_link" text:visited-style-name="Visited_20_Internet_20_Link">
</text:a>
</text:p>
      <text:p text:style-name="P4">
揭发中国海外 “警察服务站”的 “保护卫士”（Safeguard Defenders）行动总监哈斯（LauraHarth）书面回覆本台查询，表示过去中国外交部回应他们的报告时，一直承认这些海外基地的存在，并声称它们的作用，是执行“行政任务”。到现在被查了，中方却反口不认。</text:p>
      <text:p text:style-name="P4">
哈斯：“一旦政府开始公开谴责和调查他们，中方就会像往常一样，转而完全否认。可以说，保护卫士报告中的所有内容，都完全基于公开的中国官方权威声明，以及官媒、党媒的报导。与此同时，几乎所有西方民主政府的官方声明，都承认了这些‘警察服务站’的存在和非法性质。”</text:p>
      <text:p text:style-name="P4">
哈斯指出，从英方声明可见，中方按英方要求关闭“警察服务站”，也显示它们确实存在。</text:p>
      <text:p text:style-name="P4">
 “保护卫士”（SafeguardDefenders）行动总监哈斯（Laura Harth）。(美联社资料图片)  <text:a xlink:type="simple" xlink:href="https://www.rfa.org/mandarin/yataibaodao/junshiwaijiao/al-06072023110042.html/ap22300329004595.jpg" text:style-name="Internet_20_link" text:visited-style-name="Visited_20_Internet_20_Link">
</text:a>
</text:p>
      <text:p text:style-name="P4">
图根达特的声明引述 “保护卫士”（SafeguardDefenders）的报告，指出英国共有3个中国“警察服务站”，分别位于伦敦南部克罗伊登区（Croydon）、伦敦北部亨登区（Hendon），以及苏格兰格拉斯哥（Glasgow）。而北爱尔兰贝尔法斯特（Belfast）据报也有一个。</text:p>
      <text:p text:style-name="P4">
声明说，这些中国 “警察服务站”被指以协助中国海外公民处理行政事务为包装，实质却监视和骚扰中国侨民，甚至被用来胁迫他们返回中国。</text:p>
      <text:p text:style-name="P4">
<text:span text:style-name="T4">
关注者：违法证据或早被毁灭</text:span>
</text:p>
      <text:p text:style-name="P4">
对于英国警方未能找到“警察服务站”从事非法活动的证据，“英国港侨协会”创办人郑文杰认为，相关证据可能早已被毁灭，也显示英国警方的情报工作有漏洞。</text:p>
      <text:p text:style-name="P4">
郑文杰说：“有可能这些中共海外警察联络站被非政府组织曝光后，它们的行为转趋低调，所以这些事情在警方介入以后没有被曝露出来。但同样曝露出英国警方的情报收集，可能出现了空白，因此他们没有办法在事情被曝光以前，马上就掌握相关情资。”</text:p>
      <text:p text:style-name="P4">
作为获英国政府批出政治庇护的香港人，郑文杰认为，流亡英国、躲避中国政府迫害的人士，有合理理由担忧中国“海外警察站”会被滥用来镇压和监控异见人士。</text:p>
      <text:p text:style-name="P4">
对于英国政府和中方的说法不一，郑文杰认为可能是中国大使馆私下向英国外交部坦承“警察服务站”的存在，却未料英国政府要向国会交代，使双方沟通内容被公开；中方于是按一贯做法，在公开场合上否认指控。不过他强调，中国福州警察局以及海外华侨团体，都曾发布有关“警察服务站”的公开消息，不容否认。</text:p>
      <text:p text:style-name="P4">
“对华政策跨国议会联盟”（IPAC）执行董事裴伦德（Luke dePulford）向本台表示，英国政府明确指出中国“警察服务站”是非法的，是重大举措；但对于政府未能掌握这些服务站的违法证据，他感到失望，认为这些“警察服务站”或于去年9月被曝光后，已及早移除证据。</text:p>
      <text:p text:style-name="P4">
他认为英国政府下一步应扩大调查范围，调查中国在英国进行的统战工作。</text:p>
      <text:p text:style-name="P4">
记者：吕熙（伦敦） 责编：嘉远 网编：何足</text:p>
      <text:p text:style-name="P4">
Source: <text:a xlink:type="simple" xlink:href="https://www.rfa.org/mandarin/yataibaodao/junshiwaijiao/al-06072023110042.html" text:style-name="Internet_20_link" text:visited-style-name="Visited_20_Internet_20_Link">
https://www.rfa.org/mandarin/yataibaodao/junshiwaijiao/al-06072023110042.html</text:a>
</text:p>
      <!--NEWS-->
      <text:h text:style-name="P10" text:outline-level="1">
<text:span text:style-name="T4">
中资缅甸KK园区遭泰国断电</text:span>
</text:h>
      <text:p text:style-name="P4">
Publisher: 法新社</text:p>
      <text:p text:style-name="P4">
Published Time: 2023-06-07T15:32:08+00:00</text:p>
      <text:p text:style-name="P4">
Modified Time: 2023-06-07T15:20:05+00:00</text:p>
      <text:p text:style-name="P4">
Description: （法新社曼谷7日电） 泰国已切断对缅甸边境KK园区的电力供应，在当地有个价值数十亿美元、由中国资金支持的开发计画。分析家认为，这项计画不过是非法博弈产业和网路诈骗活动的幌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617581in" draw:z-index="0">
<draw:image xlink:href="../Images/rficn/2023-06-07T15-32-08-00-00/000000.png" xlink:type="simple" xlink:show="embed" xlink:actuate="onLoad" draw:mime-type="image/png"/>
</draw:frame>
</text:p>
      <text:p text:style-name="P4">
密苏德区（Maesod）警察局长蒙萨（Monsak Kaew-on）告诉法新社，泰国当局从5日到6日午夜切断了位于缅甸克伦邦（Karen）KK园区（ShweKokko）的电力。</text:p>
      <text:p text:style-name="P4">
蒙萨指出，由泰方为当地供电的合约结束后，缅甸军政府未更新合约，因此切断电力。</text:p>
      <text:p text:style-name="P4">
缅甸东部边境法治薄弱，沿边界许多区域充斥着中国投资，在当地经营赌场、矿业和伐木业。</text:p>
      <text:p text:style-name="P4">
KK园区里面有针对中国客户兴建的旅馆和赌场，这些设施由与缅甸政府军有联系的少数民族民兵组织克伦族边防部队（BGF）经营。</text:p>
      <text:p text:style-name="P4">
法新社无法联系上BGF发言人来取得评论。</text:p>
      <text:p text:style-name="P4">
根据一份于2020年由美国和平研究所（USIP）提出的报告，KK园区的主要支持者为拥有柬埔寨公民身分的中国人佘智江。</text:p>
      <text:p text:style-name="P4">
佘智江注册于香港的公司亚太国际控股集团曾宣称，投入150亿美元的亚太新城计画为北京当局「一带一路」倡议的一部份，对此中国政府否认有任何关连。</text:p>
      <text:p text:style-name="P4">
美国和平研究所的报告中指出，这项开发计画的特徵包含土地掠夺和中国人涌入，以逃避柬埔寨对组织犯罪的打压。这些群体后来就在当地设立了赌场和洗钱机构。</text:p>
      <text:p text:style-name="P4">
佘智江在去年8月因违法经营非法线上赌场而遭泰国当局拘留。</text:p>
      <text:p text:style-name="P4">
根据中国媒体，自2012年起，佘智江一直在逃避中国政府的追捕。</text:p>
      <text:p text:style-name="P4">
缅甸军政府对于KK园区被断电未发表评论。</text:p>
      <text:p text:style-name="P4">
由于老旧过时的输电网，断电在缅甸已是家常便饭，尤其是在炎热的夏季月份，供不应求的情况时常发生。</text:p>
      <text:p text:style-name="P4">
缅甸国家媒体报导，由军政府指派的缅甸内政部长于5月31日与中国驻缅大使会面。</text:p>
      <text:p text:style-name="P4">
根据「缅甸环球新光报」（Global New Light ofMyanmar），他们讨论的主题包括「缅中边境和缅泰边境的网路诈骗和赌博」以及「加强合作以打击跨境犯罪」。</text:p>
      <text:p text:style-name="P4">
自从缅甸于1948年脱离英国独立后，克伦邦就因为各少数民族叛军与军方互相争斗而四分五裂。</text:p>
      <text:p text:style-name="P4">
Source: <text:a xlink:type="simple" xlink:href="https://www.rfi.fr/cn/%E5%9B%BD%E9%99%85%E6%8A%A5%E9%81%93/20230607-%E4%B8%AD%E8%B5%84%E7%BC%85%E7%94%B8kk%E5%9B%AD%E5%8C%BA%E9%81%AD%E6%B3%B0%E5%9B%BD%E6%96%AD%E7%94%B5" text:style-name="Internet_20_link" text:visited-style-name="Visited_20_Internet_20_Link">
https://www.rfi.fr/cn/%E5%9B%BD%E9%99%85%E6%8A%A5%E9%81%93/20230607-%E4%B8%AD%E8%B5%84%E7%BC%85%E7%94%B8kk%E5%9B%AD%E5%8C%BA%E9%81%AD%E6%B3%B0%E5%9B%BD%E6%96%AD%E7%94%B5</text:a>
</text:p>
      <!--NEWS-->
      <text:h text:style-name="P10" text:outline-level="1">
<text:span text:style-name="T4">
国企领导牵手妙龄女子逛街遭免职</text:span>
</text:h>
      <text:p text:style-name="P4">
Author: None</text:p>
      <text:p text:style-name="P4">
Publisher: Radio Free Asia (Organization)</text:p>
      <text:p text:style-name="P4">
Published Time: 2023-06-07T15:49:56-04:00</text:p>
      <text:p text:style-name="P4">
Modified Time: 2023-06-07T15:49: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88615in" draw:z-index="0">
<draw:image xlink:href="../Images/rfamandarin/2023-06-07T15-49-56-04-00/000000.png" xlink:type="simple" xlink:show="embed" xlink:actuate="onLoad" draw:mime-type="image/png"/>
</draw:frame>
互联网上流传一位国企领导疑似在成都出差期间，与一名年轻女子牵手逛街的视频。 <text:a xlink:type="simple" xlink:href="https://www.rfa.org/mandarin/Xinwen/9-06072023154727.html/@@images/image" text:style-name="Internet_20_link" text:visited-style-name="Visited_20_Internet_20_Link">
</text:a>
推特截图6月7日，互联网上流传一位国企领导疑似在成都出差期间，与一名年轻女子牵手逛街的视频，多位网友指认，该男子疑似寰球工程项目管理有限公司执行董事、党委书记、总经理胡继勇。6月7日，中国石油北京项目管理公司发布情况通报称，根据网上关我公司所属寰球项目管理公司员工胡继勇的相关信息，公司党委高度重视，立即组织核实了解。目前，涉事人员胡继勇已被免去寰球项目管理公司执行董事、党委书记、总经理职务，并接受公司纪委核查。公司将根据结果进一步作出处理。根据中国媒体《澎湃新闻》报道，发布上述视频的街拍摄影师表示，视频发布后收到当事人的私信已将视频删除。该摄影师说街拍时，两人并没有拒绝。此外，有网民也起底这名年轻女性是寰球工程项目公司员工董思槿，不过目前该公司并没有对这位女性员工多做说明，本台无法独立核实其身分以及双方关系。责编：陈品洁</text:p>
      <text:p text:style-name="P4">
Source: <text:a xlink:type="simple" xlink:href="https://www.rfa.org/mandarin/Xinwen/9-06072023154727.html" text:style-name="Internet_20_link" text:visited-style-name="Visited_20_Internet_20_Link">
https://www.rfa.org/mandarin/Xinwen/9-06072023154727.html</text:a>
</text:p>
      <!--NEWS-->
      <text:h text:style-name="P10" text:outline-level="1">
<text:span text:style-name="T4">
谢阳父亲传病危　家人申请视频会见遭拒</text:span>
</text:h>
      <text:p text:style-name="P4">
Author: None</text:p>
      <text:p text:style-name="P4">
Publisher: Radio Free Asia (Organization)</text:p>
      <text:p text:style-name="P4">
Published Time: 2023-06-07T15:52:16-04:00</text:p>
      <text:p text:style-name="P4">
Modified Time: 2023-06-07T15:52: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908484in" draw:z-index="0">
<draw:image xlink:href="../Images/rfamandarin/2023-06-07T15-52-16-04-00/000000.png" xlink:type="simple" xlink:show="embed" xlink:actuate="onLoad" draw:mime-type="image/png"/>
</draw:frame>
 湖南人权律师谢阳 推特截图中国人权律师团６月７日在推特上发布消息，并附上李国蓓律师的发文截图，指被关押中的人权律师谢阳的父亲，因为突然染上新冠病毒而病危，他高烧不退、肺部严重感染、无法救治，但谢阳的全体家人向长沙中级法院提出申请，要求视频会见谢阳，但该院以刑庭全体法官封闭学习为由拒绝回复。根据李国蓓律师的发文，谢阳父亲在临终前想见儿子最后一面，负责的长沙中院梁峰法官助理却以法官外出三天封闭学习、庭长不在、院长联系不上、全刑庭法官助理都封闭学习、夜里也学习，打电话发短信联系不上为由，让周一再联系。本台此前报道，2022年1月11日，谢阳因前往湖南省永顺县声援因发表网络言论而被强制关进精神病院的女教师李田田，而被长沙市警方带走，并被以涉嫌“煽动颠覆国家政权罪”正式批捕，在狱中受到酷刑虐待。责编：陈品洁</text:p>
      <text:p text:style-name="P4">
Source: <text:a xlink:type="simple" xlink:href="https://www.rfa.org/mandarin/Xinwen/10-06072023155104.html" text:style-name="Internet_20_link" text:visited-style-name="Visited_20_Internet_20_Link">
https://www.rfa.org/mandarin/Xinwen/10-06072023155104.html</text:a>
</text:p>
      <!--NEWS-->
      <text:h text:style-name="P10" text:outline-level="1">
<text:span text:style-name="T4">
布林肯将访华  台海议题成关注焦点</text:span>
</text:h>
      <text:p text:style-name="P4">
Author: None</text:p>
      <text:p text:style-name="P4">
Publisher: Radio Free Asia (Organization)</text:p>
      <text:p text:style-name="P4">
Published Time: 2023-06-07T15:54:00-04:00</text:p>
      <text:p text:style-name="P4">
Modified Time: 2023-06-07T15:57:36-04:00</text:p>
      <text:p text:style-name="P4">
Description: None</text:p>
      <text:p text:style-name="P4">
Videos: []</text:p>
      <text:p text:style-name="P4">
Audios: ["<text:a xlink:type="simple" xlink:href="https://www.rfa.org/mandarin/yataibaodao/junshiwaijiao/tj-060720231526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4.612011in" draw:z-index="0">
<draw:image xlink:href="../Images/rfamandarin/2023-06-07T15-54-00-04-00/000000.png" xlink:type="simple" xlink:show="embed" xlink:actuate="onLoad" draw:mime-type="image/png"/>
</draw:frame>
 据报道，美国国务卿布林肯将在未来的几周访问中国。 <text:a xlink:type="simple" xlink:href="https://www.rfa.org/mandarin/yataibaodao/junshiwaijiao/tj-06072023152611.html/@@images/image" text:style-name="Internet_20_link" text:visited-style-name="Visited_20_Internet_20_Link">
</text:a>
美联社图片  <text:a xlink:type="simple" xlink:href="https://www.rfa.org/mandarin/yataibaodao/junshiwaijiao/tj-06072023152611.html/@@stream" text:style-name="Internet_20_link" text:visited-style-name="Visited_20_Internet_20_Link">
Audio-1-Link：https://www.rfa.org/mandarin/yataibaodao/junshiwaijiao/tj-06072023152611.html/@@stream</text:a>
</text:p>
      <text:p text:style-name="P4">
上周日，美国国务院亚太事务助理国务卿康达（DanielKritenbrink）访问北京，随后，美国国务卿布林肯也即将访问中国。尽管美国高级官员以实地拜访传递友好的外交信号，然而美中两国在台湾海峡以及南中国海的军事互动，却有冲突升级的趋势。</text:p>
      <text:p text:style-name="P4">
<text:a xlink:type="simple" xlink:href="https://www.rfa.org/mandarin/yataibaodao/junshiwaijiao/hcm-06062023113925.html" text:style-name="Internet_20_link" text:visited-style-name="Visited_20_Internet_20_Link">
 <text:span text:style-name="T4">
美国谴责中国军方在台海、南海挑衅 恐酿伤亡</text:span>
 </text:a>
  * <text:span text:style-name="T4">
<text:a xlink:type="simple" xlink:href="https://www.rfa.org/mandarin/Xinwen/8-06052023145928.html" text:style-name="Internet_20_link" text:visited-style-name="Visited_20_Internet_20_Link">
 美中高官交流 康达与马朝旭、杨涛会面 </text:a>
 </text:span>
  * <text:span text:style-name="T4">
<text:a xlink:type="simple" xlink:href="https://www.rfa.org/mandarin/Xinwen/3-06042023104507.html" text:style-name="Internet_20_link" text:visited-style-name="Visited_20_Internet_20_Link">
 美中军舰险在台海相撞 李尚福：中方"寻求对话而非对抗" </text:a>
 </text:span>
</text:p>
      <text:p text:style-name="P4">
据国际媒体报道，美国国务卿布林肯（AntonyBlinken）将在未来的几周访问中国，外界推估布林肯此次出行将会为不断恶化的美中关系设置停损点。布林肯原先预定于今年二月访问中国，但是访华前夕却发生中国气球飞入美国空域的事件，导致原定的行程取消。</text:p>
      <text:p text:style-name="P4">
6月7日，中国外交部发言人汪文斌主持例行记者会，有记者提问，美国国务卿布林肯将在几周内访华。中方能否证实该消息或进一步介绍有关情况？汪文斌回答说，“关于你提到的问题，我没有可以提供的消息。”</text:p>
      <text:p text:style-name="P4">
在布林肯访问中国前夕，美国国务院亚太事务助理国务卿康达才刚访问北京。陪同康达访华的是美国白宫国安会中国事务高级主任贝莎兰（SarahBeran），本周一，中国外交部副部长马朝旭与二人会面。美方发出的新闻稿指出，在会谈中，美中双方针对维持沟通管道畅通以及台湾等议题进行了讨论，中方则表示他们针对“台湾在内的重大原则问题阐明严正立场”。</text:p>
      <text:p text:style-name="P4">
 美国国务院亚太事务助理国务卿康达（DanielKritenbrink）（右一）、白宫国安会负责中国含台湾事务的高级主任贝莎兰（SarahBeran）（左一）6月4日会见了中国外交部常务副部长马朝旭（右二）（推特截图/中国侨网）</text:p>
      <text:p text:style-name="P4">
<text:span text:style-name="T4">
中国军舰危险航行</text:span>
 <text:span text:style-name="T4">
美中军舰险在台海擦撞</text:span>
</text:p>
      <text:p text:style-name="P4">
与此同时，美国与中国军舰在台湾海峡的军事竞逐也日趋升级，并险些发生擦枪走火的冲突。上周六（6月3日），美军导弹驱逐舰锺云号（USS Chung-Hoon）与加拿大皇家海军巡防舰蒙特娄号（HMCSMontreal）共同通过台湾海峡，执行捍卫航行自由的任务。然而，美、加军舰在航行途中，中国解放军的军舰突然近距离切过锺云号前方，两方仅相隔140公尺，险些酿成撞船事事件。</text:p>
      <text:p text:style-name="P4">
对于，美、中军舰差点发生擦撞的事件，中国外交部发言人汪文斌本周一在例行记者会上表示是“美方挑衅在前”，中国只是依法处置。汪文斌说：“中国军队采取的行动，是应对有关国家挑衅的必要举措，完全合理合法、安全专业。中方坚决反对有关国家在台海地区制造事端，坚决捍卫国家主权、安全和地区和平稳定。”</text:p>
      <text:p text:style-name="P4">
对于美、中军舰差点发生擦撞的事件，中国外交部发言人汪文斌2023年6月5日在例行记者会上表示是"美方挑衅在前"，中国只是依法处置。（中国外交部官网截图）<text:a xlink:type="simple" xlink:href="https://www.rfa.org/mandarin/yataibaodao/junshiwaijiao/tj-06072023152611.html/tj0607c.jpg" text:style-name="Internet_20_link" text:visited-style-name="Visited_20_Internet_20_Link">
 </text:a>
</text:p>
      <text:p text:style-name="P4">
<text:span text:style-name="T4">
台海是中国内海？学者：中国曲解国际海洋法规范</text:span>
</text:p>
      <text:p text:style-name="P4">
对于中国声称“台湾海峡是中国内海，两方军舰差点擦撞是因为美国军舰挑衅在前”的说法，美国国防研究谘询机构兰德公司（RAND）政治科学家郭泓均（RaymondKuo）在接受本台采访时告诉记者，中国的声称有根本性错误：“中国对于国际法的理解很奇特，也因此中国的解读时常被联合国海洋仲裁法庭委员会反驳。就算用最广义的观点来看联合国海洋法公约，它也说台湾海峡是国际航行的通道，因此我不认为中国可以占据并将台湾海峡纳为己有。”</text:p>
      <text:p text:style-name="P4">
华盛顿智库全球台湾研究中心（GTI）副执行主任郑哲轩（JohnDotson）也表示，中国对国际法的理解令国际无法接受：“中国（对于海权）的声称与国际海洋法全方面脱钩。它的声称更多是基于国族主义、中国对于历史的委屈、以及自身对于权利的想像。……就算我们假设台湾真的是中国领土（美国并未这样承认），台湾海峡也不会变成中国领海。”</text:p>
      <text:p text:style-name="P4">
<text:span text:style-name="T4">
美中防长就军舰事件在新加坡相互谴责</text:span>
</text:p>
      <text:p text:style-name="P4">
中国国防部长李尚福上周日（6月4日）在新加坡香格里拉对话（Shangri-La Dialogue）上致词时，也对美中军舰差点发生擦撞的事件发表评价。</text:p>
      <text:p text:style-name="P4">
李尚福指出，中国对“无害通过”不持异议，但是“我们必须防止利用自由航行、无害通过行霸权之实的企图”，同时，李尚福也建议美国及其盟友照顾好“自己的领空和领海”，不要在他国领地附近活动。</text:p>
      <text:p text:style-name="P4">
而美国国防部长奥斯汀（LloydAustin）则同样在香格里拉安全对话会议上表示，美国在中国的“霸凌或胁迫面前绝不会退缩”，美国将继续在台湾海峡和南中国海定期航行与飞行，以捍卫国际海域与空域的航行自由。</text:p>
      <text:p text:style-name="P4">
此前，奥斯汀曾多次提议与李尚福在香格里拉对话会场进行双边会谈，不过中方却始终未对美方邀约做出回应。</text:p>
      <text:p text:style-name="P4">
<text:span text:style-name="T4">
 中国国防部长李尚福在新加坡香格里拉对话安全论坛上讲话（美联社图片）  </text:span>
</text:p>
      <text:p text:style-name="P4">
<text:span text:style-name="T4">
美中近日军事冲突增加</text:span>
 <text:span text:style-name="T4">
学者：应与康达拜访中国有关</text:span>
</text:p>
      <text:p text:style-name="P4">
与此同时，中美军事冲突的状况在增加。美国印太司令部在5月底公布一段视频，该视频显示中国军机于5月26日以“不专业”的方式，在南中国海上空拦截一架美国侦察机。美国印太司令部指出，这是“不必要的激进动作”，当时美国的侦察机正在进行安全和例行的飞行。</text:p>
      <text:p text:style-name="P4">
对于中国近日在台湾海峡从事越来越具风险的军事行为，郭泓均认为这可能也与康达拜访中国有关：“中国想要装作希望升级冲突的样子，目的是要美国退让。我不觉得北京真心希望发起战争，它不会想要美国报复，但是它想向美国传达’这是我的领土、这是我的水域’的信号，特别是美国国务院亚太事务助理国务卿正在拜访中国。”</text:p>
      <text:p text:style-name="P4">
美国印太司令部发布的视频显示，2023年5月26日，中国军机直接飞到RC-135的机头前方，迫使美国军机飞过它的尾部湍流。（DVIDS / AFP）</text:p>
      <text:p text:style-name="P4">
<text:span text:style-name="T4">
台海是否会因军事意外擦枪走火？学者：可能性不大</text:span>
</text:p>
      <text:p text:style-name="P4">
外界担心，美、中、台三方在台湾海峡有越来越多军事行动，这也增加意外发生导致擦枪走火的风险。对此，郑哲轩分析，两岸因为军事意外而升级成全方面战争的可能性并不大：“我认为短期内由军事意外演变成全面战争的可能性很低。我比较担心这会制造外交危机，就像2001年中、美军机在海南岛相撞一样。”</text:p>
      <text:p text:style-name="P4">
德州山姆休斯顿州立大学政治系副教授翁履中则分析表示：“擦枪走火事实上都不是偶然，而是有背后的政治决定，两岸的政治紧张关系目前仍在可以预期和控制的情况，因此短期内擦枪走火的可能性不高。但是，如果因为政治考量操作两岸问题，则危机发生的可能性就会上升。2024年台湾和美国都进入总统选举，政治人物会不会以台湾安全来换政治利益，恐怕是两岸局势稳定的关键变数。”</text:p>
      <text:p text:style-name="P4">
记者：唐缘媛 责编：梒青 网编：洪伟</text:p>
      <text:p text:style-name="P4">
Source: <text:a xlink:type="simple" xlink:href="https://www.rfa.org/mandarin/yataibaodao/junshiwaijiao/tj-06072023152611.html" text:style-name="Internet_20_link" text:visited-style-name="Visited_20_Internet_20_Link">
https://www.rfa.org/mandarin/yataibaodao/junshiwaijiao/tj-06072023152611.html</text:a>
</text:p>
      <!--NEWS-->
      <text:h text:style-name="P10" text:outline-level="1">
<text:span text:style-name="T4">
收博彩公司资金？马国反贪会查国盟</text:span>
</text:h>
      <text:p text:style-name="P4">
Author: 联合早报 (Person)</text:p>
      <text:p text:style-name="P4">
Publisher: 联合早报 (Organization)</text:p>
      <text:p text:style-name="P4">
Published Time: 2023-06-07T15:55</text:p>
      <text:p text:style-name="P4">
Modified Time: 2023-06-07T15:59</text:p>
      <text:p text:style-name="P4">
Description: 马来西亚反贪污委员会已经开档调查反对派国民联盟（国盟）收取博彩公司资金，并用来进行去年第15届全国大选竞选活动的投报。反贪污委员会高级调查主任希山慕丁哈欣星期三（6月7日）向《星报...</text:p>
      <text:p text:style-name="P4">
Videos: []</text:p>
      <text:p text:style-name="P4">
Audios: []</text:p>
      <text:p text:style-name="P4">
Images: []</text:p>
      <text:p text:style-name="P4">
Type: NewsArticle</text:p>
      <text:p text:style-name="P4">
Breadcrumbs: ['即时', '国际']</text:p>
      <text:p text:style-name="P4">
Keywords: ['马来西亚反贪污委员会', '国民联盟', '竞选', '哈迪阿旺', '土著团结党']</text:p>
      <!--METADATA-->
      <text:p text:style-name="P4">
马来西亚反贪污委员会已经开档调查反对派国民联盟（国盟）收取博彩公司资金，并用来进行去年 <text:a xlink:type="simple" xlink:href="https://www.zaobao.com/special/malaysia-general-election-2022" text:style-name="Internet_20_link" text:visited-style-name="Visited_20_Internet_20_Link">
 第15届全国大选</text:a>
 竞选活动的投报。</text:p>
      <text:p text:style-name="P4">
反贪污委员会高级调查主任希山慕丁哈欣星期三（6月7日）向《星报》证实，52岁的商人拉斯坦尤索夫上个月向反贪会举报，并提供证据和相关信息协助反贪会展开调查。“调查将涵盖所有层面，包括鉴定和调查涉案公司的背景。”</text:p>
      <text:p text:style-name="P4">
拉斯坦尤索夫今年5月30日向反贪会投报，要求反贪会调查国盟从博彩公司获得资金的指控，这些资金被指用在国盟的大选竞选活动。</text:p>
      <text:p text:style-name="P4">
首相安华去年底以来，多次指 <text:a xlink:type="simple" xlink:href="https://www.zaobao.com/realtime/world/story20221206-1340794" text:style-name="Internet_20_link" text:visited-style-name="Visited_20_Internet_20_Link">
 国盟利用博彩公司资金来进行大选竞选活动</text:a>
。安华的说法遭到国盟主席慕尤丁与伊斯兰党主席哈迪阿旺等人的驳斥。</text:p>
      <text:p text:style-name="P4">
负责法律和体制改革的首相署部长阿莎丽娜5月26日告诉国会，反贪会初步调查发现，没有证据显示国盟拿了博彩公司的钱，但这不代表当局停止调查这项指控。安华隔天重申，如果没有证据，他是不会如此指责国盟的。“针对国盟被指从博彩公司获得资金一事的调查正在进行中。”</text:p>
      <text:p text:style-name="P4">
反贪会今年2月已援引“2001年反洗黑钱、反恐怖融资及非法活动收益法令”，冻结国盟成员党土著团结党多个银行户头。</text:p>
      <text:p text:style-name="P4">
Source: <text:a xlink:type="simple" xlink:href="https://www.zaobao.com.sg/realtime/world/story20230607-1402086" text:style-name="Internet_20_link" text:visited-style-name="Visited_20_Internet_20_Link">
https://www.zaobao.com.sg/realtime/world/story20230607-1402086</text:a>
</text:p>
      <!--NEWS-->
      <text:h text:style-name="P10" text:outline-level="1">
<text:span text:style-name="T4">
专栏 | 网络博弈：六四死多少人，哪种说法更可信？</text:span>
</text:h>
      <text:p text:style-name="P4">
Author: None</text:p>
      <text:p text:style-name="P4">
Publisher: Radio Free Asia (Organization)</text:p>
      <text:p text:style-name="P4">
Published Time: 2023-06-07T16:03:00-04:00</text:p>
      <text:p text:style-name="P4">
Modified Time: 2023-06-07T16:35:06-04:00</text:p>
      <text:p text:style-name="P4">
Description: None</text:p>
      <text:p text:style-name="P4">
Videos: []</text:p>
      <text:p text:style-name="P4">
Audios: ["<text:a xlink:type="simple" xlink:href="https://www.rfa.org/mandarin/zhuanlan/wangluoboyi/iwar-060720230950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4.243497in" draw:z-index="0">
<draw:image xlink:href="../Images/rfamandarin/2023-06-07T16-03-00-04-00/000000.png" xlink:type="simple" xlink:show="embed" xlink:actuate="onLoad" draw:mime-type="image/png"/>
</draw:frame>
中国人民解放军部队与坦克在镇压了天安门广场上为期七周的民主示威活动之后，于6月5日在广场上集结。 <text:a xlink:type="simple" xlink:href="https://www.rfa.org/mandarin/zhuanlan/wangluoboyi/iwar-06072023095038.html/@@images/image" text:style-name="Internet_20_link" text:visited-style-name="Visited_20_Internet_20_Link">
</text:a>
美联社资料图片  <text:a xlink:type="simple" xlink:href="https://www.rfa.org/mandarin/zhuanlan/wangluoboyi/iwar-06072023095038.html/@@stream" text:style-name="Internet_20_link" text:visited-style-name="Visited_20_Internet_20_Link">
Audio-1-Link：https://www.rfa.org/mandarin/zhuanlan/wangluoboyi/iwar-06072023095038.html/@@stream</text:a>
</text:p>
      <text:p text:style-name="P4">
今年是一九八九年的六四事件三十四周年。有关六四事件，许多人特别关心的是，六四事件到底造成多少人死亡？天安门广场到底有没有死人？这方面有哪些统计数字？</text:p>
      <text:p text:style-name="P4">
带着这些问题，我们采访了海外的网络博物馆六四记忆.人权博物馆（https://8964museum.com/）学术委员会委员之一、前八九学运领袖王超华女士。</text:p>
      <text:p text:style-name="P4">
海外的网络博物馆六四记忆.人权博物馆（https://8964museum.com/）学术委员会委员之一、前八九学运领袖王超华女士。(图中/王超华提供)<text:a xlink:type="simple" xlink:href="https://www.rfa.org/mandarin/zhuanlan/wangluoboyi/iwar-06072023095038.html/0f040620-fcd7-484d-b1d4-e3673867635b.jpeg" text:style-name="Internet_20_link" text:visited-style-name="Visited_20_Internet_20_Link">
 </text:a>
</text:p>
      <text:p text:style-name="P4">
王超华介绍了六四记忆.人权博物馆记录的有关六四死亡数字的几种统计、说法，包括来自天安门母亲群体、中国官方和加拿大学者的数字。请点击本页《网络博弈》节目的音频文件链接，收听详细节目内容。欢迎在网上转推这个节目链接。</text:p>
      <text:p text:style-name="P4">
香港国安法2020年通过之后，香港民间组织香港支联会和实体六四纪念馆遭到打压。在香港支联会的筹办下，海外网站六四记忆.人权博物馆2021年8月开通上线，以网络博物馆的形式展现跟六四有关的历史和记忆，传承后来被关闭的香港实体六四纪念馆的使命。这个网站主要负责人、原中国资深媒体人长平等人曾亲历八九民运。</text:p>
      <text:p text:style-name="P4">
三十四年前的一九八九年六月四日凌晨，中国政府的军队和坦克出现在北京天安门广场，平息了当时已历时五十多天的民主运动。六四事件是中国舆论最敏感禁区，不仅历史真相遭到掩盖，每年纪念日前后，点蜡烛纪念、坦克人这些信息在中国网络和社媒上都会是敏感词，遭到封禁。</text:p>
      <text:p text:style-name="P4">
感谢海外网站六四记忆.人权博物馆学术委员会委员之一王超华为大家介绍六四死亡人数统计方面的资料。</text:p>
      <text:p text:style-name="P4">
《网络博弈》专题节目关注中国网络自由，介绍遭到中国网络封禁的内容。</text:p>
      <text:p text:style-name="P4">
主持人小安的社交媒体：</text:p>
      <text:p text:style-name="P4">
推特账号：https://twitter.com/XIAOAN000</text:p>
      <text:p text:style-name="P4">
脸书账号：https://www.facebook.com/pei.an.58</text:p>
      <text:p text:style-name="P4">
Source: <text:a xlink:type="simple" xlink:href="https://www.rfa.org/mandarin/zhuanlan/wangluoboyi/iwar-06072023095038.html" text:style-name="Internet_20_link" text:visited-style-name="Visited_20_Internet_20_Link">
https://www.rfa.org/mandarin/zhuanlan/wangluoboyi/iwar-06072023095038.html</text:a>
</text:p>
      <!--NEWS-->
      <text:h text:style-name="P10" text:outline-level="1">
<text:span text:style-name="T4">
印度波音客机因引擎问题迫降俄远东机场</text:span>
</text:h>
      <text:p text:style-name="P4">
Author: 联合早报 (Person)</text:p>
      <text:p text:style-name="P4">
Publisher: 联合早报 (Organization)</text:p>
      <text:p text:style-name="P4">
Published Time: 2023-06-07T16:03</text:p>
      <text:p text:style-name="P4">
Modified Time: 2023-06-07T16:36</text:p>
      <text:p text:style-name="P4">
Description: 印度航空公司一架波音777宽体客机因引擎问题，被迫降落在俄罗斯远东机场。印度航空星期三（6月7日）派一架后备飞机接载滞留在俄罗斯的乘客。路透社报道，发生故障的客机星期二（6日）从德...</text:p>
      <text:p text:style-name="P4">
Videos: []</text:p>
      <text:p text:style-name="P4">
Audios: []</text:p>
      <text:p text:style-name="P4">
Images: []</text:p>
      <text:p text:style-name="P4">
Type: NewsArticle</text:p>
      <text:p text:style-name="P4">
Breadcrumbs: ['即时', '国际']</text:p>
      <text:p text:style-name="P4">
Keywords: ['印度', '航空公司', '俄罗斯', '波音', '故障']</text:p>
      <!--METADATA-->
      <text:p text:style-name="P4">
印度航空公司一架波音777宽体客机因引擎问题，被迫降落在俄罗斯远东机场。印度航空星期三（6月7日）派一架后备飞机接载滞留在俄罗斯的乘客。</text:p>
      <text:p text:style-name="P4">
路透社报道，发生故障的客机星期二（6日）从德里起飞，原定飞往美国旧金山，机上有216名乘客和16名机组人员。据悉，客机的其中一个引擎发生故障。</text:p>
      <text:p text:style-name="P4">
印度航空说，后备飞机定格林威治标准时间星期三上午7时30分（新加坡时间星期三下午3时30分）起飞，将为滞留在俄罗斯马加丹（Magadan）的乘客准备食物和其他必需品。</text:p>
      <text:p text:style-name="P4">
一架美国制造的印度航空喷气式客机因引擎问题而改道飞往俄罗斯，顿时让人们聚焦围绕俄罗斯领空的航空业紧张局势。</text:p>
      <text:p text:style-name="P4">
为报复西方制裁措施，俄罗斯禁止一些外国航空公司使用其领空，并重新划定了航线，扰乱了一些航空公司的商业模式。受影响的航空公司现在需要绕开俄罗斯领空飞行，而俄罗斯是世界上面积最大的国家。</text:p>
      <text:p text:style-name="P4">
Source: <text:a xlink:type="simple" xlink:href="https://www.zaobao.com.sg/realtime/world/story20230607-1402088" text:style-name="Internet_20_link" text:visited-style-name="Visited_20_Internet_20_Link">
https://www.zaobao.com.sg/realtime/world/story20230607-1402088</text:a>
</text:p>
      <!--NEWS-->
      <text:h text:style-name="P10" text:outline-level="1">
<text:span text:style-name="T4">
美呼吁盟国联手对抗中国挑战　学者：美欧对华分歧仍在</text:span>
</text:h>
      <text:p text:style-name="P4">
Author: None</text:p>
      <text:p text:style-name="P4">
Publisher: Radio Free Asia (Organization)</text:p>
      <text:p text:style-name="P4">
Published Time: 2023-06-07T16:17:00-04:00</text:p>
      <text:p text:style-name="P4">
Modified Time: 2023-06-07T16:18: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941985in" draw:z-index="0">
<draw:image xlink:href="../Images/rfamandarin/2023-06-07T16-17-00-04-00/000000.png" xlink:type="simple" xlink:show="embed" xlink:actuate="onLoad" draw:mime-type="image/png"/>
</draw:frame>
 美国国旗与欧盟旗帜 美联社图片</text:p>
      <text:p text:style-name="P4">
随着美国对华立场持续保持强硬，北约也将中国视为战略威胁。但近期美国寻求对华政策从"脱钩"向"去风险"的转变，引发外界激烈讨论。本周三有学者分析指出，美国及其欧洲盟国难以形成一致对华政策，欧洲仍在观望美国如何调整对华战略。</text:p>
      <text:p text:style-name="P4">
<text:a xlink:type="simple" xlink:href="https://www.rfa.org/mandarin/yataibaodao/gangtai/hcm-05222023090034.html" text:style-name="Internet_20_link" text:visited-style-name="Visited_20_Internet_20_Link">
 <text:span text:style-name="T4">
G7发布联合公报 聚焦中国经济胁迫</text:span>
 </text:a>
  * <text:span text:style-name="T4">
<text:a xlink:type="simple" xlink:href="https://www.rfa.org/mandarin/yataibaodao/junshiwaijiao/tj-05122023093625.html" text:style-name="Internet_20_link" text:visited-style-name="Visited_20_Internet_20_Link">
 美智库座谈：维护印太和平 应对中国野心 </text:a>
 </text:span>
</text:p>
      <text:p text:style-name="P4">
随着中国在国际上不断扩张其激进的军事、经济和政治影响力，美国及其盟国能否就如何应对北京达成一致，成为社会讨论的重要议题。有学者观察到，欧洲各国和华盛顿在对华采取一致政策上产生了分歧。</text:p>
      <text:p text:style-name="P4">
在美国学术双月刊《外交政策》（Foreign Policy）6月7日举行的网络研讨会上，英国政治周刊《旁观者》（theSpectator）助理编辑俞小丹（Cindy Yu）分析说，与美国的强硬不同，欧盟一直以较为温和的外交声音与中国对话。</text:p>
      <text:p text:style-name="P4">
她说：“在英国，我们的前首相特拉斯一直在讨论北约从经济而非军事角度对抗中国。我认为目前美欧双方存在沟通不畅，或者可能不仅仅是沟通不畅，而是双方在认识中国上存在偏差。”</text:p>
      <text:p text:style-name="P4">
俞小丹提到，中国国务院总理李强将在本月下旬受邀访问柏林和巴黎，这是德法为缓和中欧紧张关系的最新努力。她认为，法国和德国是中国最重要的经济参与者，也在欧盟中扮演重要角色；加之种种欧洲自身的历史原因，欧盟难以形成一个统一的外交政策。</text:p>
      <text:p text:style-name="P4">
此外，她还提到美欧一致对华的困难：“在中国问题上，美欧团结的一大障碍就是《降低通货膨胀法案》。有很多欧洲人对拜登政府这一法案感到不满……这是对欧洲人的又一提醒，即使涉及中国议题，某些美国优先的举措实际上通常会造成附加损害。”</text:p>
      <text:p text:style-name="P4">
日前，中国拒绝了美国提出的两国防长在新加坡会谈的请求。美国国防部长奥斯汀（LloydAustin）6月3日在香格里拉安全对话会议上发表讲话，称美国将继续与地区盟友合作，确保印太地区自由开放，共同应对中国挑战。</text:p>
      <text:p text:style-name="P4">
 美国国防部长奥斯汀（LloydAustin）6月3日在香格里拉安全对话会议上发表讲话，称美国将继续与地区盟友合作，确保印太地区自由开放，共同应对中国挑战。（美联社图片）  <text:a xlink:type="simple" xlink:href="https://www.rfa.org/mandarin/yataibaodao/junshiwaijiao/jw-06072023124359.html/ap23154031329211.jpg" text:style-name="Internet_20_link" text:visited-style-name="Visited_20_Internet_20_Link">
</text:a>
</text:p>
      <text:p text:style-name="P4">
但美国近期对华政策从“脱钩化”（decoupling）向“去风险化”（de-risking）转变，引发外界对美国软化对华态度的思考。就此，《外交政策》（Foreign Policy）副主编帕尔默（JamesPalmer）并不认为美国会作出让步。</text:p>
      <text:p text:style-name="P4">
“这似乎并没有那么强烈地推动某种和解。”他说：“我认为这在一定程度上表明，美国体系内部目前在安全和贸易与外交方面存在真正的分歧。”</text:p>
      <text:p text:style-name="P4">
帕尔默认为，中国仍是欧盟最大的贸易伙伴之一，美国很难实质上联合欧盟共同对华采取强硬立场。</text:p>
      <text:p text:style-name="P4">
“让欧洲承认中国是战略对手或敌人是件很困难的事，美国也很难让欧洲加入，因为毕竟欧洲不是亚洲。虽然四方安全对话（QUAD）显示了一些大国野心的存在，但那是英国的殖民附属品……欧洲人不参与这场游戏，他们与中国关系的本质是贸易和一点点从不同角度出发的对人权的关切。”</text:p>
      <text:p text:style-name="P4">
无论是中欧脱钩还是中美脱钩，俞小丹和帕尔默一致认为在双边贸易持续增长的情况下，这一期望很难实现。俞小丹指出，很多欧洲政府仍在观望美国如何实现对华从“脱钩”到“去风险”的政策转变。</text:p>
      <text:p text:style-name="P4">
国际咨询机构荣鼎集团（Rhodium Group）高级顾问诺亚·巴尔金（NoahBarkin）6月7日下午在美国参议院外交关系委员会的听证会上表示，随着中国支持对欧洲构成战争威胁的俄罗斯，欧洲转变了对华认识。他告诉美国立法者，欧洲的强硬立场可以掩盖27个欧盟成员国之间及个别欧洲政府内部存在的分歧，接下来欧洲将在实践中落实“去风险化”。</text:p>
      <text:p text:style-name="P4">
早在去年六月，北约成员国通过《北约2022战略概念》，将俄罗斯认定为是北约面对的“最直接的威胁”，而中国则构成“系统性挑战”，此举成为北约将中国列为未来十年战略目标的首次尝试。</text:p>
      <text:p text:style-name="P4">
今年5月10日，北约军事委员会主席罗伯·鲍尔（RobBauer）在北约布鲁塞尔总部举行的联盟国家军事首脑会议后再次向外界强调，北约不认为中国是威胁，而是挑战。他表示，不同于俄罗斯和恐怖组织构成的威胁，“北约并未指定针对中国的军事计划。”</text:p>
      <text:p text:style-name="P4">
6月5日，北约秘书长斯托尔滕贝格（JensStoltenberg）在挪威出席外长非正式会议期间，指责中国不断增长的军事、经济和政治实力对北约构成挑战，北约将联合印太盟友共同应对。</text:p>
      <text:p text:style-name="P4">
记者：经纬 责编：梒青 网编：洪伟</text:p>
      <text:p text:style-name="P4">
Source: <text:a xlink:type="simple" xlink:href="https://www.rfa.org/mandarin/yataibaodao/junshiwaijiao/jw-06072023124359.html" text:style-name="Internet_20_link" text:visited-style-name="Visited_20_Internet_20_Link">
https://www.rfa.org/mandarin/yataibaodao/junshiwaijiao/jw-06072023124359.html</text:a>
</text:p>
      <!--NEWS-->
      <text:h text:style-name="P10" text:outline-level="1">
<text:span text:style-name="T4">
CECC跨党派主席致信英首相 呼吁协助释放黎智英和其他香港政治犯</text:span>
</text:h>
      <text:p text:style-name="P4">
Author: None</text:p>
      <text:p text:style-name="P4">
Publisher: Radio Free Asia (Organization)</text:p>
      <text:p text:style-name="P4">
Published Time: 2023-06-07T16:31:15-04:00</text:p>
      <text:p text:style-name="P4">
Modified Time: 2023-06-07T16:31: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3.897317in" draw:z-index="0">
<draw:image xlink:href="../Images/rfamandarin/2023-06-07T16-31-15-04-00/000000.png" xlink:type="simple" xlink:show="embed" xlink:actuate="onLoad" draw:mime-type="image/png"/>
</draw:frame>
美国国会旗下的国会及行政当局中国委员会（Congressional-Executive Commission onChina，CECC）跨党派主席在6月7日致信给英国首相苏纳克（Rishi Sunak），呼吁他将释放黎智英和其他香港政治犯列为优先事项。 <text:a xlink:type="simple" xlink:href="https://www.rfa.org/mandarin/Xinwen/11-06072023162250.html/@@images/image" text:style-name="Internet_20_link" text:visited-style-name="Visited_20_Internet_20_Link">
</text:a>
CECC官网截图  美国国会旗下的国会及行政当局中国委员会（Congressional-Executive Commission onChina，CECC）跨党派主席在6月7日志信给英国首相苏纳克（RishiSunak），呼吁他在访问美国期间，敦促他与美国拜登政府协调香港政策行动，并将释放黎智英和其他香港政治犯列为优先事项。这份声明由共和党籍众议员史密斯（Chris Smith）和民主党籍众议员默克利（JeffMerkley）共同发布，敦促英国不要向中国在关于香港自由及人权、任意羁押政治犯等议题上释放混淆讯号。此外议员也建议美英联合采取制裁，并在联合国就香港问题采取联合行动，希望“在香港问题上加强合作，特别是黎智英案，将表明美英联盟决心代表以前支撑香港繁荣的权利和法治。”责编：陈品洁</text:p>
      <text:p text:style-name="P4">
Source: <text:a xlink:type="simple" xlink:href="https://www.rfa.org/mandarin/Xinwen/11-06072023162250.html" text:style-name="Internet_20_link" text:visited-style-name="Visited_20_Internet_20_Link">
https://www.rfa.org/mandarin/Xinwen/11-06072023162250.html</text:a>
</text:p>
      <!--NEWS-->
      <text:h text:style-name="P10" text:outline-level="1">
<text:span text:style-name="T4">
布林肯访沙特 讨论沙以关系等区域问题</text:span>
</text:h>
      <text:p text:style-name="P4">
Author: 联合早报 (Person)</text:p>
      <text:p text:style-name="P4">
Publisher: 联合早报 (Organization)</text:p>
      <text:p text:style-name="P4">
Published Time: 2023-06-07T16:33</text:p>
      <text:p text:style-name="P4">
Modified Time: 2023-06-07T16:35</text:p>
      <text:p text:style-name="P4">
Description: 美国国务卿布林肯访问沙特阿拉伯，与沙特王储兼首相穆罕默德举行会晤，双方在“公开、坦率”的谈话中讨论了广泛的双边问题。综合外电报道，据美国官员透露，布林肯星期三（6月7日）与穆罕默德...</text:p>
      <text:p text:style-name="P4">
Videos: []</text:p>
      <text:p text:style-name="P4">
Audios: []</text:p>
      <text:p text:style-name="P4">
Images: []</text:p>
      <text:p text:style-name="P4">
Type: NewsArticle</text:p>
      <text:p text:style-name="P4">
Breadcrumbs: ['即时', '国际']</text:p>
      <text:p text:style-name="P4">
Keywords: ['美国', '沙特阿拉伯', '以色列']</text:p>
      <!--METADATA-->
      <text:p text:style-name="P4">
美国国务卿布林肯访问沙特阿拉伯，与沙特王储兼首相穆罕默德举行会晤，双方在“公开、坦率”的谈话中讨论了广泛的双边问题。</text:p>
      <text:p text:style-name="P4">
综合外电报道，据美国官员透露，布林肯星期三（6月7日）与穆罕默德进行了一小时四十分钟的会谈，涉及的话题包括沙特阿拉伯对美国从苏丹撤军的支持、也门政治对话的必要性以及与以色列关系正常化的可能性。</text:p>
      <text:p text:style-name="P4">
布林肯启程前往沙特之前，在华盛顿的一场公开讲话中强调，美国在促进沙以关系正常化方面，有着“切实的国家安全利益”，但也坦言美方“不幻想能够迅速或轻易地完成这项工作”。</text:p>
      <text:p text:style-name="P4">
以色列总理内塔尼亚胡今年曾表明，以色列正寻求与沙特阿拉伯建立正式外交关系，称这可能会是“结束阿以冲突的一项巨大飞跃”。</text:p>
      <text:p text:style-name="P4">
沙特方面则表态称，沙特坚持阿拉伯和平倡议。该倡议要求以色列遵守联合国有关决议，全面撤出1967年以来占领的所有阿拉伯领土，接受建立以东耶路撒冷为首都、拥有主权、独立的巴勒斯坦国，并为巴勒斯坦难民问题找到公平的解决方案。</text:p>
      <text:p text:style-name="P4">
美国官员还说，布林肯也与穆罕默德讨论了人权问题，包括广义上及与具体案件有关的问题，但并未点明是哪些案件。</text:p>
      <text:p text:style-name="P4">
路透社的报道指出，沙特阿拉伯投入数千亿美元，用于经济开放和转型，进而减少对原油的依赖。在此期间，沙特当局还逮捕了大量批判沙特政府的人、商人、神职人员以及人权活动家。</text:p>
      <text:p text:style-name="P4">
此外，根据美国国务院的信息，布林肯星期三（7日）将出席美国-海湾阿拉伯国家合作委员会的中东安全和一体化部长级会议，星期四（8日）将与沙特外交部长费萨尔共同主持会议，讨论打击伊斯兰国激进组织的问题。</text:p>
      <text:p text:style-name="P4">
Source: <text:a xlink:type="simple" xlink:href="https://www.zaobao.com.sg/realtime/world/story20230607-1402092" text:style-name="Internet_20_link" text:visited-style-name="Visited_20_Internet_20_Link">
https://www.zaobao.com.sg/realtime/world/story20230607-1402092</text:a>
</text:p>
      <!--NEWS-->
      <text:h text:style-name="P10" text:outline-level="1">
<text:span text:style-name="T4">
警方充公所致 罗斯玛：珠宝遗失与我无关</text:span>
</text:h>
      <text:p text:style-name="P4">
Author: 联合早报 (Person)</text:p>
      <text:p text:style-name="P4">
Publisher: 联合早报 (Organization)</text:p>
      <text:p text:style-name="P4">
Published Time: 2023-06-07T16:38</text:p>
      <text:p text:style-name="P4">
Modified Time: 2023-06-07T16:38</text:p>
      <text:p text:style-name="P4">
Description: 马来西亚前首相纳吉夫人罗斯玛认为，黎巴嫩珠宝商世皇为遗失的43件总值6746万令吉（约1977万新元）珠宝而向她索偿并不恰当。她说，马国警方在一次突击行动中带走这批珠宝，因此应该为...</text:p>
      <text:p text:style-name="P4">
Videos: []</text:p>
      <text:p text:style-name="P4">
Audios: []</text:p>
      <text:p text:style-name="P4">
Images: []</text:p>
      <text:p text:style-name="P4">
Type: NewsArticle</text:p>
      <text:p text:style-name="P4">
Breadcrumbs: ['即时', '国际']</text:p>
      <text:p text:style-name="P4">
Keywords: ['罗斯玛', '珠宝首饰', '反贪会']</text:p>
      <!--METADATA-->
      <text:p text:style-name="P4">
马来西亚前首相纳吉夫人罗斯玛认为，黎巴嫩珠宝商世皇为遗失的43件总值6746万令吉（约1977万新元）珠宝而向她索偿并不恰当。她说，马国警方在一次突击行动中带走这批珠宝，因此应该为珠宝遗失负责。</text:p>
      <text:p text:style-name="P4">
世皇2018年10月入禀马国法庭，要申请这批珠宝的拥有权。世皇声称这批珠宝只是送交罗斯玛鉴赏及选购，罗斯玛并未买下。由于罗斯玛一直未能交出珠宝，世皇今年3月29日再次入禀法庭，要罗斯玛赔偿损失。</text:p>
      <text:p text:style-name="P4">
72岁的罗斯玛星期二（6月6日）在提呈法庭的答辩书中指出：“我不能对丢失这43件珠宝负责，因为它们已被警方拿走。如果这些珠宝确实丢失，警方和政府就应该承担黎巴嫩珠宝商的损失。”</text:p>
      <text:p text:style-name="P4">
罗斯玛强调：“众所周知，我和家人所有贵重财产都被没收了，所以我不可能保存价值数千万令吉的珠宝。况且当时我也不准出境。”</text:p>
      <text:p text:style-name="P4">
纳吉2018年5月9日大选惨败下台后，反贪会同年5月16日上门搜查纳吉与亲属的住家，起获的各类财物总额达11亿令吉。纳吉与罗斯玛过后入禀法庭要求索回部分财物。</text:p>
      <text:p text:style-name="P4">
Source: <text:a xlink:type="simple" xlink:href="https://www.zaobao.com.sg/realtime/world/story20230607-1402096" text:style-name="Internet_20_link" text:visited-style-name="Visited_20_Internet_20_Link">
https://www.zaobao.com.sg/realtime/world/story20230607-1402096</text:a>
</text:p>
      <!--NEWS-->
      <text:h text:style-name="P10" text:outline-level="1">
<text:span text:style-name="T4">
英国2023年通胀率将成主要经济体中最高</text:span>
</text:h>
      <text:p text:style-name="P4">
Author: 联合早报 (Person)</text:p>
      <text:p text:style-name="P4">
Publisher: 联合早报 (Organization)</text:p>
      <text:p text:style-name="P4">
Published Time: 2023-06-07T16:53</text:p>
      <text:p text:style-name="P4">
Modified Time: 2023-06-07T16:55</text:p>
      <text:p text:style-name="P4">
Description: 经济合作与发展组织（OECD）预测，英国2023年的通货膨胀率将高于其他所有主要经济体，首相苏纳克恐无法兑现将今年的价格增长减半的承诺。路透社报道，经合组织星期三（6月7日）公布新...</text:p>
      <text:p text:style-name="P4">
Videos: []</text:p>
      <text:p text:style-name="P4">
Audios: []</text:p>
      <text:p text:style-name="P4">
Images: []</text:p>
      <text:p text:style-name="P4">
Type: NewsArticle</text:p>
      <text:p text:style-name="P4">
Breadcrumbs: ['即时', '国际']</text:p>
      <text:p text:style-name="P4">
Keywords: ['英国', '经济', '通胀', '苏纳克']</text:p>
      <!--METADATA-->
      <text:p text:style-name="P4">
经济合作与发展组织（OECD）预测，英国2023年的通货膨胀率将高于其他所有主要经济体，首相苏纳克恐无法兑现将今年的价格增长减半的承诺。</text:p>
      <text:p text:style-name="P4">
路透社报道，经合组织星期三（6月7日）公布新一套成员国经济预测报告，其中指出英国2023年的总体通胀率将达到6.9%，高于德国的6.3%、法国的6.1%，以及经合组织的平均水平6.6%。</text:p>
      <text:p text:style-name="P4">
如果预测正确，便意味着苏纳克今年使通胀率减半的目标将无法实现，而该目标是他在来年大选前为选民制定的优先事项之一。</text:p>
      <text:p text:style-name="P4">
不过，经合组织也指出，预计英国通胀率将在2024年放缓至2.8%，低于法国和德国。</text:p>
      <text:p text:style-name="P4">
英国财政部长亨特说，经合组织对英国经济的预测已经有所改善。经合组织此前预测今年英国经济将萎缩0.2%，明年将增长0.9%；现在则预测今年将增长0.3%，明年将增长1.0%。</text:p>
      <text:p text:style-name="P4">
亨特在声明中指出，经合组织星期三的报告提高了对英国经济增长的预测，赞赏了英国通过大幅扩大免费托儿服务，来帮助父母返岗工作的举措，并认可了英当局为推动投资而采取的商业税削减措施。</text:p>
      <text:p text:style-name="P4">
他也强调，虽然通胀仍然过高，但当局必须坚持今年将通胀率减半的目标，“这是促进经济增长和缓解家庭生活成本压力的唯一长期方法。”</text:p>
      <text:p text:style-name="P4">
Source: <text:a xlink:type="simple" xlink:href="https://www.zaobao.com.sg/realtime/world/story20230607-1402106" text:style-name="Internet_20_link" text:visited-style-name="Visited_20_Internet_20_Link">
https://www.zaobao.com.sg/realtime/world/story20230607-1402106</text:a>
</text:p>
      <!--NEWS-->
      <text:h text:style-name="P10" text:outline-level="1">
<text:span text:style-name="T4">
上海法院冻结中国最大地产商万达商业价值2.78亿美元的股份</text:span>
</text:h>
      <text:p text:style-name="P4">
Author: chinese@voanews.com (美国之音)</text:p>
      <text:p text:style-name="P4">
Publisher: 美国之音中文网 (Type: NewsMediaOrganization)</text:p>
      <text:p text:style-name="P4">
Published Time: 2023-06-07T16:59:08+08:00</text:p>
      <text:p text:style-name="P4">
Modified Time: 2023-06-07 10:14:02Z</text:p>
      <text:p text:style-name="P4">
Description: 上海一家法院已下令冻结中国最大的商业地产开发商、大连万达集团旗下价值19.8亿元人民币（2.7818亿美元）的股份。</text:p>
      <text:p text:style-name="P4">
Videos: []</text:p>
      <text:p text:style-name="P4">
Images: []</text:p>
      <text:p text:style-name="P4">
Categories: '经济·金融·贸易'</text:p>
      <text:p text:style-name="P4">
Type: None</text:p>
      <!--METADATA-->
      <text:p text:style-name="P4">
NoneNone</text:p>
      <text:p text:style-name="P4">
Source: <text:a xlink:type="simple" xlink:href="https://www.voachinese.com/a/shanghai-court-freezes-278-mln-worth-of-shares-in-wanda-commercial-20230607/7126335.html" text:style-name="Internet_20_link" text:visited-style-name="Visited_20_Internet_20_Link">
https://www.voachinese.com/a/shanghai-court-freezes-278-mln-worth-of-shares-in-wanda-commercial-20230607/7126335.html</text:a>
</text:p>
      <!--NEWS-->
      <text:h text:style-name="P10" text:outline-level="1">
<text:span text:style-name="T4">
泽连斯基：大坝被炸致数十万人无法正常获得饮水</text:span>
</text:h>
      <text:p text:style-name="P4">
Author: 联合早报 (Person)</text:p>
      <text:p text:style-name="P4">
Publisher: 联合早报 (Organization)</text:p>
      <text:p text:style-name="P4">
Published Time: 2023-06-07T17:32</text:p>
      <text:p text:style-name="P4">
Modified Time: 2023-06-07T18:26</text:p>
      <text:p text:style-name="P4">
Description: 乌克兰总统泽连斯基警告称，卡霍夫卡水坝被炸，导致数十万人无法正常获得饮用水。路透社报道，泽连斯基星期三（6月7日）在即时通讯应用Telegram发文称，卡霍夫卡水坝被炸后，数十万人...</text:p>
      <text:p text:style-name="P4">
Videos: []</text:p>
      <text:p text:style-name="P4">
Audios: []</text:p>
      <text:p text:style-name="P4">
Images: []</text:p>
      <text:p text:style-name="P4">
Type: NewsArticle</text:p>
      <text:p text:style-name="P4">
Breadcrumbs: ['即时', '国际']</text:p>
      <text:p text:style-name="P4">
Keywords: ['俄乌战争', '乌克兰', '水坝', '泽连斯基']</text:p>
      <!--METADATA-->
      <text:p text:style-name="P4">
乌克兰总统泽连斯基警告称， <text:a xlink:type="simple" xlink:href="https://www.zaobao.com/realtime/world/story20230606-1401606" text:style-name="Internet_20_link" text:visited-style-name="Visited_20_Internet_20_Link">
 卡霍夫卡水坝被炸</text:a>
，导致数十万人无法正常获得饮用水。</text:p>
      <text:p text:style-name="P4">
路透社报道，泽连斯基星期三（6月7日）在即时通讯应用Telegram发文称，卡霍夫卡水坝被炸后，数十万人已经无法正常获得饮用水，并强调炸坝“绝对是蓄意行为”。</text:p>
      <text:p text:style-name="P4">
乌克兰官员称，乌南部和东南部的第聂伯罗彼得罗夫斯克州、扎波罗热、尼古拉耶夫和赫尔松地区的部分区域将出现供水中断。</text:p>
      <text:p text:style-name="P4">
乌克兰基础建设部长库布拉科夫（Oleksandr Kubrakov）发推文强调，当前的首要任务是“为受俄罗斯恐怖袭击影响的地区供水”。</text:p>
      <text:p text:style-name="P4">
乌克兰基础设施恢复和发展机构说，当局已决定出资15亿格里夫纳（约0.55亿新元），用于建造一条总长度为87公里、每天可输送约30万立方米水的新管道。</text:p>
      <text:p text:style-name="P4">
乌卫生部警告称，由于水中含有化学物质，可能对健康造成危害，敦促居民只喝瓶装水和安全水，做饭时也要使用安全水。</text:p>
      <text:p text:style-name="P4">
卡霍夫卡水坝星期二（6日）被炸，俄军和乌军互指是罪魁祸首。</text:p>
      <text:p text:style-name="P4">
基辅称，水坝被炸引发决堤，水位一夜之间涨到约五米之高，希望能在星期三结束前停止上涨，并警告称将有约4万2000人面临洪水的危险。</text:p>
      <text:p text:style-name="P4">
法新社援引乌克兰应急部门和当地俄罗斯官员星期三的声明报道，第聂伯河两岸已有逾2700人得到撤离。</text:p>
      <text:p text:style-name="P4">
路透社引述乌克兰农业部门警告称，洪水将淹没乌克兰南部数万公顷的农田，并可能使至少50万公顷失去灌溉的土地变成“沙漠”。</text:p>
      <text:p text:style-name="P4">
另据俄罗斯新闻社报道，水坝被炸裂后，新卡霍夫卡有多达100人被困，成千上万的野生动物被杀死。</text:p>
      <text:p text:style-name="P4">
Source: <text:a xlink:type="simple" xlink:href="https://www.zaobao.com.sg/realtime/world/story20230607-1402122" text:style-name="Internet_20_link" text:visited-style-name="Visited_20_Internet_20_Link">
https://www.zaobao.com.sg/realtime/world/story20230607-1402122</text:a>
</text:p>
      <!--NEWS-->
      <text:h text:style-name="P10" text:outline-level="1">
<text:span text:style-name="T4">
欧盟批准首款呼吸道合胞病毒疫苗</text:span>
</text:h>
      <text:p text:style-name="P4">
Author: 联合早报 (Person)</text:p>
      <text:p text:style-name="P4">
Publisher: 联合早报 (Organization)</text:p>
      <text:p text:style-name="P4">
Published Time: 2023-06-07T17:46</text:p>
      <text:p text:style-name="P4">
Modified Time: 2023-06-07T17:46</text:p>
      <text:p text:style-name="P4">
Description: 欧盟委员会批准了全球首款呼吸道合胞病毒（RSV）疫苗Arexvy，预计疫苗将在今年秋天呼吸道合胞病毒高发季节前在欧洲首次推出。综合路透社和法新社报道，Arexvy由葛兰素史克制药公...</text:p>
      <text:p text:style-name="P4">
Videos: []</text:p>
      <text:p text:style-name="P4">
Audios: []</text:p>
      <text:p text:style-name="P4">
Images: []</text:p>
      <text:p text:style-name="P4">
Type: NewsArticle</text:p>
      <text:p text:style-name="P4">
Breadcrumbs: ['即时', '国际']</text:p>
      <text:p text:style-name="P4">
Keywords: ['欧洲', '健康', '疫苗']</text:p>
      <!--METADATA-->
      <text:p text:style-name="P4">
欧盟委员会批准了全球首款呼吸道合胞病毒（RSV）疫苗Arexvy，预计疫苗将在今年秋天呼吸道合胞病毒高发季节前在欧洲首次推出。</text:p>
      <text:p text:style-name="P4">
综合路透社和法新社报道，Arexvy由葛兰素史克制药公司（GSK）生产。美国食品和药物管理局（FDA）5月3日宣布批准Arexvy上市，美国也成为首个批准该疫苗的国家。欧盟委员会于星期三（6月7日）也批准了该疫苗在欧洲的使用。</text:p>
      <text:p text:style-name="P4">
葛兰素史克当天的声明指出，Arexvy在欧洲的供应情况将取决于各国的建议和报销讨论，预计会在今秋呼吸道合胞病毒高发季前推出。不过，葛兰素史克的首席商务官上个月曾表明，Arexvy今年可能不会在欧洲进行大规模推广。</text:p>
      <text:p text:style-name="P4">
Arexvy主要适用于60岁以上的老年群体。呼吸道合胞病毒通常会引起轻微的、类似感冒的症状，但对婴儿和老人，以及免疫系统较弱和有潜在疾病的人来说，症状可能会更严重。</text:p>
      <text:p text:style-name="P4">
在欧洲，呼吸道合胞病毒每年导致超过27万60岁以上的成人住院，其中2万多人在医院中死亡。</text:p>
      <text:p text:style-name="P4">
Source: <text:a xlink:type="simple" xlink:href="https://www.zaobao.com.sg/realtime/world/story20230607-1402129" text:style-name="Internet_20_link" text:visited-style-name="Visited_20_Internet_20_Link">
https://www.zaobao.com.sg/realtime/world/story20230607-1402129</text:a>
</text:p>
      <!--NEWS-->
      <text:h text:style-name="P10" text:outline-level="1">
<text:span text:style-name="T4">
乌总理：卡霍夫卡水坝被炸带来灾难性环境破坏</text:span>
</text:h>
      <text:p text:style-name="P4">
Author: 联合早报 (Person)</text:p>
      <text:p text:style-name="P4">
Publisher: 联合早报 (Organization)</text:p>
      <text:p text:style-name="P4">
Published Time: 2023-06-07T18:15</text:p>
      <text:p text:style-name="P4">
Modified Time: 2023-06-07T18:15</text:p>
      <text:p text:style-name="P4">
Description: 乌克兰总理什米加尔说，卡霍夫卡水坝被炸是欧洲近几十年来最重大的环境灾难之一。法新社报道，什米加尔星期三（6月7日）通过视频连线参加经济合作及发展组织（OECD）会议时说，卡霍夫卡水...</text:p>
      <text:p text:style-name="P4">
Videos: []</text:p>
      <text:p text:style-name="P4">
Audios: []</text:p>
      <text:p text:style-name="P4">
Images: []</text:p>
      <text:p text:style-name="P4">
Type: NewsArticle</text:p>
      <text:p text:style-name="P4">
Breadcrumbs: ['即时', '国际']</text:p>
      <text:p text:style-name="P4">
Keywords: ['俄乌战争', '乌克兰', '水坝']</text:p>
      <!--METADATA-->
      <text:p text:style-name="P4">
乌克兰总理什米加尔说， <text:a xlink:type="simple" xlink:href="https://www.zaobao.com/realtime/world/story20230606-1401606" text:style-name="Internet_20_link" text:visited-style-name="Visited_20_Internet_20_Link">
 卡霍夫卡水坝被炸</text:a>
是欧洲近几十年来最重大的环境灾难之一。</text:p>
      <text:p text:style-name="P4">
法新社报道，什米加尔星期三（6月7日）通过视频连线参加经济合作及发展组织（OECD）会议时说，卡霍夫卡水坝遭到破坏，将导致数十座村镇面临用水难题，还将影响乌克兰南部的灌溉系统，“导致干旱和农作物歉收，这打击了全球粮食安全的核心”。</text:p>
      <text:p text:style-name="P4">
什米加尔指出，卡霍夫卡水电站被破坏，意味着“至少有150吨机油渗入（第聂伯河），还可能有300吨机油渗出，对独特的植物群和动物群构成了威胁”。</text:p>
      <text:p text:style-name="P4">
什米加尔称针对卡霍夫卡水坝的破坏行为是“反人类罪和生态灭绝”。俄罗斯须面对强有力且统一的回应，而不仅仅是言辞。</text:p>
      <text:p text:style-name="P4">
Source: <text:a xlink:type="simple" xlink:href="https://www.zaobao.com.sg/realtime/world/story20230607-1402134" text:style-name="Internet_20_link" text:visited-style-name="Visited_20_Internet_20_Link">
https://www.zaobao.com.sg/realtime/world/story20230607-1402134</text:a>
</text:p>
      <!--NEWS-->
      <text:h text:style-name="P10" text:outline-level="1">
<text:span text:style-name="T4">
会见花旗执行长，中国金管局长称金融业将进一步扩大开放</text:span>
</text:h>
      <text:p text:style-name="P4">
Author: chinese@voanews.com (美国之音)</text:p>
      <text:p text:style-name="P4">
Publisher: 美国之音中文网 (Type: NewsMediaOrganization)</text:p>
      <text:p text:style-name="P4">
Published Time: 2023-06-07T18:21:54+08:00</text:p>
      <text:p text:style-name="P4">
Modified Time: 2023-06-07 10:26:53Z</text:p>
      <text:p text:style-name="P4">
Description: 花旗集团首席执行官范洁恩（Jane Fraser）本星期在以该集团总裁身份对中国进行的首次访问中表示，花旗银行将继续扩大在中国的业务。北京目前在竭力吸引更多的外来资本。</text:p>
      <text:p text:style-name="P4">
Videos: []</text:p>
      <text:p text:style-name="P4">
Images: []</text:p>
      <text:p text:style-name="P4">
Categories: '经济·金融·贸易'</text:p>
      <text:p text:style-name="P4">
Type: None</text:p>
      <!--METADATA-->
      <text:p text:style-name="P4">
NoneNone</text:p>
      <text:p text:style-name="P4">
Source: <text:a xlink:type="simple" xlink:href="https://www.voachinese.com/a/china-to-further-open-financial-sector-20230607/7126392.html" text:style-name="Internet_20_link" text:visited-style-name="Visited_20_Internet_20_Link">
https://www.voachinese.com/a/china-to-further-open-financial-sector-20230607/7126392.html</text:a>
</text:p>
      <!--NEWS-->
      <text:h text:style-name="P10" text:outline-level="1">
<text:span text:style-name="T4">
北约下周开展史上最大规模空军部署演习</text:span>
</text:h>
      <text:p text:style-name="P4">
Author: 联合早报 (Person)</text:p>
      <text:p text:style-name="P4">
Publisher: 联合早报 (Organization)</text:p>
      <text:p text:style-name="P4">
Published Time: 2023-06-07T19:55</text:p>
      <text:p text:style-name="P4">
Modified Time: 2023-06-07T19:55</text:p>
      <text:p text:style-name="P4">
Description: 北约下周将在欧洲开展联盟史上最大规模空军部署演习“空中卫士23”（Air Defender 23），德国军方称已采取一切措施来竭力避免民用航空受到演习影响。综合路透社和法新社报道，...</text:p>
      <text:p text:style-name="P4">
Videos: []</text:p>
      <text:p text:style-name="P4">
Audios: []</text:p>
      <text:p text:style-name="P4">
Images: []</text:p>
      <text:p text:style-name="P4">
Type: NewsArticle</text:p>
      <text:p text:style-name="P4">
Breadcrumbs: ['即时', '国际']</text:p>
      <text:p text:style-name="P4">
Keywords: ['北约', '德国', '美国', '军事', '演习']</text:p>
      <!--METADATA-->
      <text:p text:style-name="P4">
北约下周将在欧洲开展联盟史上最大规模空军部署演习“空中卫士23”（Air Defender 23），德国军方称已采取一切措施来竭力避免民用航空受到演习影响。</text:p>
      <text:p text:style-name="P4">
综合路透社和法新社报道，本次“空中卫士23”演习由德国空军主导，将于下星期一（6月12日）开始，为期约10天，届时会有来自25个北约和伙伴国家的约220架军用飞机和近1万名军人参演。</text:p>
      <text:p text:style-name="P4">
德国空军总长格尔哈特兹（IngoGerhartz）星期三（7日）指出，“空中卫士23”的构思产生于2018年，本次演习是防御性质，并不针对任何人，他不期望俄罗斯的军事活动因演习而增加。</text:p>
      <text:p text:style-name="P4">
格尔哈特兹强调：“北约是在借演习表明，北约的领土是一条红线，我们准备保卫这片领土的每一厘米，但我们不会向加里宁格勒采取任何飞行行动。”</text:p>
      <text:p text:style-name="P4">
此次演习将包括行动和战术层面的训练，还将训练在与俄罗斯发生冲突的情况下，如何迅速向德国运送空中增援部队。</text:p>
      <text:p text:style-name="P4">
德国位处欧洲中心，在上述情况发生时，会为北约提供一个主要的物流中心和集结区，并且即使在和平时期，也有超过3万5000名美军驻扎。</text:p>
      <text:p text:style-name="P4">
谈及演习对民用航空交通可能造成的影响，格尔哈特兹称，演习期间，约2000架航班中的大部分飞机将在北海和波罗的海上空飞行，军方也已经采取一切努力来减少对民用航空交通的干扰。他预计不会出现航班取消的情况，任何延误都只会在几分钟内。</text:p>
      <text:p text:style-name="P4">
美国空军国民警卫队主任迈克尔·洛（Michael Loh）当天也表明，预计演习对民用航空的流动干扰很小。</text:p>
      <text:p text:style-name="P4">
演习将集中在德国的空军基地进行，也会涉及荷兰和捷克共和国的地点。美国将向欧洲派出约100架飞机，其中大部分由美国空军国民警卫队提供。</text:p>
      <text:p text:style-name="P4">
Source: <text:a xlink:type="simple" xlink:href="https://www.zaobao.com.sg/realtime/world/story20230607-1402158" text:style-name="Internet_20_link" text:visited-style-name="Visited_20_Internet_20_Link">
https://www.zaobao.com.sg/realtime/world/story20230607-1402158</text:a>
</text:p>
      <!--NEWS-->
      <text:h text:style-name="P10" text:outline-level="1">
<text:span text:style-name="T4">
周三美市盘前几乎持平 重点谈Coinbase被起诉</text:span>
</text:h>
      <text:p text:style-name="P4">
Author: 李可爱 (Person)</text:p>
      <text:p text:style-name="P4">
Publisher: 联合早报 (Organization)</text:p>
      <text:p text:style-name="P4">
Published Time: 2023-06-07T20:17</text:p>
      <text:p text:style-name="P4">
Modified Time: 2023-06-07T20:17</text:p>
      <text:p text:style-name="P4">
Description: ●中国作为世界第二大经济体刚刚发布的数据显示，它的经济持续放缓，连带影响到美国华尔街股市主要股指期货星期三（6月7日）几乎持平，走势欠缺方向。●在7时截稿时，标准与普尔500指数期...</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text:p>
      <!--METADATA-->
      <text:p text:style-name="P4">
星期三（6月7日）重点：</text:p>
      <text:p text:style-name="P4">
●中国作为世界第二大经济体刚刚发布的数据显示，它的经济持续放缓，连带影响到美国华尔街股市主要股指期货星期三（6月7日）几乎持平，走势欠缺方向。</text:p>
      <text:p text:style-name="P4">
●在7时截稿时，标准与普尔500指数期货微升1.70点或0.04％，报4285.60点；纳斯达克100指数期货也小幅起0.50点，报14558.60点；道琼斯指数期货则稍微退低10.70点，报33562.60点。</text:p>
      <text:p text:style-name="P4">
●在投资者等待美联储下星期展开政策会议的当儿，美国股市隔夜（星期二）受到经济敏感板块上涨走势的提振而收高。</text:p>
      <text:p text:style-name="P4">
●标准与普尔500指数隔夜上升10.06点，闭市报4283.85点。重量级的道琼斯指数也起10.42点，闭市报33573.28点。以科技股为主的纳斯达克100指数则小幅上升0.01％或1.60点，以14558.09点收市。</text:p>
      <text:p text:style-name="P4">
盘前交易重点：</text:p>
      <text:p text:style-name="P4">
●电子商务集团Shopify在盘前根据今年5月3日的协议，完成了把旗下的ShopifyLogistics出售给全球物流平台Flexport。根据协议，Shopify将获得Flexport的13％股权。这项出售行动提高了Shopify在Flexport的股权。Shopify股价在今晚盘前上升了0.64美元，截稿时报64.30美元。</text:p>
      <text:p text:style-name="P4">
●所有特斯拉（Tesla）Model3款型电动车现在都有资格获得全额7500美元的美国税收抵免，带动特斯拉股价在今晚盘前上涨将近3％，截稿时报227.41美元。</text:p>
      <text:p text:style-name="P4">
●老字号金宝汤（CampbellSoup）和模因股票游戏驿站（GameStop）将陆续在今晚发布季度业绩。金宝汤股价和游戏驿站股价在今晚盘前分别上升0.41美元和0.64美元，截稿时报51.00美元和25.33美元。</text:p>
      <text:p text:style-name="P4">
●星期三下文我们来看看美国最大的加密货币交易平台Coinbase隔夜为什么暴跌。今晚盘前该股回弹1.24美元，截稿时报52.85美元。</text:p>
      <text:p text:style-name="P4">
●盘前活跃股按序：特斯拉（Tesla）、亚马逊（Amazon）、C3.ai Inc、Unity Software和PalantirTechnologies。截稿时，这五只活跃股的股价全部上升。</text:p>
      <text:p text:style-name="P4">
<draw:frame draw:style-name="fr1" draw:name="Image249" text:anchor-type="as-char" svg:width="6.9236in" svg:height="4.512759in" draw:z-index="0">
<draw:image xlink:href="../Images/zaobao world/2023-06-07T20-17/000000.png" xlink:type="simple" xlink:show="embed" xlink:actuate="onLoad" draw:mime-type="image/png"/>
</draw:frame>
SEC说：“Coinbase平台把传统证券市场中通常分开的三个角色，即经纪人、交易所和清算机构，统统都给综合在一起。然而，Coinbase从未在SEC注册为经纪人、国家证券交易所或是清算机构，规避了国会为我们的证券市场制定的披露制度。”（法新社）</text:p>
      <text:h text:style-name="P13" text:outline-level="4">
<text:span text:style-name="T4">
Coinbase Global Inc（纳斯达克证券交易所代码：COIN）</text:span>
</text:h>
      <text:p text:style-name="P4">
美国证券交易委员会（SEC）隔夜起诉美国最大的加密货币交易平台Coinbase违反美国证券规则，指控它在未先向监管机构注册的情况下非法经营，造成Coinbase股价隔夜显著下挫12％。</text:p>
      <text:p text:style-name="P4">
这也是SEC在起诉了全球最大的加密货币交易所币安（Binance）和它的创办人赵长鹏之后，短短一天的另一大行动。</text:p>
      <text:p text:style-name="P4">
根据诉讼文件，SEC说：“Coinbase平台把传统证券市场中通常分开的三个角色，即经纪人、交易所和清算机构，统统都给综合在一起。然而，Coinbase从未在SEC注册为经纪人、国家证券交易所或是清算机构，规避了国会为我们的证券市场制定的披露制度。”</text:p>
      <text:p text:style-name="P4">
该诉讼文件还说，自2019年以来，Coinbase就一直扮演着“未注册经纪人”的角色。因此该交易平台被指控“非法促进加密资产证券的买卖”，并从中赚取了数十亿美元。</text:p>
      <text:p text:style-name="P4">
据数据公司Nansen的初步估计，在被SEC起诉后，Coinbase蒙受约12亿8000万美元的客户净流失。而且它的股价在隔夜开盘后就一路失守，在盘中甚至还一度跌了21％。</text:p>
      <text:p text:style-name="P4">
虽然投资者现在把Coinbase股看成烫手山芋，美国“女股神”凯西伍德（CathieWood）旗下的方舟基金却选择在这一刻增持Coinbase股份。根据彭博社，凯西伍德的旗舰方舟基金在隔夜总共购买了41万9324股Coinbase股票。截至今年3月31日，凯西伍德的基金持有超过1170万股Coinbase股票，占已发行股票的6.3％。</text:p>
      <text:p text:style-name="P4">
不过，在Tipranks的22名分析师就没有像凯西伍德这样看好Coinbase了。他们中只有八名给予Coinbase股“买进”评级，七名给予“持守”评级，七名给予“卖出”评级，一年期限平均目标价是59.75美元。</text:p>
      <text:p text:style-name="P4">
Source: <text:a xlink:type="simple" xlink:href="https://www.zaobao.com.sg/realtime/world/story20230607-1402164" text:style-name="Internet_20_link" text:visited-style-name="Visited_20_Internet_20_Link">
https://www.zaobao.com.sg/realtime/world/story20230607-1402164</text:a>
</text:p>
      <!--NEWS-->
      <text:h text:style-name="P10" text:outline-level="1">
<text:span text:style-name="T4">
俄国防部：乌破坏分子炸毁陶里亚蒂-奥德萨液氨管道</text:span>
</text:h>
      <text:p text:style-name="P4">
Author: 联合早报 (Person)</text:p>
      <text:p text:style-name="P4">
Publisher: 联合早报 (Organization)</text:p>
      <text:p text:style-name="P4">
Published Time: 2023-06-07T20:26</text:p>
      <text:p text:style-name="P4">
Modified Time: 2023-06-07T21:00</text:p>
      <text:p text:style-name="P4">
Description: 俄罗斯国防部称，乌克兰“破坏分子”（saboteurs）炸毁了位于乌克兰哈尔科夫州的陶里亚蒂-敖德萨（Togliatti-Odessa）液氨输送管道。路透社报道，俄罗斯国防部发言人...</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俄罗斯国防部称，乌克兰“破坏分子”（saboteurs）炸毁了位于乌克兰哈尔科夫州的陶里亚蒂-敖德萨（Togliatti-Odessa）液氨输送管道。</text:p>
      <text:p text:style-name="P4">
路透社报道，俄罗斯国防部发言人科纳申科夫星期三（6月7日）称，乌克兰的破坏分子和一支侦察组星期一（5日）晚上炸毁了陶里亚蒂-敖德萨液氨输送管道，并且造成平民受伤。</text:p>
      <text:p text:style-name="P4">
法新社的报道指出，俄罗斯在对乌克兰发动战争前，常通过陶里亚蒂-敖德萨管道输送液氨。该管道邻近哈尔科夫东北部村庄马休季夫卡（Masyutovka）。</text:p>
      <text:p text:style-name="P4">
俄罗斯卫星通讯社报道，俄方将乌方针对陶里亚蒂-敖德萨液氨管道的破坏行为视为恐怖主义行动，受伤的平民已经得到妥善治疗。</text:p>
      <text:p text:style-name="P4">
另据《每日邮报》报道，有亲莫斯科团体发布管道被炸后的视频，画面显示马休季夫卡村庄林区上空有气体云（cloud ofgas）沉降。报道还指出，氨有剧毒，会对肺部、喉咙、鼻子和眼睛造成严重刺激。</text:p>
      <text:p text:style-name="P4">
俄外交部发言人扎哈罗娃星期三晚些时候说，液氨管道的修复工作要持续一至三个月。</text:p>
      <text:p text:style-name="P4">
Source: <text:a xlink:type="simple" xlink:href="https://www.zaobao.com.sg/realtime/world/story20230607-1402167" text:style-name="Internet_20_link" text:visited-style-name="Visited_20_Internet_20_Link">
https://www.zaobao.com.sg/realtime/world/story20230607-1402167</text:a>
</text:p>
      <!--NEWS-->
      <text:h text:style-name="P10" text:outline-level="1">
<text:span text:style-name="T4">
经合组织预测2023年全球经济增长至2.7%</text:span>
</text:h>
      <text:p text:style-name="P4">
Author: 联合早报 (Person)</text:p>
      <text:p text:style-name="P4">
Publisher: 联合早报 (Organization)</text:p>
      <text:p text:style-name="P4">
Published Time: 2023-06-07T21:09</text:p>
      <text:p text:style-name="P4">
Modified Time: 2023-06-07T21:10</text:p>
      <text:p text:style-name="P4">
Description: 经济合作与发展组织（OECD）略微上调对2023年全球经济增速的预测，同时强调经济复苏仍面临一条“漫漫长路”。法新社报道，经合组织星期三（6月7日）发布经济展望报告，预计2023年...</text:p>
      <text:p text:style-name="P4">
Videos: []</text:p>
      <text:p text:style-name="P4">
Audios: []</text:p>
      <text:p text:style-name="P4">
Images: []</text:p>
      <text:p text:style-name="P4">
Type: NewsArticle</text:p>
      <text:p text:style-name="P4">
Breadcrumbs: ['即时', '国际']</text:p>
      <text:p text:style-name="P4">
Keywords: ['全球经济', '经济合作与发展组织']</text:p>
      <!--METADATA-->
      <text:p text:style-name="P4">
经济合作与发展组织（OECD）略微上调对2023年全球经济增速的预测，同时强调经济复苏仍面临一条“漫漫长路”。</text:p>
      <text:p text:style-name="P4">
法新社报道，经合组织星期三（6月7日）发布经济展望报告，预计2023年全球经济增速将达到2.7%，高于3月份报告中预测的2.6%，但低于2022年的3.6%。对2024年的全球经济增速的预测则仍维持在2.9%。</text:p>
      <text:p text:style-name="P4">
经合组织首席经济师兰巴德利（Clare Lombardelli）在报告中说：“全球经济正迎来转折，但要实现强劲和可持续的增长，仍面临一条漫漫长路。”</text:p>
      <text:p text:style-name="P4">
她指出，以过去的标准来看，全球经济复苏较弱。</text:p>
      <text:p text:style-name="P4">
能源价格下降、供应链瓶颈解开，中国比预期中更早重新开放等因素都有助于经济复苏。根据经合组织的预测，美国经济增速2023年将降至1.6%，2024年将放缓至1.0%。欧元区总体通胀率下降将有助于提高实际收入，并使经济增速从2023年的0.9%回升到2024年的1.5%。</text:p>
      <text:p text:style-name="P4">
然而，经合组织的数据显示，剔除波动较大的食品与能源价格后，核心通膨率高于先前的预期，这可能迫使一些此前已经采取加息措施的中央银行进一步提高借贷成本。</text:p>
      <text:p text:style-name="P4">
经合组织指出，如今“可以愈发明显地感受到”世界各地利率的上升，尤其是在房地产和金融市场领域。</text:p>
      <text:p text:style-name="P4">
报告强调，全球经济复苏仍然脆弱，风险倾向于下行。俄乌战争及其对全球影响的不确定性是一个关键担忧因素，通胀的持续存在则是另一个关键风险。</text:p>
      <text:p text:style-name="P4">
此外，报告也指出，政策制定者需在宏观经济和结构性政策方面采取果断行动，从而实现更强大和更可持续的增长。</text:p>
      <text:p text:style-name="P4">
Source: <text:a xlink:type="simple" xlink:href="https://www.zaobao.com.sg/realtime/world/story20230607-1402177" text:style-name="Internet_20_link" text:visited-style-name="Visited_20_Internet_20_Link">
https://www.zaobao.com.sg/realtime/world/story20230607-1402177</text:a>
</text:p>
      <!--NEWS-->
      <text:h text:style-name="P10" text:outline-level="1">
<text:span text:style-name="T4">
埃尔多安分别同泽连斯基和普京通话 讨论水坝爆炸事件</text:span>
</text:h>
      <text:p text:style-name="P4">
Author: 联合早报 (Person)</text:p>
      <text:p text:style-name="P4">
Publisher: 联合早报 (Organization)</text:p>
      <text:p text:style-name="P4">
Published Time: 2023-06-07T21:27</text:p>
      <text:p text:style-name="P4">
Modified Time: 2023-06-07T22:55</text:p>
      <text:p text:style-name="P4">
Description: 土耳其总统埃尔多安分别同乌克兰总统泽连斯基、俄罗斯总统普京通电话，并指出可以成立一个国际委员会，参与调查卡霍夫卡水坝被炸事件。路透社报道，土耳其总统办公室星期三（6月7日）发布声明...</text:p>
      <text:p text:style-name="P4">
Videos: []</text:p>
      <text:p text:style-name="P4">
Audios: []</text:p>
      <text:p text:style-name="P4">
Images: []</text:p>
      <text:p text:style-name="P4">
Type: NewsArticle</text:p>
      <text:p text:style-name="P4">
Breadcrumbs: ['即时', '国际']</text:p>
      <text:p text:style-name="P4">
Keywords: ['土耳其', '乌克兰', '俄乌战争', '水坝', '埃尔多安']</text:p>
      <!--METADATA-->
      <text:p text:style-name="P4">
土耳其总统埃尔多安分别同乌克兰总统泽连斯基、俄罗斯总统普京通电话，并指出可以成立一个国际委员会，参与调查 <text:a xlink:type="simple" xlink:href="https://www.zaobao.com/realtime/world/story20230606-1401606" text:style-name="Internet_20_link" text:visited-style-name="Visited_20_Internet_20_Link">
 卡霍夫卡水坝被炸事件</text:a>
 。</text:p>
      <text:p text:style-name="P4">
路透社报道，土耳其总统办公室星期三（6月7日）发布声明称，埃尔多安在电话中告诉泽连斯基，可效仿为《黑海谷物出口倡议》采取的沟通方式，由来自交战双方、联合国和土耳其的国际社会专家组成一个委员会，对卡霍夫卡水坝爆炸事件进行详细调查。</text:p>
      <text:p text:style-name="P4">
埃尔多安当天还同普京通电话，并将上述构想转达给普京，强调对水坝爆炸事件展开全面调查十分重要。</text:p>
      <text:p text:style-name="P4">
法新社报道，普京在电话中谴责针对卡霍夫卡水坝的袭击是“野蛮行径”，导致大规模的环境和人道主义灾难。这是水坝爆炸事件发生后，普京首次对此公开表态。</text:p>
      <text:p text:style-name="P4">
卡霍夫卡水坝星期二（6日）被炸，俄乌对大坝遭袭事件各执一词。水坝被炸后发生决堤，水位连夜上涨，第聂伯河两岸已疏散超过2700人。俄方估计， <text:a xlink:type="simple" xlink:href="https://www.zaobao.com/realtime/world/story20230606-1401745" text:style-name="Internet_20_link" text:visited-style-name="Visited_20_Internet_20_Link">
洪水水位未来三至10天内仍将居高不下</text:a>
 。</text:p>
      <text:p text:style-name="P4">
水坝遭袭还引起人们对 <text:a xlink:type="simple" xlink:href="https://www.zaobao.com/realtime/world/story20230607-1402134" text:style-name="Internet_20_link" text:visited-style-name="Visited_20_Internet_20_Link">
 生态灾难的担忧</text:a>
。乌当局强调，水坝被炸毁不仅会打击粮食安全，也将对动植物群构成威胁。</text:p>
      <text:p text:style-name="P4">
此外，乌克兰官员在视察水坝情况后警告称，洪水从土地中冲出的地雷漂浮在水中会带来危险，并造成疾病和危险化学物质的传播。</text:p>
      <text:p text:style-name="P4">
Source: <text:a xlink:type="simple" xlink:href="https://www.zaobao.com.sg/realtime/world/story20230607-1402185" text:style-name="Internet_20_link" text:visited-style-name="Visited_20_Internet_20_Link">
https://www.zaobao.com.sg/realtime/world/story20230607-1402185</text:a>
</text:p>
      <!--NEWS-->
      <text:h text:style-name="P10" text:outline-level="1">
<text:span text:style-name="T4">
TikTok母公司前高管：中共利用公司数据识别追踪香港示威者</text:span>
</text:h>
      <text:p text:style-name="P4">
Author: chinese@voanews.com (松仁)</text:p>
      <text:p text:style-name="P4">
Publisher: 美国之音中文网 (Type: NewsMediaOrganization)</text:p>
      <text:p text:style-name="P4">
Published Time: 2023-06-07T21:57:24+08:00</text:p>
      <text:p text:style-name="P4">
Modified Time: 2023-06-07 13:57:24Z</text:p>
      <text:p text:style-name="P4">
Description: 中国著名科技公司字节跳动美国分公司一位前主管在一份法庭文件中证实，公司党委的一些官员曾经利用该公司拥有的TikTok这个在全球都备受年轻人欢迎的短视频社交程序所提供的数据识别与追踪香港的示威者。</text:p>
      <text:p text:style-name="P4">
Videos: []</text:p>
      <text:p text:style-name="P4">
Images: []</text:p>
      <text:p text:style-name="P4">
Categories: ['中国', '港澳', '人权']</text:p>
      <text:p text:style-name="P4">
Type: None</text:p>
      <!--METADATA-->
      <text:p text:style-name="P4">
NoneNone</text:p>
      <text:p text:style-name="P4">
Source: <text:a xlink:type="simple" xlink:href="https://www.voachinese.com/a/former-bytedance-executive-says-chinese-communist-party-tracked-hong-kong-protesters-via-data-20230607/7126422.html" text:style-name="Internet_20_link" text:visited-style-name="Visited_20_Internet_20_Link">
https://www.voachinese.com/a/former-bytedance-executive-says-chinese-communist-party-tracked-hong-kong-protesters-via-data-20230607/7126422.html</text:a>
</text:p>
      <!--NEWS-->
      <text:h text:style-name="P10" text:outline-level="1">
<text:span text:style-name="T4">
耶伦：美国经济强劲 但某些领域正在放缓</text:span>
</text:h>
      <text:p text:style-name="P4">
Author: 联合早报 (Person)</text:p>
      <text:p text:style-name="P4">
Publisher: 联合早报 (Organization)</text:p>
      <text:p text:style-name="P4">
Published Time: 2023-06-07T22:00</text:p>
      <text:p text:style-name="P4">
Modified Time: 2023-06-07T22:00</text:p>
      <text:p text:style-name="P4">
Description: 美国财政部长耶伦说，美国经济强劲，但某些领域正在放缓，同时强调努力降低通货膨胀仍将是优先事项。综合彭博社和路透社报道，耶伦星期三（6月7日）接受美国全国广播公司商业频道（CNBC）...</text:p>
      <text:p text:style-name="P4">
Videos: []</text:p>
      <text:p text:style-name="P4">
Audios: []</text:p>
      <text:p text:style-name="P4">
Images: []</text:p>
      <text:p text:style-name="P4">
Type: NewsArticle</text:p>
      <text:p text:style-name="P4">
Breadcrumbs: ['即时', '国际']</text:p>
      <text:p text:style-name="P4">
Keywords: ['美国经济', '银行业', '通货膨胀']</text:p>
      <!--METADATA-->
      <text:p text:style-name="P4">
美国财政部长耶伦说，美国经济强劲，但某些领域正在放缓，同时强调努力降低通货膨胀仍将是优先事项。</text:p>
      <text:p text:style-name="P4">
综合彭博社和路透社报道，耶伦星期三（6月7日）接受美国全国广播公司商业频道（CNBC）节目采访时指出，银行可能会面对与商业地产相关的问题。目前由强大的社区银行、区域银行和大型银行组成的多元化银行体系，是美国经济的优势，但银行也可能面临一些整合。</text:p>
      <text:p text:style-name="P4">
不过，耶伦也强调，银行系统的资本和流动性充足，整体来说应该能够承压。</text:p>
      <text:p text:style-name="P4">
她评价近期达成的 <text:a xlink:type="simple" xlink:href="https://www.zaobao.com/news/world/story20230529-1399442" text:style-name="Internet_20_link" text:visited-style-name="Visited_20_Internet_20_Link">
 暂停联邦政府债务上限协议</text:a>
对美国人民来说是一场“胜利”，并强调当前的“首要任务”是降低通胀，政府继续支持美联储在这方面的努力。</text:p>
      <text:p text:style-name="P4">
耶伦警告说，如果通胀问题得不到解决，将有可能迎来经济衰退，并引发金融危机。</text:p>
      <text:p text:style-name="P4">
Source: <text:a xlink:type="simple" xlink:href="https://www.zaobao.com.sg/realtime/world/story20230607-1402193" text:style-name="Internet_20_link" text:visited-style-name="Visited_20_Internet_20_Link">
https://www.zaobao.com.sg/realtime/world/story20230607-1402193</text:a>
</text:p>
      <!--NEWS-->
      <text:h text:style-name="P10" text:outline-level="1">
<text:span text:style-name="T4">
乌克兰：只是局部攻击 尚未发起反攻</text:span>
</text:h>
      <text:p text:style-name="P4">
Author: 联合早报 (Person)</text:p>
      <text:p text:style-name="P4">
Publisher: 联合早报 (Organization)</text:p>
      <text:p text:style-name="P4">
Published Time: 2023-06-07T23:05</text:p>
      <text:p text:style-name="P4">
Modified Time: 2023-06-07T23:05</text:p>
      <text:p text:style-name="P4">
Description: 乌克兰高级安全官员声明，乌方尚未发起计划中的反攻行动，目前只是进行局部攻击。路透社报道，乌克兰国家安全和国防委员会秘书达尼洛夫（Oleksiy Danilov）星期三（6月7日）驳...</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乌克兰高级安全官员声明，乌方尚未发起计划中的反攻行动，目前只是进行局部攻击。</text:p>
      <text:p text:style-name="P4">
路透社报道，乌克兰国家安全和国防委员会秘书达尼洛夫（OleksiyDanilov）星期三（6月7日）驳斥俄方有关乌军已开始反攻的说法，称俄方误将乌方在一些前线地区开展的局部推进行动，视为乌军更大规模行动的开始。</text:p>
      <text:p text:style-name="P4">
俄罗斯本周表明， <text:a xlink:type="simple" xlink:href="https://www.zaobao.com/realtime/world/story20230606-1401597" text:style-name="Internet_20_link" text:visited-style-name="Visited_20_Internet_20_Link">
 乌方在部分受俄控制的顿涅茨克发动了一系列攻击，并被俄军挫败</text:a>
。俄方称这些攻击标志着乌克兰已开始计划中的反攻。</text:p>
      <text:p text:style-name="P4">
达尼洛夫说，所有相关说法均不属实，反攻何时开始，将由乌克兰军队决定。他强调，当乌军开始反攻时，所有人都会知道，也都会看到。</text:p>
      <text:p text:style-name="P4">
达尼洛夫将 <text:a xlink:type="simple" xlink:href="https://www.zaobao.com/realtime/world/story20230606-1401606" text:style-name="Internet_20_link" text:visited-style-name="Visited_20_Internet_20_Link">
 卡霍夫卡水坝遭袭</text:a>
归咎于俄罗斯，并指俄方有一套军事计划，袭击卡霍夫卡水坝只是第一项计划，俄方相信乌方会朝他们想要的方向前进，但俄方不会如愿。</text:p>
      <text:p text:style-name="P4">
他说，乌克兰如今将不得不面临同意进行和平谈判的压力。不过，他重申乌克兰的立场，即俄罗斯军队若不撤离乌克兰领土，就不可能进行谈判。</text:p>
      <text:p text:style-name="P4">
Source: <text:a xlink:type="simple" xlink:href="https://www.zaobao.com.sg/realtime/world/story20230607-1402211" text:style-name="Internet_20_link" text:visited-style-name="Visited_20_Internet_20_Link">
https://www.zaobao.com.sg/realtime/world/story20230607-1402211</text:a>
</text:p>
      <!--NEWS-->
      <text:h text:style-name="P10" text:outline-level="1">
<text:span text:style-name="T4">
法媒：查尔斯三世或于9月访法</text:span>
</text:h>
      <text:p text:style-name="P4">
Author: 联合早报 (Person)</text:p>
      <text:p text:style-name="P4">
Publisher: 联合早报 (Organization)</text:p>
      <text:p text:style-name="P4">
Published Time: 2023-06-07T23:27</text:p>
      <text:p text:style-name="P4">
Modified Time: 2023-06-07T23:27</text:p>
      <text:p text:style-name="P4">
Description: 法国媒体报道称，英国国王查尔斯三世或于9月访问法国。查尔斯三世原计划于3月到法国访问三天，但法国国内因退休制度改革持续爆发大规模示威，出于安全考虑，访问最终取消。法国总统府当时表明...</text:p>
      <text:p text:style-name="P4">
Videos: []</text:p>
      <text:p text:style-name="P4">
Audios: []</text:p>
      <text:p text:style-name="P4">
Images: []</text:p>
      <text:p text:style-name="P4">
Type: NewsArticle</text:p>
      <text:p text:style-name="P4">
Breadcrumbs: ['即时', '国际']</text:p>
      <text:p text:style-name="P4">
Keywords: ['法国', '英国', '查尔斯三世']</text:p>
      <!--METADATA-->
      <text:p text:style-name="P4">
法国媒体报道称，英国国王查尔斯三世或于9月访问法国。</text:p>
      <text:p text:style-name="P4">
查尔斯三世原计划于3月到法国访问三天，但法国国内因退休制度改革持续爆发大规模示威，出于安全考虑，访问最终取消。法国总统府当时表明，将尽快重新安排查尔斯三世到访。</text:p>
      <text:p text:style-name="P4">
路透社引述法国商业频道电视台（BFM TV）报道，新的出访被安排在今年9月。</text:p>
      <text:p text:style-name="P4">
查尔斯三世去年9月继位后，首次正式出访的目的地原本应为法国，但访问取消后，查尔斯的首次国事访问对象变成德国。</text:p>
      <text:p text:style-name="P4">
Source: <text:a xlink:type="simple" xlink:href="https://www.zaobao.com.sg/realtime/world/story20230607-1402222" text:style-name="Internet_20_link" text:visited-style-name="Visited_20_Internet_20_Link">
https://www.zaobao.com.sg/realtime/world/story20230607-1402222</text:a>
</text:p>
      <!--NEWS-->
      <text:h text:style-name="P10" text:outline-level="1">
<text:span text:style-name="T4">
麦熟麦收时节偏逢“烂场雨”，中国粮仓河南等地损失惨重</text:span>
</text:h>
      <text:p text:style-name="P4">
Author: chinese@voanews.com (松仁)</text:p>
      <text:p text:style-name="P4">
Publisher: 美国之音中文网 (Type: NewsMediaOrganization)</text:p>
      <text:p text:style-name="P4">
Published Time: 2023-06-07T23:37:49+08:00</text:p>
      <text:p text:style-name="P4">
Modified Time: 2023-06-07 16:23:36Z</text:p>
      <text:p text:style-name="P4">
Description: 素有粮仓之称的中国河南省自5月25日以来遭遇连续两个星期的“烂场雨”，使刚刚启动的麦收工作遭受严重的冲击和影响，大面积处于蜡熟期和成熟期的小麦出现穗发芽和萌动现象，不仅几百万吨小麦来不及收割，而且即使收割了的小麦因为穗发芽和萌动现象也卖不出好价钱，麦农损失惨重。</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wheat-growers-face-disaster-after-heavy-rain-batters-crop-20230607/7126441.html" text:style-name="Internet_20_link" text:visited-style-name="Visited_20_Internet_20_Link">
https://www.voachinese.com/a/china-s-wheat-growers-face-disaster-after-heavy-rain-batters-crop-20230607/7126441.html</text:a>
</text:p>
      <!--NEWS-->
      <text:h text:style-name="P10" text:outline-level="1">
<text:span text:style-name="T4">
墨西哥总统指军人处决平民 检方展开调查</text:span>
</text:h>
      <text:p text:style-name="P4">
Author: 联合早报 (Person)</text:p>
      <text:p text:style-name="P4">
Publisher: 联合早报 (Organization)</text:p>
      <text:p text:style-name="P4">
Published Time: 2023-06-07T23:50</text:p>
      <text:p text:style-name="P4">
Modified Time: 2023-06-07T23:53</text:p>
      <text:p text:style-name="P4">
Description: 墨西哥总统洛佩斯称，网络流传军人射杀平民的视频是军人对平民进行处决，墨西哥检方对此展开调查。路透社报道，有媒体星期二（6月6日）公布了一则摄于墨西哥北部塔麻利帕斯州（Tamauli...</text:p>
      <text:p text:style-name="P4">
Videos: []</text:p>
      <text:p text:style-name="P4">
Audios: []</text:p>
      <text:p text:style-name="P4">
Images: []</text:p>
      <text:p text:style-name="P4">
Type: NewsArticle</text:p>
      <text:p text:style-name="P4">
Breadcrumbs: ['即时', '国际']</text:p>
      <text:p text:style-name="P4">
Keywords: ['墨西哥', '处决', '军人']</text:p>
      <!--METADATA-->
      <text:p text:style-name="P4">
墨西哥总统洛佩斯称，网络流传军人射杀平民的视频是军人对平民进行处决，墨西哥检方对此展开调查。</text:p>
      <text:p text:style-name="P4">
路透社报道，有媒体星期二（6月6日）公布了一则摄于墨西哥北部塔麻利帕斯州（Tamaulipas）新拉雷多市（NuevoLaredo）的视频，日期为5月18日。</text:p>
      <text:p text:style-name="P4">
视频显示，一辆卡车高速撞上墙壁后，大约十几名士兵包围了卡车，并对车上乘客拳打脚踢，将他们拉出车外、推到墙上。之后，一名士兵从卡车上取下一把长枪。部队随后似乎采取了掩护措施，向远处看不见的目标射击，然后又向这些人开枪。</text:p>
      <text:p text:style-name="P4">
总统洛佩斯星期三（7日）在新闻发布会上说，视频中的杀戮看起来是一场“处决”。</text:p>
      <text:p text:style-name="P4">
墨西哥国防部在视频公开后发布声明称，军事人员的行为不可能不受惩罚，也不允许任何违反法治的行为，国防部会配合检方的调查。</text:p>
      <text:p text:style-name="P4">
Source: <text:a xlink:type="simple" xlink:href="https://www.zaobao.com.sg/realtime/world/story20230607-1402228" text:style-name="Internet_20_link" text:visited-style-name="Visited_20_Internet_20_Link">
https://www.zaobao.com.sg/realtime/world/story20230607-1402228</text:a>
</text:p>
      <!--NEWS-->
      <text:h text:style-name="P10" text:outline-level="1">
<text:span text:style-name="T4">
中俄5月贸易额创俄乌战争后新高</text:span>
</text:h>
      <text:p text:style-name="P4">
Publisher: 法新社</text:p>
      <text:p text:style-name="P4">
Published Time: 2023-06-07T4:32:08+00:00</text:p>
      <text:p text:style-name="P4">
Modified Time: 2023-06-07T13:20:03+00:00</text:p>
      <text:p text:style-name="P4">
Description: （法新社北京7日电） 根据中国海关总署今天公布的数据，随着北京加强对被制裁盟友俄罗斯的支持，中国与俄国间的贸易总额在5月飙升至莫斯科当局对乌克兰发动战争以来的最高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3.617581in" draw:z-index="0">
<draw:image xlink:href="../Images/rficn/2023-06-07T4-32-08-00-00/000000.png" xlink:type="simple" xlink:show="embed" xlink:actuate="onLoad" draw:mime-type="image/png"/>
</draw:frame>
</text:p>
      <text:p text:style-name="P4">
中国海关总署公布的资料显示，中俄两国间的5月贸易额来到205亿美元；其中，中国自俄国进口货物的金额为113亿美元。</text:p>
      <text:p text:style-name="P4">
官方没有详细解释这些数据，但资料中也能看到，中国的出口额出现自2月以来首次下降，打断了疫情后复苏带来的连续2个月增长趋势。</text:p>
      <text:p text:style-name="P4">
受到全球通货膨胀、他国经济衰退和美中地缘政治紧张局势影响，削弱了对于中国产品的需求。</text:p>
      <text:p text:style-name="P4">
但中国与俄国的贸易却扭转了北京当局的逆势。</text:p>
      <text:p text:style-name="P4">
根据中国海关总署资料，中国是俄国最大的贸易伙伴，双方贸易额在去年达到创纪录的1900亿美元。</text:p>
      <text:p text:style-name="P4">
在3月一场峰会上，为庆祝两国「无上限」的伙伴关系，中国国家主席习近平和俄罗斯总统蒲亭（VladimirPutin）确立在2023年将双边贸易额提升至2000亿美元的目标。</text:p>
      <text:p text:style-name="P4">
俄罗斯副总理诺瓦克（Alexander Novak）上月表示，俄国今年对中国的能源输送可望成长40%。</text:p>
      <text:p text:style-name="P4">
尽管北京当局声称在俄乌战争中保持中立，中国因拒绝谴责莫斯科当局、以及与俄国保持紧密的战略伙伴关系而受到西方国家批评。</text:p>
      <text:p text:style-name="P4">
今天的数据还显示，即便与多数主要欧洲市场和美国的贸易额下降，中国5月对俄国的出口增长了75.6%，为自俄国全面入侵乌克兰以来的最大增幅。</text:p>
      <text:p text:style-name="P4">
随着中国5月制造业活动连续两个月萎缩，这些数据更加凸显了中国这个世界第2大经济体的弱点。</text:p>
      <text:p text:style-name="P4">
今天有报导指出，中国政府已要求中国最大的几家银行下调存款利率，以提振经济。</text:p>
      <text:p text:style-name="P4">
分析师指出，此举可能表明中国人民银行正在考虑最快于本月降息。</text:p>
      <text:p text:style-name="P4">
澳盛银行集团（ANZ Banking Group）吴坤（KhoonGoh，音译）表示，这些数字是另一批令人失望的资料，「将会引发对成长的担忧、加剧对更多政策支持的期望」。</text:p>
      <text:p text:style-name="P4">
Source: <text:a xlink:type="simple" xlink:href="https://www.rfi.fr/cn/%E8%B4%A2%E7%BB%8F%E5%BF%AB%E8%AE%AF/20230607-%E4%B8%AD%E4%BF%845%E6%9C%88%E8%B4%B8%E6%98%93%E9%A2%9D%E5%88%9B%E4%BF%84%E4%B9%8C%E6%88%98%E4%BA%89%E5%90%8E%E6%96%B0%E9%AB%98" text:style-name="Internet_20_link" text:visited-style-name="Visited_20_Internet_20_Link">
https://www.rfi.fr/cn/%E8%B4%A2%E7%BB%8F%E5%BF%AB%E8%AE%AF/20230607-%E4%B8%AD%E4%BF%845%E6%9C%88%E8%B4%B8%E6%98%93%E9%A2%9D%E5%88%9B%E4%BF%84%E4%B9%8C%E6%88%98%E4%BA%89%E5%90%8E%E6%96%B0%E9%AB%98</text:a>
</text:p>
      <!--NEWS-->
      <text:h text:style-name="P10" text:outline-level="1">
<text:span text:style-name="T4">
澳洲推双边安全协议 遭巴纽、万那杜质疑影响主权</text:span>
</text:h>
      <text:p text:style-name="P4">
Publisher: 法新社</text:p>
      <text:p text:style-name="P4">
Published Time: 2023-06-07T8:02:08+00:00</text:p>
      <text:p text:style-name="P4">
Modified Time: 2023-06-07T13:35:02+00:00</text:p>
      <text:p text:style-name="P4">
Description: （法新社雪梨7日电） 澳洲试图与两个太平洋邻国巴布亚纽几内亚、万那杜签订安全协议，并遏制中国日益增长的地区影响力，如今遇到绊脚石，这两个岛国领导人忧心协议可能影响国家主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3.617581in" draw:z-index="0">
<draw:image xlink:href="../Images/rficn/2023-06-07T8-02-08-00-00/000000.png" xlink:type="simple" xlink:show="embed" xlink:actuate="onLoad" draw:mime-type="image/png"/>
</draw:frame>
</text:p>
      <text:p text:style-name="P4">
巴布亚纽几内亚和万那杜的领导人质疑与澳洲拟议的安全协议，是否批准仍在讨论中。这些协议本来似乎已经敲定。</text:p>
      <text:p text:style-name="P4">
两项协议的目的都是巩固澳洲作为太平洋邻国首选安全伙伴的地位，中国也试图讨好这些国家。</text:p>
      <text:p text:style-name="P4">
万那杜总理卡尔萨考（Ishmael Kalsakau）6日表示，他的国家有些人认为，去年与澳洲达成但尚未批准的协议可能会赋予澳洲军方过多的权力。</text:p>
      <text:p text:style-name="P4">
他说：「我们必须消除协议是片面的、没有反映万那杜主权的污名。」</text:p>
      <text:p text:style-name="P4">
卡尔萨考的评论是在巴布亚纽几内亚延后与澳洲签署安全条约草案后提出的，巴布亚纽几内亚总理马拉普（JamesMarape）说，某些没有明确说明的条款侵犯该国的「主权权利」。</text:p>
      <text:p text:style-name="P4">
他说，澳洲官员已被要求重新拟定草案，并称其为一项正在进行的工作。</text:p>
      <text:p text:style-name="P4">
巴布亚纽几内亚在5月和美国签署国防合作协议，引发学生的抗议，并呼吁提高透明度。</text:p>
      <text:p text:style-name="P4">
因应中国和西方国家日益激烈的竞争之际，许多太平洋国家仍在努力处理过去殖民历史遗留的问题。</text:p>
      <text:p text:style-name="P4">
中国和索罗门群岛去年4月签署一项秘密的安全协议，澳洲措手不及，此后一直忙于加强与太平洋邻国的关系。</text:p>
      <text:p text:style-name="P4">
南太平洋拥有航道和海洋资源，如果台湾发生战争，南太平洋可能成为一个重要的军事战场。</text:p>
      <text:p text:style-name="P4">
Source: <text:a xlink:type="simple" xlink:href="https://www.rfi.fr/cn/%E5%9B%BD%E9%99%85%E6%8A%A5%E9%81%93/20230607-%E6%BE%B3%E6%B4%B2%E6%8E%A8%E5%8F%8C%E8%BE%B9%E5%AE%89%E5%85%A8%E5%8D%8F%E8%AE%AE-%E9%81%AD%E5%B7%B4%E7%BA%BD-%E4%B8%87%E9%82%A3%E6%9D%9C%E8%B4%A8%E7%96%91%E5%BD%B1%E5%93%8D%E4%B8%BB%E6%9D%83" text:style-name="Internet_20_link" text:visited-style-name="Visited_20_Internet_20_Link">
https://www.rfi.fr/cn/%E5%9B%BD%E9%99%85%E6%8A%A5%E9%81%93/20230607-%E6%BE%B3%E6%B4%B2%E6%8E%A8%E5%8F%8C%E8%BE%B9%E5%AE%89%E5%85%A8%E5%8D%8F%E8%AE%AE-%E9%81%AD%E5%B7%B4%E7%BA%BD-%E4%B8%87%E9%82%A3%E6%9D%9C%E8%B4%A8%E7%96%91%E5%BD%B1%E5%93%8D%E4%B8%BB%E6%9D%83</text:a>
</text:p>
      <!--NEWS-->
      <text:h text:style-name="P10" text:outline-level="1">
<text:span text:style-name="T4">
中国新一代JF-22超高速风洞通过验收，但专家质疑中国技术大幅领先美国</text:span>
</text:h>
      <text:p text:style-name="P4">
Author: chinese@voanews.com (松仁)</text:p>
      <text:p text:style-name="P4">
Publisher: 美国之音中文网 (Type: NewsMediaOrganization)</text:p>
      <text:p text:style-name="P4">
Published Time: 2023-06-08T01:51:07+08:00</text:p>
      <text:p text:style-name="P4">
Modified Time: 2023-06-07 17:52:14Z</text:p>
      <text:p text:style-name="P4">
Description: 中共官媒近日透露，中国自主研发的新一代“爆轰驱动超高速高焓激波风洞”（简称JF-22超高速风洞）5月30日通过专家组最后验收，并将投入中国天地往返运输系统和超高速飞行器研发。</text:p>
      <text:p text:style-name="P4">
Videos: []</text:p>
      <text:p text:style-name="P4">
Images: []</text:p>
      <text:p text:style-name="P4">
Categories: ['中国', '美国', '军事', '美中关系']</text:p>
      <text:p text:style-name="P4">
Type: None</text:p>
      <!--METADATA-->
      <text:p text:style-name="P4">
NoneNone</text:p>
      <text:p text:style-name="P4">
Source: <text:a xlink:type="simple" xlink:href="https://www.voachinese.com/a/china-s-jf-22-hypersonic-wind-tunnel-blows-by-us-20230607/7126519.html" text:style-name="Internet_20_link" text:visited-style-name="Visited_20_Internet_20_Link">
https://www.voachinese.com/a/china-s-jf-22-hypersonic-wind-tunnel-blows-by-us-20230607/7126519.html</text:a>
</text:p>
      <!--NEWS-->
      <text:h text:style-name="P10" text:outline-level="1">
<text:span text:style-name="T4">
乌南卡霍夫卡大坝崩塌后，乌克兰向受灾民众紧急运送饮用水</text:span>
</text:h>
      <text:p text:style-name="P4">
Author: chinese@voanews.com (美国之音)</text:p>
      <text:p text:style-name="P4">
Publisher: 美国之音中文网 (Type: NewsMediaOrganization)</text:p>
      <text:p text:style-name="P4">
Published Time: 2023-06-08T03:49:10+08:00</text:p>
      <text:p text:style-name="P4">
Modified Time: 2023-06-07 19:49:10Z</text:p>
      <text:p text:style-name="P4">
Description: 在卡霍夫卡大坝一天前崩塌后，乌克兰当局星期三(6月7日)紧急向乌南地区运送饮用水，帮助成千上万被困在当地或逃出该地区的民众。</text:p>
      <text:p text:style-name="P4">
Videos: []</text:p>
      <text:p text:style-name="P4">
Images: []</text:p>
      <text:p text:style-name="P4">
Categories: ['乌克兰局势', '生态环境', '欧洲', '军事']</text:p>
      <text:p text:style-name="P4">
Type: None</text:p>
      <!--METADATA-->
      <text:p text:style-name="P4">
NoneNone</text:p>
      <text:p text:style-name="P4">
Source: <text:a xlink:type="simple" xlink:href="https://www.voachinese.com/a/drinking-water-rushed-to-those-stranded-or-fleeing-flooding-after-dam-rupture-in-ukraine-20230607/7127346.html" text:style-name="Internet_20_link" text:visited-style-name="Visited_20_Internet_20_Link">
https://www.voachinese.com/a/drinking-water-rushed-to-those-stranded-or-fleeing-flooding-after-dam-rupture-in-ukraine-20230607/7127346.html</text:a>
</text:p>
      <!--NEWS-->
      <text:h text:style-name="P10" text:outline-level="1">
<text:span text:style-name="T4">
乌军突袭俄军巴赫穆特阵地  随身摄像机秀部分战斗过程</text:span>
</text:h>
      <text:p text:style-name="P4">
Author: chinese@voanews.com (刘恩民)</text:p>
      <text:p text:style-name="P4">
Publisher: 美国之音中文网 (Type: Organization)</text:p>
      <text:p text:style-name="P4">
Published Time: 2023-06-08T04:00:48+08:00</text:p>
      <text:p text:style-name="P4">
Modified Time: 2023-06-07 20:00:48Z</text:p>
      <text:p text:style-name="P4">
Description: 乌克兰第3突击旅6日突袭了俄罗斯在巴赫穆特附近的阵地，部分过程被乌军战士的随身摄像机镜头拍摄下来。乌克兰国防部副部长汉娜·马利亚尔7日表示，在过去24小时内，乌克兰在受灾东部城市巴赫穆特周围的部分前线从200米推进到1,100米，乌克兰部队已经从守势转为向巴赫穆特方向进攻。</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ian-assault-battalion-says-it-stormed-russian-positions-near-bakhmut-20230608/7127358.html" text:style-name="Internet_20_link" text:visited-style-name="Visited_20_Internet_20_Link">
https://www.voachinese.com/a/ukrainian-assault-battalion-says-it-stormed-russian-positions-near-bakhmut-20230608/7127358.html</text:a>
</text:p>
      <!--NEWS-->
      <text:h text:style-name="P10" text:outline-level="1">
<text:span text:style-name="T4">
两位美国参议员跨党联名致函，要求TikTok解释有关处理美国用户数据的“不准确”说法</text:span>
</text:h>
      <text:p text:style-name="P4">
Author: chinese@voanews.com (美国之音)</text:p>
      <text:p text:style-name="P4">
Publisher: 美国之音中文网 (Type: NewsMediaOrganization)</text:p>
      <text:p text:style-name="P4">
Published Time: 2023-06-08T04:41:47+08:00</text:p>
      <text:p text:style-name="P4">
Modified Time: 2023-06-07 20:43:13Z</text:p>
      <text:p text:style-name="P4">
Description: 两名美国参议员周二(6月7日)跨党联名致函TikTok，要求解释其有关处理美国用户数据的“误导性”或“不准确”的回应，此前有新闻报道对这一中国公司所拥有的社交媒体平台处理敏感信息的方式提出质疑。</text:p>
      <text:p text:style-name="P4">
Videos: []</text:p>
      <text:p text:style-name="P4">
Images: []</text:p>
      <text:p text:style-name="P4">
Categories: ['科技', '美国', '国会报道', '经济·金融·贸易', '中国', '美中关系', '编辑推荐']</text:p>
      <text:p text:style-name="P4">
Type: None</text:p>
      <!--METADATA-->
      <text:p text:style-name="P4">
NoneNone</text:p>
      <text:p text:style-name="P4">
Source: <text:a xlink:type="simple" xlink:href="https://www.voachinese.com/a/senators-call-on-tiktok-ceo-to-explain-inaccurate-statements-about-how-company-manages-us-data-20230607/7127429.html" text:style-name="Internet_20_link" text:visited-style-name="Visited_20_Internet_20_Link">
https://www.voachinese.com/a/senators-call-on-tiktok-ceo-to-explain-inaccurate-statements-about-how-company-manages-us-data-20230607/7127429.html</text:a>
</text:p>
      <!--NEWS-->
      <text:h text:style-name="P10" text:outline-level="1">
<text:span text:style-name="T4">
加拿大烟雾飘向南方，美国多州发布空气质量警告</text:span>
</text:h>
      <text:p text:style-name="P4">
Author: chinese@voanews.com (美国之音)</text:p>
      <text:p text:style-name="P4">
Publisher: 美国之音中文网 (Type: NewsMediaOrganization)</text:p>
      <text:p text:style-name="P4">
Published Time: 2023-06-08T04:44:33+08:00</text:p>
      <text:p text:style-name="P4">
Modified Time: 2023-06-07 20:44:33Z</text:p>
      <text:p text:style-name="P4">
Description: 美国十多个州发布空气质量警告，加拿大东部几百起野火的烟雾同时向南漂移，使纽约和其它大城市的天际线笼罩在灰白的烟雾之中。</text:p>
      <text:p text:style-name="P4">
Videos: []</text:p>
      <text:p text:style-name="P4">
Images: []</text:p>
      <text:p text:style-name="P4">
Categories: ['美洲', '生态环境']</text:p>
      <text:p text:style-name="P4">
Type: None</text:p>
      <!--METADATA-->
      <text:p text:style-name="P4">
NoneNone</text:p>
      <text:p text:style-name="P4">
Source: <text:a xlink:type="simple" xlink:href="https://www.voachinese.com/a/us-under-air-quality-alerts-20230607/7127362.html" text:style-name="Internet_20_link" text:visited-style-name="Visited_20_Internet_20_Link">
https://www.voachinese.com/a/us-under-air-quality-alerts-20230607/7127362.html</text:a>
</text:p>
      <!--NEWS-->
      <text:h text:style-name="P10" text:outline-level="1">
<text:span text:style-name="T4">
揭谎频道：中印“签证战”如何影响新闻自由</text:span>
</text:h>
      <text:p text:style-name="P4">
Author: chinese@voanews.com (易林)</text:p>
      <text:p text:style-name="P4">
Publisher: 美国之音中文网 (Type: Organization)</text:p>
      <text:p text:style-name="P4">
Published Time: 2023-06-08T05:13:21+08:00</text:p>
      <text:p text:style-name="P4">
Modified Time: 2023-06-07 21:13:21Z</text:p>
      <text:p text:style-name="P4">
Description: 印度并不是第一个使用签证作为武器的国家。 中印两国在双方媒体签证战中都有过错。</text:p>
      <text:p text:style-name="P4">
Videos: []</text:p>
      <text:p text:style-name="P4">
Images: []</text:p>
      <text:p text:style-name="P4">
Categories: ['揭谎频道', '编辑推荐']</text:p>
      <text:p text:style-name="P4">
Type: None</text:p>
      <!--METADATA-->
      <text:p text:style-name="P4">
NoneNone</text:p>
      <text:p text:style-name="P4">
Source: <text:a xlink:type="simple" xlink:href="https://www.voachinese.com/a/fact-check-india-china-journalist-visa/7127113.html" text:style-name="Internet_20_link" text:visited-style-name="Visited_20_Internet_20_Link">
https://www.voachinese.com/a/fact-check-india-china-journalist-visa/7127113.html</text:a>
</text:p>
      <!--NEWS-->
      <text:h text:style-name="P10" text:outline-level="1">
<text:span text:style-name="T4">
美国驻华大使：中国针对美国公司的行为是出于政治动机</text:span>
</text:h>
      <text:p text:style-name="P4">
Author: chinese@voanews.com (美国之音)</text:p>
      <text:p text:style-name="P4">
Publisher: 美国之音中文网 (Type: NewsMediaOrganization)</text:p>
      <text:p text:style-name="P4">
Published Time: 2023-06-08T05:24:22+08:00</text:p>
      <text:p text:style-name="P4">
Modified Time: 2023-06-07 21:24:22Z</text:p>
      <text:p text:style-name="P4">
Description: 美国驻华大使尼古拉斯·伯恩斯（Nicholas Burns）周三（6月7日）表示，美国将顶回中国针对美国公司的行为，华盛顿认为这是出于政治动机和不公平的。</text:p>
      <text:p text:style-name="P4">
Videos: []</text:p>
      <text:p text:style-name="P4">
Images: []</text:p>
      <text:p text:style-name="P4">
Categories: ['美国', '经济·金融·贸易', '中国', '美中关系', '美中贸易']</text:p>
      <text:p text:style-name="P4">
Type: None</text:p>
      <!--METADATA-->
      <text:p text:style-name="P4">
NoneNone</text:p>
      <text:p text:style-name="P4">
Source: <text:a xlink:type="simple" xlink:href="https://www.voachinese.com/a/china-s-targeting-of-us-firms-is-politically-motivated-us-ambassador-says-20230607/7127427.html" text:style-name="Internet_20_link" text:visited-style-name="Visited_20_Internet_20_Link">
https://www.voachinese.com/a/china-s-targeting-of-us-firms-is-politically-motivated-us-ambassador-says-20230607/7127427.html</text:a>
</text:p>
      <!--NEWS-->
      <text:h text:style-name="P10" text:outline-level="1">
<text:span text:style-name="T4">
欧盟与美国要求科索沃在与塞族的对峙中后退，否则面临“后果”</text:span>
</text:h>
      <text:p text:style-name="P4">
Author: chinese@voanews.com (美国之音)</text:p>
      <text:p text:style-name="P4">
Publisher: 美国之音中文网 (Type: NewsMediaOrganization)</text:p>
      <text:p text:style-name="P4">
Published Time: 2023-06-08T05:50:33+08:00</text:p>
      <text:p text:style-name="P4">
Modified Time: 2023-06-07 21:50:33Z</text:p>
      <text:p text:style-name="P4">
Description: 美国与欧盟星期三要求科索沃在与北部塞族的紧张对峙中后退，否则会面临其长期西方盟友的“后果”。</text:p>
      <text:p text:style-name="P4">
Videos: []</text:p>
      <text:p text:style-name="P4">
Images: []</text:p>
      <text:p text:style-name="P4">
Categories: ['欧洲', '人权', '法律', '军事']</text:p>
      <text:p text:style-name="P4">
Type: None</text:p>
      <!--METADATA-->
      <text:p text:style-name="P4">
NoneNone</text:p>
      <text:p text:style-name="P4">
Source: <text:a xlink:type="simple" xlink:href="https://www.voachinese.com/a/us-eu-ask-kosovo-to-back-down-20230607/7127499.html" text:style-name="Internet_20_link" text:visited-style-name="Visited_20_Internet_20_Link">
https://www.voachinese.com/a/us-eu-ask-kosovo-to-back-down-20230607/712749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